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style:font-face style:name="OpenSymbol1" svg:font-family="OpenSymbol, 'Arial Unicode MS'"/>
    <style:font-face style:name="Times New Roman1" svg:font-family="'Times New Roman'" style:font-family-generic="roman"/>
    <style:font-face style:name="Mangal2" svg:font-family="Mangal" style:font-pitch="variable"/>
    <style:font-face style:name="SimSun1" svg:font-family="SimSu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014cm" table:align="center" style:writing-mode="lr-tb"/>
    </style:style>
    <style:style style:name="Tabella1.A" style:family="table-column">
      <style:table-column-properties style:column-width="8.5cm"/>
    </style:style>
    <style:style style:name="Tabella1.B" style:family="table-column">
      <style:table-column-properties style:column-width="8.514cm"/>
    </style:style>
    <style:style style:name="Tabella1.1" style:family="table-row">
      <style:table-row-properties style:keep-together="true" fo:keep-together="auto"/>
    </style:style>
    <style:style style:name="Tabella1.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1.B1" style:family="table-cell">
      <style:table-cell-properties style:vertical-align="top" fo:background-color="#e6e6ff" fo:padding="0.097cm" fo:border="0.002cm solid #000000" style:writing-mode="lr-tb">
        <style:background-image/>
      </style:table-cell-properties>
    </style:style>
    <style:style style:name="Tabella1.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1.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5" style:family="table">
      <style:table-properties style:width="17.014cm" table:align="center" style:writing-mode="lr-tb"/>
    </style:style>
    <style:style style:name="Tabella5.A" style:family="table-column">
      <style:table-column-properties style:column-width="8.5cm"/>
    </style:style>
    <style:style style:name="Tabella5.B" style:family="table-column">
      <style:table-column-properties style:column-width="8.514cm"/>
    </style:style>
    <style:style style:name="Tabella5.1" style:family="table-row">
      <style:table-row-properties style:keep-together="true" fo:keep-together="auto"/>
    </style:style>
    <style:style style:name="Tabella5.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5.B1" style:family="table-cell">
      <style:table-cell-properties style:vertical-align="top" fo:background-color="#e6e6ff" fo:padding="0.097cm" fo:border="0.002cm solid #000000" style:writing-mode="lr-tb">
        <style:background-image/>
      </style:table-cell-properties>
    </style:style>
    <style:style style:name="Tabella5.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5.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6" style:family="table">
      <style:table-properties style:width="17.014cm" table:align="center" style:writing-mode="lr-tb"/>
    </style:style>
    <style:style style:name="Tabella6.A" style:family="table-column">
      <style:table-column-properties style:column-width="8.5cm"/>
    </style:style>
    <style:style style:name="Tabella6.B" style:family="table-column">
      <style:table-column-properties style:column-width="8.514cm"/>
    </style:style>
    <style:style style:name="Tabella6.1" style:family="table-row">
      <style:table-row-properties style:keep-together="true" fo:keep-together="auto"/>
    </style:style>
    <style:style style:name="Tabella6.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6.B1" style:family="table-cell">
      <style:table-cell-properties style:vertical-align="top" fo:background-color="#e6e6ff" fo:padding="0.097cm" fo:border="0.002cm solid #000000" style:writing-mode="lr-tb">
        <style:background-image/>
      </style:table-cell-properties>
    </style:style>
    <style:style style:name="Tabella6.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6.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2" style:family="table">
      <style:table-properties style:width="17.014cm" table:align="left" style:writing-mode="lr-tb"/>
    </style:style>
    <style:style style:name="Tabella2.A" style:family="table-column">
      <style:table-column-properties style:column-width="5.666cm"/>
    </style:style>
    <style:style style:name="Tabella2.B" style:family="table-column">
      <style:table-column-properties style:column-width="11.349cm"/>
    </style:style>
    <style:style style:name="Tabella2.1" style:family="table-row">
      <style:table-row-properties style:keep-together="true" fo:keep-together="auto"/>
    </style:style>
    <style:style style:name="Tabella2.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2.B1" style:family="table-cell">
      <style:table-cell-properties style:vertical-align="top" fo:background-color="#e6e6ff" fo:padding="0.097cm" fo:border="0.002cm solid #000000" style:writing-mode="lr-tb">
        <style:background-image/>
      </style:table-cell-properties>
    </style:style>
    <style:style style:name="Tabella2.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2.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3" style:family="table">
      <style:table-properties style:width="17.018cm" table:align="center" style:writing-mode="lr-tb"/>
    </style:style>
    <style:style style:name="Tabella3.A" style:family="table-column">
      <style:table-column-properties style:column-width="8.5cm"/>
    </style:style>
    <style:style style:name="Tabella3.B" style:family="table-column">
      <style:table-column-properties style:column-width="8.518cm"/>
    </style:style>
    <style:style style:name="Tabella3.1" style:family="table-row">
      <style:table-row-properties style:keep-together="true" fo:keep-together="auto"/>
    </style:style>
    <style:style style:name="Tabella3.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3.B1" style:family="table-cell">
      <style:table-cell-properties style:vertical-align="top" fo:background-color="#e6e6ff" fo:padding="0.097cm" fo:border="0.002cm solid #000000" style:writing-mode="lr-tb">
        <style:background-image/>
      </style:table-cell-properties>
    </style:style>
    <style:style style:name="Tabella3.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3.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4" style:family="table">
      <style:table-properties style:width="17.014cm" table:align="left" style:writing-mode="lr-tb"/>
    </style:style>
    <style:style style:name="Tabella4.A" style:family="table-column">
      <style:table-column-properties style:column-width="5.666cm"/>
    </style:style>
    <style:style style:name="Tabella4.B" style:family="table-column">
      <style:table-column-properties style:column-width="11.349cm"/>
    </style:style>
    <style:style style:name="Tabella4.1" style:family="table-row">
      <style:table-row-properties style:keep-together="true" fo:keep-together="auto"/>
    </style:style>
    <style:style style:name="Tabella4.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4.B1" style:family="table-cell">
      <style:table-cell-properties style:vertical-align="top" fo:background-color="#e6e6ff" fo:padding="0.097cm" fo:border="0.002cm solid #000000" style:writing-mode="lr-tb">
        <style:background-image/>
      </style:table-cell-properties>
    </style:style>
    <style:style style:name="Tabella4.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4.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ab-stops>
          <style:tab-stop style:position="0.423cm"/>
          <style:tab-stop style:position="0.476cm"/>
        </style:tab-stops>
      </style:paragraph-properties>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4pt" style:font-weight-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normal" style:font-size-asian="12pt" style:font-style-asian="normal" style:font-weight-asian="normal"/>
    </style:style>
    <style:style style:name="P8" style:family="paragraph" style:parent-style-name="Standard">
      <style:paragraph-properties fo:text-align="center" style:justify-single-word="false"/>
    </style:style>
    <style:style style:name="P9" style:family="paragraph" style:parent-style-name="Standard">
      <style:text-properties fo:color="#dc2300"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color="#dc2300" fo:font-size="22pt" fo:font-weight="bold" style:font-size-asian="22pt" style:font-weight-asian="bold" style:font-size-complex="22pt"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start" style:justify-single-word="false"/>
      <style:text-properties fo:font-size="14pt" style:font-size-asian="14pt" style:font-size-complex="14pt"/>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margin-left="2.5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2.5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2.54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8" style:family="paragraph" style:parent-style-name="Standard">
      <style:paragraph-properties fo:margin-left="2.5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9" style:family="paragraph" style:parent-style-name="Standard">
      <style:paragraph-properties fo:margin-left="2.54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20" style:family="paragraph" style:parent-style-name="Standard">
      <style:paragraph-properties fo:margin-left="2.54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21" style:family="paragraph" style:parent-style-name="Standard">
      <style:paragraph-properties fo:margin-left="2.54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22" style:family="paragraph" style:parent-style-name="Standard">
      <style:paragraph-properties fo:margin-left="2.54cm" fo:margin-right="0cm" fo:text-align="justify" style:justify-single-word="false" fo:text-indent="0cm" style:auto-text-indent="false"/>
      <style:text-properties style:font-name="Times New Roman"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23" style:family="paragraph" style:parent-style-name="Standard">
      <style:paragraph-properties fo:margin-left="2.54cm" fo:margin-right="0cm" fo:text-align="justify" style:justify-single-word="false" fo:text-indent="0cm" style:auto-text-indent="false"/>
    </style:style>
    <style:style style:name="P24" style:family="paragraph" style:parent-style-name="Standard">
      <style:paragraph-properties fo:margin-left="2.54cm" fo:margin-right="0cm" fo:text-align="justify" style:justify-single-word="false" fo:text-indent="0cm" style:auto-text-indent="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horndale" style:font-size-complex="12pt" style:font-style-complex="normal" style:font-weight-complex="normal"/>
    </style:style>
    <style:style style:name="P25" style:family="paragraph" style:parent-style-name="Standard">
      <style:paragraph-properties fo:margin-left="2.54cm" fo:margin-right="0cm" fo:text-align="justify" style:justify-single-word="false" fo:text-indent="0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name-complex="Thorndale" style:font-size-complex="12pt" style:font-style-complex="normal" style:font-weight-complex="bold"/>
    </style:style>
    <style:style style:name="P26" style:family="paragraph" style:parent-style-name="Standard">
      <style:paragraph-properties fo:margin-left="2.51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27" style:family="paragraph" style:parent-style-name="Standard">
      <style:paragraph-properties fo:margin-left="2.51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8" style:family="paragraph" style:parent-style-name="Standard">
      <style:paragraph-properties fo:margin-left="2.51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9" style:family="paragraph" style:parent-style-name="Standard">
      <style:paragraph-properties fo:margin-left="2.514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30" style:family="paragraph" style:parent-style-name="Standard">
      <style:paragraph-properties fo:margin-left="2.514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31" style:family="paragraph" style:parent-style-name="Standard">
      <style:paragraph-properties fo:margin-left="2.514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2.514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33" style:family="paragraph" style:parent-style-name="Standard">
      <style:paragraph-properties fo:margin-left="2.514cm" fo:margin-right="0cm" fo:text-align="justify" style:justify-single-word="false" fo:text-indent="0cm" style:auto-text-indent="false"/>
    </style:style>
    <style:style style:name="P34" style:family="paragraph" style:parent-style-name="Standard">
      <style:paragraph-properties fo:margin-left="2.514cm" fo:margin-right="0cm" fo:text-align="start" style:justify-single-word="false" fo:text-indent="0cm" style:auto-text-indent="false"/>
    </style:style>
    <style:style style:name="P35" style:family="paragraph" style:parent-style-name="Standard">
      <style:paragraph-properties fo:margin-left="2.434cm" fo:margin-right="0cm" fo:text-align="justify" style:justify-single-word="false" fo:text-indent="0cm" style:auto-text-indent="false">
        <style:tab-stops>
          <style:tab-stop style:position="0cm"/>
        </style:tab-stops>
      </style:paragraph-properties>
      <style:text-properties fo:font-size="12pt" fo:font-weight="normal" style:font-size-asian="12pt" style:font-weight-asian="normal" style:font-size-complex="12pt" style:font-weight-complex="normal"/>
    </style:style>
    <style:style style:name="P36" style:family="paragraph" style:parent-style-name="Standard">
      <style:paragraph-properties fo:margin-left="2.487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7" style:family="paragraph" style:parent-style-name="Standard">
      <style:paragraph-properties fo:margin-left="2.487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38" style:family="paragraph" style:parent-style-name="Standard">
      <style:paragraph-properties fo:margin-left="2.487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39" style:family="paragraph" style:parent-style-name="Standard">
      <style:paragraph-properties fo:margin-left="2.487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40" style:family="paragraph" style:parent-style-name="Standard">
      <style:paragraph-properties fo:margin-left="2.487cm" fo:margin-right="0cm" fo:text-align="justify" style:justify-single-word="false" fo:text-indent="0cm" style:auto-text-indent="false"/>
    </style:style>
    <style:style style:name="P41" style:family="paragraph" style:parent-style-name="Standard">
      <style:paragraph-properties fo:margin-left="2.487cm" fo:margin-right="0cm" fo:text-align="justify" style:justify-single-word="false" fo:text-indent="0cm" style:auto-text-indent="false"/>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43" style:family="paragraph" style:parent-style-name="Standard">
      <style:paragraph-properties fo:margin-left="0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44" style:family="paragraph" style:parent-style-name="Standard">
      <style:paragraph-properties fo:margin-left="0cm" fo:margin-right="0cm" fo:text-align="justify" style:justify-single-word="false" fo:text-indent="0cm" style:auto-text-indent="false"/>
      <style:text-properties style:font-name="Times New Roman" fo:font-size="14pt" fo:font-style="normal" style:text-underline-style="none" fo:font-weight="normal" style:font-name-asian="SimSun1" style:font-size-asian="14pt" style:font-style-asian="normal" style:font-weight-asian="normal" style:font-name-complex="Mangal2" style:font-size-complex="14pt" style:font-style-complex="normal" style:font-weight-complex="normal"/>
    </style:style>
    <style:style style:name="P45" style:family="paragraph" style:parent-style-name="Standard">
      <style:paragraph-properties fo:margin-left="0cm" fo:margin-right="0cm" fo:text-align="justify" style:justify-single-word="false" fo:text-indent="0cm" style:auto-text-indent="false"/>
      <style:text-properties style:font-name="Times New Roman"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46" style:family="paragraph" style:parent-style-name="Standard">
      <style:paragraph-properties fo:margin-left="2.593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47" style:family="paragraph" style:parent-style-name="Standard">
      <style:paragraph-properties fo:margin-left="2.593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48" style:family="paragraph" style:parent-style-name="Standard">
      <style:paragraph-properties fo:margin-left="2.593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49" style:family="paragraph" style:parent-style-name="Standard">
      <style:paragraph-properties fo:margin-left="2.593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50" style:family="paragraph" style:parent-style-name="Standard">
      <style:paragraph-properties fo:margin-left="2.593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51" style:family="paragraph" style:parent-style-name="Standard">
      <style:paragraph-properties fo:margin-left="2.593cm" fo:margin-right="0cm" fo:text-align="justify" style:justify-single-word="false" fo:text-indent="0cm" style:auto-text-indent="false">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52" style:family="paragraph" style:parent-style-name="Standard">
      <style:paragraph-properties fo:margin-left="2.593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53" style:family="paragraph" style:parent-style-name="Standard">
      <style:paragraph-properties fo:margin-left="2.593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54" style:family="paragraph" style:parent-style-name="Standard">
      <style:paragraph-properties fo:margin-left="2.593cm" fo:margin-right="0cm" fo:text-align="justify" style:justify-single-word="false" fo:text-indent="0cm" style:auto-text-indent="false"/>
    </style:style>
    <style:style style:name="P55" style:family="paragraph" style:parent-style-name="Standard">
      <style:paragraph-properties fo:margin-left="2.593cm" fo:margin-right="0cm" fo:text-align="start" style:justify-single-word="false" fo:text-indent="0cm" style:auto-text-indent="false"/>
    </style:style>
    <style:style style:name="P56" style:family="paragraph" style:parent-style-name="Text_20_body">
      <style:text-properties style:font-name="Times New Roman" fo:font-size="14pt" style:text-underline-style="none" fo:font-weight="normal" style:font-size-asian="14pt" style:font-weight-asian="normal" style:font-size-complex="14pt" style:font-weight-complex="normal"/>
    </style:style>
    <style:style style:name="P57" style:family="paragraph" style:parent-style-name="Standard">
      <style:paragraph-properties fo:margin-left="2.619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58" style:family="paragraph" style:parent-style-name="Standard">
      <style:paragraph-properties fo:margin-left="2.619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59" style:family="paragraph" style:parent-style-name="Standard">
      <style:paragraph-properties fo:margin-left="2.619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60" style:family="paragraph" style:parent-style-name="Standard">
      <style:paragraph-properties fo:margin-left="2.619cm" fo:margin-right="0cm" fo:text-align="justify" style:justify-single-word="false" fo:text-indent="0cm" style:auto-text-indent="false"/>
    </style:style>
    <style:style style:name="P61" style:family="paragraph" style:parent-style-name="Standard">
      <style:paragraph-properties fo:margin-left="2.566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62" style:family="paragraph" style:parent-style-name="Standard">
      <style:paragraph-properties fo:margin-left="2.566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63" style:family="paragraph" style:parent-style-name="Standard">
      <style:paragraph-properties fo:margin-left="2.566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64" style:family="paragraph" style:parent-style-name="Standard">
      <style:paragraph-properties fo:margin-left="2.566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65" style:family="paragraph" style:parent-style-name="Standard">
      <style:paragraph-properties fo:margin-left="2.566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66" style:family="paragraph" style:parent-style-name="Standard">
      <style:paragraph-properties fo:margin-left="2.566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67" style:family="paragraph" style:parent-style-name="Standard">
      <style:paragraph-properties fo:margin-left="2.566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68" style:family="paragraph" style:parent-style-name="Standard">
      <style:paragraph-properties fo:margin-left="2.566cm" fo:margin-right="0cm" fo:text-align="justify" style:justify-single-word="false" fo:text-indent="0cm" style:auto-text-indent="false"/>
    </style:style>
    <style:style style:name="P69" style:family="paragraph" style:parent-style-name="Standard">
      <style:paragraph-properties fo:margin-left="2.54cm" fo:margin-right="0cm" fo:text-align="justify" style:justify-single-word="false" fo:text-indent="-0.026cm" style:auto-text-indent="false">
        <style:tab-stops/>
      </style:paragraph-properties>
    </style:style>
    <style:style style:name="P70" style:family="paragraph" style:parent-style-name="Standard">
      <style:paragraph-properties fo:margin-left="2.461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71" style:family="paragraph" style:parent-style-name="Standard">
      <style:paragraph-properties fo:margin-left="2.461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72" style:family="paragraph" style:parent-style-name="Standard">
      <style:paragraph-properties fo:margin-left="2.461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73" style:family="paragraph" style:parent-style-name="Standard">
      <style:paragraph-properties fo:margin-left="2.46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74" style:family="paragraph" style:parent-style-name="Standard">
      <style:paragraph-properties fo:margin-left="2.461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75" style:family="paragraph" style:parent-style-name="Standard">
      <style:paragraph-properties fo:margin-left="2.461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76" style:family="paragraph" style:parent-style-name="Standard">
      <style:paragraph-properties fo:margin-left="2.461cm" fo:margin-right="0cm" fo:text-align="justify" style:justify-single-word="false" fo:text-indent="0cm" style:auto-text-indent="false"/>
    </style:style>
    <style:style style:name="P77" style:family="paragraph" style:parent-style-name="Standard">
      <style:paragraph-properties fo:margin-left="2.646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78" style:family="paragraph" style:parent-style-name="Standard">
      <style:paragraph-properties fo:margin-left="2.646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paragraph-properties fo:margin-left="2.646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80" style:family="paragraph" style:parent-style-name="Standard">
      <style:paragraph-properties fo:margin-left="2.646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81" style:family="paragraph" style:parent-style-name="Standard">
      <style:paragraph-properties fo:margin-left="2.646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82" style:family="paragraph" style:parent-style-name="Standard">
      <style:paragraph-properties fo:margin-left="2.646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83" style:family="paragraph" style:parent-style-name="Standard">
      <style:paragraph-properties fo:margin-left="2.646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84" style:family="paragraph" style:parent-style-name="Standard">
      <style:paragraph-properties fo:margin-left="2.646cm" fo:margin-right="0cm" fo:text-align="justify" style:justify-single-word="false" fo:text-indent="0cm" style:auto-text-indent="false"/>
    </style:style>
    <style:style style:name="P85" style:family="paragraph" style:parent-style-name="Standard">
      <style:paragraph-properties fo:margin-left="2.672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86" style:family="paragraph" style:parent-style-name="Standard">
      <style:paragraph-properties fo:margin-left="2.672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87" style:family="paragraph" style:parent-style-name="Standard">
      <style:paragraph-properties fo:margin-left="2.672cm" fo:margin-right="0cm" fo:text-align="justify" style:justify-single-word="false" fo:text-indent="0cm" style:auto-text-indent="false"/>
    </style:style>
    <style:style style:name="P88" style:family="paragraph" style:parent-style-name="Standard">
      <style:paragraph-properties fo:margin-left="2.593cm" fo:margin-right="0cm" fo:text-align="justify" style:justify-single-word="false" fo:text-indent="-0.635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89" style:family="paragraph" style:parent-style-name="Standard">
      <style:paragraph-properties fo:margin-left="2.593cm" fo:margin-right="0cm"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90" style:family="paragraph" style:parent-style-name="Table_20_Contents">
      <style:paragraph-properties fo:text-align="start" style:justify-single-word="false" style:snap-to-layout-grid="false"/>
    </style:style>
    <style:style style:name="P9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name-complex="Thorndale" style:font-size-complex="12pt" style:font-style-complex="normal" style:font-weight-complex="bold"/>
    </style:style>
    <style:style style:name="P9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horndale" style:font-size-complex="12pt" style:font-style-complex="normal" style:font-weight-complex="normal"/>
    </style:style>
    <style:style style:name="P93" style:family="paragraph" style:parent-style-name="Standard">
      <style:paragraph-properties fo:margin-left="2.725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94" style:family="paragraph" style:parent-style-name="Standard">
      <style:paragraph-properties fo:margin-left="2.699cm" fo:margin-right="0cm" fo:text-align="justify" style:justify-single-word="false" fo:text-indent="0cm" style:auto-text-indent="false"/>
    </style:style>
    <style:style style:name="P95" style:family="paragraph" style:parent-style-name="Standard">
      <style:paragraph-properties fo:margin-left="2.699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96" style:family="paragraph" style:parent-style-name="Standard">
      <style:paragraph-properties fo:margin-top="0.101cm" fo:margin-bottom="0.101cm" fo:line-height="150%" fo:text-align="start" style:justify-single-word="false" style:register-true="true">
        <style:tab-stops>
          <style:tab-stop style:position="-0.185cm"/>
          <style:tab-stop style:position="0.318cm"/>
        </style:tab-stops>
      </style:paragraph-properties>
      <style:text-properties fo:font-size="12pt" style:font-size-asian="12pt" style:font-size-complex="12pt"/>
    </style:style>
    <style:style style:name="P97" style:family="paragraph" style:parent-style-name="Standard">
      <style:paragraph-properties fo:margin-left="2.619cm" fo:margin-right="0cm" fo:text-align="justify" style:justify-single-word="false" fo:text-indent="-0.026cm" style:auto-text-indent="false">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98" style:family="paragraph" style:parent-style-name="Contents_20_Heading">
      <style:text-properties style:font-name="Arial"/>
    </style:style>
    <style:style style:name="P99" style:family="paragraph" style:parent-style-name="Standard" style:list-style-name="L1">
      <style:paragraph-properties fo:line-height="150%" fo:text-align="start" style:justify-single-word="false"/>
    </style:style>
    <style:style style:name="P100" style:family="paragraph" style:parent-style-name="Standard" style:list-style-name="L1">
      <style:paragraph-properties fo:line-height="150%"/>
    </style:style>
    <style:style style:name="P101" style:family="paragraph" style:parent-style-name="Standard" style:list-style-name="WW8Num2">
      <style:paragraph-properties fo:text-align="start" style:justify-single-word="false"/>
      <style:text-properties fo:font-size="14pt" fo:font-weight="normal" style:font-size-asian="14pt" style:font-weight-asian="normal" style:font-size-complex="14pt" style:font-weight-complex="normal"/>
    </style:style>
    <style:style style:name="P102" style:family="paragraph" style:parent-style-name="Standard" style:list-style-name="WW8Num3">
      <style:paragraph-properties fo:text-align="start" style:justify-single-word="false"/>
      <style:text-properties fo:font-size="14pt" fo:font-weight="normal" style:font-size-asian="14pt" style:font-weight-asian="normal" style:font-size-complex="14pt" style:font-weight-complex="normal"/>
    </style:style>
    <style:style style:name="P103" style:family="paragraph" style:parent-style-name="Standard" style:list-style-name="WW8Num1">
      <style:paragraph-properties fo:text-align="start" style:justify-single-word="false"/>
      <style:text-properties fo:font-size="14pt" fo:font-weight="normal" style:font-size-asian="14pt" style:font-weight-asian="normal" style:font-size-complex="14pt" style:font-weight-complex="normal"/>
    </style:style>
    <style:style style:name="P104" style:family="paragraph" style:parent-style-name="Standard" style:list-style-name="L2">
      <style:paragraph-properties fo:margin-left="2.487cm" fo:margin-right="0cm" fo:text-align="justify" style:justify-single-word="false" fo:text-indent="0cm" style:auto-text-indent="false">
        <style:tab-stops>
          <style:tab-stop style:position="0.37cm"/>
        </style:tab-stops>
      </style:paragraph-properties>
      <style:text-properties fo:font-size="12pt" fo:font-weight="normal" style:font-size-asian="12pt" style:font-weight-asian="normal" style:font-size-complex="12pt" style:font-weight-complex="normal"/>
    </style:style>
    <style:style style:name="P105" style:family="paragraph" style:parent-style-name="Standard" style:list-style-name="L2">
      <style:paragraph-properties fo:margin-left="2.487cm" fo:margin-right="0cm" fo:text-align="justify" style:justify-single-word="false" fo:text-indent="0cm" style:auto-text-indent="false">
        <style:tab-stops>
          <style:tab-stop style:position="0.37cm"/>
        </style:tab-stops>
      </style:paragraph-properties>
      <style:text-properties fo:font-size="12pt" fo:font-weight="normal" style:font-name-asian="SimSun1" style:font-size-asian="12pt" style:font-weight-asian="normal" style:font-name-complex="Mangal2" style:font-size-complex="12pt" style:font-weight-complex="normal"/>
    </style:style>
    <style:style style:name="P106" style:family="paragraph" style:parent-style-name="Standard" style:list-style-name="L4">
      <style:paragraph-properties fo:margin-left="2.487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07" style:family="paragraph" style:parent-style-name="Standard" style:list-style-name="L3">
      <style:paragraph-properties fo:margin-left="2.487cm" fo:margin-right="0cm" fo:text-align="justify" style:justify-single-word="false" fo:text-indent="0cm" style:auto-text-indent="false">
        <style:tab-stops>
          <style:tab-stop style:position="0.45cm"/>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08" style:family="paragraph" style:parent-style-name="Standard" style:list-style-name="L3">
      <style:paragraph-properties fo:margin-left="2.487cm" fo:margin-right="0cm" fo:text-align="justify" style:justify-single-word="false" fo:text-indent="0cm" style:auto-text-indent="false">
        <style:tab-stops>
          <style:tab-stop style:position="0.476cm"/>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09" style:family="paragraph" style:parent-style-name="Standard" style:list-style-name="L5">
      <style:paragraph-properties fo:margin-left="2.619cm" fo:margin-right="0cm" fo:text-align="justify" style:justify-single-word="false" fo:text-indent="0cm" style:auto-text-indent="false">
        <style:tab-stops>
          <style:tab-stop style:position="0.397cm"/>
        </style:tab-stops>
      </style:paragraph-properties>
      <style:text-properties fo:font-size="12pt" fo:font-weight="normal" style:font-size-asian="12pt" style:font-weight-asian="normal" style:font-size-complex="12pt" style:font-weight-complex="normal"/>
    </style:style>
    <style:style style:name="P110" style:family="paragraph" style:parent-style-name="Standard" style:list-style-name="L5">
      <style:paragraph-properties fo:margin-left="2.619cm" fo:margin-right="0cm" fo:text-align="justify" style:justify-single-word="false" fo:text-indent="0cm" style:auto-text-indent="false">
        <style:tab-stops>
          <style:tab-stop style:position="0.397cm"/>
          <style:tab-stop style:position="0.423cm"/>
          <style:tab-stop style:position="0.476cm"/>
        </style:tab-stops>
      </style:paragraph-properties>
      <style:text-properties fo:font-size="12pt" fo:font-weight="normal" style:font-size-asian="12pt" style:font-weight-asian="normal" style:font-size-complex="12pt" style:font-weight-complex="normal"/>
    </style:style>
    <style:style style:name="P111" style:family="paragraph" style:parent-style-name="Standard" style:list-style-name="L5">
      <style:paragraph-properties fo:margin-left="2.672cm" fo:margin-right="0cm" fo:text-align="justify" style:justify-single-word="false" fo:text-indent="1.376cm" style:auto-text-indent="false">
        <style:tab-stops>
          <style:tab-stop style:position="0.397cm"/>
          <style:tab-stop style:position="1.296cm"/>
        </style:tab-stops>
      </style:paragraph-properties>
      <style:text-properties fo:font-size="12pt" fo:font-weight="normal" style:font-size-asian="12pt" style:font-weight-asian="normal" style:font-size-complex="12pt" style:font-weight-complex="normal"/>
    </style:style>
    <style:style style:name="P112" style:family="paragraph" style:parent-style-name="Standard">
      <style:paragraph-properties fo:margin-left="2.54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2.672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14" style:family="paragraph" style:parent-style-name="Standard">
      <style:paragraph-properties fo:margin-left="2.672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15" style:family="paragraph" style:parent-style-name="Standard">
      <style:paragraph-properties fo:margin-left="2.699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16" style:family="paragraph" style:parent-style-name="Standard">
      <style:paragraph-properties fo:margin-left="2.593cm" fo:margin-right="0cm" fo:text-align="justify" style:justify-single-word="false" fo:text-indent="-0.635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17" style:family="paragraph" style:parent-style-name="Standard" style:list-style-name="L7">
      <style:paragraph-properties fo:margin-left="1.032cm" fo:margin-right="0cm" fo:margin-top="0.101cm" fo:margin-bottom="0.101cm" fo:line-height="150%" fo:text-align="start" style:justify-single-word="false" style:register-true="true" fo:text-indent="0.238cm" style:auto-text-indent="false">
        <style:tab-stops>
          <style:tab-stop style:position="0.026cm"/>
          <style:tab-stop style:position="0.688cm"/>
        </style:tab-stops>
      </style:paragraph-properties>
    </style:style>
    <style:style style:name="P118" style:family="paragraph" style:parent-style-name="Standard" style:list-style-name="L7">
      <style:paragraph-properties fo:margin-top="0.101cm" fo:margin-bottom="0.101cm" fo:line-height="150%" fo:text-align="start" style:justify-single-word="false" style:register-true="true">
        <style:tab-stops>
          <style:tab-stop style:position="-0.185cm"/>
          <style:tab-stop style:position="0.318cm"/>
        </style:tab-stops>
      </style:paragraph-properties>
      <style:text-properties fo:font-size="12pt" style:font-size-asian="12pt" style:font-size-complex="12pt"/>
    </style:style>
    <style:style style:name="P119" style:family="paragraph" style:parent-style-name="Standard">
      <style:paragraph-properties fo:margin-left="2.593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120" style:family="paragraph" style:parent-style-name="Standard">
      <style:paragraph-properties fo:margin-left="0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121" style:family="paragraph" style:parent-style-name="Standard">
      <style:paragraph-properties fo:margin-left="0cm" fo:margin-right="0cm" fo:text-align="justify" style:justify-single-word="false" fo:text-indent="0cm" style:auto-text-indent="false"/>
      <style:text-properties fo:color="#dc2300" fo:font-size="16pt" fo:font-style="normal" style:text-underline-style="none" fo:font-weight="bold" style:font-name-asian="SimSun1" style:font-size-asian="16pt" style:font-style-asian="normal" style:font-weight-asian="bold" style:font-name-complex="Mangal2" style:font-size-complex="16pt" style:font-style-complex="normal" style:font-weight-complex="bold"/>
    </style:style>
    <style:style style:name="P122" style:family="paragraph" style:parent-style-name="Contents_20_1" style:list-style-name="L8">
      <style:paragraph-properties fo:line-height="150%">
        <style:tab-stops>
          <style:tab-stop style:position="-0.212cm"/>
          <style:tab-stop style:position="17cm" style:type="right" style:leader-style="dotted" style:leader-text="."/>
        </style:tab-stops>
      </style:paragraph-properties>
    </style:style>
    <style:style style:name="P123" style:family="paragraph" style:parent-style-name="Heading_20_1">
      <style:text-properties style:font-name="Times New Roman"/>
    </style:style>
    <style:style style:name="P124" style:family="paragraph" style:parent-style-name="Heading_20_1">
      <style:text-properties style:font-name="Times New Roman" fo:font-size="14pt" style:text-underline-style="none" fo:font-weight="normal" style:font-size-asian="14pt" style:font-weight-asian="normal" style:font-size-complex="14pt" style:font-weight-complex="normal"/>
    </style:style>
    <style:style style:name="P125" style:family="paragraph" style:parent-style-name="Heading_20_1">
      <style:text-properties style:font-name="Times New Roman" fo:font-size="14pt" style:font-size-asian="14pt" style:font-size-complex="14pt"/>
    </style:style>
    <style:style style:name="P126" style:family="paragraph" style:parent-style-name="Text_20_body">
      <style:text-properties style:font-name="Times New Roman" fo:font-size="14pt" style:text-underline-style="none" fo:font-weight="normal" style:font-size-asian="14pt" style:font-weight-asian="normal" style:font-size-complex="14pt" style:font-weight-complex="normal"/>
    </style:style>
    <style:style style:name="P127" style:family="paragraph" style:parent-style-name="Text_20_body" style:list-style-name="L6">
      <style:paragraph-properties fo:text-align="start" style:justify-single-word="false"/>
    </style:style>
    <style:style style:name="T1" style:family="text">
      <style:text-properties fo:font-size="14pt" style:text-underline-style="none" fo:font-weight="normal" style:font-size-asian="14pt" style:font-weight-asian="normal" style:font-size-complex="14pt" style:font-weight-complex="normal"/>
    </style:style>
    <style:style style:name="T2"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style:font-name-asian="SimSun1" style:font-size-asian="12pt" style:font-weight-asian="normal" style:font-name-complex="Mangal2" style:font-size-complex="12pt" style:font-weight-complex="normal"/>
    </style:style>
    <style:style style:name="T5" style:family="text">
      <style:text-properties fo:font-size="12pt" fo:font-style="italic" fo:font-weight="normal" style:font-name-asian="SimSun1" style:font-size-asian="12pt" style:font-style-asian="italic" style:font-weight-asian="normal" style:font-name-complex="Mangal2" style:font-size-complex="12pt" style:font-style-complex="italic" style:font-weight-complex="normal"/>
    </style:style>
    <style:style style:name="T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style:font-size-asian="12pt" style:font-size-complex="12pt"/>
    </style:style>
    <style:style style:name="T10" style:family="text">
      <style:text-properties fo:font-size="24pt" style:font-size-asian="24pt" style:font-size-complex="24pt"/>
    </style:style>
    <style:style style:name="T11" style:family="text">
      <style:text-properties fo:font-style="normal" style:font-name-asian="SimSun1" style:font-style-asian="normal" style:font-name-complex="Mangal2" style:font-style-complex="normal"/>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style:font-name-asian="SimSun1" style:font-style-asian="italic" style:font-name-complex="Mangal2" style:font-style-complex="italic"/>
    </style:style>
    <style:style style:name="T15" style:family="text">
      <style:text-properties style:font-name="Times New Roman1" fo:font-style="italic" style:font-name-asian="Times New Roman1" style:font-style-asian="italic" style:font-name-complex="Times New Roman1" style:font-style-complex="italic"/>
    </style:style>
    <style:style style:name="T16" style:family="text">
      <style:text-properties style:font-name="Times New Roman1" fo:font-style="italic" style:font-style-asian="italic" style:font-style-complex="italic"/>
    </style:style>
    <style:style style:name="T17" style:family="text">
      <style:text-properties style:font-name="Times New Roman1" fo:font-style="normal" style:font-name-asian="Times New Roman1" style:font-style-asian="normal" style:font-name-complex="Times New Roman1" style:font-style-complex="normal"/>
    </style:style>
    <style:style style:name="T18" style:family="text">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19" style:family="text">
      <style:text-properties style:font-name="Times New Roman1" fo:font-size="12pt" fo:font-style="italic" fo:font-weight="normal" style:font-name-asian="SimSun1" style:font-size-asian="12pt" style:font-style-asian="italic" style:font-weight-asian="normal" style:font-name-complex="Mangal2" style:font-size-complex="12pt" style:font-style-complex="italic" style:font-weight-complex="normal"/>
    </style:style>
    <style:style style:name="T20" style:family="text">
      <style:text-properties style:font-name="Times New Roman1"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T21" style:family="text">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2" style:family="text">
      <style:text-properties style:font-name="Times New Roman1" style:font-name-asian="Times New Roman1" style:font-name-complex="Times New Roman1"/>
    </style:style>
    <style:style style:name="T23" style:family="text">
      <style:text-properties style:font-name-asian="SimSun1" style:font-name-complex="Mangal2"/>
    </style:style>
    <style:style style:name="T24" style:family="text">
      <style:text-properties style:font-name="Times New Roman" fo:font-size="14pt" style:text-underline-style="none" fo:font-weight="normal" style:font-size-asian="14pt" style:font-weight-asian="normal" style:font-size-complex="14pt" style:font-weight-complex="normal"/>
    </style:style>
    <style:style style:name="T25"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26" style:family="text">
      <style:text-properties style:text-underline-style="none" fo:font-weight="normal" style:font-weight-asian="normal" style:font-weight-complex="normal"/>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fo:color="#dc2300" fo:font-size="18pt" style:text-underline-style="none" fo:font-weight="bold" style:font-size-asian="18pt" style:font-weight-asian="bold" style:font-size-complex="18pt" style:font-weight-complex="bold"/>
    </style:style>
    <style:style style:name="T29" style:family="text">
      <style:text-properties fo:color="#dc2300" fo:font-size="16pt" style:text-underline-style="none" fo:font-weight="bold" style:font-size-asian="16pt" style:font-weight-asian="bold" style:font-size-complex="16pt" style:font-weight-complex="bold"/>
    </style:style>
    <style:style style:name="T30" style:family="text">
      <style:text-properties style:font-name="Times New Roman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0">T</text:span>EST</text:p>
      <text:p text:style-name="P8"/>
      <text:p text:style-name="P9">001 GESTIONE UTENZA</text:p>
      <text:p text:style-name="Standard"/>
      <text:table-of-content text:style-name="Sect1" text:protected="true" text:name="Indice generale2">
        <text:table-of-content-source text:outline-level="10">
          <text:index-title-template text:style-name="Contents_20_Heading">Indice casi d'us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2_Head">
            <text:p text:style-name="Contents_20_Heading">Indice casi d'uso</text:p>
          </text:index-title>
        </text:index-body>
      </text:table-of-content>
      <text:list xml:id="list4363796699601680769" text:style-name="L1">
        <text:list-item>
          <text:list>
            <text:list-item>
              <text:p text:style-name="P99">001.1 Registrazione di un nuovo utente con richiesta di associazione..............................<text:bookmark-ref text:reference-format="page" text:ref-name="__RefHeading__265_431891010">2</text:bookmark-ref></text:p>
            </text:list-item>
            <text:list-item>
              <text:p text:style-name="P99">001.2 Registrazione di un nuovo utente senza richiesta di associazione...........................<text:bookmark-ref text:reference-format="page" text:ref-name="__RefHeading__270_431891010">3</text:bookmark-ref></text:p>
            </text:list-item>
            <text:list-item>
              <text:p text:style-name="P99">001.3 Login come Amministratore....................................................................................<text:bookmark-ref text:reference-format="page" text:ref-name="__RefHeading__273_431891010">4</text:bookmark-ref></text:p>
            </text:list-item>
            <text:list-item>
              <text:p text:style-name="P99">001.4 Accettare una richiesta di associazione da parte di un utente appena iscritto.........<text:bookmark-ref text:reference-format="page" text:ref-name="__RefHeading__2047_1619445130">6</text:bookmark-ref></text:p>
            </text:list-item>
            <text:list-item>
              <text:p text:style-name="P99">001.5 Rifiutare una richiesta di associazione da parte di un utente appena iscritto..........<text:bookmark-ref text:reference-format="page" text:ref-name="__RefHeading__2083_1619445130">7</text:bookmark-ref></text:p>
            </text:list-item>
            <text:list-item>
              <text:p text:style-name="P99">001.6 Aggiungere un nuovo ruolo.....................................................................................<text:bookmark-ref text:reference-format="page" text:ref-name="__RefHeading__2112_1619445130">8</text:bookmark-ref></text:p>
            </text:list-item>
            <text:list-item>
              <text:p text:style-name="P99">001.7 Modificare il ruolo di un utente...............................................................................<text:bookmark-ref text:reference-format="page" text:ref-name="__RefHeading__2141_1619445130">9</text:bookmark-ref></text:p>
            </text:list-item>
            <text:list-item>
              <text:p text:style-name="P99">001.8 Eliminare un ruolo.................................................................................................<text:bookmark-ref text:reference-format="page" text:ref-name="__RefHeading__2143_1619445130">10</text:bookmark-ref></text:p>
            </text:list-item>
            <text:list-item>
              <text:p text:style-name="P99">001.9 Aggiungere un gruppo...........................................................................................<text:bookmark-ref text:reference-format="page" text:ref-name="__RefHeading__2621_1778372998">11</text:bookmark-ref></text:p>
            </text:list-item>
            <text:list-item>
              <text:p text:style-name="P99">001.10 Aggiungere utenti ad un gruppo..........................................................................<text:bookmark-ref text:reference-format="page" text:ref-name="__RefHeading__2756_1778372998">12</text:bookmark-ref></text:p>
            </text:list-item>
            <text:list-item>
              <text:p text:style-name="P99">001.11 Aggiungere nuovi tipi di socio............................................................................<text:bookmark-ref text:reference-format="page" text:ref-name="__RefHeading__2780_1778372998">13</text:bookmark-ref></text:p>
            </text:list-item>
            <text:list-item>
              <text:p text:style-name="P100">001.12 Aggiungere un nuovo utente con ruolo già assegnato........................................<text:bookmark-ref text:reference-format="page" text:ref-name="__RefHeading__2879_1778372998">14</text:bookmark-ref></text:p>
            </text:list-item>
            <text:list-item>
              <text:p text:style-name="P100">001.13 Scaricare il CSV del log del servizio e-mail.......................................................<text:bookmark-ref text:reference-format="page" text:ref-name="__RefHeading__2883_1778372998">15</text:bookmark-ref></text:p>
            </text:list-item>
            <text:list-item>
              <text:p text:style-name="P100">001.14 Eliminare il log del servizio e-mail....................................................................<text:bookmark-ref text:reference-format="page" text:ref-name="__RefHeading__2918_1778372998">16</text:bookmark-ref></text:p>
            </text:list-item>
            <text:list-item>
              <text:p text:style-name="P100">001.15 Login come utente del Consiglio Direttivo........................................................<text:bookmark-ref text:reference-format="page" text:ref-name="__RefHeading__2920_1778372998">17</text:bookmark-ref></text:p>
            </text:list-item>
            <text:list-item>
              <text:p text:style-name="P100">001.16 Login come Socio..............................................................................................<text:bookmark-ref text:reference-format="page" text:ref-name="__RefHeading__2952_1778372998">19</text:bookmark-ref></text:p>
            </text:list-item>
            <text:list-item>
              <text:p text:style-name="P100">001.17 Login come Collaboratore..................................................................................<text:bookmark-ref text:reference-format="page" text:ref-name="__RefHeading__2954_1778372998">21</text:bookmark-ref></text:p>
            </text:list-item>
            <text:list-item>
              <text:p text:style-name="P100">001.18 Login come Utente.............................................................................................<text:bookmark-ref text:reference-format="page" text:ref-name="__RefHeading__2956_1778372998">23</text:bookmark-ref></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3" text:outline-level="1"><text:bookmark-start text:name="__RefHeading__265_431891010"/><text:soft-page-break/><text:span text:style-name="T1">001.1 </text:span><text:span text:style-name="T2">Registrazione di un nuovo utente con richiesta di associazione</text:span><text:bookmark-end text:name="__RefHeading__265_431891010"/></text:h>
      <text:list xml:id="list4949335282269238625" text:style-name="WW8Num2">
        <text:list-item>
          <text:list>
            <text:list-item>
              <text:list>
                <text:list-item>
                  <text:p text:style-name="P101">Obbiettivi</text:p>
                </text:list-item>
              </text:list>
            </text:list-item>
          </text:list>
        </text:list-item>
      </text:list>
      <text:p text:style-name="P35">Verificare il corretto procedimento di registrazione al sito VALE con successiva richiesta di associazione, soddisfando la compilazione di tutti i campi richiesti per tale operazione.</text:p>
      <text:p text:style-name="P1"/>
      <text:list xml:id="list36733007" text:continue-numbering="true" text:style-name="WW8Num2">
        <text:list-item>
          <text:list>
            <text:list-item>
              <text:list>
                <text:list-item>
                  <text:p text:style-name="P101">Pre-condizioni</text:p>
                </text:list-item>
              </text:list>
            </text:list-item>
          </text:list>
        </text:list-item>
      </text:list>
      <text:p text:style-name="P26">Registrazione e tipo d'utenza</text:p>
      <text:p text:style-name="P27">Come pre-requesito fondamentale si richiede che non sia stata effettuata una precedente registrazione al sito VALE.</text:p>
      <text:p text:style-name="P15"/>
      <text:p text:style-name="P18">Stato del sistema</text:p>
      <text:p text:style-name="P19">L'utente corrente non è ancora registrato e nel sistema è presente un utente con nomina di Amministratore capo.</text:p>
      <text:p text:style-name="P2"/>
      <text:list xml:id="list36728410" text:continue-numbering="true" text:style-name="WW8Num2">
        <text:list-item>
          <text:list>
            <text:list-item>
              <text:list>
                <text:list-item>
                  <text:p text:style-name="P101">Test</text:p>
                </text:list-item>
              </text:list>
            </text:list-item>
          </text:list>
        </text:list-item>
      </text:list>
      <text:list xml:id="list1595252279203178697" text:style-name="L2">
        <text:list-item>
          <text:p text:style-name="P104"><text:s/>Accedere al sito, che riporterà alla pagina di <text:span text:style-name="T13">Default</text:span> dove è richiesto il Login o la registrazione come nuovo utente.</text:p>
        </text:list-item>
        <text:list-item>
          <text:p text:style-name="P105"><text:s/>Dopo aver cliccato sul link che porta alla pagina di registrazione, compilare correttamente il form presente ed inoltrare la propria richiesta di associazione.</text:p>
        </text:list-item>
        <text:list-item>
          <text:p text:style-name="P105"><text:s/>Verificare l'arrivo di una mail che certifchi il successo della registrazione ed una che che informi se la richiesta di associazione sia stata accettata o rifiutata dall'Amministratore del sistema.</text:p>
        </text:list-item>
      </text:list>
      <text:p text:style-name="P1"/>
      <text:list xml:id="list36715174" text:continue-list="list36728410" text:style-name="WW8Num2">
        <text:list-item>
          <text:list>
            <text:list-item>
              <text:list>
                <text:list-item>
                  <text:p text:style-name="P101">Verifica del test</text:p>
                </text:list-item>
              </text:list>
            </text:list-item>
          </text:list>
        </text:list-item>
      </text:list>
      <text:p text:style-name="P36">1. Visualizzazione della pagina di Default del sito VALE: Sì[ ] No[ ]</text:p>
      <text:p text:style-name="P40"><text:span text:style-name="T3">2. Visualizzazione </text:span><text:span text:style-name="T7">del link che indirizza alla pagina di registrazione: Sì[ ] No[ ]</text:span></text:p>
      <text:p text:style-name="P40"><text:span text:style-name="T7">3. Previa compilazione del form presente, verificare che i dati obbligatori (</text:span><text:span text:style-name="T5">UserName</text:span><text:span text:style-name="T7">, </text:span><text:span text:style-name="T5">E-mail</text:span><text:span text:style-name="T7">, </text:span><text:span text:style-name="T5">Nome</text:span><text:span text:style-name="T7">, </text:span><text:span text:style-name="T5">Cognome</text:span><text:span text:style-name="T7">, </text:span><text:span text:style-name="T5">Regione</text:span><text:span text:style-name="T7">, </text:span><text:span text:style-name="T5">Provincia</text:span><text:span text:style-name="T7">, </text:span><text:span text:style-name="T5">Città</text:span><text:span text:style-name="T7">, </text:span><text:span text:style-name="T5">Indirizzo</text:span><text:span text:style-name="T7">, </text:span><text:span text:style-name="T5">Codice fiscale</text:span><text:span text:style-name="T7">, </text:span><text:span text:style-name="T5">Password</text:span><text:span text:style-name="T7"> e </text:span><text:span text:style-name="T5">Conferma password</text:span><text:span text:style-name="T7">) siano effettivamente tali: Sì[ ] No[ ]</text:span></text:p>
      <text:p text:style-name="P38">4. Re-indirizzamento ad una pagina di messaggio che attesta la presa in carico della registrazione: Sì[ ] No[ ]</text:p>
      <text:list xml:id="list9172174955256584584" text:style-name="L3">
        <text:list-item>
          <text:p text:style-name="P107">Verifica della ricezione di una mail di conferma di avvenuta registrazione: Sì[ ] No[ ]</text:p>
        </text:list-item>
        <text:list-item>
          <text:p text:style-name="P108">Verifica della ricezione di una mail riguardante l'accettazione od il rifiuto della richiesta di associazione da parte dell'Amministratore di sistema: Sì[ ] No[ ]</text:p>
        </text:list-item>
      </text:list>
      <text:p text:style-name="P38"/>
      <text:list xml:id="list36721900" text:continue-list="list36715174" text:style-name="WW8Num2">
        <text:list-item>
          <text:list>
            <text:list-item>
              <text:list>
                <text:list-item>
                  <text:p text:style-name="P101">Post-condizione</text:p>
                </text:list-item>
              </text:list>
            </text:list-item>
          </text:list>
        </text:list-item>
      </text:list>
      <text:p text:style-name="P19">I dati ottenuti da tale test forniscono parte delle pre-condizioni dei casi di test n° 001.4, n° 001.5, n° 001.7, n° 001.10, <text:s/>n° 001.13, n° 001.14 e n° 001.16.</text:p>
      <text:p text:style-name="P42"/>
      <text:p text:style-name="P42"/>
      <text:p text:style-name="P42"/>
      <text:p text:style-name="P42"/>
      <text:p text:style-name="P42"/>
      <text:p text:style-name="P42"/>
      <text:p text:style-name="P42"/>
      <text:p text:style-name="P42"/>
      <text:p text:style-name="P42"/>
      <text:p text:style-name="P42"/>
      <text:h text:style-name="P123" text:outline-level="1"><text:bookmark-start text:name="__RefHeading__270_431891010"/><text:soft-page-break/><text:span text:style-name="T1">001.2 </text:span><text:span text:style-name="T2">Registrazione di un nuovo utente senza richiesta di associazione</text:span><text:bookmark-end text:name="__RefHeading__270_431891010"/></text:h>
      <text:list xml:id="list36733272" text:continue-numbering="true" text:style-name="WW8Num2">
        <text:list-item>
          <text:list>
            <text:list-item>
              <text:list>
                <text:list-item>
                  <text:p text:style-name="P101">Obbiettivi</text:p>
                </text:list-item>
              </text:list>
            </text:list-item>
          </text:list>
        </text:list-item>
      </text:list>
      <text:p text:style-name="P35">Verificare il corretto procedimento di registrazione al sito VALE senza successiva richiesta di associazione, soddisfando la compilazione di tutti i campi richiesti per tale operazione.</text:p>
      <text:p text:style-name="P1"/>
      <text:list xml:id="list36724816" text:continue-numbering="true" text:style-name="WW8Num2">
        <text:list-item>
          <text:list>
            <text:list-item>
              <text:list>
                <text:list-item>
                  <text:p text:style-name="P101">Pre-condizioni</text:p>
                </text:list-item>
              </text:list>
            </text:list-item>
          </text:list>
        </text:list-item>
      </text:list>
      <text:p text:style-name="P26">Registrazione e tipo d'utenza</text:p>
      <text:p text:style-name="P27">Come pre-requesito fondamentale si richiede che non sia stata effettuata una precedente registrazione al sito VALE.</text:p>
      <text:p text:style-name="P15"/>
      <text:p text:style-name="P18">Stato del sistema</text:p>
      <text:p text:style-name="P19">L'utente corrente non è ancora registrato e nel sistema è presente un utente con nomina di Amministratore capo.</text:p>
      <text:p text:style-name="P2"/>
      <text:list xml:id="list36721899" text:continue-numbering="true" text:style-name="WW8Num2">
        <text:list-item>
          <text:list>
            <text:list-item>
              <text:list>
                <text:list-item>
                  <text:p text:style-name="P101">Test</text:p>
                </text:list-item>
              </text:list>
            </text:list-item>
          </text:list>
        </text:list-item>
      </text:list>
      <text:p text:style-name="P36">1. Accedere al sito, che riporterà alla pagina di <text:span text:style-name="T13">Default</text:span> dove è richiesto il Login o la registrazione come nuovo utente.</text:p>
      <text:list xml:id="list6043822224153458283" text:style-name="L4">
        <text:list-header>
          <text:p text:style-name="P106">2. Dopo aver cliccato sul link che porta alla pagina di registrazione, compilare correttamente il form presente.</text:p>
          <text:p text:style-name="P106">3. Verificare l'arrivo di una mail che certifchi il successo della registrazione.</text:p>
        </text:list-header>
      </text:list>
      <text:p text:style-name="P1"/>
      <text:list xml:id="list36718595" text:continue-list="list36721899" text:style-name="WW8Num2">
        <text:list-item>
          <text:list>
            <text:list-item>
              <text:list>
                <text:list-item>
                  <text:p text:style-name="P101">Verifica del test</text:p>
                </text:list-item>
              </text:list>
            </text:list-item>
          </text:list>
        </text:list-item>
      </text:list>
      <text:p text:style-name="P36">1. Visualizzazione della pagina di Default del sito VALE: Sì[ ] No[ ]</text:p>
      <text:p text:style-name="P40"><text:span text:style-name="T3">2. Visualizzazione </text:span><text:span text:style-name="T7">del link che indirizza alla pagina di registrazione: Sì[ ] No[ ]</text:span></text:p>
      <text:p text:style-name="P40"><text:span text:style-name="T7">3. Previa compilazione del form presente, verificare che i dati obbligatori (</text:span><text:span text:style-name="T5">UserName</text:span><text:span text:style-name="T7">, </text:span><text:span text:style-name="T5">E-mail</text:span><text:span text:style-name="T7">, </text:span><text:span text:style-name="T5">Nome</text:span><text:span text:style-name="T7">, </text:span><text:span text:style-name="T5">Cognome</text:span><text:span text:style-name="T7">, </text:span><text:span text:style-name="T5">Regione</text:span><text:span text:style-name="T7">, </text:span><text:span text:style-name="T5">Provincia</text:span><text:span text:style-name="T7">, </text:span><text:span text:style-name="T5">Città</text:span><text:span text:style-name="T7">, </text:span><text:span text:style-name="T5">Indirizzo</text:span><text:span text:style-name="T7">, </text:span><text:span text:style-name="T5">Codice fiscale</text:span><text:span text:style-name="T7">, </text:span><text:span text:style-name="T5">Password</text:span><text:span text:style-name="T7"> e </text:span><text:span text:style-name="T5">Conferma password</text:span><text:span text:style-name="T7">) siano effettivamente tali: Sì[ ] No[ ]</text:span></text:p>
      <text:p text:style-name="P38">4. Re-indirizzamento ad una pagina di messaggio che attesta la presa in carico della registrazione: Sì[ ] No[ ]</text:p>
      <text:p text:style-name="P38">5. Verifica della ricezione di una mail di conferma di avvenuta registrazione: Sì[ ] No[ ]</text:p>
      <text:p text:style-name="P38"/>
      <text:list xml:id="list36711349" text:continue-numbering="true" text:style-name="WW8Num2">
        <text:list-item>
          <text:list>
            <text:list-item>
              <text:list>
                <text:list-item>
                  <text:p text:style-name="P101">Post-condizione</text:p>
                </text:list-item>
              </text:list>
            </text:list-item>
          </text:list>
        </text:list-item>
      </text:list>
      <text:p text:style-name="P19">I dati ottenuti da tale test forniscono parte delle pre-condizioni dei casi di test n° <text:s/>001.10, n° 001.13, n° 001.14 e n° 001.18.</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123" text:outline-level="1"><text:bookmark-start text:name="__RefHeading__273_431891010"/><text:soft-page-break/><text:span text:style-name="T1">001.3 </text:span><text:span text:style-name="T2">Login come Amministratore</text:span><text:bookmark-end text:name="__RefHeading__273_431891010"/></text:h>
      <text:list xml:id="list36731563" text:continue-numbering="true" text:style-name="WW8Num2">
        <text:list-item>
          <text:list>
            <text:list-item>
              <text:list>
                <text:list-item>
                  <text:p text:style-name="P101">Obbiettivi</text:p>
                </text:list-item>
              </text:list>
            </text:list-item>
          </text:list>
        </text:list-item>
      </text:list>
      <text:p text:style-name="P35">Verificare la corretta visione, da parte dell'Amministratore, dei pannelli legati al compiti amministrativi del sistema.</text:p>
      <text:p text:style-name="P1"/>
      <text:list xml:id="list36719835" text:continue-numbering="true" text:style-name="WW8Num2">
        <text:list-item>
          <text:list>
            <text:list-item>
              <text:list>
                <text:list-item>
                  <text:p text:style-name="P101">Pre-condizioni</text:p>
                </text:list-item>
              </text:list>
            </text:list-item>
          </text:list>
        </text:list-item>
      </text:list>
      <text:p text:style-name="P26">Registrazione e tipo d'utenza</text:p>
      <text:p text:style-name="P27">E' necessario possedere un proprio account per poter accedere al sito e possedere un ruolo, ossia quello di Amministratore, che conceda i permessi d'accesso ad un ogni pannello del sito VALE.</text:p>
      <text:p text:style-name="P15"/>
      <text:p text:style-name="P18">Stato del sistema</text:p>
      <text:p text:style-name="P19">Nel sistema è presente un utente con il ruolo di Amministratore.</text:p>
      <text:p text:style-name="P2"/>
      <text:list xml:id="list36721026" text:continue-numbering="true" text:style-name="WW8Num2">
        <text:list-item>
          <text:list>
            <text:list-item>
              <text:list>
                <text:list-item>
                  <text:p text:style-name="P101">Test</text:p>
                </text:list-item>
              </text:list>
            </text:list-item>
          </text:list>
        </text:list-item>
      </text:list>
      <text:list xml:id="list1481543676390731953" text:style-name="L5">
        <text:list-item>
          <text:p text:style-name="P109">Accedere al sito con le proprie credenziali.</text:p>
        </text:list-item>
        <text:list-item>
          <text:p text:style-name="P110"><text:span text:style-name="T23">Verificare la visualizzazione ed i conseguenti permessi d'accesso ai pannelli </text:span><text:span text:style-name="T14">Home</text:span><text:span text:style-name="T23">, <text:s text:c="2"/></text:span><text:span text:style-name="T14">Amministrazione</text:span><text:span text:style-name="T23"> e sotto livelli</text:span><text:span text:style-name="T14">, Consiglio</text:span><text:span text:style-name="T11"> e sotto livelli, </text:span><text:span text:style-name="T14">Progetti</text:span><text:span text:style-name="T11"> e sotto livell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item>
      </text:list>
      <text:p text:style-name="P1"/>
      <text:list xml:id="list36726940" text:continue-list="list36721026" text:style-name="WW8Num2">
        <text:list-item>
          <text:list>
            <text:list-item>
              <text:list>
                <text:list-item>
                  <text:p text:style-name="P101">Verifica del test</text:p>
                </text:list-item>
              </text:list>
            </text:list-item>
          </text:list>
        </text:list-item>
      </text:list>
      <text:p text:style-name="P46">1. Accesso effettuato: Sì[ ] No[ ]</text:p>
      <text:p text:style-name="P46">2. Visualizzazione del pannello <text:span text:style-name="T13">Home</text:span>: Sì[ ] No[ ]</text:p>
      <text:p text:style-name="P46">3. In risposta affermativa al punto 2, verifica del permesso d'accesso alla schermata <text:span text:style-name="T13">Home</text:span>: Sì[ ] No[ ]</text:p>
      <text:p text:style-name="P46">4. Visualizzazione del pannello <text:span text:style-name="T13">Amministrazione</text:span>: Sì[ ] No[ ]</text:p>
      <text:p text:style-name="P46">5. In risposta affermativa al punto 4, <text:span text:style-name="T12">verifica visualizzazione dei pannelli: </text:span><text:span text:style-name="T13">Utenti</text:span><text:span text:style-name="T12"> con relativi sotto livelli </text:span><text:span text:style-name="T13">Utenti </text:span><text:span text:style-name="T15">→ Gestisci Utenti</text:span><text:span text:style-name="T17">, </text:span><text:span text:style-name="T15">Utenti → Gestisci Ruoli</text:span><text:span text:style-name="T17">, </text:span><text:span text:style-name="T15">Utenti → Gestisci tipi Socio</text:span><text:span text:style-name="T17">, </text:span><text:span text:style-name="T15">Utenti → Gestisci Gruppi</text:span><text:span text:style-name="T17">;</text:span><text:span text:style-name="T12"> </text:span><text:span text:style-name="T13">Progetti</text:span><text:span text:style-name="T12"> con relativi sotto livelli </text:span><text:span text:style-name="T13">Progetti </text:span><text:span text:style-name="T15">→ Gestisci Progetti</text:span><text:span text:style-name="T17"> e </text:span><text:span text:style-name="T15">Progetti → Gestisci tipi Progetto</text:span><text:span text:style-name="T17">;</text:span><text:span text:style-name="T12"> </text:span><text:span text:style-name="T13">Gestisci tipi Attività</text:span><text:span text:style-name="T12">; </text:span><text:span text:style-name="T13">Gestisci Eventi</text:span><text:span text:style-name="T12">; </text:span><text:span text:style-name="T13">Gestisci Articoli</text:span><text:span text:style-name="T12">; </text:span><text:span text:style-name="T13">Gestisci Verbali del Consiglio</text:span><text:span text:style-name="T12"> e </text:span><text:span text:style-name="T13">Gestisci Servizio E-Mail</text:span>: Sì[ ] No[ ]</text:p>
      <text:p text:style-name="P46">6. In risposta affermativa al punto 5, verifica del permesso d'accesso <text:span text:style-name="T12">ai pannelli sopra citati</text:span>:</text:p>
      <text:p text:style-name="P46"><text:tab/>6.1. <text:s text:c="2"/><text:span text:style-name="T13">Utenti </text:span><text:span text:style-name="T15">→ Gestisci Utenti</text:span><text:span text:style-name="T17">: Sì[ ] No[ ]</text:span></text:p>
      <text:p text:style-name="P46"><text:span text:style-name="T17"><text:tab/>6.2. <text:s text:c="2"/></text:span><text:span text:style-name="T15">Utenti → Gestisci Ruoli</text:span><text:span text:style-name="T17">: Sì[ ] No[ ]</text:span></text:p>
      <text:p text:style-name="P46"><text:span text:style-name="T17"><text:tab/>6.3. <text:s text:c="2"/></text:span><text:span text:style-name="T15">Utenti → Gestisci tipi Socio</text:span><text:span text:style-name="T17">: Sì[ ] No[ ]</text:span></text:p>
      <text:p text:style-name="P46"><text:span text:style-name="T17"><text:tab/>6.4. <text:s text:c="2"/></text:span><text:span text:style-name="T15">Utenti → Gestisci Gruppi</text:span><text:span text:style-name="T17">: Sì[ ] No[ ]</text:span></text:p>
      <text:p text:style-name="P46"><text:span text:style-name="T17"><text:tab/>6.5. <text:s text:c="2"/></text:span><text:span text:style-name="T15">Progetti → Gestisci Progetti</text:span><text:span text:style-name="T17">: Sì[ ] No[ ]</text:span></text:p>
      <text:p text:style-name="P46"><text:span text:style-name="T17"><text:tab/>6.6. <text:s text:c="2"/></text:span><text:span text:style-name="T15">Progetti → Gestisci tipi Progetto</text:span><text:span text:style-name="T17">: Sì[ ] No[ ]</text:span></text:p>
      <text:p text:style-name="P46"><text:span text:style-name="T17"><text:tab/>6.7. <text:s text:c="2"/></text:span><text:span text:style-name="T15">Gestisci tipi Attività</text:span><text:span text:style-name="T17">: Sì[ ] No[ ]</text:span></text:p>
      <text:p text:style-name="P46"><text:span text:style-name="T17"><text:tab/>6.8. <text:s text:c="2"/></text:span><text:span text:style-name="T15">Gestisci Eventi</text:span><text:span text:style-name="T17">: Sì[ ] No[ ]</text:span></text:p>
      <text:p text:style-name="P46"><text:span text:style-name="T17"><text:tab/>6.9. <text:s text:c="2"/></text:span><text:span text:style-name="T15">Gestisci Articoli</text:span><text:span text:style-name="T17">: Sì[ ] No[ ]</text:span></text:p>
      <text:p text:style-name="P46"><text:span text:style-name="T17"><text:tab/>6.10. <text:s/></text:span><text:span text:style-name="T15">Gestisci Verbali del Consiglio</text:span><text:span text:style-name="T17">: Sì[ ] No[ ]</text:span></text:p>
      <text:p text:style-name="P46"><text:span text:style-name="T17"><text:tab/>6.11. </text:span><text:span text:style-name="T15">Gestisci Servizio E-Mail</text:span><text:span text:style-name="T17">: Sì[ ] No[ ] </text:span></text:p>
      <text:p text:style-name="P46">7. Visualizzazione del pannello <text:span text:style-name="T13">Consiglio</text:span>: Sì[ ] No[ ]</text:p>
      <text:p text:style-name="P46">8. In risposta affermativa al punto 7, <text:span text:style-name="T12">verifica visualizzazione dei pannelli: </text:span><text:span text:style-name="T13">Vedi verbali</text:span><text:span text:style-name="T12"> </text:span><text:span text:style-name="T17">, </text:span><text:span text:style-name="T15">Crea Verbale</text:span><text:span text:style-name="T17">, </text:span><text:span text:style-name="T15">Documenti dell'associazione</text:span>: Sì[ ] No[ ]</text:p>
      <text:p text:style-name="P46">9. In risposta affermativa al punto 8, verifica del permesso d'accesso ai pannelli sopra citati:</text:p>
      <text:p text:style-name="P46"><text:tab/>9.1. <text:s/><text:span text:style-name="T13">Vedi verbali</text:span><text:span text:style-name="T12">: Sì[ ] No[ ]</text:span></text:p>
      <text:p text:style-name="P46"><text:soft-page-break/><text:span text:style-name="T12"><text:tab/>9.2. <text:s/></text:span><text:span text:style-name="T15">Crea Verbale</text:span><text:span text:style-name="T17">: Sì[ ] No[ ]</text:span></text:p>
      <text:p text:style-name="P46"><text:span text:style-name="T17"><text:tab/>9.3. <text:s/></text:span><text:span text:style-name="T15">Documenti dell'associazione</text:span><text:span text:style-name="T17">: Sì[ ] No[ ]</text:span></text:p>
      <text:p text:style-name="P46">10. Visualizzazione del pannello <text:span text:style-name="T13">Progetti</text:span>: Sì[ ] No[ ]</text:p>
      <text:p text:style-name="P46">11. In risposta affermativa al punto 10, verifica visualizzazione dei pannelli: <text:span text:style-name="T13">Tutti i progetti</text:span>, <text:span text:style-name="T13">Progetti personali</text:span>, <text:span text:style-name="T13">Crea progetto</text:span>: Sì[ ] No[ ]</text:p>
      <text:p text:style-name="P46">12. In risposta affermativa al punto 11, verifica dei permessi d'accesso ai pannelli sopra citati:</text:p>
      <text:p text:style-name="P46"><text:tab/>12.1. <text:span text:style-name="T13">Tutti i progetti</text:span>: Sì[ ] No[ ]</text:p>
      <text:p text:style-name="P46"><text:tab/>12.2. <text:span text:style-name="T13">Progetti personali</text:span>: Sì[ ] No[ ]</text:p>
      <text:p text:style-name="P46"><text:tab/>12.3. <text:span text:style-name="T13">Crea progetto</text:span>: Sì[ ] No[ ]</text:p>
      <text:p text:style-name="P46">13. Visualizzazione del pannello <text:span text:style-name="T13">Attività</text:span>: Sì[ ] No[ ]</text:p>
      <text:p text:style-name="P46">14. In risposta affermativa al punto 13, verifica visualizzazione dei pannelli: <text:span text:style-name="T13">Vedi attività</text:span>, <text:span text:style-name="T13">Gestisci attività</text:span>, <text:span text:style-name="T13">Riepilogo interventi</text:span>, <text:span text:style-name="T13">Crea attività</text:span>: Sì[ ] No[ ]</text:p>
      <text:p text:style-name="P46">15. In risposta affermativa al punto 14, verifica dei permessi d'accesso ai pannelli sopra citati:</text:p>
      <text:p text:style-name="P46"><text:tab/>15.1. <text:span text:style-name="T13">Vedi attività</text:span>: Sì[ ] No[ ]</text:p>
      <text:p text:style-name="P46"><text:tab/>15.2. <text:span text:style-name="T13">Gestisci attività</text:span>: Sì[ ] No[ ]</text:p>
      <text:p text:style-name="P46"><text:tab/>15.3. <text:span text:style-name="T13">Riepilogo interventi</text:span>: Sì[ ] No[ ]</text:p>
      <text:p text:style-name="P46"><text:tab/>15.4. <text:span text:style-name="T13">Crea attività</text:span>: Sì[ ] No[ ]</text:p>
      <text:p text:style-name="P46">16. Visualizzazione del pannello <text:span text:style-name="T13">Eventi</text:span>: Sì[ ] No[ ]</text:p>
      <text:p text:style-name="P46">17. In risposta affermativa al punto 16, verifica visualizzazione dei pannelli: <text:span text:style-name="T13">Calendario Eventi</text:span>, <text:span text:style-name="T13">Eventi personali</text:span>, <text:span text:style-name="T13">Crea evento</text:span>: Sì[ ] No[ ]</text:p>
      <text:p text:style-name="P46">18. In risposta affermativa al punto 17, verifica dei permessi d'accesso ai pannelli sopra citati:</text:p>
      <text:p text:style-name="P46"><text:tab/>18.1. <text:span text:style-name="T13">Calendario Eventi</text:span>: Sì[ ] No[ ]</text:p>
      <text:p text:style-name="P46"><text:tab/>18.2. <text:span text:style-name="T13">Eventi personali</text:span>: Sì[ ] No[ ]</text:p>
      <text:p text:style-name="P46"><text:tab/>18.3. <text:span text:style-name="T13">Crea evento</text:span>: Sì[ ] No[ ]</text:p>
      <text:p text:style-name="P46">19. Visualizzazione del pannello <text:span text:style-name="T13">Blog</text:span>: Sì[ ] No[ ]</text:p>
      <text:p text:style-name="P46">20. In risposta affermativa al punto 19, verifica della visualizzazione dei pannelli: <text:span text:style-name="T13">Tutti gli articoli</text:span>, <text:span text:style-name="T13">Articoli personali</text:span>, <text:span text:style-name="T13">Crea articolo</text:span>: Sì[ ] No[ ]</text:p>
      <text:p text:style-name="P46">21. In risposta affermativa al punto 21, verifica dei permessi d'accesso ai pannelli sopra citati:</text:p>
      <text:p text:style-name="P46"><text:tab/>21.1. <text:span text:style-name="T13">Tutti gli articoli</text:span>: Sì[ ] No[ ]</text:p>
      <text:p text:style-name="P46"><text:tab/>21.2. <text:span text:style-name="T13">Articoli personali</text:span>: Sì[ ] No[ ]</text:p>
      <text:p text:style-name="P46"><text:tab/>21.3. <text:span text:style-name="T13">Crea articolo</text:span>: Sì[ ] No[ ]</text:p>
      <text:p text:style-name="P38"/>
      <text:list xml:id="list36712473" text:continue-numbering="true" text:style-name="WW8Num2">
        <text:list-item>
          <text:list>
            <text:list-item>
              <text:list>
                <text:list-item>
                  <text:p text:style-name="P101">Post-condizione</text:p>
                </text:list-item>
              </text:list>
            </text:list-item>
          </text:list>
        </text:list-item>
      </text:list>
      <text:p text:style-name="P19">I dati ottenuti da tale test forniscono parte delle pre-condizioni dei casi di test n° <text:s/>001.4, n° 001.5, n° 001.6, n° 001.7, n°001.8, n° 001.9, n° 001.10, n° 001.11, n° 001.12, n° 001.13 e n° 001.14.</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123" text:outline-level="1"><text:bookmark-start text:name="__RefHeading__2047_1619445130"/><text:soft-page-break/><text:span text:style-name="T1">001.4 </text:span><text:span text:style-name="T2">Accettare una richiesta di associazione da parte di un utente appena iscritto</text:span><text:bookmark-end text:name="__RefHeading__2047_1619445130"/></text:h>
      <text:list xml:id="list36732810" text:continue-numbering="true" text:style-name="WW8Num2">
        <text:list-item>
          <text:list>
            <text:list-item>
              <text:list>
                <text:list-item>
                  <text:p text:style-name="P101">Obbiettivi</text:p>
                </text:list-item>
              </text:list>
            </text:list-item>
          </text:list>
        </text:list-item>
      </text:list>
      <text:p text:style-name="P35">Verificare il corretto procedimento di accettazione della richiesta di associazione da parte di un utente appena iscritto e la nomina del suo ruolo a Socio.</text:p>
      <text:p text:style-name="P1"/>
      <text:list xml:id="list36731655" text:continue-numbering="true" text:style-name="WW8Num2">
        <text:list-item>
          <text:list>
            <text:list-item>
              <text:list>
                <text:list-item>
                  <text:p text:style-name="P101">Pre-condizioni</text:p>
                </text:list-item>
              </text:list>
            </text:list-item>
          </text:list>
        </text:list-item>
      </text:list>
      <text:p text:style-name="P26">Registrazione e tipo d'utenza</text:p>
      <text:p text:style-name="P27">Come pre-requesito fondamentale si richiede che la presenza di un utente con ruolo di Amministratore, il quale può accedere al panello di amministrazione e, conseguentemente, alla sezione <text:span text:style-name="T13">Richieste</text:span> del sito.</text:p>
      <text:p text:style-name="P15"/>
      <text:p text:style-name="P18">Stato del sistema</text:p>
      <text:p text:style-name="P19">Dati i risultati del test n° 001.3, l'utente corrente è l'Amministratore del sistema.</text:p>
      <text:p text:style-name="P19">Dati i risultati del test n° 001.1, un utente ha inoltrato la propria richiesta di registrazione con richiesta di associazione.</text:p>
      <text:p text:style-name="P2"/>
      <text:list xml:id="list36731090" text:continue-numbering="true" text:style-name="WW8Num2">
        <text:list-item>
          <text:list>
            <text:list-item>
              <text:list>
                <text:list-item>
                  <text:p text:style-name="P101">Test</text:p>
                </text:list-item>
              </text:list>
            </text:list-item>
          </text:list>
        </text:list-item>
      </text:list>
      <text:p text:style-name="P36">1. Accedere al sito con le proprie credenziali di amministratore.</text:p>
      <text:list xml:id="list36726175" text:continue-list="list6043822224153458283" text:style-name="L4">
        <text:list-header>
          <text:p text:style-name="P106">2. Accedere al pannello amministrativo seguendo la voce <text:span text:style-name="T13">Utenti </text:span><text:span text:style-name="T15">→ Gestisci Utenti</text:span><text:span text:style-name="T17">.</text:span></text:p>
          <text:p text:style-name="P106">3. Una volta verificato l'accesso alla pagina citata, accedere alla sezione <text:span text:style-name="T13">Richieste</text:span> ed accettare la richiesta di associazione presente, definendo il ruolo del nuovo utente.</text:p>
        </text:list-header>
      </text:list>
      <text:p text:style-name="P1"/>
      <text:list xml:id="list36734946" text:continue-list="list36731090" text:style-name="WW8Num2">
        <text:list-item>
          <text:list>
            <text:list-item>
              <text:list>
                <text:list-item>
                  <text:p text:style-name="P101">Verifica del test</text:p>
                </text:list-item>
              </text:list>
            </text:list-item>
          </text:list>
        </text:list-item>
      </text:list>
      <text:p text:style-name="P36">1. Acceso effettuato: Sì[ ] No[ ]</text:p>
      <text:p text:style-name="P40"><text:span text:style-name="T3">2. Visualizzazione </text:span><text:span text:style-name="T7">del pannello </text:span><text:span text:style-name="T5">Amministrazione </text:span><text:span text:style-name="T18">→</text:span><text:span text:style-name="T5"> Utenti </text:span><text:span text:style-name="T18">→ Gestisci Utenti</text:span><text:span text:style-name="T7">: Sì[ ] No[ ]</text:span></text:p>
      <text:p text:style-name="P40"><text:span text:style-name="T7">3. Verifica del permesso d'accesso al pannello </text:span><text:span text:style-name="T5">Amministrazione </text:span><text:span text:style-name="T18">→</text:span><text:span text:style-name="T5"> Utenti </text:span><text:span text:style-name="T18">→ Gestisci Utenti</text:span><text:span text:style-name="T7">: Sì[ ] No[ ]</text:span></text:p>
      <text:p text:style-name="P40"><text:span text:style-name="T7">4. Una volta visualizzata la pagina citata al punto 3, verificare la visibilità del pulsante </text:span><text:span text:style-name="T5">Tutti</text:span><text:span text:style-name="T7">: Sì[ ] No[ ]</text:span></text:p>
      <text:p text:style-name="P38">5. Re-indirizzamento alla sezione dedicata alla gestione richiesta una volta selezionata la voce <text:span text:style-name="T13">Richieste</text:span> del filtro: Sì[ ] No[ ]</text:p>
      <text:p text:style-name="P38">6. Visibilità della richiesta in corso: Sì[ ] No[ ]</text:p>
      <text:p text:style-name="P38">7. Re-indirizzamento alla sezione <text:span text:style-name="T13">Utenti </text:span><text:span text:style-name="T15">→ Gestisci Utenti </text:span><text:span text:style-name="T22">con presenza del nuovo utente registrato con ruolo (ad esempio </text:span><text:span text:style-name="T15">Socio</text:span><text:span text:style-name="T22">) assegnatogli dall'Amministratore: Sì[ ] No[ ]</text:span></text:p>
      <text:p text:style-name="P38"><text:span text:style-name="T22">8. Verifica del successo di invio di una mail all'utente per confermare la sua richiesta attraverso il pannello </text:span><text:span text:style-name="T15">Amministrazione → Gestisci Servizio E-mail:</text:span><text:span text:style-name="T22"> Sì[ ] No[ ]</text:span></text:p>
      <text:p text:style-name="P38"/>
      <text:list xml:id="list36722065" text:continue-numbering="true" text:style-name="WW8Num2">
        <text:list-item>
          <text:list>
            <text:list-item>
              <text:list>
                <text:list-item>
                  <text:p text:style-name="P101">Post-condizione</text:p>
                </text:list-item>
              </text:list>
            </text:list-item>
          </text:list>
        </text:list-item>
      </text:list>
      <text:p text:style-name="P19">I dati ottenuti da tale test forniscono parte delle pre-condizioni dei casi di test n° <text:s/>001.13, n° 001.14 e n° 001.16 .</text:p>
      <text:p text:style-name="P42"/>
      <text:p text:style-name="P42"/>
      <text:p text:style-name="P42"/>
      <text:p text:style-name="P42"/>
      <text:p text:style-name="P42"/>
      <text:p text:style-name="P42"/>
      <text:p text:style-name="P42"/>
      <text:p text:style-name="P42"/>
      <text:h text:style-name="Heading_20_1" text:outline-level="1"><text:bookmark-start text:name="__RefHeading__2083_1619445130"/><text:soft-page-break/><text:span text:style-name="T24">001.5 </text:span><text:span text:style-name="T25">Rifiutare una richiesta di associazione da parte di un utente appena iscritto</text:span><text:bookmark-end text:name="__RefHeading__2083_1619445130"/></text:h>
      <text:list xml:id="list36717522" text:continue-numbering="true" text:style-name="WW8Num2">
        <text:list-item>
          <text:list>
            <text:list-item>
              <text:list>
                <text:list-item>
                  <text:p text:style-name="P101">Obbiettivi</text:p>
                </text:list-item>
              </text:list>
            </text:list-item>
          </text:list>
        </text:list-item>
      </text:list>
      <text:p text:style-name="P35">Verificare il corretto procedimento di rifiuto della richiesta di associazione da parte di un utente appena iscritto e la nomina del suo ruolo quindi a Utente.</text:p>
      <text:p text:style-name="P1"/>
      <text:list xml:id="list36721938" text:continue-numbering="true" text:style-name="WW8Num2">
        <text:list-item>
          <text:list>
            <text:list-item>
              <text:list>
                <text:list-item>
                  <text:p text:style-name="P101">Pre-condizioni</text:p>
                </text:list-item>
              </text:list>
            </text:list-item>
          </text:list>
        </text:list-item>
      </text:list>
      <text:p text:style-name="P26">Registrazione e tipo d'utenza</text:p>
      <text:p text:style-name="P27">Come pre-requesito fondamentale si richiede che la presenza di un utente con ruolo di Amministratore, il quale può accedere al panello di amministrazione e, conseguentemente, alla sezione <text:span text:style-name="T13">Richieste</text:span> del sito.</text:p>
      <text:p text:style-name="P15"/>
      <text:p text:style-name="P18">Stato del sistema</text:p>
      <text:p text:style-name="P19">Dati i risultati del test n° 001.3, l'utente corrente è l'Amministratore del sistema.</text:p>
      <text:p text:style-name="P19">Dati i risultati del test n° 001.1, un utente ha inoltrato la propria richiesta di registrazione con richiesta di associazione.</text:p>
      <text:p text:style-name="P2"/>
      <text:list xml:id="list36710274" text:continue-numbering="true" text:style-name="WW8Num2">
        <text:list-item>
          <text:list>
            <text:list-item>
              <text:list>
                <text:list-item>
                  <text:p text:style-name="P101">Test</text:p>
                </text:list-item>
              </text:list>
            </text:list-item>
          </text:list>
        </text:list-item>
      </text:list>
      <text:p text:style-name="P36">1. Accedere al sito con le proprie credenziali di amministratore.</text:p>
      <text:list xml:id="list36736792" text:continue-list="list36726175" text:style-name="L4">
        <text:list-header>
          <text:p text:style-name="P106">2. Accedere al pannello amministrativo seguendo la voce <text:span text:style-name="T13">Utenti </text:span><text:span text:style-name="T15">→ Gestisci Utenti</text:span><text:span text:style-name="T17">.</text:span></text:p>
          <text:p text:style-name="P106">3. Una volta verificato l'accesso alla pagina citata, accedere alla sezione <text:span text:style-name="T13">Richieste</text:span> ed accettare la richiesta di associazione presente, definendo il ruolo del nuovo utente.</text:p>
        </text:list-header>
      </text:list>
      <text:p text:style-name="P1"/>
      <text:list xml:id="list36710224" text:continue-list="list36710274" text:style-name="WW8Num2">
        <text:list-item>
          <text:list>
            <text:list-item>
              <text:list>
                <text:list-item>
                  <text:p text:style-name="P101">Verifica del test</text:p>
                </text:list-item>
              </text:list>
            </text:list-item>
          </text:list>
        </text:list-item>
      </text:list>
      <text:p text:style-name="P36">1. Acceso effettuato: Sì[ ] No[ ]</text:p>
      <text:p text:style-name="P40"><text:span text:style-name="T3">2. Visualizzazione </text:span><text:span text:style-name="T7">del pannello </text:span><text:span text:style-name="T5">Amministrazione </text:span><text:span text:style-name="T18">→</text:span><text:span text:style-name="T5"> Utenti </text:span><text:span text:style-name="T18">→ Gestisci Utenti</text:span><text:span text:style-name="T7">: Sì[ ] No[ ]</text:span></text:p>
      <text:p text:style-name="P40"><text:span text:style-name="T7">3. Verifica del permesso d'accesso al pannello </text:span><text:span text:style-name="T5">Amministrazione </text:span><text:span text:style-name="T18">→</text:span><text:span text:style-name="T5"> Utenti </text:span><text:span text:style-name="T18">→ Gestisci Utenti</text:span><text:span text:style-name="T7">: Sì[ ] No[ ]</text:span></text:p>
      <text:p text:style-name="P40"><text:span text:style-name="T7">4. Una volta visualizzata la pagina citata al punto 3, verificare la visibilità del pulsante </text:span><text:span text:style-name="T5">Tutti</text:span><text:span text:style-name="T7">: Sì[ ] No[ ]</text:span></text:p>
      <text:p text:style-name="P38">5. Re-indirizzamento alla sezione dedicata alla gestione richiesta una volta selezionata la voce <text:span text:style-name="T13">Richieste</text:span> del filtro: Sì[ ] No[ ]</text:p>
      <text:p text:style-name="P38">6. Visibilità della richiesta in corso: Sì[ ] No[ ]</text:p>
      <text:p text:style-name="P38">7. In caso non si desideri accettare la richiesta di associazione, verificare che, pur modificando il ruolo dell'utente senza però premere il pulsante di <text:span text:style-name="T13">Conferma Richiesta</text:span>, una volta re-indirizzati nuovamente alla sezione <text:span text:style-name="T13">Utenti </text:span><text:span text:style-name="T15">→ Gestisci Utenti </text:span><text:span text:style-name="T22">verificare che tra gli utenti non compaia colui la cui richiesta non sia stata ancora accettata: Sì[ ] No[ ]</text:span></text:p>
      <text:p text:style-name="P38"/>
      <text:list xml:id="list36728490" text:continue-numbering="true" text:style-name="WW8Num2">
        <text:list-item>
          <text:list>
            <text:list-item>
              <text:list>
                <text:list-item>
                  <text:p text:style-name="P101">Post-condizione</text:p>
                </text:list-item>
              </text:list>
            </text:list-item>
          </text:list>
        </text:list-item>
      </text:list>
      <text:p text:style-name="P19">I dati ottenuti da tale test forniscono parte delle pre-condizioni dei casi di test n° <text:s/>001.18.</text:p>
      <text:p text:style-name="P42"/>
      <text:p text:style-name="P42"/>
      <text:p text:style-name="P42"/>
      <text:h text:style-name="P124" text:outline-level="1"/>
      <text:p text:style-name="P56"/>
      <text:p text:style-name="P56"/>
      <text:h text:style-name="P123" text:outline-level="1"><text:bookmark-start text:name="__RefHeading__2112_1619445130"/><text:soft-page-break/><text:span text:style-name="T1">001.6 </text:span><text:span text:style-name="T2">Aggiungere un nuovo ruolo</text:span><text:bookmark-end text:name="__RefHeading__2112_1619445130"/></text:h>
      <text:list xml:id="list36712911" text:continue-numbering="true" text:style-name="WW8Num2">
        <text:list-item>
          <text:list>
            <text:list-item>
              <text:list>
                <text:list-item>
                  <text:p text:style-name="P101">Obbiettivi</text:p>
                </text:list-item>
              </text:list>
            </text:list-item>
          </text:list>
        </text:list-item>
      </text:list>
      <text:p text:style-name="P35">Verificare il corretto procedimento di aggiunta di un nuovo ruolo per opera dell'Amministratore del sistema.</text:p>
      <text:p text:style-name="P1"/>
      <text:list xml:id="list36733252" text:continue-numbering="true" text:style-name="WW8Num2">
        <text:list-item>
          <text:list>
            <text:list-item>
              <text:list>
                <text:list-item>
                  <text:p text:style-name="P101">Pre-condizioni</text:p>
                </text:list-item>
              </text:list>
            </text:list-item>
          </text:list>
        </text:list-item>
      </text:list>
      <text:p text:style-name="P26">Registrazione e tipo d'utenza</text:p>
      <text:p text:style-name="P27">Come pre-requesito fondamentale si richiede che la presenza di un utente con ruolo di Amministratore, il quale può accedere al panello di amministrazione e, conseguentemente, alla sezione <text:span text:style-name="T13">Utenti </text:span><text:span text:style-name="T15">→ Gestisci Ruoli </text:span>del sito.</text:p>
      <text:p text:style-name="P15"/>
      <text:p text:style-name="P18">Stato del sistema</text:p>
      <text:p text:style-name="P19">Dati i risultati del test n° 001.3, l'utente corrente è l'Amministratore del sistema.</text:p>
      <text:p text:style-name="P2"/>
      <text:list xml:id="list36723430" text:continue-numbering="true" text:style-name="WW8Num2">
        <text:list-item>
          <text:list>
            <text:list-item>
              <text:list>
                <text:list-item>
                  <text:p text:style-name="P101">Test</text:p>
                </text:list-item>
              </text:list>
            </text:list-item>
          </text:list>
        </text:list-item>
      </text:list>
      <text:p text:style-name="P36">1. Accedere al sito con le proprie credenziali di amministratore.</text:p>
      <text:list xml:id="list36732397" text:continue-list="list36736792" text:style-name="L4">
        <text:list-header>
          <text:p text:style-name="P106">2. Accedere al pannello amministrativo seguendo la voce <text:span text:style-name="T13">Utenti </text:span><text:span text:style-name="T15">→ Gestisci Ruoli</text:span><text:span text:style-name="T17">.</text:span></text:p>
          <text:p text:style-name="P106">3. Una volta verificato l'accesso alla pagina citata, aggiungere un nuovo ruolo e salvare le modifiche.</text:p>
        </text:list-header>
      </text:list>
      <text:p text:style-name="P1"/>
      <text:list xml:id="list36711747" text:continue-list="list36723430" text:style-name="WW8Num2">
        <text:list-item>
          <text:list>
            <text:list-item>
              <text:list>
                <text:list-item>
                  <text:p text:style-name="P101">Verifica del test</text:p>
                </text:list-item>
              </text:list>
            </text:list-item>
          </text:list>
        </text:list-item>
      </text:list>
      <text:p text:style-name="P36">1. Acceso effettuato: Sì[ ] No[ ]</text:p>
      <text:p text:style-name="P40"><text:span text:style-name="T3">2. Visualizzazione </text:span><text:span text:style-name="T7">del pannello </text:span><text:span text:style-name="T5">Amministrazione </text:span><text:span text:style-name="T18">→</text:span><text:span text:style-name="T5"> Utenti </text:span><text:span text:style-name="T18">→ Gestisci Ruoli</text:span><text:span text:style-name="T7">: Sì[ ] No[ ]</text:span></text:p>
      <text:p text:style-name="P40"><text:span text:style-name="T7">3. Verifica del permesso d'accesso al pannello </text:span><text:span text:style-name="T5">Amministrazione </text:span><text:span text:style-name="T18">→</text:span><text:span text:style-name="T5"> Utenti </text:span><text:span text:style-name="T18">→ Gestisci Ruoli</text:span><text:span text:style-name="T7">: Sì[ ] No[ ]</text:span></text:p>
      <text:p text:style-name="P40"><text:span text:style-name="T7">4. Una volta visualizzata la pagina citata al punto 3, verificare la visibilità del pulsante </text:span><text:span text:style-name="T5">Aggiungi</text:span><text:span text:style-name="T7">: Sì[ ] No[ ]</text:span></text:p>
      <text:p text:style-name="P38">5. Re-indirizzamento alla sezione dedicata all'aggiunta di un nuovo ruolo: Sì[ ] No[ ]</text:p>
      <text:p text:style-name="P38">6. Dopo aver creato un nuovo ruolo, verificare il re-indirizzamento alla sezione <text:span text:style-name="T13">Utenti </text:span><text:span text:style-name="T15">→ Gestisci Ruoli </text:span><text:span text:style-name="T22">con presenza del ruolo appena creato in fondo alla lista e presenza del pulsante per la cancellazione del suddetto: Sì[ ] No[ ]</text:span></text:p>
      <text:p text:style-name="P38"/>
      <text:list xml:id="list36707700" text:continue-numbering="true" text:style-name="WW8Num2">
        <text:list-item>
          <text:list>
            <text:list-item>
              <text:list>
                <text:list-item>
                  <text:p text:style-name="P101">Post-condizione</text:p>
                </text:list-item>
              </text:list>
            </text:list-item>
          </text:list>
        </text:list-item>
      </text:list>
      <text:p text:style-name="P19">I dati ottenuti da tale test forniscono parte delle pre-condizioni dei casi di test n° <text:s/>001.8 ed, eventualmente, per il test n° 001.7.</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123" text:outline-level="1"><text:bookmark-start text:name="__RefHeading__2141_1619445130"/><text:soft-page-break/><text:span text:style-name="T1">001.7 </text:span><text:span text:style-name="T2">Modificare il ruolo di un utente</text:span><text:bookmark-end text:name="__RefHeading__2141_1619445130"/></text:h>
      <text:list xml:id="list36715525" text:continue-numbering="true" text:style-name="WW8Num2">
        <text:list-item>
          <text:list>
            <text:list-item>
              <text:list>
                <text:list-item>
                  <text:p text:style-name="P101">Obbiettivi</text:p>
                </text:list-item>
              </text:list>
            </text:list-item>
          </text:list>
        </text:list-item>
      </text:list>
      <text:p text:style-name="P35">Verificare il corretto procedimento di modifica del ruolo di un utente già presente nel sistema per opera dell'Amministratore.</text:p>
      <text:p text:style-name="P1"/>
      <text:list xml:id="list36705752" text:continue-numbering="true" text:style-name="WW8Num2">
        <text:list-item>
          <text:list>
            <text:list-item>
              <text:list>
                <text:list-item>
                  <text:p text:style-name="P101">Pre-condizioni</text:p>
                </text:list-item>
              </text:list>
            </text:list-item>
          </text:list>
        </text:list-item>
      </text:list>
      <text:p text:style-name="P26">Registrazione e tipo d'utenza</text:p>
      <text:p text:style-name="P27">Come pre-requesito fondamentale si richiede che la presenza di un utente con ruolo di Amministratore, il quale può accedere al panello di amministrazione e, conseguentemente, alla sezione <text:span text:style-name="T13">Utenti </text:span><text:span text:style-name="T15">→ Gestisci Ruoli </text:span>del sito.</text:p>
      <text:p text:style-name="P15"/>
      <text:p text:style-name="P18">Stato del sistema</text:p>
      <text:p text:style-name="P19">Dati i risultati dei test n°001.1 e n° 001.3, nel sistema è presente un nuovo utente con ruolo assegnato mentre l'utente corrente è l'Amministratore.</text:p>
      <text:p text:style-name="P2"/>
      <text:list xml:id="list36708101" text:continue-numbering="true" text:style-name="WW8Num2">
        <text:list-item>
          <text:list>
            <text:list-item>
              <text:list>
                <text:list-item>
                  <text:p text:style-name="P101">Test</text:p>
                </text:list-item>
              </text:list>
            </text:list-item>
          </text:list>
        </text:list-item>
      </text:list>
      <text:p text:style-name="P36">1. Accedere al sito con le proprie credenziali di amministratore.</text:p>
      <text:list xml:id="list36723202" text:continue-list="list36732397" text:style-name="L4">
        <text:list-header>
          <text:p text:style-name="P106">2. Accedere al pannello amministrativo seguendo la voce <text:span text:style-name="T13">Utenti </text:span><text:span text:style-name="T15">→ Gestisci Utenti</text:span><text:span text:style-name="T17">.</text:span></text:p>
          <text:p text:style-name="P106">3. Una volta verificato l'accesso alla pagina citata, modificare il ruolo di un utente presente nel sistema (ad esempio promuovendolo a <text:span text:style-name="T13">Collaboratore</text:span>).</text:p>
        </text:list-header>
      </text:list>
      <text:p text:style-name="P1"/>
      <text:list xml:id="list36705838" text:continue-list="list36708101" text:style-name="WW8Num2">
        <text:list-item>
          <text:list>
            <text:list-item>
              <text:list>
                <text:list-item>
                  <text:p text:style-name="P101">Verifica del test</text:p>
                </text:list-item>
              </text:list>
            </text:list-item>
          </text:list>
        </text:list-item>
      </text:list>
      <text:p text:style-name="P36">1. Acceso effettuato: Sì[ ] No[ ]</text:p>
      <text:p text:style-name="P40"><text:span text:style-name="T3">2. Visualizzazione </text:span><text:span text:style-name="T7">del pannello </text:span><text:span text:style-name="T5">Amministrazione </text:span><text:span text:style-name="T18">→</text:span><text:span text:style-name="T5"> Utenti </text:span><text:span text:style-name="T18">→ Gestisci Utenti</text:span><text:span text:style-name="T7">: Sì[ ] No[ ]</text:span></text:p>
      <text:p text:style-name="P40"><text:span text:style-name="T7">3. Verifica del permesso d'accesso al pannello </text:span><text:span text:style-name="T5">Amministrazione </text:span><text:span text:style-name="T18">→</text:span><text:span text:style-name="T5"> Utenti </text:span><text:span text:style-name="T18">→ Gestisci Utenti</text:span><text:span text:style-name="T7">: Sì[ ] No[ ]</text:span></text:p>
      <text:p text:style-name="P38">4. Una volta visualizzata la pagina citata al punto 3, verificare la visibilità del pulsante di selezione del ruolo nella riga dell'utente a cui si vuole cambiare il ruolo: Sì[ ] No[ ]</text:p>
      <text:p text:style-name="P38">5. Dopo aver modificato il ruolo dell'utente in esame, verificare che la modifica compaia ad un successivo re-indirizzamento alla sezione <text:span text:style-name="T13">Utenti </text:span><text:span text:style-name="T15">→ Gestisci Utenti</text:span><text:span text:style-name="T22">: Sì[ ] No[ ]</text:span></text:p>
      <text:p text:style-name="P38"/>
      <text:list xml:id="list36735028" text:continue-numbering="true" text:style-name="WW8Num2">
        <text:list-item>
          <text:list>
            <text:list-item>
              <text:list>
                <text:list-item>
                  <text:p text:style-name="P101">Post-condizione</text:p>
                </text:list-item>
              </text:list>
            </text:list-item>
          </text:list>
        </text:list-item>
      </text:list>
      <text:p text:style-name="P19">I dati ottenuti da tale test possono costituire eventualmente parte delle pre-condizioni del test n° 001.8.</text:p>
      <text:p text:style-name="P44"/>
      <text:h text:style-name="P124" text:outline-level="1"/>
      <text:h text:style-name="P124" text:outline-level="1"/>
      <text:p text:style-name="P56"/>
      <text:p text:style-name="P56"/>
      <text:p text:style-name="P56"/>
      <text:p text:style-name="P56"/>
      <text:p text:style-name="P56"/>
      <text:h text:style-name="P123" text:outline-level="1"><text:bookmark-start text:name="__RefHeading__2143_1619445130"/><text:soft-page-break/><text:span text:style-name="T1">001.8 </text:span><text:span text:style-name="T2">Eliminare un ruolo</text:span><text:bookmark-end text:name="__RefHeading__2143_1619445130"/></text:h>
      <text:list xml:id="list36713661" text:continue-numbering="true" text:style-name="WW8Num2">
        <text:list-item>
          <text:list>
            <text:list-item>
              <text:list>
                <text:list-item>
                  <text:p text:style-name="P101">Obbiettivi</text:p>
                </text:list-item>
              </text:list>
            </text:list-item>
          </text:list>
        </text:list-item>
      </text:list>
      <text:p text:style-name="P35">Verificare il corretto procedimento di eliminazione del ruolo di un utente già presente nel sistema per opera dell'Amministratore, con conseguente modifica del ruolo di tutti gli utenti classificati da quello appena eliminato.</text:p>
      <text:p text:style-name="P1"/>
      <text:list xml:id="list36734152" text:continue-numbering="true" text:style-name="WW8Num2">
        <text:list-item>
          <text:list>
            <text:list-item>
              <text:list>
                <text:list-item>
                  <text:p text:style-name="P101">Pre-condizioni</text:p>
                </text:list-item>
              </text:list>
            </text:list-item>
          </text:list>
        </text:list-item>
      </text:list>
      <text:p text:style-name="P26">Registrazione e tipo d'utenza</text:p>
      <text:p text:style-name="P27">Come pre-requesito fondamentale si richiede che la presenza di un utente con ruolo di Amministratore, il quale può accedere al panello di amministrazione e, conseguentemente, alla sezione <text:span text:style-name="T13">Utenti </text:span><text:span text:style-name="T15">→ Gestisci Ruoli </text:span>del sito.</text:p>
      <text:p text:style-name="P15"/>
      <text:p text:style-name="P18">Stato del sistema</text:p>
      <text:p text:style-name="P19">Dati i risultati dei test n° 001.1, n° 001.3 e n° 001.6, l'utente corrente è l'Amministratore ed è stato creato precedentemente un nuovo ruolo che si vuole ora eliminare.</text:p>
      <text:p text:style-name="P19">Possono esservi, in base ai dati del test n° 001.7, utenti con assegnato quel ruolo.</text:p>
      <text:p text:style-name="P2"/>
      <text:list xml:id="list36715364" text:continue-numbering="true" text:style-name="WW8Num2">
        <text:list-item>
          <text:list>
            <text:list-item>
              <text:list>
                <text:list-item>
                  <text:p text:style-name="P101">Test</text:p>
                </text:list-item>
              </text:list>
            </text:list-item>
          </text:list>
        </text:list-item>
      </text:list>
      <text:p text:style-name="P36">1. Accedere al sito con le proprie credenziali di amministratore.</text:p>
      <text:list xml:id="list36727880" text:continue-list="list36723202" text:style-name="L4">
        <text:list-header>
          <text:p text:style-name="P106">2. Accedere al pannello amministrativo seguendo la voce <text:span text:style-name="T13">Utenti </text:span><text:span text:style-name="T15">→ Gestisci Ruoli</text:span><text:span text:style-name="T17">.</text:span></text:p>
          <text:p text:style-name="P106">3. Una volta verificato l'accesso alla pagina citata, eliminare il ruolo preso in esame.</text:p>
        </text:list-header>
      </text:list>
      <text:p text:style-name="P1"/>
      <text:list xml:id="list36716709" text:continue-list="list36715364" text:style-name="WW8Num2">
        <text:list-item>
          <text:list>
            <text:list-item>
              <text:list>
                <text:list-item>
                  <text:p text:style-name="P101">Verifica del test</text:p>
                </text:list-item>
              </text:list>
            </text:list-item>
          </text:list>
        </text:list-item>
      </text:list>
      <text:p text:style-name="P36">1. Acceso effettuato: Sì[ ] No[ ]</text:p>
      <text:p text:style-name="P40"><text:span text:style-name="T3">2. Visualizzazione </text:span><text:span text:style-name="T7">del pannello </text:span><text:span text:style-name="T5">Amministrazione </text:span><text:span text:style-name="T18">→</text:span><text:span text:style-name="T5"> Utenti </text:span><text:span text:style-name="T18">→ Gestisci Ruoli</text:span><text:span text:style-name="T7">: Sì[ ] No[ ]</text:span></text:p>
      <text:p text:style-name="P40"><text:span text:style-name="T7">3. Verifica del permesso d'accesso al pannello </text:span><text:span text:style-name="T5">Amministrazione </text:span><text:span text:style-name="T18">→</text:span><text:span text:style-name="T5"> Utenti </text:span><text:span text:style-name="T18">→ Gestisci Ruoli</text:span><text:span text:style-name="T7">: Sì[ ] No[ ]</text:span></text:p>
      <text:p text:style-name="P38">4. Una volta visualizzata la pagina citata al punto 3, verificare la visibilità del pulsante di cancellazione di fianco al nome del ruolo in esame: Sì[ ] No[ ]</text:p>
      <text:p text:style-name="P38">5. Dopo aver eliminato il ruolo selezionato, verificare, accedendo alla sezione <text:span text:style-name="T13">Utenti </text:span><text:span text:style-name="T15">→ Gestisci Utenti</text:span><text:span text:style-name="T22">, che tutti gli utenti aventi quel ruolo siano stati declassati automaticamente a quello di Utenti: Sì[ ] No[ ]</text:span></text:p>
      <text:p text:style-name="P38"/>
      <text:list xml:id="list36708067" text:continue-numbering="true" text:style-name="WW8Num2">
        <text:list-item>
          <text:list>
            <text:list-item>
              <text:list>
                <text:list-item>
                  <text:p text:style-name="P101">Post-condizione</text:p>
                </text:list-item>
              </text:list>
            </text:list-item>
          </text:list>
        </text:list-item>
      </text:list>
      <text:p text:style-name="P22">I dati ottenuti da tale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23" text:outline-level="1"><text:bookmark-start text:name="__RefHeading__2621_1778372998"/><text:soft-page-break/><text:span text:style-name="T1">001.9 </text:span><text:span text:style-name="T2">Aggiungere un gruppo</text:span><text:bookmark-end text:name="__RefHeading__2621_1778372998"/></text:h>
      <text:list xml:id="list36733153" text:continue-numbering="true" text:style-name="WW8Num2">
        <text:list-item>
          <text:list>
            <text:list-item>
              <text:list>
                <text:list-item>
                  <text:p text:style-name="P101">Obbiettivi</text:p>
                </text:list-item>
              </text:list>
            </text:list-item>
          </text:list>
        </text:list-item>
      </text:list>
      <text:p text:style-name="P35">Verificare il corretto procedimento di aggiunta di un gruppo da parte dell'Amministratore.</text:p>
      <text:p text:style-name="P1"/>
      <text:list xml:id="list36731066" text:continue-numbering="true" text:style-name="WW8Num2">
        <text:list-item>
          <text:list>
            <text:list-item>
              <text:list>
                <text:list-item>
                  <text:p text:style-name="P101">Pre-condizioni</text:p>
                </text:list-item>
              </text:list>
            </text:list-item>
          </text:list>
        </text:list-item>
      </text:list>
      <text:p text:style-name="P26">Registrazione e tipo d'utenza</text:p>
      <text:p text:style-name="P27">Come pre-requesito fondamentale si richiede che la presenza di un utente con ruolo di Amministratore, il quale può accedere al panello di amministrazione e, conseguentemente, alla sezione <text:span text:style-name="T13">Utenti </text:span><text:span text:style-name="T15">→ Gestisci Gruppi </text:span>del sito.</text:p>
      <text:p text:style-name="P15"/>
      <text:p text:style-name="P18">Stato del sistema</text:p>
      <text:p text:style-name="P19">Dati i risultati dei test n° 001.3, l'utente corrente è l'Amministratore.</text:p>
      <text:p text:style-name="P19">Non ci sono attualmente gruppi nel sistema.</text:p>
      <text:p text:style-name="P2"/>
      <text:list xml:id="list36715493" text:continue-numbering="true" text:style-name="WW8Num2">
        <text:list-item>
          <text:list>
            <text:list-item>
              <text:list>
                <text:list-item>
                  <text:p text:style-name="P101">Test</text:p>
                </text:list-item>
              </text:list>
            </text:list-item>
          </text:list>
        </text:list-item>
      </text:list>
      <text:p text:style-name="P36">1. Accedere al sito con le proprie credenziali di amministratore.</text:p>
      <text:list xml:id="list36709814" text:continue-list="list36727880" text:style-name="L4">
        <text:list-header>
          <text:p text:style-name="P106">2. Accedere al pannello amministrativo seguendo la voce <text:span text:style-name="T13">Utenti </text:span><text:span text:style-name="T15">→ Gestisci Gruppi</text:span><text:span text:style-name="T17">.</text:span></text:p>
          <text:p text:style-name="P106">3. Una volta verificato l'accesso alla pagina citata, aggiungere un gruppo.</text:p>
        </text:list-header>
      </text:list>
      <text:p text:style-name="P1"/>
      <text:list xml:id="list36729864" text:continue-list="list36715493" text:style-name="WW8Num2">
        <text:list-item>
          <text:list>
            <text:list-item>
              <text:list>
                <text:list-item>
                  <text:p text:style-name="P101">Verifica del test</text:p>
                </text:list-item>
              </text:list>
            </text:list-item>
          </text:list>
        </text:list-item>
      </text:list>
      <text:p text:style-name="P36">1. Acceso effettuato: Sì[ ] No[ ]</text:p>
      <text:p text:style-name="P40"><text:span text:style-name="T3">2. Visualizzazione </text:span><text:span text:style-name="T7">del pannello </text:span><text:span text:style-name="T5">Amministrazione </text:span><text:span text:style-name="T18">→</text:span><text:span text:style-name="T5"> Utenti </text:span><text:span text:style-name="T18">→ Gestisci Gruppi</text:span><text:span text:style-name="T7">: Sì[ ] No[ ]</text:span></text:p>
      <text:p text:style-name="P40"><text:span text:style-name="T7">3. Verifica del permesso d'accesso al pannello </text:span><text:span text:style-name="T5">Amministrazione </text:span><text:span text:style-name="T18">→</text:span><text:span text:style-name="T5"> Utenti </text:span><text:span text:style-name="T18">→ Gestisci Gruppi</text:span><text:span text:style-name="T7">: Sì[ ] No[ ]</text:span></text:p>
      <text:p text:style-name="P38">4. Una volta visualizzata la pagina citata al punto 3, verificare la visibilità del pulsante <text:span text:style-name="T13">Aggiungi</text:span>: Sì[ ] No[ ]</text:p>
      <text:p text:style-name="P38">5. Compilare il form di aggiunta di un nuovo gruppo e verificare che il campo obbligatorio <text:span text:style-name="T13">Nome gruppo</text:span> e <text:span text:style-name="T13">Descrizione</text:span> siano davvero tali: Sì[ ] No[ ]</text:p>
      <text:p text:style-name="P38">6. Una volta re-indirizzati alla pagina <text:span text:style-name="T13">Utenti </text:span><text:span text:style-name="T15">→ Gestisci Gruppi</text:span><text:span text:style-name="T22">, verificare che il gruppo appena creato sia stato aggiunto alla lista dei gruppi: Sì[ ] No[ ]</text:span></text:p>
      <text:p text:style-name="P38"/>
      <text:list xml:id="list36713647" text:continue-numbering="true" text:style-name="WW8Num2">
        <text:list-item>
          <text:list>
            <text:list-item>
              <text:list>
                <text:list-item>
                  <text:p text:style-name="P101">Post-condizione</text:p>
                </text:list-item>
              </text:list>
            </text:list-item>
          </text:list>
        </text:list-item>
      </text:list>
      <text:p text:style-name="P22">I dati ottenuti da tale test forniscono parte delle pre-condizioni dei test n° 001.10.</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23" text:outline-level="1"><text:bookmark-start text:name="__RefHeading__2756_1778372998"/><text:soft-page-break/><text:span text:style-name="T1">001.10 </text:span><text:span text:style-name="T2">Aggiungere utenti ad un gruppo</text:span><text:bookmark-end text:name="__RefHeading__2756_1778372998"/></text:h>
      <text:list xml:id="list36717337" text:continue-numbering="true" text:style-name="WW8Num2">
        <text:list-item>
          <text:list>
            <text:list-item>
              <text:list>
                <text:list-item>
                  <text:p text:style-name="P101">Obbiettivi</text:p>
                </text:list-item>
              </text:list>
            </text:list-item>
          </text:list>
        </text:list-item>
      </text:list>
      <text:p text:style-name="P35">Verificare il corretto procedimento di aggiunta di utenti in un gruppo da parte dell'Amministratore.</text:p>
      <text:p text:style-name="P1"/>
      <text:list xml:id="list36728114" text:continue-numbering="true" text:style-name="WW8Num2">
        <text:list-item>
          <text:list>
            <text:list-item>
              <text:list>
                <text:list-item>
                  <text:p text:style-name="P101">Pre-condizioni</text:p>
                </text:list-item>
              </text:list>
            </text:list-item>
          </text:list>
        </text:list-item>
      </text:list>
      <text:p text:style-name="P26">Registrazione e tipo d'utenza</text:p>
      <text:p text:style-name="P27">Come pre-requesito fondamentale si richiede che la presenza di un utente con ruolo di Amministratore, il quale può accedere al panello di amministrazione e, conseguentemente, alla sezione <text:span text:style-name="T13">Utenti </text:span><text:span text:style-name="T15">→ Gestisci Gruppi </text:span>del sito.</text:p>
      <text:p text:style-name="P15"/>
      <text:p text:style-name="P18">Stato del sistema</text:p>
      <text:p text:style-name="P19">Dati i risultati dei test n° 001.3, l'utente corrente è l'Amministratore.</text:p>
      <text:p text:style-name="P19">Dati i risultati del test n° 001.9, nel sistema è presente almeno un gruppo aggiunto precedentemente dall'Amministratore.</text:p>
      <text:p text:style-name="P19">Dati i risultati dei test n° 001.1 e n° 001.2, nel sistema sono presenti almeno due utenti.</text:p>
      <text:p text:style-name="P2"/>
      <text:list xml:id="list36723611" text:continue-numbering="true" text:style-name="WW8Num2">
        <text:list-item>
          <text:list>
            <text:list-item>
              <text:list>
                <text:list-item>
                  <text:p text:style-name="P101">Test</text:p>
                </text:list-item>
              </text:list>
            </text:list-item>
          </text:list>
        </text:list-item>
      </text:list>
      <text:p text:style-name="P36">1. Accedere al sito con le proprie credenziali di amministratore.</text:p>
      <text:list xml:id="list36717617" text:continue-list="list36709814" text:style-name="L4">
        <text:list-header>
          <text:p text:style-name="P106">2. Accedere al pannello amministrativo seguendo la voce <text:span text:style-name="T13">Utenti </text:span><text:span text:style-name="T15">→ Gestisci Gruppi</text:span><text:span text:style-name="T17">.</text:span></text:p>
          <text:p text:style-name="P106">3. Una volta verificato l'accesso alla pagina citata, aggiungere utenti al gruppo selezionato.</text:p>
        </text:list-header>
      </text:list>
      <text:p text:style-name="P1"/>
      <text:list xml:id="list36716850" text:continue-list="list36723611" text:style-name="WW8Num2">
        <text:list-item>
          <text:list>
            <text:list-item>
              <text:list>
                <text:list-item>
                  <text:p text:style-name="P101">Verifica del test</text:p>
                </text:list-item>
              </text:list>
            </text:list-item>
          </text:list>
        </text:list-item>
      </text:list>
      <text:p text:style-name="P36">1. Acceso effettuato: Sì[ ] No[ ]</text:p>
      <text:p text:style-name="P40"><text:span text:style-name="T3">2. Visualizzazione </text:span><text:span text:style-name="T7">del pannello </text:span><text:span text:style-name="T5">Amministrazione </text:span><text:span text:style-name="T18">→</text:span><text:span text:style-name="T5"> Utenti </text:span><text:span text:style-name="T18">→ Gestisci Gruppi</text:span><text:span text:style-name="T7">: Sì[ ] No[ ]</text:span></text:p>
      <text:p text:style-name="P40"><text:span text:style-name="T7">3. Verifica del permesso d'accesso al pannello </text:span><text:span text:style-name="T5">Amministrazione </text:span><text:span text:style-name="T18">→</text:span><text:span text:style-name="T5"> Utenti </text:span><text:span text:style-name="T18">→ Gestisci Gruppi</text:span><text:span text:style-name="T7">: Sì[ ] No[ ]</text:span></text:p>
      <text:p text:style-name="P38">4. Una volta visualizzata la pagina citata al punto 3, verificare la visibilità del pulsante con icona a forma di matita di fianco al nome del gruppo al quale si voglio aggiungere utenti: Sì[ ] No[ ]</text:p>
      <text:p text:style-name="P38">5. Verificare il re-indirizzamento ad una nuova pagina che presenta il riquadro degli utenti da poter aggiungere e quello del gruppo selezionato: Sì[ ] No[ ]</text:p>
      <text:p text:style-name="P38">6. Verificare che, una volta contrassegnati gli utenti che si voglio aggiungere al gruppi e cliccato il pulsante <text:span text:style-name="T13">Aggiungi</text:span>, gli utenti selezionati compaiano nel riquadro del gruppo selezionato<text:span text:style-name="T22">: Sì[ ] No[ ]</text:span></text:p>
      <text:p text:style-name="P38"/>
      <text:list xml:id="list36728661" text:continue-numbering="true" text:style-name="WW8Num2">
        <text:list-item>
          <text:list>
            <text:list-item>
              <text:list>
                <text:list-item>
                  <text:p text:style-name="P101">Post-condizione</text:p>
                </text:list-item>
              </text:list>
            </text:list-item>
          </text:list>
        </text:list-item>
      </text:list>
      <text:p text:style-name="P22">I dati ottenuti da tale test non forniscono pre-condizioni per test successivi.</text:p>
      <text:p text:style-name="P45"/>
      <text:p text:style-name="P45"/>
      <text:p text:style-name="P45"/>
      <text:p text:style-name="P45"/>
      <text:p text:style-name="P45"/>
      <text:p text:style-name="P45"/>
      <text:p text:style-name="P45"/>
      <text:p text:style-name="P45"/>
      <text:p text:style-name="P45"/>
      <text:h text:style-name="P123" text:outline-level="1"><text:bookmark-start text:name="__RefHeading__2780_1778372998"/><text:soft-page-break/><text:span text:style-name="T1">001.11 </text:span><text:span text:style-name="T2">Aggiungere nuovi tipi di socio</text:span><text:bookmark-end text:name="__RefHeading__2780_1778372998"/></text:h>
      <text:list xml:id="list36722990" text:continue-numbering="true" text:style-name="WW8Num2">
        <text:list-item>
          <text:list>
            <text:list-item>
              <text:list>
                <text:list-item>
                  <text:p text:style-name="P101">Obbiettivi</text:p>
                </text:list-item>
              </text:list>
            </text:list-item>
          </text:list>
        </text:list-item>
      </text:list>
      <text:p text:style-name="P35">Verificare il corretto procedimento di aggiunta di nuovi tipi di socio da parte dell'Amministratore.</text:p>
      <text:p text:style-name="P1"/>
      <text:list xml:id="list36721620" text:continue-numbering="true" text:style-name="WW8Num2">
        <text:list-item>
          <text:list>
            <text:list-item>
              <text:list>
                <text:list-item>
                  <text:p text:style-name="P101">Pre-condizioni</text:p>
                </text:list-item>
              </text:list>
            </text:list-item>
          </text:list>
        </text:list-item>
      </text:list>
      <text:p text:style-name="P26">Registrazione e tipo d'utenza</text:p>
      <text:p text:style-name="P27">Come pre-requesito fondamentale si richiede che la presenza di un utente con ruolo di Amministratore, il quale può accedere al panello di amministrazione e, conseguentemente, alla sezione <text:span text:style-name="T13">Utenti </text:span><text:span text:style-name="T15">→ Gestisci tipi Socio </text:span>del sito.</text:p>
      <text:p text:style-name="P15"/>
      <text:p text:style-name="P18">Stato del sistema</text:p>
      <text:p text:style-name="P19">Dati i risultati dei test n° 001.3, l'utente corrente è l'Amministratore.</text:p>
      <text:p text:style-name="P19">Non sono ancora stati definiti tipi di socio.</text:p>
      <text:p text:style-name="P2"/>
      <text:list xml:id="list36715656" text:continue-numbering="true" text:style-name="WW8Num2">
        <text:list-item>
          <text:list>
            <text:list-item>
              <text:list>
                <text:list-item>
                  <text:p text:style-name="P101">Test</text:p>
                </text:list-item>
              </text:list>
            </text:list-item>
          </text:list>
        </text:list-item>
      </text:list>
      <text:p text:style-name="P36">1. Accedere al sito con le proprie credenziali di amministratore.</text:p>
      <text:list xml:id="list36713713" text:continue-list="list36717617" text:style-name="L4">
        <text:list-header>
          <text:p text:style-name="P106">2. Accedere al pannello amministrativo seguendo la voce <text:span text:style-name="T13">Utenti </text:span><text:span text:style-name="T15">→ Gestisci tipi Socio</text:span><text:span text:style-name="T17">.</text:span></text:p>
          <text:p text:style-name="P106">3. Una volta verificato l'accesso alla pagina citata, aggiungere utenti al gruppo selezionato.</text:p>
        </text:list-header>
      </text:list>
      <text:p text:style-name="P1"/>
      <text:list xml:id="list36716251" text:continue-list="list36715656" text:style-name="WW8Num2">
        <text:list-item>
          <text:list>
            <text:list-item>
              <text:list>
                <text:list-item>
                  <text:p text:style-name="P101">Verifica del test</text:p>
                </text:list-item>
              </text:list>
            </text:list-item>
          </text:list>
        </text:list-item>
      </text:list>
      <text:p text:style-name="P36">1. Acceso effettuato: Sì[ ] No[ ]</text:p>
      <text:p text:style-name="P40"><text:span text:style-name="T3">2. Visualizzazione </text:span><text:span text:style-name="T7">del pannello </text:span><text:span text:style-name="T5">Amministrazione </text:span><text:span text:style-name="T18">→</text:span><text:span text:style-name="T5"> Utenti </text:span><text:span text:style-name="T18">→ Gestisci tipi Socio</text:span><text:span text:style-name="T7">: Sì[ ] No[ ]</text:span></text:p>
      <text:p text:style-name="P40"><text:span text:style-name="T7">3. Verifica del permesso d'accesso al pannello </text:span><text:span text:style-name="T5">Amministrazione </text:span><text:span text:style-name="T18">→</text:span><text:span text:style-name="T5"> Utenti </text:span><text:span text:style-name="T18">→ Gestisci tipi Socio</text:span><text:span text:style-name="T7">: Sì[ ] No[ ]</text:span></text:p>
      <text:p text:style-name="P38">4. Una volta visualizzata la pagina citata al punto 3, verificare la visibilità del pulsante <text:span text:style-name="T13">Aggiungi</text:span>: Sì[ ] No[ ]</text:p>
      <text:p text:style-name="P38">5. Compilare il form di aggiunta di un nuovo gruppo e verificare che il campo obbligatorio <text:span text:style-name="T13">Nome tipo</text:span> e <text:span text:style-name="T13">Descrizione</text:span> siano davvero tali : Sì[ ] No[ ]</text:p>
      <text:p text:style-name="P38">6. Una volta re-indirizzati alla pagina <text:span text:style-name="T13">Utenti </text:span><text:span text:style-name="T15">→ Gestisci tipi Socio</text:span><text:span text:style-name="T22">, verificare che il tipo appena creato sia stato aggiunto alla lista dei tipi di socio presenti: Sì[ ] No[ ]</text:span></text:p>
      <text:p text:style-name="P38"/>
      <text:list xml:id="list36726680" text:continue-numbering="true" text:style-name="WW8Num2">
        <text:list-item>
          <text:list>
            <text:list-item>
              <text:list>
                <text:list-item>
                  <text:p text:style-name="P101">Post-condizione</text:p>
                </text:list-item>
              </text:list>
            </text:list-item>
          </text:list>
        </text:list-item>
      </text:list>
      <text:p text:style-name="P22">I dati ottenuti da tale test forniscono parte delle pre-condizioni del test n° 001.12.</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23" text:outline-level="1"><text:bookmark-start text:name="__RefHeading__2879_1778372998"/><text:soft-page-break/><text:span text:style-name="T1">001.12 <text:s/></text:span><text:span text:style-name="T2">Aggiungere un nuovo utente con ruolo già assegnato</text:span><text:bookmark-end text:name="__RefHeading__2879_1778372998"/></text:h>
      <text:list xml:id="list36731428" text:continue-numbering="true" text:style-name="WW8Num2">
        <text:list-item>
          <text:list>
            <text:list-item>
              <text:list>
                <text:list-item>
                  <text:p text:style-name="P101">Obbiettivi</text:p>
                </text:list-item>
              </text:list>
            </text:list-item>
          </text:list>
        </text:list-item>
      </text:list>
      <text:p text:style-name="P35">Verificare il corretto procedimento di aggiunta di <text:s/>un nuovo utente del sito VALE, con ruolo già assegnato, da parte dell'Amministratore.</text:p>
      <text:p text:style-name="P1"/>
      <text:list xml:id="list36715439" text:continue-numbering="true" text:style-name="WW8Num2">
        <text:list-item>
          <text:list>
            <text:list-item>
              <text:list>
                <text:list-item>
                  <text:p text:style-name="P101">Pre-condizioni</text:p>
                </text:list-item>
              </text:list>
            </text:list-item>
          </text:list>
        </text:list-item>
      </text:list>
      <text:p text:style-name="P26">Registrazione e tipo d'utenza</text:p>
      <text:p text:style-name="P27">Come pre-requesito fondamentale si richiede che la presenza di un utente con ruolo di Amministratore, il quale può accedere al panello di amministrazione e, conseguentemente, alla sezione <text:span text:style-name="T13">Utenti </text:span><text:span text:style-name="T15">→ Gestisci Utenti </text:span>del sito.</text:p>
      <text:p text:style-name="P15"/>
      <text:p text:style-name="P18">Stato del sistema</text:p>
      <text:p text:style-name="P19">Dati i risultati dei test n° 001.3, l'utente corrente è l'Amministratore.</text:p>
      <text:p text:style-name="P19">Dati i risultati del test n° 001.11 è presente almeno un altro tipo di socio che può essere assegnato ad un utente, oltre al tipo <text:span text:style-name="T13">Generico</text:span>.</text:p>
      <text:p text:style-name="P2"/>
      <text:list xml:id="list36728120" text:continue-numbering="true" text:style-name="WW8Num2">
        <text:list-item>
          <text:list>
            <text:list-item>
              <text:list>
                <text:list-item>
                  <text:p text:style-name="P101">Test</text:p>
                </text:list-item>
              </text:list>
            </text:list-item>
          </text:list>
        </text:list-item>
      </text:list>
      <text:p text:style-name="P36">1. Accedere al sito con le proprie credenziali di amministratore.</text:p>
      <text:list xml:id="list36737296" text:continue-list="list36713713" text:style-name="L4">
        <text:list-header>
          <text:p text:style-name="P106">2. Accedere al pannello amministrativo seguendo la voce <text:span text:style-name="T13">Utenti </text:span><text:span text:style-name="T15">→ Gestisci Utenti</text:span><text:span text:style-name="T17">.</text:span></text:p>
          <text:p text:style-name="P106">3. Una volta verificato l'accesso alla pagina citata, cliccare sul pulsante <text:span text:style-name="T13">Aggiungi un nuovo utente</text:span> e compilare il form di registrazione, assegnando già un ruolo all'utente (ad esempio quello di <text:span text:style-name="T13">Membro del Consiglio</text:span>).</text:p>
        </text:list-header>
      </text:list>
      <text:p text:style-name="P1"/>
      <text:list xml:id="list36727648" text:continue-list="list36728120" text:style-name="WW8Num2">
        <text:list-item>
          <text:list>
            <text:list-item>
              <text:list>
                <text:list-item>
                  <text:p text:style-name="P101">Verifica del test</text:p>
                </text:list-item>
              </text:list>
            </text:list-item>
          </text:list>
        </text:list-item>
      </text:list>
      <text:p text:style-name="P36">1. Acceso effettuato: Sì[ ] No[ ]</text:p>
      <text:p text:style-name="P40"><text:span text:style-name="T3">2. Visualizzazione </text:span><text:span text:style-name="T7">del pannello </text:span><text:span text:style-name="T5">Amministrazione </text:span><text:span text:style-name="T18">→</text:span><text:span text:style-name="T5"> Utenti </text:span><text:span text:style-name="T18">→ Gestisci Utenti</text:span><text:span text:style-name="T7">: Sì[ ] No[ ]</text:span></text:p>
      <text:p text:style-name="P40"><text:span text:style-name="T7">3. Verifica del permesso d'accesso al pannello </text:span><text:span text:style-name="T5">Amministrazione </text:span><text:span text:style-name="T18">→</text:span><text:span text:style-name="T5"> Utenti </text:span><text:span text:style-name="T18">→ Gestisci Utenti</text:span><text:span text:style-name="T21">:</text:span><text:span text:style-name="T7"> Sì[ ] No[ ]</text:span></text:p>
      <text:p text:style-name="P38">4. Una volta visualizzata la pagina citata al punto 3, verificare la visibilità del pulsante <text:span text:style-name="T13">Aggiungi un nuovo utente</text:span>: Sì[ ] No[ ]</text:p>
      <text:p text:style-name="P38">5. Previa compilazione del form presente, verificare che i dati obbligatori (<text:span text:style-name="T13">UserName</text:span>, <text:span text:style-name="T13">E-mail</text:span>, <text:span text:style-name="T13">Nome</text:span>, <text:span text:style-name="T13">Cognome</text:span>, <text:span text:style-name="T13">Regione</text:span>, <text:span text:style-name="T13">Provincia</text:span>, <text:span text:style-name="T13">Città</text:span>, <text:span text:style-name="T13">Indirizzo</text:span>, <text:span text:style-name="T13">Codice fiscale</text:span>, <text:span text:style-name="T13">Password,</text:span> <text:span text:style-name="T13">Conferma password</text:span>, <text:span text:style-name="T13">Assegna Ruolo</text:span> e <text:span text:style-name="T13">Assegna Tipo Socio</text:span>) siano effettivamente tali: Sì[ ] No[ ]</text:p>
      <text:p text:style-name="P38">6. A seguito del re-indirizzamento alla pagina <text:span text:style-name="T13">Utenti </text:span><text:span text:style-name="T15">→ Gestisci Utenti</text:span><text:span text:style-name="T22">, verificare che l'utente aggiunto compaia nella lista degli utenti del sito: Sì[ ] No[ ]</text:span></text:p>
      <text:p text:style-name="P38"><text:span text:style-name="T22">7. Successivamente all'avvenuta registrazione vengono inviate due e-mail: una agli amministratori di sistema per comunicare l'avvenuta registrazione ed una all'utente appena aggiunto. Verificare quindi la presenza delle e-mail in coda accedendo alla sezione <text:s/></text:span><text:span text:style-name="T16">Amministrazione </text:span><text:span text:style-name="T15">→</text:span><text:span text:style-name="T16"> </text:span><text:span text:style-name="T15">Gestisci Servizio E-mail</text:span><text:span text:style-name="T22">: Sì[ ] No[ ]</text:span></text:p>
      <text:p text:style-name="P41">8. Verifica dell'arrivo della mail sopra citata: Sì[ ] No[ ]</text:p>
      <text:p text:style-name="P38"/>
      <text:list xml:id="list36732243" text:continue-numbering="true" text:style-name="WW8Num2">
        <text:list-item>
          <text:list>
            <text:list-item>
              <text:list>
                <text:list-item>
                  <text:p text:style-name="P101">Post-condizione</text:p>
                </text:list-item>
              </text:list>
            </text:list-item>
          </text:list>
        </text:list-item>
      </text:list>
      <text:p text:style-name="P22">I dati ottenuti da tale test forniscono pre-condizioni per i test n° 001.13, n° 001.14 e n° 001.15.</text:p>
      <text:p text:style-name="P45"/>
      <text:p text:style-name="P45"/>
      <text:p text:style-name="P45"/>
      <text:p text:style-name="P45"/>
      <text:h text:style-name="P123" text:outline-level="1"><text:bookmark-start text:name="__RefHeading__2883_1778372998"/><text:soft-page-break/><text:span text:style-name="T1">001.13 <text:s/></text:span><text:span text:style-name="T2">Scaricare il CSV del log del servizio e-mail</text:span><text:bookmark-end text:name="__RefHeading__2883_1778372998"/></text:h>
      <text:list xml:id="list36720006" text:continue-numbering="true" text:style-name="WW8Num2">
        <text:list-item>
          <text:list>
            <text:list-item>
              <text:list>
                <text:list-item>
                  <text:p text:style-name="P101">Obbiettivi</text:p>
                </text:list-item>
              </text:list>
            </text:list-item>
          </text:list>
        </text:list-item>
      </text:list>
      <text:p text:style-name="P35">Verificare il corretto procedimento di scaricamento del CSV del log del servizio e-mail a cui solo l'Amministratore può accedere.</text:p>
      <text:p text:style-name="P1"/>
      <text:list xml:id="list36720836" text:continue-numbering="true" text:style-name="WW8Num2">
        <text:list-item>
          <text:list>
            <text:list-item>
              <text:list>
                <text:list-item>
                  <text:p text:style-name="P101">Pre-condizioni</text:p>
                </text:list-item>
              </text:list>
            </text:list-item>
          </text:list>
        </text:list-item>
      </text:list>
      <text:p text:style-name="P26">Registrazione e tipo d'utenza</text:p>
      <text:p text:style-name="P27">Come pre-requesito fondamentale si richiede che la presenza di un utente con ruolo di Amministratore, il quale può accedere al panello di amministrazione e, conseguentemente, alla sezione <text:span text:style-name="T13">Amministrazione </text:span><text:span text:style-name="T15">→ Gestisci Servizio E-mail </text:span>del sito.</text:p>
      <text:p text:style-name="P15"/>
      <text:p text:style-name="P18">Stato del sistema</text:p>
      <text:p text:style-name="P19">Dati i risultati dei test n° 001.3, l'utente corrente è l'Amministratore.</text:p>
      <text:p text:style-name="P19">Sono presenti e-mail in coda nel sistema, dati i test n° 001.1, n° 001.2, n° 001.4 e n°001.12.</text:p>
      <text:p text:style-name="P2"/>
      <text:list xml:id="list36706745" text:continue-numbering="true" text:style-name="WW8Num2">
        <text:list-item>
          <text:list>
            <text:list-item>
              <text:list>
                <text:list-item>
                  <text:p text:style-name="P101">Test</text:p>
                </text:list-item>
              </text:list>
            </text:list-item>
          </text:list>
        </text:list-item>
      </text:list>
      <text:p text:style-name="P36">1. Accedere al sito con le proprie credenziali di amministratore.</text:p>
      <text:list xml:id="list36731970" text:continue-list="list36737296" text:style-name="L4">
        <text:list-header>
          <text:p text:style-name="P106">2. Accedere al pannello amministrativo seguendo la voce <text:span text:style-name="T13">Amministrazione </text:span><text:span text:style-name="T15">→ Gestisci Servizio E-mail</text:span><text:span text:style-name="T17">.</text:span></text:p>
          <text:p text:style-name="P106">3. Scaricare il CSV del log ed aprirlo.</text:p>
        </text:list-header>
      </text:list>
      <text:p text:style-name="P1"/>
      <text:list xml:id="list36715563" text:continue-list="list36706745" text:style-name="WW8Num2">
        <text:list-item>
          <text:list>
            <text:list-item>
              <text:list>
                <text:list-item>
                  <text:p text:style-name="P101">Verifica del test</text:p>
                </text:list-item>
              </text:list>
            </text:list-item>
          </text:list>
        </text:list-item>
      </text:list>
      <text:p text:style-name="P36">1. Acceso effettuato: Sì[ ] No[ ]</text:p>
      <text:p text:style-name="P40"><text:span text:style-name="T3">2. Visualizzazione </text:span><text:span text:style-name="T7">del pannello </text:span><text:span text:style-name="T5">Amministrazione </text:span><text:span text:style-name="T18">→</text:span><text:span text:style-name="T5"> Gestisci Servizio E-mail</text:span><text:span text:style-name="T7">: Sì[ ] No[ ]</text:span></text:p>
      <text:p text:style-name="P40"><text:span text:style-name="T7">3. Verifica del permesso d'accesso al pannello </text:span><text:span text:style-name="T5">Amministrazione </text:span><text:span text:style-name="T18">→</text:span><text:span text:style-name="T5"> </text:span><text:span text:style-name="T19">Gestisci Servizio E-mail</text:span><text:span text:style-name="T20">:</text:span><text:span text:style-name="T7"> Sì[ ] No[ ]</text:span></text:p>
      <text:p text:style-name="P38">4. Una volta visualizzata la pagina citata al punto 3, verificare la visibilità del pulsante <text:span text:style-name="T13">Scarica il CSV del log</text:span>: Sì[ ] No[ ]</text:p>
      <text:p text:style-name="P38">5. Verificare di poter aprire correttamente il file una volta effettuato il download: Sì[ ] No[ ]</text:p>
      <text:p text:style-name="P38"/>
      <text:list xml:id="list36710101" text:continue-numbering="true" text:style-name="WW8Num2">
        <text:list-item>
          <text:list>
            <text:list-item>
              <text:list>
                <text:list-item>
                  <text:p text:style-name="P101">Post-condizione</text:p>
                </text:list-item>
              </text:list>
            </text:list-item>
          </text:list>
        </text:list-item>
      </text:list>
      <text:p text:style-name="P22">I dati ottenuti da tale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23" text:outline-level="1"><text:bookmark-start text:name="__RefHeading__2918_1778372998"/><text:soft-page-break/><text:span text:style-name="T1">001.14 <text:s/></text:span><text:span text:style-name="T2">Eliminare il log del servizio e-mail</text:span><text:bookmark-end text:name="__RefHeading__2918_1778372998"/></text:h>
      <text:list xml:id="list36734169" text:continue-numbering="true" text:style-name="WW8Num2">
        <text:list-item>
          <text:list>
            <text:list-item>
              <text:list>
                <text:list-item>
                  <text:p text:style-name="P101">Obbiettivi</text:p>
                </text:list-item>
              </text:list>
            </text:list-item>
          </text:list>
        </text:list-item>
      </text:list>
      <text:p text:style-name="P35">Verificare il corretto procedimento di eliminazione del log del servizio e-mail a cui solo l'Amministratore può accedere.</text:p>
      <text:p text:style-name="P1"/>
      <text:list xml:id="list36731201" text:continue-numbering="true" text:style-name="WW8Num2">
        <text:list-item>
          <text:list>
            <text:list-item>
              <text:list>
                <text:list-item>
                  <text:p text:style-name="P101">Pre-condizioni</text:p>
                </text:list-item>
              </text:list>
            </text:list-item>
          </text:list>
        </text:list-item>
      </text:list>
      <text:p text:style-name="P26">Registrazione e tipo d'utenza</text:p>
      <text:p text:style-name="P27">Come pre-requesito fondamentale si richiede che la presenza di un utente con ruolo di Amministratore, il quale può accedere al panello di amministrazione e, conseguentemente, alla sezione <text:span text:style-name="T13">Amministrazione </text:span><text:span text:style-name="T15">→ Gestisci Servizio E-mail </text:span>del sito.</text:p>
      <text:p text:style-name="P15"/>
      <text:p text:style-name="P18">Stato del sistema</text:p>
      <text:p text:style-name="P19">Dati i risultati dei test n° 001.3, l'utente corrente è l'Amministratore.</text:p>
      <text:p text:style-name="P19">Sono presenti e-mail in coda nel sistema, dati i test n° 001.1, n° 001.2, n° 001.4 e n°001.12.</text:p>
      <text:p text:style-name="P2"/>
      <text:list xml:id="list36730723" text:continue-numbering="true" text:style-name="WW8Num2">
        <text:list-item>
          <text:list>
            <text:list-item>
              <text:list>
                <text:list-item>
                  <text:p text:style-name="P101">Test</text:p>
                </text:list-item>
              </text:list>
            </text:list-item>
          </text:list>
        </text:list-item>
      </text:list>
      <text:p text:style-name="P36">1. Accedere al sito con le proprie credenziali di amministratore.</text:p>
      <text:list xml:id="list36706015" text:continue-list="list36731970" text:style-name="L4">
        <text:list-header>
          <text:p text:style-name="P106">2. Accedere al pannello amministrativo seguendo la voce <text:span text:style-name="T13">Amministrazione </text:span><text:span text:style-name="T15">→ Gestisci Servizio E-mail</text:span><text:span text:style-name="T17">.</text:span></text:p>
          <text:p text:style-name="P106">3. Eliminare il log cliccano sul pulsante <text:span text:style-name="T13">Cancella log</text:span>.</text:p>
        </text:list-header>
      </text:list>
      <text:p text:style-name="P1"/>
      <text:list xml:id="list36710133" text:continue-list="list36730723" text:style-name="WW8Num2">
        <text:list-item>
          <text:list>
            <text:list-item>
              <text:list>
                <text:list-item>
                  <text:p text:style-name="P101">Verifica del test</text:p>
                </text:list-item>
              </text:list>
            </text:list-item>
          </text:list>
        </text:list-item>
      </text:list>
      <text:p text:style-name="P36">1. Acceso effettuato: Sì[ ] No[ ]</text:p>
      <text:p text:style-name="P40"><text:span text:style-name="T3">2. Visualizzazione </text:span><text:span text:style-name="T7">del pannello </text:span><text:span text:style-name="T5">Amministrazione </text:span><text:span text:style-name="T18">→</text:span><text:span text:style-name="T5"> Gestisci Servizio E-mail</text:span><text:span text:style-name="T7">: Sì[ ] No[ ]</text:span></text:p>
      <text:p text:style-name="P40"><text:span text:style-name="T7">3. Verifica del permesso d'accesso al pannello </text:span><text:span text:style-name="T5">Amministrazione </text:span><text:span text:style-name="T18">→</text:span><text:span text:style-name="T5"> </text:span><text:span text:style-name="T19">Gestisci Servizio E-mail</text:span><text:span text:style-name="T20">:</text:span><text:span text:style-name="T7"> Sì[ ] No[ ]</text:span></text:p>
      <text:p text:style-name="P38">4. Verifica della visibilità del pulsante<text:span text:style-name="T13"> Cancella log</text:span>: Sì[ ] No[ ]</text:p>
      <text:p text:style-name="P38">5. Verificare che, una volta cliccato il pulsante menzionato, la griglia del log diventi vuota: Sì[ ] No[ ]</text:p>
      <text:p text:style-name="P38"/>
      <text:list xml:id="list36714112" text:continue-numbering="true" text:style-name="WW8Num2">
        <text:list-item>
          <text:list>
            <text:list-item>
              <text:list>
                <text:list-item>
                  <text:p text:style-name="P101">Post-condizione</text:p>
                </text:list-item>
              </text:list>
            </text:list-item>
          </text:list>
        </text:list-item>
      </text:list>
      <text:p text:style-name="P22">I dati ottenuti da tale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23" text:outline-level="1"><text:bookmark-start text:name="__RefHeading__2920_1778372998"/><text:soft-page-break/><text:span text:style-name="T1">001.15 </text:span><text:span text:style-name="T2">Login come utente del Consiglio Direttivo</text:span><text:bookmark-end text:name="__RefHeading__2920_1778372998"/></text:h>
      <text:list xml:id="list36726323" text:continue-numbering="true" text:style-name="WW8Num2">
        <text:list-item>
          <text:list>
            <text:list-item>
              <text:list>
                <text:list-item>
                  <text:p text:style-name="P101">Obbiettivi</text:p>
                </text:list-item>
              </text:list>
            </text:list-item>
          </text:list>
        </text:list-item>
      </text:list>
      <text:p text:style-name="P35">Verificare la corretta visione, da parte di un utente facente parte del Consiglio Direttivo, di tutti i pannelli nella barra dei menù del sito all'in fuori di quello amministrativo.</text:p>
      <text:p text:style-name="P1"/>
      <text:list xml:id="list36709157" text:continue-numbering="true" text:style-name="WW8Num2">
        <text:list-item>
          <text:list>
            <text:list-item>
              <text:list>
                <text:list-item>
                  <text:p text:style-name="P101">Pre-condizioni</text:p>
                </text:list-item>
              </text:list>
            </text:list-item>
          </text:list>
        </text:list-item>
      </text:list>
      <text:p text:style-name="P26">Registrazione e tipo d'utenza</text:p>
      <text:p text:style-name="P27">E' necessario possedere un proprio account per poter accedere al sito e possedere un ruolo, ossia quello di Membro del Consiglio, che conceda i permessi d'accesso ad un ogni pannello del sito VALE, fuorché quello legato alle funzioni amministrative.</text:p>
      <text:p text:style-name="P15"/>
      <text:p text:style-name="P18">Stato del sistema</text:p>
      <text:p text:style-name="P19">Dati i risultati del test n° 001.12, nel sistema è presente un utente con ruolo di <text:span text:style-name="T13">Membro del Consiglio</text:span>.</text:p>
      <text:p text:style-name="P2"/>
      <text:list xml:id="list36705125" text:continue-numbering="true" text:style-name="WW8Num2">
        <text:list-item>
          <text:list>
            <text:list-item>
              <text:list>
                <text:list-item>
                  <text:p text:style-name="P101">Test</text:p>
                </text:list-item>
              </text:list>
            </text:list-item>
          </text:list>
        </text:list-item>
      </text:list>
      <text:list xml:id="list36727767" text:continue-list="list1481543676390731953" text:style-name="L5">
        <text:list-item>
          <text:p text:style-name="P109">Accedere al sito con le proprie credenziali.</text:p>
        </text:list-item>
        <text:list-item>
          <text:p text:style-name="P110"><text:span text:style-name="T23">Verificare la visualizzazione ed i conseguenti permessi d'accesso ai pannelli </text:span><text:span text:style-name="T14">Home</text:span><text:span text:style-name="T23">, <text:s text:c="2"/></text:span><text:span text:style-name="T14">Consiglio</text:span><text:span text:style-name="T11"> e sotto livelli, </text:span><text:span text:style-name="T14">Progetti</text:span><text:span text:style-name="T11"> e sotto livell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item>
      </text:list>
      <text:p text:style-name="P1"/>
      <text:list xml:id="list36719518" text:continue-list="list36705125" text:style-name="WW8Num2">
        <text:list-item>
          <text:list>
            <text:list-item>
              <text:list>
                <text:list-item>
                  <text:p text:style-name="P101">Verifica del test</text:p>
                </text:list-item>
              </text:list>
            </text:list-item>
          </text:list>
        </text:list-item>
      </text:list>
      <text:p text:style-name="P46">1. Accesso effettuato: Sì[ ] No[ ]</text:p>
      <text:p text:style-name="P46">2. Visualizzazione del pannello <text:span text:style-name="T13">Home</text:span>: Sì[ ] No[ ]</text:p>
      <text:p text:style-name="P46">3. In risposta affermativa al punto 2, verifica del permesso d'accesso alla schermata <text:span text:style-name="T13">Home</text:span>: Sì[ ] No[ ]</text:p>
      <text:p text:style-name="P46">4. Visualizzazione del pannello <text:span text:style-name="T13">Amministrazione</text:span>: Sì[ ] No[ ]</text:p>
      <text:p text:style-name="P46">5. Visualizzazione del pannello <text:span text:style-name="T13">Consiglio</text:span>: Sì[ ] No[ ]</text:p>
      <text:p text:style-name="P46">6. In risposta affermativa al punto 5, <text:span text:style-name="T12">verifica visualizzazione dei pannelli: </text:span><text:span text:style-name="T13">Vedi verbali</text:span><text:span text:style-name="T12"> </text:span><text:span text:style-name="T17">, </text:span><text:span text:style-name="T15">Crea Verbale</text:span><text:span text:style-name="T17">, </text:span><text:span text:style-name="T15">Documenti dell'associazione</text:span>: Sì[ ] No[ ]</text:p>
      <text:p text:style-name="P46">7. In risposta affermativa al punto 6, verifica del permesso d'accesso ai pannelli sopra citati:</text:p>
      <text:p text:style-name="P46"><text:tab/>7.1. <text:s/><text:span text:style-name="T13">Vedi verbali</text:span><text:span text:style-name="T12">: Sì[ ] No[ ]</text:span></text:p>
      <text:p text:style-name="P46"><text:span text:style-name="T12"><text:tab/>7.2. <text:s/></text:span><text:span text:style-name="T15">Crea Verbale</text:span><text:span text:style-name="T17">: Sì[ ] No[ ]</text:span></text:p>
      <text:p text:style-name="P46"><text:span text:style-name="T17"><text:tab/>7.3. <text:s/></text:span><text:span text:style-name="T15">Documenti dell'associazione</text:span><text:span text:style-name="T17">: Sì[ ] No[ ]</text:span></text:p>
      <text:p text:style-name="P46">8. Visualizzazione del pannello <text:span text:style-name="T13">Progetti</text:span>: Sì[ ] No[ ]</text:p>
      <text:p text:style-name="P46">9. In risposta affermativa al punto 8, verifica visualizzazione dei pannelli: <text:span text:style-name="T13">Tutti i progetti</text:span>, <text:span text:style-name="T13">Progetti personali</text:span>, <text:span text:style-name="T13">Crea progetto</text:span>: Sì[ ] No[ ]</text:p>
      <text:p text:style-name="P46">10. In risposta affermativa al punto 9, verifica dei permessi d'accesso ai pannelli sopra citati:</text:p>
      <text:p text:style-name="P46"><text:tab/>10.1. <text:span text:style-name="T13">Tutti i progetti</text:span>: Sì[ ] No[ ]</text:p>
      <text:p text:style-name="P46"><text:tab/>10.2. <text:span text:style-name="T13">Progetti personali</text:span>: Sì[ ] No[ ]</text:p>
      <text:p text:style-name="P46"><text:tab/>10.3. <text:span text:style-name="T13">Crea progetto</text:span>: Sì[ ] No[ ]</text:p>
      <text:p text:style-name="P46">11. Visualizzazione del pannello <text:span text:style-name="T13">Attività</text:span>: Sì[ ] No[ ]</text:p>
      <text:p text:style-name="P46">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46">13. In risposta affermativa al punto 12, verifica dei permessi d'accesso ai pannelli sopra citati:</text:p>
      <text:p text:style-name="P46"><text:tab/>13.1. <text:span text:style-name="T13">Vedi attività</text:span>: Sì[ ] No[ ]</text:p>
      <text:p text:style-name="P46"><text:tab/>13.2. <text:span text:style-name="T13">Gestisci attività</text:span>: Sì[ ] No[ ]</text:p>
      <text:p text:style-name="P46"><text:soft-page-break/><text:tab/>13.3. <text:span text:style-name="T13">Riepilogo interventi</text:span>: Sì[ ] No[ ]</text:p>
      <text:p text:style-name="P46"><text:tab/>13.4. <text:span text:style-name="T13">Crea attività</text:span>: Sì[ ] No[ ]</text:p>
      <text:p text:style-name="P46">14. Visualizzazione del pannello <text:span text:style-name="T13">Eventi</text:span>: Sì[ ] No[ ]</text:p>
      <text:p text:style-name="P46">15. In risposta affermativa al punto 14, verifica visualizzazione dei pannelli: <text:span text:style-name="T13">Calendario Eventi</text:span>, <text:span text:style-name="T13">Eventi personali</text:span>, <text:span text:style-name="T13">Crea evento</text:span>: Sì[ ] No[ ]</text:p>
      <text:p text:style-name="P46">16. In risposta affermativa al punto 15, verifica dei permessi d'accesso ai pannelli sopra citati:</text:p>
      <text:p text:style-name="P46"><text:tab/>16.1. <text:span text:style-name="T13">Calendario Eventi</text:span>: Sì[ ] No[ ]</text:p>
      <text:p text:style-name="P46"><text:tab/>16.2. <text:span text:style-name="T13">Eventi personali</text:span>: Sì[ ] No[ ]</text:p>
      <text:p text:style-name="P46"><text:tab/>16.3. <text:span text:style-name="T13">Crea evento</text:span>: Sì[ ] No[ ]</text:p>
      <text:p text:style-name="P46">17. Visualizzazione del pannello <text:span text:style-name="T13">Blog</text:span>: Sì[ ] No[ ]</text:p>
      <text:p text:style-name="P46">18. In risposta affermativa al punto 17, verifica della visualizzazione dei pannelli: <text:span text:style-name="T13">Tutti gli articoli</text:span>, <text:span text:style-name="T13">Articoli personali</text:span>, <text:span text:style-name="T13">Crea articolo</text:span>: Sì[ ] No[ ]</text:p>
      <text:p text:style-name="P46">19. In risposta affermativa al punto 18, verifica dei permessi d'accesso ai pannelli sopra citati:</text:p>
      <text:p text:style-name="P46"><text:tab/>19.1. <text:span text:style-name="T13">Tutti gli articoli</text:span>: Sì[ ] No[ ]</text:p>
      <text:p text:style-name="P46"><text:tab/>19.2. <text:span text:style-name="T13">Articoli personali</text:span>: Sì[ ] No[ ]</text:p>
      <text:p text:style-name="P46"><text:tab/>19.3. <text:span text:style-name="T13">Crea articolo</text:span>: Sì[ ] No[ ]</text:p>
      <text:p text:style-name="P38"/>
      <text:list xml:id="list36733672" text:continue-numbering="true" text:style-name="WW8Num2">
        <text:list-item>
          <text:list>
            <text:list-item>
              <text:list>
                <text:list-item>
                  <text:p text:style-name="P101">Post-condizione</text:p>
                </text:list-item>
              </text:list>
            </text:list-item>
          </text:list>
        </text:list-item>
      </text:list>
      <text:p text:style-name="P22">I dati ottenuti da tale test non forniscono pre-condizioni per test successivi.</text:p>
      <text:h text:style-name="P124" text:outline-level="1"/>
      <text:h text:style-name="P124" text:outline-level="1"/>
      <text:h text:style-name="P124" text:outline-level="1"/>
      <text:h text:style-name="P124" text:outline-level="1"/>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123" text:outline-level="1"><text:bookmark-start text:name="__RefHeading__2952_1778372998"/><text:soft-page-break/><text:span text:style-name="T1">001.16 </text:span><text:span text:style-name="T2">Login come Socio</text:span><text:bookmark-end text:name="__RefHeading__2952_1778372998"/></text:h>
      <text:list xml:id="list36725607" text:continue-numbering="true" text:style-name="WW8Num2">
        <text:list-item>
          <text:list>
            <text:list-item>
              <text:list>
                <text:list-item>
                  <text:p text:style-name="P101">Obbiettivi</text:p>
                </text:list-item>
              </text:list>
            </text:list-item>
          </text:list>
        </text:list-item>
      </text:list>
      <text:p text:style-name="P35">Verificare la corretta visione, da parte di un utente con ruolo di Socio, dei pannelli il cui accesso è consentito dato tale ruolo.</text:p>
      <text:p text:style-name="P1"/>
      <text:list xml:id="list36720720" text:continue-numbering="true" text:style-name="WW8Num2">
        <text:list-item>
          <text:list>
            <text:list-item>
              <text:list>
                <text:list-item>
                  <text:p text:style-name="P101">Pre-condizioni</text:p>
                </text:list-item>
              </text:list>
            </text:list-item>
          </text:list>
        </text:list-item>
      </text:list>
      <text:p text:style-name="P26">Registrazione e tipo d'utenza</text:p>
      <text:p text:style-name="P27">E' necessario possedere un proprio account per poter accedere al sito e possedere un ruolo, ossia quello di Socio, che conceda i permessi d'accesso a tutti i pannelli del sito VALE, fuorché quelli legati alle funzioni amministrative e del Consiglio Direttivo.</text:p>
      <text:p text:style-name="P15"/>
      <text:p text:style-name="P18">Stato del sistema</text:p>
      <text:p text:style-name="P19">Il test n° 001.1 fornisce le pre-condizioni di sistema, indicando dunque la presenza di un utente con il ruolo di Socio, di cui è stata accettata la richiesta di associazione -dati i risultati del test n° 001.4.</text:p>
      <text:p text:style-name="P2"/>
      <text:list xml:id="list36715035" text:continue-numbering="true" text:style-name="WW8Num2">
        <text:list-item>
          <text:list>
            <text:list-item>
              <text:list>
                <text:list-item>
                  <text:p text:style-name="P101">Test</text:p>
                </text:list-item>
              </text:list>
            </text:list-item>
          </text:list>
        </text:list-item>
      </text:list>
      <text:list xml:id="list36706326" text:continue-list="list36727767" text:style-name="L5">
        <text:list-header>
          <text:p text:style-name="P109">1. Accedere al sito con le proprie credenziali.</text:p>
          <text:p text:style-name="P109"><text:span text:style-name="T23">2. Verificare la visualizzazione ed i conseguenti permessi d'accesso ai pannelli </text:span><text:span text:style-name="T14">Home</text:span><text:span text:style-name="T23">,</text:span><text:span text:style-name="T14"> Consiglio</text:span><text:span text:style-name="T11"> </text:span><text:span text:style-name="T15">→ Documenti dell'associazione</text:span><text:span text:style-name="T11">, </text:span><text:span text:style-name="T14">Progetti</text:span><text:span text:style-name="T11"> e sotto livell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header>
      </text:list>
      <text:p text:style-name="P1"/>
      <text:list xml:id="list36726081" text:continue-list="list36715035" text:style-name="WW8Num2">
        <text:list-item>
          <text:list>
            <text:list-item>
              <text:list>
                <text:list-item>
                  <text:p text:style-name="P101">Verifica del test</text:p>
                </text:list-item>
              </text:list>
            </text:list-item>
          </text:list>
        </text:list-item>
      </text:list>
      <text:p text:style-name="P46">1. Accesso effettuato: Sì[ ] No[ ]</text:p>
      <text:p text:style-name="P46">2. Visualizzazione del pannello <text:span text:style-name="T13">Home</text:span>: Sì[ ] No[ ]</text:p>
      <text:p text:style-name="P46">3. In risposta affermativa al punto 2, verifica del permesso d'accesso alla schermata <text:span text:style-name="T13">Home</text:span>: Sì[ ] No[ ]</text:p>
      <text:p text:style-name="P46">4. Visualizzazione del pannello <text:span text:style-name="T13">Amministrazione</text:span>: Sì[ ] No[ ]</text:p>
      <text:p text:style-name="P46">5. Visualizzazione del pannello <text:span text:style-name="T13">Consiglio</text:span>: Sì[ ] No[ ]</text:p>
      <text:p text:style-name="P46">6. In risposta affermativa al punto 5, <text:span text:style-name="T12">verifica visualizzazione del pannello</text:span><text:span text:style-name="T17"> </text:span><text:span text:style-name="T15">Documenti dell'associazione</text:span>: Sì[ ] No[ ]</text:p>
      <text:p text:style-name="P46">7. In risposta affermativa al punto 6, verifica del permesso d'accesso al pannello sopra citato: <text:span text:style-name="T17"><text:s/>Sì[ ] No[ ]</text:span></text:p>
      <text:p text:style-name="P46">8. Visualizzazione del pannello <text:span text:style-name="T13">Progetti</text:span>: Sì[ ] No[ ]</text:p>
      <text:p text:style-name="P46">9. In risposta affermativa al punto 8, verifica visualizzazione dei pannelli: <text:span text:style-name="T13">Tutti i progetti</text:span>, <text:span text:style-name="T13">Progetti personali</text:span>, <text:span text:style-name="T13">Crea progetto</text:span>: Sì[ ] No[ ]</text:p>
      <text:p text:style-name="P46">10. In risposta affermativa al punto 9, verifica dei permessi d'accesso ai pannelli sopra citati:</text:p>
      <text:p text:style-name="P46"><text:tab/>10.1. <text:span text:style-name="T13">Tutti i progetti</text:span>: Sì[ ] No[ ]</text:p>
      <text:p text:style-name="P46"><text:tab/>10.2. <text:span text:style-name="T13">Progetti personali</text:span>: Sì[ ] No[ ]</text:p>
      <text:p text:style-name="P46"><text:tab/>10.3. <text:span text:style-name="T13">Crea progetto</text:span>: Sì[ ] No[ ]</text:p>
      <text:p text:style-name="P46">11. Visualizzazione del pannello <text:span text:style-name="T13">Attività</text:span>: Sì[ ] No[ ]</text:p>
      <text:p text:style-name="P46">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46">13. In risposta affermativa al punto 12, verifica dei permessi d'accesso ai pannelli sopra citati:</text:p>
      <text:p text:style-name="P46"><text:tab/>13.1. <text:span text:style-name="T13">Vedi attività</text:span>: Sì[ ] No[ ]</text:p>
      <text:p text:style-name="P46"><text:tab/>13.2. <text:span text:style-name="T13">Gestisci attività</text:span>: Sì[ ] No[ ]</text:p>
      <text:p text:style-name="P46"><text:tab/>13.3. <text:span text:style-name="T13">Riepilogo interventi</text:span>: Sì[ ] No[ ]</text:p>
      <text:p text:style-name="P46"><text:tab/>13.4. <text:span text:style-name="T13">Crea attività</text:span>: Sì[ ] No[ ]</text:p>
      <text:p text:style-name="P46"><text:soft-page-break/>14. Visualizzazione del pannello <text:span text:style-name="T13">Eventi</text:span>: Sì[ ] No[ ]</text:p>
      <text:p text:style-name="P46">15. In risposta affermativa al punto 14, verifica visualizzazione dei pannelli: <text:span text:style-name="T13">Calendario Eventi</text:span>, <text:span text:style-name="T13">Eventi personali</text:span>, <text:span text:style-name="T13">Crea evento</text:span>: Sì[ ] No[ ]</text:p>
      <text:p text:style-name="P46">16. In risposta affermativa al punto 15, verifica dei permessi d'accesso ai pannelli sopra citati:</text:p>
      <text:p text:style-name="P46"><text:tab/>16.1. <text:span text:style-name="T13">Calendario Eventi</text:span>: Sì[ ] No[ ]</text:p>
      <text:p text:style-name="P46"><text:tab/>16.2. <text:span text:style-name="T13">Eventi personali</text:span>: Sì[ ] No[ ]</text:p>
      <text:p text:style-name="P46"><text:tab/>16.3. <text:span text:style-name="T13">Crea evento</text:span>: Sì[ ] No[ ]</text:p>
      <text:p text:style-name="P46">17. Visualizzazione del pannello <text:span text:style-name="T13">Blog</text:span>: Sì[ ] No[ ]</text:p>
      <text:p text:style-name="P46">18. In risposta affermativa al punto 17, verifica della visualizzazione dei pannelli: <text:span text:style-name="T13">Tutti gli articoli</text:span>, <text:span text:style-name="T13">Articoli personali</text:span>, <text:span text:style-name="T13">Crea articolo</text:span>: Sì[ ] No[ ]</text:p>
      <text:p text:style-name="P46">19. In risposta affermativa al punto 18, verifica dei permessi d'accesso ai pannelli sopra citati:</text:p>
      <text:p text:style-name="P46"><text:tab/>18.1. <text:span text:style-name="T13">Tutti gli articoli</text:span>: Sì[ ] No[ ]</text:p>
      <text:p text:style-name="P46"><text:tab/>18.2. <text:span text:style-name="T13">Articoli personali</text:span>: Sì[ ] No[ ]</text:p>
      <text:p text:style-name="P46"><text:tab/>18.3. <text:span text:style-name="T13">Crea articolo</text:span>: Sì[ ] No[ ]</text:p>
      <text:p text:style-name="P38"/>
      <text:list xml:id="list36723942" text:continue-numbering="true" text:style-name="WW8Num2">
        <text:list-item>
          <text:list>
            <text:list-item>
              <text:list>
                <text:list-item>
                  <text:p text:style-name="P101">Post-condizione</text:p>
                </text:list-item>
              </text:list>
            </text:list-item>
          </text:list>
        </text:list-item>
      </text:list>
      <text:p text:style-name="P19">I dati ottenuti da tale test non forniscono pre-condizioni per test successivi.</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Heading_20_1" text:outline-level="1"><text:bookmark-start text:name="__RefHeading__2954_1778372998"/><text:soft-page-break/><text:span text:style-name="T24">001.17 </text:span><text:span text:style-name="T25">Login come Collaboratore</text:span><text:bookmark-end text:name="__RefHeading__2954_1778372998"/></text:h>
      <text:list xml:id="list36723528" text:continue-numbering="true" text:style-name="WW8Num2">
        <text:list-item>
          <text:list>
            <text:list-item>
              <text:list>
                <text:list-item>
                  <text:p text:style-name="P101">Obbiettivi</text:p>
                </text:list-item>
              </text:list>
            </text:list-item>
          </text:list>
        </text:list-item>
      </text:list>
      <text:p text:style-name="P35">Verificare la corretta visione, da parte di un utente con ruolo di Collaboratore, dei pannelli il cui accesso è consentito dato tale ruolo.</text:p>
      <text:p text:style-name="P1"/>
      <text:list xml:id="list36726829" text:continue-numbering="true" text:style-name="WW8Num2">
        <text:list-item>
          <text:list>
            <text:list-item>
              <text:list>
                <text:list-item>
                  <text:p text:style-name="P101">Pre-condizioni</text:p>
                </text:list-item>
              </text:list>
            </text:list-item>
          </text:list>
        </text:list-item>
      </text:list>
      <text:p text:style-name="P26">Registrazione e tipo d'utenza</text:p>
      <text:p text:style-name="P27">E' necessario possedere un proprio account per poter accedere al sito e possedere un ruolo, ossia quello di Collaboratore, che conceda i permessi d'accesso a tutti i pannelli del sito VALE, fuorché quelli legati alle funzioni amministrative, del Consiglio Direttivo e di creazione di progetti.</text:p>
      <text:p text:style-name="P15"/>
      <text:p text:style-name="P18">Stato del sistema</text:p>
      <text:p text:style-name="P19">I risultati del test n° 001.7 forniscono le pre-condizioni per il test corrente, da cui ne consegue la presenza di un utente con ruolo di Collaboratore nel sistema.</text:p>
      <text:p text:style-name="P2"/>
      <text:list xml:id="list36716948" text:continue-numbering="true" text:style-name="WW8Num2">
        <text:list-item>
          <text:list>
            <text:list-item>
              <text:list>
                <text:list-item>
                  <text:p text:style-name="P101">Test</text:p>
                </text:list-item>
              </text:list>
            </text:list-item>
          </text:list>
        </text:list-item>
      </text:list>
      <text:list xml:id="list36711563" text:continue-list="list36706326" text:style-name="L5">
        <text:list-header>
          <text:p text:style-name="P109">1. Accedere al sito con le proprie credenziali.</text:p>
          <text:p text:style-name="P109"><text:span text:style-name="T23">2. Verificare la visualizzazione ed i conseguenti permessi d'accesso ai pannelli </text:span><text:span text:style-name="T14">Home</text:span><text:span text:style-name="T23">,</text:span><text:span text:style-name="T14"> Consiglio</text:span><text:span text:style-name="T11"> </text:span><text:span text:style-name="T15">→ Documenti dell'associazione</text:span><text:span text:style-name="T11">, </text:span><text:span text:style-name="T14">Progetti</text:span><text:span text:style-name="T11"> e sotto livelli (fuorché il pannello relativo alla creazione di Progett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header>
      </text:list>
      <text:p text:style-name="P1"/>
      <text:list xml:id="list36724694" text:continue-list="list36716948" text:style-name="WW8Num2">
        <text:list-item>
          <text:list>
            <text:list-item>
              <text:list>
                <text:list-item>
                  <text:p text:style-name="P101">Verifica del test</text:p>
                </text:list-item>
              </text:list>
            </text:list-item>
          </text:list>
        </text:list-item>
      </text:list>
      <text:p text:style-name="P46">1. Accesso effettuato: Sì[ ] No[ ]</text:p>
      <text:p text:style-name="P46">2. Visualizzazione del pannello <text:span text:style-name="T13">Home</text:span>: Sì[ ] No[ ]</text:p>
      <text:p text:style-name="P46">3. In risposta affermativa al punto 2, verifica del permesso d'accesso alla schermata <text:span text:style-name="T13">Home</text:span>: Sì[ ] No[ ]</text:p>
      <text:p text:style-name="P46">4. Visualizzazione del pannello <text:span text:style-name="T13">Amministrazione</text:span>: Sì[ ] No[ ]</text:p>
      <text:p text:style-name="P46">5. Visualizzazione del pannello <text:span text:style-name="T13">Consiglio</text:span>: Sì[ ] No[ ]</text:p>
      <text:p text:style-name="P46">6. In risposta affermativa al punto 5, <text:span text:style-name="T12">verifica visualizzazione del pannello</text:span><text:span text:style-name="T17"> </text:span><text:span text:style-name="T15">Documenti dell'associazione</text:span>: Sì[ ] No[ ]</text:p>
      <text:p text:style-name="P46">7. In risposta affermativa al punto 6, verifica del permesso d'accesso al pannello sopra citato: <text:span text:style-name="T17"><text:s/>Sì[ ] No[ ]</text:span></text:p>
      <text:p text:style-name="P46">8. Visualizzazione del pannello <text:span text:style-name="T13">Progetti</text:span>: Sì[ ] No[ ]</text:p>
      <text:p text:style-name="P46">9. In risposta affermativa al punto 8, verifica visualizzazione dei pannelli:</text:p>
      <text:p text:style-name="P46"><text:span text:style-name="T13"><text:tab/>9</text:span><text:span text:style-name="T12">.1.</text:span><text:span text:style-name="T13"> Tutti i progetti: </text:span><text:span text:style-name="T12">Sì[ ] No[ ]</text:span></text:p>
      <text:p text:style-name="P46"><text:tab/>9.2. <text:span text:style-name="T13">Progetti personali</text:span>: Sì[ ] No[ ]</text:p>
      <text:p text:style-name="P46"><text:span text:style-name="T13"><text:tab/>9</text:span><text:span text:style-name="T12">.3</text:span><text:span text:style-name="T13">. Crea progetto: </text:span><text:span text:style-name="T12">Sì[ ] No[ ]</text:span></text:p>
      <text:p text:style-name="P46">10. In risposta affermativa al punto 9, verifica dei permessi d'accesso ai pannelli sopra citati:</text:p>
      <text:p text:style-name="P46"><text:tab/>10.1. <text:span text:style-name="T13">Tutti i progetti</text:span>: Sì[ ] No[ ]</text:p>
      <text:p text:style-name="P46"><text:tab/>10.2. <text:span text:style-name="T13">Progetti personali</text:span>: Sì[ ] No[ ]</text:p>
      <text:p text:style-name="P46"><text:tab/>10.3. <text:span text:style-name="T13">Crea progetto: </text:span><text:span text:style-name="T12">Sì[ ] No[ ]</text:span></text:p>
      <text:p text:style-name="P46">11. Visualizzazione del pannello <text:span text:style-name="T13">Attività</text:span>: Sì[ ] No[ ]</text:p>
      <text:p text:style-name="P46">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46">13. In risposta affermativa al punto 12, verifica dei permessi d'accesso ai pannelli sopra citati:</text:p>
      <text:p text:style-name="P46"><text:tab/>13.1. <text:span text:style-name="T13">Vedi attività</text:span>: Sì[ ] No[ ]</text:p>
      <text:p text:style-name="P46"><text:tab/>13.2. <text:span text:style-name="T13">Gestisci attività</text:span>: Sì[ ] No[ ]</text:p>
      <text:p text:style-name="P46"><text:soft-page-break/><text:tab/>13.3. <text:span text:style-name="T13">Riepilogo interventi</text:span>: Sì[ ] No[ ]</text:p>
      <text:p text:style-name="P46"><text:tab/>13.4. <text:span text:style-name="T13">Crea attività</text:span>: Sì[ ] No[ ]</text:p>
      <text:p text:style-name="P46">14. Visualizzazione del pannello <text:span text:style-name="T13">Eventi</text:span>: Sì[ ] No[ ]</text:p>
      <text:p text:style-name="P46">15. In risposta affermativa al punto 14, verifica visualizzazione dei pannelli: <text:span text:style-name="T13">Calendario Eventi</text:span>, <text:span text:style-name="T13">Eventi personali</text:span>, <text:span text:style-name="T13">Crea evento</text:span>: Sì[ ] No[ ]</text:p>
      <text:p text:style-name="P46">16. In risposta affermativa al punto 15, verifica dei permessi d'accesso ai pannelli sopra citati:</text:p>
      <text:p text:style-name="P46"><text:tab/>16.1. <text:span text:style-name="T13">Calendario Eventi</text:span>: Sì[ ] No[ ]</text:p>
      <text:p text:style-name="P46"><text:tab/>16.2. <text:span text:style-name="T13">Eventi personali</text:span>: Sì[ ] No[ ]</text:p>
      <text:p text:style-name="P46"><text:tab/>16.3. <text:span text:style-name="T13">Crea evento</text:span>: Sì[ ] No[ ]</text:p>
      <text:p text:style-name="P46">17. Visualizzazione del pannello <text:span text:style-name="T13">Blog</text:span>: Sì[ ] No[ ]</text:p>
      <text:p text:style-name="P46">18. In risposta affermativa al punto 17, verifica della visualizzazione dei pannelli: <text:span text:style-name="T13">Tutti gli articoli</text:span>, <text:span text:style-name="T13">Articoli personali</text:span>, <text:span text:style-name="T13">Crea articolo</text:span>: Sì[ ] No[ ]</text:p>
      <text:p text:style-name="P46">19. In risposta affermativa al punto 18, verifica dei permessi d'accesso ai pannelli sopra citati:</text:p>
      <text:p text:style-name="P46"><text:tab/>18.1. <text:span text:style-name="T13">Tutti gli articoli</text:span>: Sì[ ] No[ ]</text:p>
      <text:p text:style-name="P46"><text:tab/>18.2. <text:span text:style-name="T13">Articoli personali</text:span>: Sì[ ] No[ ]</text:p>
      <text:p text:style-name="P46"><text:tab/>18.3. <text:span text:style-name="T13">Crea articolo</text:span>: Sì[ ] No[ ]</text:p>
      <text:p text:style-name="P38"/>
      <text:list xml:id="list36707414" text:continue-numbering="true" text:style-name="WW8Num2">
        <text:list-item>
          <text:list>
            <text:list-item>
              <text:list>
                <text:list-item>
                  <text:p text:style-name="P101">Post-condizione</text:p>
                </text:list-item>
              </text:list>
            </text:list-item>
          </text:list>
        </text:list-item>
      </text:list>
      <text:p text:style-name="P19">I dati ottenuti da tale test non forniscono pre-condizioni per test successivi.</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Heading_20_1" text:outline-level="1"><text:bookmark-start text:name="__RefHeading__2956_1778372998"/><text:soft-page-break/><text:span text:style-name="T24">001.18 </text:span><text:span text:style-name="T25">Login come Utente</text:span><text:bookmark-end text:name="__RefHeading__2956_1778372998"/></text:h>
      <text:list xml:id="list36735723" text:continue-numbering="true" text:style-name="WW8Num2">
        <text:list-item>
          <text:list>
            <text:list-item>
              <text:list>
                <text:list-item>
                  <text:p text:style-name="P101">Obbiettivi</text:p>
                </text:list-item>
              </text:list>
            </text:list-item>
          </text:list>
        </text:list-item>
      </text:list>
      <text:p text:style-name="P35">Verificare la corretta visione, da parte di un utente con ruolo di Utente, dei pannelli il cui accesso è consentito dato tale ruolo.</text:p>
      <text:p text:style-name="P1"/>
      <text:list xml:id="list36707697" text:continue-numbering="true" text:style-name="WW8Num2">
        <text:list-item>
          <text:list>
            <text:list-item>
              <text:list>
                <text:list-item>
                  <text:p text:style-name="P101">Pre-condizioni</text:p>
                </text:list-item>
              </text:list>
            </text:list-item>
          </text:list>
        </text:list-item>
      </text:list>
      <text:p text:style-name="P26">Registrazione e tipo d'utenza</text:p>
      <text:p text:style-name="P27">E' necessario possedere un proprio account per poter accedere al sito e possedere un ruolo, ossia quello di Utente, che conceda i permessi d'accesso a tutti i pannelli del sito VALE, fuorché quelli legati alle funzioni amministrative, del Consiglio Direttivo e di creazione di progetti, eventi, attività e articoli.</text:p>
      <text:p text:style-name="P15"/>
      <text:p text:style-name="P18">Stato del sistema</text:p>
      <text:p text:style-name="P19">Il test n° 001.2 fornisce le pre-condizioni di sistema, indicando dunque la presenza di un utente con il ruolo di Utente nel sistema.</text:p>
      <text:p text:style-name="P2"/>
      <text:list xml:id="list36711377" text:continue-numbering="true" text:style-name="WW8Num2">
        <text:list-item>
          <text:list>
            <text:list-item>
              <text:list>
                <text:list-item>
                  <text:p text:style-name="P101">Test</text:p>
                </text:list-item>
              </text:list>
            </text:list-item>
          </text:list>
        </text:list-item>
      </text:list>
      <text:list xml:id="list36719828" text:continue-list="list36711563" text:style-name="L5">
        <text:list-header>
          <text:p text:style-name="P109">1. Accedere al sito con le proprie credenziali.</text:p>
          <text:p text:style-name="P111"><text:span text:style-name="T23">2. Verificare la visualizzazione ed i conseguenti permessi d'accesso ai pannelli </text:span><text:span text:style-name="T14">Home</text:span><text:span text:style-name="T23">,</text:span><text:span text:style-name="T14"> Consiglio</text:span><text:span text:style-name="T11"> </text:span><text:span text:style-name="T15">→ Documenti dell'associazione</text:span><text:span text:style-name="T11">, </text:span><text:span text:style-name="T14">Progetti</text:span><text:span text:style-name="T11"> e sotto livelli (fuorché il pannello relativo alla creazione di Progetti), </text:span><text:span text:style-name="T14">Attività</text:span><text:span text:style-name="T11"> e sotto livelli (fuorché il pannello relativo alla creazione di Attività), </text:span><text:span text:style-name="T14">Eventi </text:span><text:span text:style-name="T11">e sotto livelli (fuorché il pannello relativo alla creazione di Eventi), </text:span><text:span text:style-name="T14">Blog</text:span><text:span text:style-name="T11"> e sotto livelli (fuorché il pannello relativo alla creazione di Articoli).</text:span></text:p>
        </text:list-header>
      </text:list>
      <text:p text:style-name="P1"/>
      <text:list xml:id="list36727696" text:continue-list="list36711377" text:style-name="WW8Num2">
        <text:list-item>
          <text:list>
            <text:list-item>
              <text:list>
                <text:list-item>
                  <text:p text:style-name="P101">Verifica del test</text:p>
                </text:list-item>
              </text:list>
            </text:list-item>
          </text:list>
        </text:list-item>
      </text:list>
      <text:p text:style-name="P46">1. Accesso effettuato: Sì[ ] No[ ]</text:p>
      <text:p text:style-name="P46">2. Visualizzazione del pannello <text:span text:style-name="T13">Home</text:span>: Sì[ ] No[ ]</text:p>
      <text:p text:style-name="P46">3. In risposta affermativa al punto 2, verifica del permesso d'accesso alla schermata <text:span text:style-name="T13">Home</text:span>: Sì[ ] No[ ]</text:p>
      <text:p text:style-name="P46">4. Visualizzazione del pannello <text:span text:style-name="T13">Amministrazione</text:span>: Sì[ ] No[ ]</text:p>
      <text:p text:style-name="P46">5. Visualizzazione del pannello <text:span text:style-name="T13">Consiglio</text:span>: Sì[ ] No[ ]</text:p>
      <text:p text:style-name="P46">6. In risposta affermativa al punto 5, <text:span text:style-name="T12">verifica visualizzazione del pannello</text:span><text:span text:style-name="T17"> </text:span><text:span text:style-name="T15">Documenti dell'associazione</text:span>: Sì[ ] No[ ]</text:p>
      <text:p text:style-name="P46">7. In risposta affermativa al punto 6, verifica del permesso d'accesso al pannello sopra citato: <text:span text:style-name="T17"><text:s/>Sì[ ] No[ ]</text:span></text:p>
      <text:p text:style-name="P46">8. Visualizzazione del pannello <text:span text:style-name="T13">Progetti</text:span>: Sì[ ] No[ ]</text:p>
      <text:p text:style-name="P46">9. In risposta affermativa al punto 8, verifica visualizzazione dei pannelli:</text:p>
      <text:p text:style-name="P46"><text:span text:style-name="T13"><text:tab/>9</text:span><text:span text:style-name="T12">.1.</text:span><text:span text:style-name="T13"> Tutti i progetti: </text:span><text:span text:style-name="T12">Sì[ ] No[ ]</text:span></text:p>
      <text:p text:style-name="P46"><text:tab/>9.2. <text:span text:style-name="T13">Progetti personali</text:span>: Sì[ ] No[ ]</text:p>
      <text:p text:style-name="P46"><text:span text:style-name="T13"><text:tab/>9</text:span><text:span text:style-name="T12">.3</text:span><text:span text:style-name="T13">. Crea progetto: </text:span><text:span text:style-name="T12">Sì[ ] No[ ]</text:span></text:p>
      <text:p text:style-name="P46">10. In risposta affermativa al punto 9, verifica dei permessi d'accesso ai pannelli sopra citati:</text:p>
      <text:p text:style-name="P46"><text:tab/>10.1. <text:span text:style-name="T13">Tutti i progetti</text:span>: Sì[ ] No[ ]</text:p>
      <text:p text:style-name="P46"><text:tab/>10.2. <text:span text:style-name="T13">Progetti personali</text:span>: Sì[ ] No[ ]</text:p>
      <text:p text:style-name="P46"><text:span text:style-name="T13"><text:tab/></text:span><text:span text:style-name="T12">10.3</text:span><text:span text:style-name="T13">. Crea progetto: </text:span><text:span text:style-name="T12">Sì[ ] No[ ]</text:span></text:p>
      <text:p text:style-name="P46">11. Visualizzazione del pannello <text:span text:style-name="T13">Attività</text:span>: Sì[ ] No[ ]</text:p>
      <text:p text:style-name="P46">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46">13. In risposta affermativa al punto 12, verifica dei permessi d'accesso ai pannelli sopra citati:</text:p>
      <text:p text:style-name="P46"><text:soft-page-break/><text:tab/>13.1. <text:span text:style-name="T13">Vedi attività</text:span>: Sì[ ] No[ ]</text:p>
      <text:p text:style-name="P46"><text:tab/>13.2. <text:span text:style-name="T13">Gestisci attività</text:span>: Sì[ ] No[ ]</text:p>
      <text:p text:style-name="P46"><text:tab/>13.3. <text:span text:style-name="T13">Riepilogo interventi</text:span>: Sì[ ] No[ ]</text:p>
      <text:p text:style-name="P46"><text:tab/>13.4. <text:span text:style-name="T13">Crea attività</text:span>: Sì[ ] No[ ]</text:p>
      <text:p text:style-name="P46">14. Visualizzazione del pannello <text:span text:style-name="T13">Eventi</text:span>: Sì[ ] No[ ]</text:p>
      <text:p text:style-name="P46">15. In risposta affermativa al punto 14, verifica visualizzazione dei pannelli: <text:span text:style-name="T13">Calendario Eventi</text:span>, <text:span text:style-name="T13">Eventi personali</text:span>, <text:span text:style-name="T13">Crea evento</text:span>: Sì[ ] No[ ]</text:p>
      <text:p text:style-name="P46">16. In risposta affermativa al punto 15, verifica dei permessi d'accesso ai pannelli sopra citati:</text:p>
      <text:p text:style-name="P46"><text:tab/>16.1. <text:span text:style-name="T13">Calendario Eventi</text:span>: Sì[ ] No[ ]</text:p>
      <text:p text:style-name="P46"><text:tab/>16.2. <text:span text:style-name="T13">Eventi personali</text:span>: Sì[ ] No[ ]</text:p>
      <text:p text:style-name="P46"><text:tab/>16.3. <text:span text:style-name="T13">Crea evento</text:span>: Sì[ ] No[ ]</text:p>
      <text:p text:style-name="P46">17. Visualizzazione del pannello <text:span text:style-name="T13">Blog</text:span>: Sì[ ] No[ ]</text:p>
      <text:p text:style-name="P46">18. In risposta affermativa al punto 17, verifica della visualizzazione dei pannelli: <text:span text:style-name="T13">Tutti gli articoli</text:span>, <text:span text:style-name="T13">Articoli personali</text:span>, <text:span text:style-name="T13">Crea articolo</text:span>: Sì[ ] No[ ]</text:p>
      <text:p text:style-name="P46">19. In risposta affermativa al punto 18, verifica dei permessi d'accesso ai pannelli sopra citati:</text:p>
      <text:p text:style-name="P46"><text:tab/>18.1. <text:span text:style-name="T13">Tutti gli articoli</text:span>: Sì[ ] No[ ]</text:p>
      <text:p text:style-name="P46"><text:tab/>18.2. <text:span text:style-name="T13">Articoli personali</text:span>: Sì[ ] No[ ]</text:p>
      <text:p text:style-name="P46"><text:tab/>18.3. <text:span text:style-name="T13">Crea articolo</text:span>: Sì[ ] No[ ]</text:p>
      <text:p text:style-name="P38"/>
      <text:list xml:id="list36706177" text:continue-numbering="true" text:style-name="WW8Num2">
        <text:list-item>
          <text:list>
            <text:list-item>
              <text:list>
                <text:list-item>
                  <text:p text:style-name="P101">Post-condizione</text:p>
                </text:list-item>
              </text:list>
            </text:list-item>
          </text:list>
        </text:list-item>
      </text:list>
      <text:p text:style-name="P19">I dati ottenuti da tale test non forniscono pre-condizioni per test successivi.</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9"><text:soft-page-break/>002 GESTIONE PROGETTI</text:p>
      <text:p text:style-name="Standard"/>
      <text:table-of-content text:style-name="Sect2" text:name="Indice generale2">
        <text:table-of-content-source text:outline-level="1" text:index-scope="chapter">
          <text:index-title-template text:style-name="Contents_20_Heading">Indice casi d'uso</text:index-title-template>
          <text:table-of-content-entry-template text:outline-level="1" text:style-name="Contents_20_1">
            <text:index-entry-chapter text:style-name="Internet_20_link"/>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ezione1">
            <text:p text:style-name="P98">Indice casi d'uso</text:p>
          </text:index-title>
        </text:index-body>
      </text:table-of-content>
      <text:list xml:id="list4215146969985398684" text:style-name="L6">
        <text:list-item>
          <text:list>
            <text:list-item>
              <text:p text:style-name="P127">002.1. Creazione Progetto pubblico con permesso d'accesso.........................................<text:bookmark-ref text:reference-format="page" text:ref-name="__RefHeading__3674_1360596349">26</text:bookmark-ref></text:p>
            </text:list-item>
            <text:list-item>
              <text:p text:style-name="P127">002.2. Creazione Progetto senza permesso d'accesso.....................................................<text:bookmark-ref text:reference-format="page" text:ref-name="__RefHeading__3873_1360596349">27</text:bookmark-ref></text:p>
            </text:list-item>
            <text:list-item>
              <text:p text:style-name="P127">002.3. Aggiunta di un Progetto correlato ad un Progetto................................................<text:bookmark-ref text:reference-format="page" text:ref-name="__RefHeading__4002_1360596349">28</text:bookmark-ref></text:p>
            </text:list-item>
            <text:list-item>
              <text:p text:style-name="P127">002.4. Rimozione di un Progetto correlato ad un Progetto.............................................<text:bookmark-ref text:reference-format="page" text:ref-name="__RefHeading__4004_1360596349">29</text:bookmark-ref></text:p>
            </text:list-item>
            <text:list-item>
              <text:p text:style-name="P127">002.5. Aggiunta di collaboratori ad un Progetto già creato............................................<text:bookmark-ref text:reference-format="page" text:ref-name="__RefHeading__5200_1277996563">30</text:bookmark-ref></text:p>
            </text:list-item>
            <text:list-item>
              <text:p text:style-name="P127">002.6. Partecipazione ad un Progetto pubblico...............................................................<text:bookmark-ref text:reference-format="page" text:ref-name="__RefHeading__5204_1277996563">31</text:bookmark-ref></text:p>
            </text:list-item>
            <text:list-item>
              <text:p text:style-name="P127">002.7. Aggiunta di un documento allegato ad un Progetto.............................................<text:bookmark-ref text:reference-format="page" text:ref-name="__RefHeading__5305_1277996563">32</text:bookmark-ref></text:p>
            </text:list-item>
            <text:list-item>
              <text:p text:style-name="P127">002.8. Rimozione di un documento allegato ad un Progetto..........................................<text:bookmark-ref text:reference-format="page" text:ref-name="__RefHeading__5357_1277996563">33</text:bookmark-ref></text:p>
            </text:list-item>
            <text:list-item>
              <text:p text:style-name="P127">002.9. Aggiunta di una Conversazione in un Progetto...................................................<text:bookmark-ref text:reference-format="page" text:ref-name="__RefHeading__5466_1277996563">34</text:bookmark-ref></text:p>
            </text:list-item>
            <text:list-item>
              <text:p text:style-name="P127">002.10. Aggiunta di un documento allegato ad una Conversazione..............................<text:bookmark-ref text:reference-format="page" text:ref-name="__RefHeading__15186_90996158">35</text:bookmark-ref></text:p>
            </text:list-item>
            <text:list-item>
              <text:p text:style-name="P127">002.11. Rimozione di un documento allegato ad una Conversazione...........................<text:bookmark-ref text:reference-format="page" text:ref-name="__RefHeading__5357_12779965631">36</text:bookmark-ref></text:p>
            </text:list-item>
            <text:list-item>
              <text:p text:style-name="P127">002.12. Aggiunta di un Commento ad una Conversazione............................................<text:bookmark-ref text:reference-format="page" text:ref-name="__RefHeading__15714_90996158">38</text:bookmark-ref></text:p>
            </text:list-item>
            <text:list-item>
              <text:p text:style-name="P127">002.13. Rimozione di un Commento da una Conversazione.........................................<text:bookmark-ref text:reference-format="page" text:ref-name="__RefHeading__15716_90996158">39</text:bookmark-ref></text:p>
            </text:list-item>
            <text:list-item>
              <text:p text:style-name="P127">002.14. Rimozione di una Conversazione da un Progetto.............................................<text:bookmark-ref text:reference-format="page" text:ref-name="__RefHeading__15966_90996158">41</text:bookmark-ref></text:p>
            </text:list-item>
            <text:list-item>
              <text:p text:style-name="P127">002.15. Aggiunta di un Evento correlato ad un Progetto...............................................<text:bookmark-ref text:reference-format="page" text:ref-name="__RefHeading__16292_90996158">42</text:bookmark-ref></text:p>
            </text:list-item>
            <text:list-item>
              <text:p text:style-name="P127">002.16. Aggiunta di una Attività correlata ad un Progetto............................................<text:bookmark-ref text:reference-format="page" text:ref-name="__RefHeading__16690_90996158">44</text:bookmark-ref></text:p>
            </text:list-item>
            <text:list-item>
              <text:p text:style-name="P127">002.17. Modifica dei campi di un Progetto...................................................................<text:bookmark-ref text:reference-format="page" text:ref-name="__RefHeading__16692_90996158">46</text:bookmark-ref></text:p>
            </text:list-item>
            <text:list-item>
              <text:p text:style-name="P127">002.18. Rimozione partecipazione da un Progetto privato...........................................<text:bookmark-ref text:reference-format="page" text:ref-name="__RefHeading__16694_90996158">47</text:bookmark-ref></text:p>
            </text:list-item>
            <text:list-item>
              <text:p text:style-name="P127">002.19. Sospensione di un Progetto..............................................................................<text:bookmark-ref text:reference-format="page" text:ref-name="__RefHeading__16698_90996158">48</text:bookmark-ref></text:p>
            </text:list-item>
            <text:list-item>
              <text:p text:style-name="P127">002.20. Riprendere un Progetto sospeso.......................................................................<text:bookmark-ref text:reference-format="page" text:ref-name="__RefHeading__16700_90996158">50</text:bookmark-ref></text:p>
            </text:list-item>
            <text:list-item>
              <text:p text:style-name="P127">002.21. Chiusura di un Progetto....................................................................................<text:bookmark-ref text:reference-format="page" text:ref-name="__RefHeading__16702_90996158">52</text:bookmark-ref></text:p>
            </text:list-item>
            <text:list-item>
              <text:p text:style-name="P127">002.22. Cancellazione di un Progetto............................................................................<text:bookmark-ref text:reference-format="page" text:ref-name="__RefHeading__16696_90996158">54</text:bookmark-ref></text:p>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3" text:outline-level="1"><text:bookmark-start text:name="__RefHeading__3674_1360596349"/><text:soft-page-break/><text:span text:style-name="T1">002.1. </text:span><text:span text:style-name="T2">Creazione Progetto pubblico con permesso d'accesso</text:span><text:bookmark-end text:name="__RefHeading__3674_1360596349"/></text:h>
      <text:list xml:id="list36705022" text:continue-list="list36706177" text:style-name="WW8Num2">
        <text:list-item>
          <text:list>
            <text:list-item>
              <text:list>
                <text:list-item>
                  <text:p text:style-name="P101">Obbiettivi</text:p>
                </text:list-item>
              </text:list>
            </text:list-item>
          </text:list>
        </text:list-item>
      </text:list>
      <text:p text:style-name="P3"><text:tab/><text:tab/>Verificare la corretta creazione di un progetto, soddisfando la compilazione di tutti i <text:tab/><text:tab/>campi richiesti per tale operazione.</text:p>
      <text:p text:style-name="P1"/>
      <text:list xml:id="list36707236" text:continue-numbering="true" text:style-name="WW8Num2">
        <text:list-item>
          <text:list>
            <text:list-item>
              <text:list>
                <text:list-item>
                  <text:p text:style-name="P101">Pre-condizioni</text:p>
                </text:list-item>
              </text:list>
            </text:list-item>
          </text:list>
        </text:list-item>
      </text:list>
      <text:p text:style-name="P26">Registrazione e tipo d'utenza</text:p>
      <text:p text:style-name="P27">E' necessario possedere un proprio account per poter accedere al sito e possedere un ruolo, ad esempio quello di socio, che conceda il permesso d'accesso alla pagina dedicata alla creazione di un progetto.</text:p>
      <text:p text:style-name="P15"/>
      <text:p text:style-name="P18">Stato del sistema</text:p>
      <text:p text:style-name="P19">L'utente corrente non ha creato alcun progetto e non partecipa a progetti creati da altri utenti del sistema.</text:p>
      <text:p text:style-name="P2"/>
      <text:list xml:id="list36726182" text:continue-numbering="true" text:style-name="WW8Num2">
        <text:list-item>
          <text:list>
            <text:list-item>
              <text:list>
                <text:list-item>
                  <text:p text:style-name="P101">Test</text:p>
                </text:list-item>
              </text:list>
            </text:list-item>
          </text:list>
        </text:list-item>
      </text:list>
      <text:p text:style-name="P36">1. Accedere al sito con le proprie credenziali.</text:p>
      <text:p text:style-name="P40"><text:span text:style-name="T3">2. Verificare la visualizzazione del pannello </text:span><text:span text:style-name="T6">Progetti </text:span><text:span text:style-name="T18">→</text:span><text:span text:style-name="T5"> Crea Progetto</text:span><text:span text:style-name="T4"> nella barra del menu.</text:span></text:p>
      <text:p text:style-name="P40"><text:span text:style-name="T4">3. In caso affermativo, verificare l'accesso alla sezione </text:span><text:span text:style-name="T5">Crea Progetto</text:span><text:span text:style-name="T4">.</text:span></text:p>
      <text:p text:style-name="P37">4. In caso affermativo, creare un evento compilando correttamente il form presente. </text:p>
      <text:p text:style-name="P1"/>
      <text:list xml:id="list36707376" text:continue-numbering="true" text:style-name="WW8Num2">
        <text:list-item>
          <text:list>
            <text:list-item>
              <text:list>
                <text:list-item>
                  <text:p text:style-name="P101">Verifica del test</text:p>
                </text:list-item>
              </text:list>
            </text:list-item>
          </text:list>
        </text:list-item>
      </text:list>
      <text:p text:style-name="P36">1. Accesso effettuato: Sì[ ] No[ ]</text:p>
      <text:p text:style-name="P40"><text:span text:style-name="T3">2. Visualizzazione del pannello <text:s/></text:span><text:span text:style-name="T5">Progetti </text:span><text:span text:style-name="T18">→</text:span><text:span text:style-name="T5"> Crea Progetto</text:span><text:span text:style-name="T7">: Sì[ ] No[ ]</text:span></text:p>
      <text:p text:style-name="P40"><text:span text:style-name="T7">3. Permesso d'accesso al pannello </text:span><text:span text:style-name="T5">Crea Progetto</text:span><text:span text:style-name="T7">: Sì[ ] No[ ]</text:span></text:p>
      <text:p text:style-name="P40"><text:span text:style-name="T7">4. Verificare che i dati obbligatori (</text:span><text:span text:style-name="T5">Nome progetto</text:span><text:span text:style-name="T7">, </text:span><text:span text:style-name="T5">Descrizione</text:span><text:span text:style-name="T7">, </text:span><text:span text:style-name="T5">Data inizio</text:span><text:span text:style-name="T7"> e </text:span><text:span text:style-name="T5">Luogo</text:span><text:span text:style-name="T7">) siano effettivamente tali: Sì[ ] No[ ]</text:span></text:p>
      <text:p text:style-name="P40"><text:span text:style-name="T7">5. Nel caso in cui la creazione del progetto sia qui conclusa, verificare la visibilità del pulsante </text:span><text:span text:style-name="T5">Salva e Chiudi</text:span><text:span text:style-name="T7"> e passare al punto n° 9: Sì[ ] No[ ]</text:span></text:p>
      <text:p text:style-name="P40"><text:span text:style-name="T7">6. Nel caso in cui si vogliano invitare utenti a partecipare al progetto in creazione, verificare la visibilità del pulsante </text:span><text:span text:style-name="T5">Invita persone</text:span><text:span text:style-name="T7">: Sì[ ] No[ ]</text:span></text:p>
      <text:p text:style-name="P38">7. In risposta affermativa al punto n° 6, verificare il re-indirizzamento alla pagina di scelta degli utenti da invitare al progetto: Sì[ ] No[ ]</text:p>
      <text:p text:style-name="P40"><text:span text:style-name="T7">8. Una volta scelti gli utenti da invitare (ai quali verrà inviata una mail di partecipazione al progetto appena creato), si verifichi il cambiamento del pulsante </text:span><text:span text:style-name="T5">Aggiungi</text:span><text:span text:style-name="T7"> a </text:span><text:span text:style-name="T5">Rimuovi</text:span><text:span text:style-name="T7">: Sì[ ] No[ ]</text:span></text:p>
      <text:p text:style-name="P40"><text:span text:style-name="T7">9. Re-indirizzamento alla pagina </text:span><text:span text:style-name="T5">Tutti i progetti</text:span><text:span text:style-name="T7"> in seguito al salvataggio del progetto appena creato: Sì[ ] No[ ]</text:span></text:p>
      <text:p text:style-name="P40"><text:span text:style-name="T7">-Verifica della presenza del progetto creato nella pagina </text:span><text:span text:style-name="T5">Tutti i progetti</text:span><text:span text:style-name="T7">: Sì[ ] No[ ]</text:span></text:p>
      <text:p text:style-name="P1"/>
      <text:list xml:id="list36714900" text:continue-numbering="true" text:style-name="WW8Num2">
        <text:list-item>
          <text:list>
            <text:list-item>
              <text:list>
                <text:list-item>
                  <text:p text:style-name="P101">Post-condizione</text:p>
                </text:list-item>
              </text:list>
            </text:list-item>
          </text:list>
        </text:list-item>
      </text:list>
      <text:p text:style-name="P19">I dati ottenuti da tale test forniscono parte delle pre-condizioni dei casi di test n° 002.3, n° 002.5, n° 002.6, n°002.7, n° 002.8, n° 002.9, n° 002.15, n° 002.16, n° 002.17, n° 002.18, n° 002.19, n° 002.20, n° 002.21 e n°002.22.</text:p>
      <text:p text:style-name="P42"/>
      <text:p text:style-name="P42"/>
      <text:p text:style-name="P42"/>
      <text:p text:style-name="P42"/>
      <text:p text:style-name="P42"/>
      <text:h text:style-name="P125" text:outline-level="1"><text:bookmark-start text:name="__RefHeading__3873_1360596349"/><text:soft-page-break/><text:span text:style-name="T26">002.2. </text:span><text:span text:style-name="T27">Creazione Progetto senza permesso d'accesso</text:span><text:bookmark-end text:name="__RefHeading__3873_1360596349"/></text:h>
      <text:list xml:id="list1792442647462974837" text:style-name="WW8Num3">
        <text:list-item>
          <text:list>
            <text:list-item>
              <text:list>
                <text:list-item>
                  <text:p text:style-name="P102">Obbiettivi</text:p>
                </text:list-item>
              </text:list>
            </text:list-item>
          </text:list>
        </text:list-item>
      </text:list>
      <text:p text:style-name="P27">Verificare che un utente non avente i permessi d'accesso alla creazione di un progetto, non possa effettivamente accedere alla suddetta pagina.</text:p>
      <text:p text:style-name="P1"/>
      <text:list xml:id="list36725336" text:continue-numbering="true" text:style-name="WW8Num3">
        <text:list-item>
          <text:list>
            <text:list-item>
              <text:list>
                <text:list-item>
                  <text:p text:style-name="P102">Pre-condizioni</text:p>
                </text:list-item>
              </text:list>
            </text:list-item>
          </text:list>
        </text:list-item>
      </text:list>
      <text:p text:style-name="P18">Registrazione e tipo d'utenza</text:p>
      <text:p text:style-name="P16">E' necessario possedere un proprio account per poter accedere al sito e possedere un ruolo, ad esempio quello di collaboratore, che neghi il permesso d'accesso alla pagina dedicata alla creazione di un progetto.</text:p>
      <text:p text:style-name="P15"/>
      <text:p text:style-name="P18">Stato del sistema</text:p>
      <text:p text:style-name="P19">L'utente corrente non ha creato alcun progetto e non partecipa a progetti creati da altri utenti del sistema.</text:p>
      <text:p text:style-name="P2"/>
      <text:list xml:id="list36723056" text:continue-numbering="true" text:style-name="WW8Num3">
        <text:list-item>
          <text:list>
            <text:list-item>
              <text:list>
                <text:list-item>
                  <text:p text:style-name="P102">Test</text:p>
                </text:list-item>
              </text:list>
            </text:list-item>
          </text:list>
        </text:list-item>
      </text:list>
      <text:p text:style-name="P36">1. Accedere al sito con le proprie credenziali.</text:p>
      <text:p text:style-name="P40"><text:span text:style-name="T3">2. Verificare la visualizzazione del pannello </text:span><text:span text:style-name="T6">Progetti </text:span><text:span text:style-name="T18">→</text:span><text:span text:style-name="T5"> Crea Progetto</text:span><text:span text:style-name="T4"> nella barra del menu.</text:span></text:p>
      <text:p text:style-name="P40"><text:span text:style-name="T4">3. In caso negativo, verificare l'accesso alla sezione </text:span><text:span text:style-name="T5">Tutti i progetti</text:span><text:span text:style-name="T4">.</text:span></text:p>
      <text:p text:style-name="P40"><text:span text:style-name="T4">4. In risposta affermativa al punto 3, verificare la visualizzazione del pulsante </text:span><text:span text:style-name="T5">Crea Progetto</text:span><text:span text:style-name="T4">. </text:span></text:p>
      <text:p text:style-name="P37">5. In caso affermativo, verificare l'impossibilità di visualizzazione della pagina re-indirizzata dal pulsante per mancanza di permesso d'accesso.</text:p>
      <text:p text:style-name="P1"/>
      <text:list xml:id="list36733810" text:continue-numbering="true" text:style-name="WW8Num3">
        <text:list-item>
          <text:list>
            <text:list-item>
              <text:list>
                <text:list-item>
                  <text:p text:style-name="P102">Verifica del test</text:p>
                </text:list-item>
              </text:list>
            </text:list-item>
          </text:list>
        </text:list-item>
      </text:list>
      <text:p text:style-name="P57">1. Accesso effettuato: Sì[ ] No[ ]</text:p>
      <text:p text:style-name="P60"><text:span text:style-name="T3">2. Visualizzazione del pannello <text:s/></text:span><text:span text:style-name="T5">Progetti </text:span><text:span text:style-name="T18">→</text:span><text:span text:style-name="T5"> Crea Progetto</text:span><text:span text:style-name="T7">: Sì[ ] No[ ]</text:span></text:p>
      <text:p text:style-name="P60"><text:span text:style-name="T7">3. Permesso d'accesso alla sezione </text:span><text:span text:style-name="T5">Tutti i progetti</text:span><text:span text:style-name="T7">: Sì[ ] No[ ]</text:span></text:p>
      <text:p text:style-name="P60"><text:span text:style-name="T7">4. Visualizzazione del pulsante </text:span><text:span text:style-name="T5">Crea Progetto</text:span><text:span text:style-name="T7">: Sì[ ] No[ ]</text:span></text:p>
      <text:p text:style-name="P59">5. Permesso d'accesso alla pagina dedicata alla creazione di un progetto: Sì[ ] No[ ]</text:p>
      <text:p text:style-name="P1"/>
      <text:list xml:id="list36728131" text:continue-numbering="true" text:style-name="WW8Num3">
        <text:list-item>
          <text:list>
            <text:list-item>
              <text:list>
                <text:list-item>
                  <text:p text:style-name="P102">Post-condizione</text:p>
                </text:list-item>
              </text:list>
            </text:list-item>
          </text:list>
        </text:list-item>
      </text:list>
      <text:p text:style-name="P61">I dati ottenuti dal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23" text:outline-level="1"><text:bookmark-start text:name="__RefHeading__4002_1360596349"/><text:soft-page-break/><text:span text:style-name="T1">002.3. </text:span><text:span text:style-name="T2">Aggiunta di un progetto correlato ad un Progetto</text:span><text:bookmark-end text:name="__RefHeading__4002_1360596349"/></text:h>
      <text:list xml:id="list2706931943555365116" text:style-name="WW8Num1">
        <text:list-item>
          <text:list>
            <text:list-item>
              <text:list>
                <text:list-item>
                  <text:p text:style-name="P103">Obbiettivi</text:p>
                </text:list-item>
              </text:list>
            </text:list-item>
          </text:list>
        </text:list-item>
      </text:list>
      <text:p text:style-name="P46">Verificare che il creatore del progetto in esame (o, eventualmente, l'Amministratore capo del sistema) possa aggiungere un progetto correlato ad esso, successivamente alla fase di creazione.</text:p>
      <text:p text:style-name="P1"/>
      <text:list xml:id="list36730702" text:continue-numbering="true" text:style-name="WW8Num1">
        <text:list-item>
          <text:list>
            <text:list-item>
              <text:list>
                <text:list-item>
                  <text:p text:style-name="P103">Pre-condizioni</text:p>
                </text:list-item>
              </text:list>
            </text:list-item>
          </text:list>
        </text:list-item>
      </text:list>
      <text:p text:style-name="P77">Registrazione e tipo d'utenza</text:p>
      <text:p text:style-name="P8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8">E' necessario, inoltre, essere creatore (o l'Amministratore capo del sistema) del dato progetto per poterne effettuare la modifica.</text:p>
      <text:p text:style-name="P81"/>
      <text:p text:style-name="P77">Stato del sistema</text:p>
      <text:p text:style-name="P79">Dato il risultato ottenuto dal test n° 002.1, il corrente utente è creatore di un almeno un progetto pubblico non correlato ad alcun progetto presente nel sistema.</text:p>
      <text:p text:style-name="P79">Nel sistema è inoltre presente almeno un altro progetto (non necessariamente dello stesso utente corrente) affinché si possa procedere con la modifica del progetto dato.</text:p>
      <text:p text:style-name="P2"/>
      <text:list xml:id="list36718072" text:continue-numbering="true" text:style-name="WW8Num1">
        <text:list-item>
          <text:list>
            <text:list-item>
              <text:list>
                <text:list-item>
                  <text:p text:style-name="P103">Test</text:p>
                </text:list-item>
              </text:list>
            </text:list-item>
          </text:list>
        </text:list-item>
      </text:list>
      <text:p text:style-name="P85">1. Accedere al sito con le proprie credenziali.</text:p>
      <text:p text:style-name="P84"><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7"><text:span text:style-name="T4">3. In caso affermativo, verificare l'accesso alla sezione </text:span><text:span text:style-name="T5">Tutti i progetti</text:span><text:span text:style-name="T4">.</text:span></text:p>
      <text:p text:style-name="P83">4. In risposta affermativa al punto 3, verificare l'accesso ai dettagli del progetto di propria creazione.</text:p>
      <text:p text:style-name="P37"><text:s/>5. Aggiungere un progetto correlato al progetto selezionato.</text:p>
      <text:p text:style-name="P1"/>
      <text:list xml:id="list36735503" text:continue-numbering="true" text:style-name="WW8Num1">
        <text:list-item>
          <text:list>
            <text:list-item>
              <text:list>
                <text:list-item>
                  <text:p text:style-name="P103">Verifica del test</text:p>
                </text:list-item>
              </text:list>
            </text:list-item>
          </text:list>
        </text:list-item>
      </text:list>
      <text:p text:style-name="P82">1. Accesso effettuato: Sì[ ] No[]</text:p>
      <text:p text:style-name="P84"><text:span text:style-name="T3">2. Visualizzazione del pannello </text:span><text:span text:style-name="T6">Progetti </text:span><text:span text:style-name="T18">→</text:span><text:span text:style-name="T5"> Tutti i progetti</text:span><text:span text:style-name="T7">: Sì[ ] No[ ]</text:span></text:p>
      <text:p text:style-name="P84"><text:span text:style-name="T7">3. Permesso d'accesso alla sezione </text:span><text:span text:style-name="T5">Tutti i progetti</text:span><text:span text:style-name="T7">: Sì[ ] No[ ]</text:span></text:p>
      <text:p text:style-name="P79">4. Permesso d'accesso alla visualizzazione dei dettagli del progetto di propria creazione: Sì[ ] No[ ]</text:p>
      <text:p text:style-name="P84"><text:span text:style-name="T7">5. Visibilità del pulsante </text:span><text:span text:style-name="T5">Aggiungi</text:span><text:span text:style-name="T7"> nel pannello relativo al progetto correlato al progetto: Sì[ ] No[ ]</text:span></text:p>
      <text:p text:style-name="P88"><text:tab/>6. Presenza di un progetto da correlare : Sì[ ] No[ ]</text:p>
      <text:p text:style-name="P88"><text:tab/>7. Verifica della presenza del progetto correlato aggiunto nel relativo pannello all'interno della pagina di dettaglio del progetto in esame: Sì[ ] No[ ]</text:p>
      <text:p text:style-name="P88"><text:tab/>8. Verificare che nel pannello relativo alle informazioni base del progetto in esame ora appaiano anche le informazioni relative al progetto correlato: Sì[ ] No[ ]</text:p>
      <text:p text:style-name="P88"><text:tab/>9. Test facoltativo: se si è creatori anche del progetto correlato a quello in esame, ripetere il procedimento precedente per tale progetto fino al punto 5. Verificare che, dato che il progetto è già correlato ad un altro, il cosiddetto progetto padre non compaia nella lista di possibili progetti da correlare a quello in esame: Sì[ ] No[ ]</text:p>
      <text:p text:style-name="P89"/>
      <text:list xml:id="list36735563" text:continue-numbering="true" text:style-name="WW8Num1">
        <text:list-item>
          <text:list>
            <text:list-item>
              <text:list>
                <text:list-item>
                  <text:p text:style-name="P103">Post-condizione</text:p>
                </text:list-item>
              </text:list>
            </text:list-item>
          </text:list>
        </text:list-item>
      </text:list>
      <text:p text:style-name="P49">I dati ottenuti dal test forniscono le pre-condizioni del test n° 002.4.</text:p>
      <text:h text:style-name="Heading_20_1" text:outline-level="1"><text:bookmark-start text:name="__RefHeading__4004_1360596349"/><text:soft-page-break/><text:span text:style-name="T24">002.4. </text:span><text:span text:style-name="T25">Rimozione di un progetto correlato ad un Progetto</text:span><text:bookmark-end text:name="__RefHeading__4004_1360596349"/></text:h>
      <text:list xml:id="list36720130" text:continue-numbering="true" text:style-name="WW8Num1">
        <text:list-item>
          <text:list>
            <text:list-item>
              <text:list>
                <text:list-item>
                  <text:p text:style-name="P103">Obbiettivi</text:p>
                </text:list-item>
              </text:list>
            </text:list-item>
          </text:list>
        </text:list-item>
      </text:list>
      <text:p text:style-name="P16">Verificare che il creatore del progetto in esame (o, eventualmente, l'Amministratore capo del sistema) possa eliminare con successo il progetto correlato al progetto.</text:p>
      <text:p text:style-name="P1"/>
      <text:list xml:id="list36730827" text:continue-numbering="true" text:style-name="WW8Num1">
        <text:list-item>
          <text:list>
            <text:list-item>
              <text:list>
                <text:list-item>
                  <text:p text:style-name="P103">Pre-condizioni</text:p>
                </text:list-item>
              </text:list>
            </text:list-item>
          </text:list>
        </text:list-item>
      </text:list>
      <text:p text:style-name="P18">Registrazione e tipo d'utenza</text:p>
      <text:p text:style-name="P8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8">E' necessario, inoltre, essere creatore (o l'Amministratore capo del sistema) del dato progetto per poterne effettuare la modifica.</text:p>
      <text:p text:style-name="P15"/>
      <text:p text:style-name="P18">Stato del sistema</text:p>
      <text:p text:style-name="P20">Dal risultato del test n° 002.3, l'evento in esame ha un progetto correlato.</text:p>
      <text:p text:style-name="P2"/>
      <text:list xml:id="list36705557" text:continue-numbering="true" text:style-name="WW8Num1">
        <text:list-item>
          <text:list>
            <text:list-item>
              <text:list>
                <text:list-item>
                  <text:p text:style-name="P103">Test</text:p>
                </text:list-item>
              </text:list>
            </text:list-item>
          </text:list>
        </text:list-item>
      </text:list>
      <text:p text:style-name="P85">1. Accedere al sito con le proprie credenziali.</text:p>
      <text:p text:style-name="P84"><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7"><text:span text:style-name="T4">3. In caso affermativo, verificare l'accesso alla sezione </text:span><text:span text:style-name="T5">Tutti i progetti</text:span><text:span text:style-name="T4">.</text:span></text:p>
      <text:p text:style-name="P83">4. In risposta affermativa al punto 3, verificare l'accesso ai dettagli del progetto di propria creazione.</text:p>
      <text:p text:style-name="P37"><text:s/>5. Rimuovere un progetto correlato al progetto selezionato.</text:p>
      <text:p text:style-name="P1"/>
      <text:list xml:id="list36716805" text:continue-numbering="true" text:style-name="WW8Num1">
        <text:list-item>
          <text:list>
            <text:list-item>
              <text:list>
                <text:list-item>
                  <text:p text:style-name="P103">Verifica del test</text:p>
                </text:list-item>
              </text:list>
            </text:list-item>
          </text:list>
        </text:list-item>
      </text:list>
      <text:p text:style-name="P82">1. Accesso effettuato: Sì[ ] No[]</text:p>
      <text:p text:style-name="P84"><text:span text:style-name="T3">2. Visualizzazione del pannello </text:span><text:span text:style-name="T6">Progetti </text:span><text:span text:style-name="T18">→</text:span><text:span text:style-name="T5"> Tutti i progetti</text:span><text:span text:style-name="T7">: Sì[ ] No[ ]</text:span></text:p>
      <text:p text:style-name="P84"><text:span text:style-name="T7">3. Permesso d'accesso alla sezione </text:span><text:span text:style-name="T5">Tutti i progetti</text:span><text:span text:style-name="T7">: Sì[ ] No[ ]</text:span></text:p>
      <text:p text:style-name="P79">4. Permesso d'accesso alla visualizzazione dei dettagli del progetto di propria creazione: Sì[ ] No[ ]</text:p>
      <text:p text:style-name="P79">5. Presenza di un progetto correlato: Sì[ ] No[ ]</text:p>
      <text:p text:style-name="P88"><text:tab/>6. Visibilità del pulsante <text:span text:style-name="T13">Elimina</text:span> nel pannello del progetto correlato a quello in esame: Sì[ ] No[ ]</text:p>
      <text:p text:style-name="P88"><text:tab/>7. Verifica dell'assenza del progetto correlato nel relativo pannello all'interno della pagina di dettaglio del progetto in esame: Sì[ ] No[ ]</text:p>
      <text:p text:style-name="P88"><text:tab/>8. Verificare che nel pannello relativo alle informazioni base del progetto in esame ora non appaiano più le informazioni relative al progetto correlato: Sì[ ] No[ ]</text:p>
      <text:p text:style-name="P88"><text:tab/>9. Test facoltativo: se si è creatori anche del progetto ora non più correlato a quello in esame, ripetere il procedimento precedente per tale progetto fino al punto 5. Verificare che ora l'ex progetto padre compaia nella lista dei possibili progetti da correlare a quello preso in esame: Sì[ ] No[ ]</text:p>
      <text:p text:style-name="P1"/>
      <text:list xml:id="list36730557" text:continue-numbering="true" text:style-name="WW8Num1">
        <text:list-item>
          <text:list>
            <text:list-item>
              <text:list>
                <text:list-item>
                  <text:p text:style-name="P103">Post-condizione</text:p>
                </text:list-item>
              </text:list>
            </text:list-item>
          </text:list>
        </text:list-item>
      </text:list>
      <text:p text:style-name="P70">I dati ottenuti dal risultato non forniscono pre-condizioni per test successivi.</text:p>
      <text:p text:style-name="P43"/>
      <text:p text:style-name="P43"/>
      <text:p text:style-name="P43"/>
      <text:p text:style-name="P43"/>
      <text:p text:style-name="P43"/>
      <text:h text:style-name="P123" text:outline-level="1"><text:bookmark-start text:name="__RefHeading__5200_1277996563"/><text:soft-page-break/><text:span text:style-name="T1">002.5. </text:span><text:span text:style-name="T2"><text:s/>Aggiunta di collaboratori ad un Progetto già creato</text:span><text:bookmark-end text:name="__RefHeading__5200_1277996563"/></text:h>
      <text:list xml:id="list36706855" text:continue-numbering="true" text:style-name="WW8Num1">
        <text:list-item>
          <text:list>
            <text:list-item>
              <text:list>
                <text:list-item>
                  <text:p text:style-name="P103">Obbiettivi</text:p>
                </text:list-item>
              </text:list>
            </text:list-item>
          </text:list>
        </text:list-item>
      </text:list>
      <text:p text:style-name="P46">Verificare che il creatore del progetto in esame (o, eventualmente, l'Amministratore capo del sistema) possa aggiungere nuovi collaboratori, successivamente alla fase di creazione.</text:p>
      <text:p text:style-name="P1"/>
      <text:list xml:id="list36720299" text:continue-numbering="true" text:style-name="WW8Num1">
        <text:list-item>
          <text:list>
            <text:list-item>
              <text:list>
                <text:list-item>
                  <text:p text:style-name="P103">Pre-condizioni</text:p>
                </text:list-item>
              </text:list>
            </text:list-item>
          </text:list>
        </text:list-item>
      </text:list>
      <text:p text:style-name="P77">Registrazione e tipo d'utenza</text:p>
      <text:p text:style-name="P8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8">E' necessario, inoltre, essere creatore (o l'Amministratore capo del sistema) del dato progetto per poterne effettuare la modifica.</text:p>
      <text:p text:style-name="P81"/>
      <text:p text:style-name="P77">Stato del sistema</text:p>
      <text:p text:style-name="P79">Dato il risultato ottenuto dal test n° 002.1, il corrente utente è creatore di un almeno un progetto pubblico non correlato ad alcun progetto presente nel sistema.</text:p>
      <text:p text:style-name="P79">Nel sistema è presente almeno un altro utente all'infuori dell'Amministratore affinché si possa procedere con la modifica del progetto dato.</text:p>
      <text:p text:style-name="P2"/>
      <text:list xml:id="list36720530" text:continue-numbering="true" text:style-name="WW8Num1">
        <text:list-item>
          <text:list>
            <text:list-item>
              <text:list>
                <text:list-item>
                  <text:p text:style-name="P103">Test</text:p>
                </text:list-item>
              </text:list>
            </text:list-item>
          </text:list>
        </text:list-item>
      </text:list>
      <text:p text:style-name="P85">1. Accedere al sito con le proprie credenziali.</text:p>
      <text:p text:style-name="P84"><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7"><text:span text:style-name="T4">3. In caso affermativo, verificare l'accesso alla sezione </text:span><text:span text:style-name="T5">Tutti i progetti</text:span><text:span text:style-name="T4">.</text:span></text:p>
      <text:p text:style-name="P83">4. In risposta affermativa al punto 3, verificare l'accesso ai dettagli del progetto di propria creazione.</text:p>
      <text:p text:style-name="P37"><text:s/>5. Accedere al pannello <text:span text:style-name="T13">Gestione utenti</text:span> ed aggiungere nuovi collaboratori..</text:p>
      <text:p text:style-name="P1"/>
      <text:list xml:id="list36716916" text:continue-numbering="true" text:style-name="WW8Num1">
        <text:list-item>
          <text:list>
            <text:list-item>
              <text:list>
                <text:list-item>
                  <text:p text:style-name="P103">Verifica del test</text:p>
                </text:list-item>
              </text:list>
            </text:list-item>
          </text:list>
        </text:list-item>
      </text:list>
      <text:p text:style-name="P82">1. Accesso effettuato: Sì[ ] No[]</text:p>
      <text:p text:style-name="P84"><text:span text:style-name="T3">2. Visualizzazione del pannello </text:span><text:span text:style-name="T6">Progetti </text:span><text:span text:style-name="T18">→</text:span><text:span text:style-name="T5"> Tutti i progetti</text:span><text:span text:style-name="T7">: Sì[ ] No[ ]</text:span></text:p>
      <text:p text:style-name="P84"><text:span text:style-name="T7">3. Permesso d'accesso alla sezione </text:span><text:span text:style-name="T5">Tutti i progetti</text:span><text:span text:style-name="T7">: Sì[ ] No[ ]</text:span></text:p>
      <text:p text:style-name="P79">4. Permesso d'accesso alla visualizzazione dei dettagli del progetto di propria creazione: Sì[ ] No[ ]</text:p>
      <text:p text:style-name="P84"><text:span text:style-name="T7">5. Visibilità del pulsante </text:span><text:span text:style-name="T5">Gestione utenti</text:span><text:span text:style-name="T7"> nel pannello relativo ai collaboratori del progetto: Sì[ ] No[ ]</text:span></text:p>
      <text:p text:style-name="P86">6. In risposta affermativa al punto n° 5, verificare il re-indirizzamneto alla pagina di scelta degli utenti da invitare al progetto: Sì[ ] No[ ]</text:p>
      <text:p text:style-name="P94"><text:span text:style-name="T7">7. Una volta scelti gli utenti da invitare (ai quali verrà inviata una mail di partecipazione al progetto appena creato), si verifichi il cambiamento del pulsante </text:span><text:span text:style-name="T5">Aggiungi</text:span><text:span text:style-name="T7"> a </text:span><text:span text:style-name="T5">Rimuovi</text:span><text:span text:style-name="T7">: Sì[ ] No[ ]</text:span></text:p>
      <text:p text:style-name="P88"><text:tab/>8. Una volta cliccato sul pulsante Fine, verificare il re-indirizzamento alla pagina di dettaglio del progetto in esame : Sì[ ] No[ ]</text:p>
      <text:p text:style-name="P88"><text:tab/>9. Verifica della presenza dei nuovi collaboratori aggiunti al progetto nella sezione relativa: Sì[ ] No[ ]</text:p>
      <text:p text:style-name="P89"/>
      <text:list xml:id="list36724284" text:continue-numbering="true" text:style-name="WW8Num1">
        <text:list-item>
          <text:list>
            <text:list-item>
              <text:list>
                <text:list-item>
                  <text:p text:style-name="P103">Post-condizione</text:p>
                </text:list-item>
              </text:list>
            </text:list-item>
          </text:list>
        </text:list-item>
      </text:list>
      <text:p text:style-name="P49">I dati ottenuti dal test forniscono pre-condizioni per il test n° 002.9.</text:p>
      <text:p text:style-name="P43"/>
      <text:h text:style-name="P123" text:outline-level="1"><text:bookmark-start text:name="__RefHeading__5204_1277996563"/><text:soft-page-break/><text:span text:style-name="T1">002.6. </text:span><text:span text:style-name="T2">Partecipazione ad un progetto pubblico</text:span><text:bookmark-end text:name="__RefHeading__5204_1277996563"/></text:h>
      <text:list xml:id="list36732944" text:continue-numbering="true" text:style-name="WW8Num1">
        <text:list-item>
          <text:list>
            <text:list-item>
              <text:list>
                <text:list-item>
                  <text:p text:style-name="P103">Obbiettivi</text:p>
                </text:list-item>
              </text:list>
            </text:list-item>
          </text:list>
        </text:list-item>
      </text:list>
      <text:p text:style-name="P33"><text:span text:style-name="T3">Verificare che un qualunque utente, avente accesso alla pagina di visualizzazione dei di tutti gli progetti pubblici nella sezione </text:span><text:span text:style-name="T6">Tutti i progetti</text:span><text:span text:style-name="T3">, possa richiedere la propria partecipazione ad un uno dei progetti pubblici presenti.</text:span></text:p>
      <text:p text:style-name="P1"/>
      <text:list xml:id="list36733897" text:continue-numbering="true" text:style-name="WW8Num1">
        <text:list-item>
          <text:list>
            <text:list-item>
              <text:list>
                <text:list-item>
                  <text:p text:style-name="P103">Pre-condizioni</text:p>
                </text:list-item>
              </text:list>
            </text:list-item>
          </text:list>
        </text:list-item>
      </text:list>
      <text:p text:style-name="P72">Registrazione e tipo d'utenza</text:p>
      <text:p text:style-name="P7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3"/>
      <text:p text:style-name="P72">Stato del sistema</text:p>
      <text:p text:style-name="P76"><text:span text:style-name="T7">I dati ottenuti dal test n° 002.1 forniscono lo scenario del corrente test. Ciò significa che nella sezione </text:span><text:span text:style-name="T5">Tutti i progetti</text:span><text:span text:style-name="T7"> sarà visibile a tutti gli utenti almeno un progetto pubblico. L'utente corrente ancora non partecipa ad alcun progetto.</text:span></text:p>
      <text:p text:style-name="P2"/>
      <text:list xml:id="list36734957" text:continue-numbering="true" text:style-name="WW8Num1">
        <text:list-item>
          <text:list>
            <text:list-item>
              <text:list>
                <text:list-item>
                  <text:p text:style-name="P103">Test</text:p>
                </text:list-item>
              </text:list>
            </text:list-item>
          </text:list>
        </text:list-item>
      </text:list>
      <text:p text:style-name="P74">1. Accedere al sito con le proprie credenziali.</text:p>
      <text:p text:style-name="P76"><text:span text:style-name="T3">2. Verificare la visualizzazione del pannello </text:span><text:span text:style-name="T6">Progetti </text:span><text:span text:style-name="T18">→</text:span><text:span text:style-name="T5"> Tutti i progetti </text:span><text:span text:style-name="T4">nella barra del menu.</text:span></text:p>
      <text:p text:style-name="P76"><text:span text:style-name="T4">3. In caso affermativo, verificare l'accesso alla sezione </text:span><text:span text:style-name="T5">Tutti i progetti</text:span><text:span text:style-name="T4">.</text:span></text:p>
      <text:p text:style-name="P75">4. In risposta affermativa al punto 3, verificare l'accesso ai dettagli di uno dei progetti presenti nella pagina corrente. </text:p>
      <text:p text:style-name="P75">5. Una volta certificata la corretta visualizzazione dei dettagli del progetto selezionato, richiedere la propria partecipazione cliccando sul pulsante <text:span text:style-name="T13">Partecipa</text:span> nella pagina <text:span text:style-name="T13">Tutti i Progetti</text:span> o sul pulsante <text:span text:style-name="T13">Lavora al progetto</text:span> nella pagina di dettaglio.</text:p>
      <text:p text:style-name="P1"/>
      <text:list xml:id="list36711623" text:continue-numbering="true" text:style-name="WW8Num1">
        <text:list-item>
          <text:list>
            <text:list-item>
              <text:list>
                <text:list-item>
                  <text:p text:style-name="P103">Verifica del test</text:p>
                </text:list-item>
              </text:list>
            </text:list-item>
          </text:list>
        </text:list-item>
      </text:list>
      <text:p text:style-name="P36">1. Accesso effettuato: Sì[ ] No[ ]</text:p>
      <text:p text:style-name="P40"><text:span text:style-name="T3">2. Visualizzazione del pannello <text:s/></text:span><text:span text:style-name="T5">Progetti </text:span><text:span text:style-name="T18">→</text:span><text:span text:style-name="T5"> Tutti i progetti</text:span><text:span text:style-name="T7">: Sì[ ] No[ ]</text:span></text:p>
      <text:p text:style-name="P40"><text:span text:style-name="T7">3. Permesso d'accesso alla sezione </text:span><text:span text:style-name="T5">Tutti i progetti</text:span><text:span text:style-name="T7">: Sì[ ] No[ ]</text:span></text:p>
      <text:p text:style-name="P38">4. Permesso d'accesso alla visualizzazione dei dettagli un progetto: Sì[ ] No[ ]</text:p>
      <text:p text:style-name="P40"><text:span text:style-name="T7">5. Visibilità del pulsante </text:span><text:span text:style-name="T5">Partecipa</text:span><text:span text:style-name="T7"> sia nella pagina </text:span><text:span text:style-name="T5">Tutti i progetti</text:span><text:span text:style-name="T7"> e </text:span><text:span text:style-name="T5">Lavora al progetto</text:span><text:span text:style-name="T7"> nella pagina di dettaglio del progetto che si sta visualizzando: Sì[ ] No[ ]</text:span></text:p>
      <text:p text:style-name="P38">6. Al momento della richiesta di partecipazione ad un evento, verificare l'arrivo di una mail che attesti la conferma di partecipazione: Sì[ ] No[ ]</text:p>
      <text:p text:style-name="P40"><text:span text:style-name="T7">7. Effettuata la richiesta partecipazione ad un progetto, verificare il cambiamento del pulsante da </text:span><text:span text:style-name="T5">Partecipa</text:span><text:span text:style-name="T7"> a </text:span><text:span text:style-name="T5">Stai partecipando</text:span><text:span text:style-name="T7"> sia nella pagina </text:span><text:span text:style-name="T5">Tutti i progetti</text:span><text:span text:style-name="T7"> ed il cambiamento del pulsante </text:span><text:span text:style-name="T5">Lavora al progetto</text:span><text:span text:style-name="T7"> a </text:span><text:span text:style-name="T5">Stai lavorando al progetto </text:span><text:span text:style-name="T7">nella pagina di dettaglio: Sì[ ] No[ ]</text:span></text:p>
      <text:p text:style-name="P40"><text:span text:style-name="T7">8. Ri-accedere alla pagina di dettaglio del progetto e verificare che i pulsanti </text:span><text:span text:style-name="T5">Aggiungi conversazione</text:span><text:span text:style-name="T7"> sia abilitato: Sì[ ] No[ ]</text:span></text:p>
      <text:p text:style-name="P1"/>
      <text:list xml:id="list36719836" text:continue-numbering="true" text:style-name="WW8Num1">
        <text:list-item>
          <text:list>
            <text:list-item>
              <text:list>
                <text:list-item>
                  <text:p text:style-name="P103">Post-condizione</text:p>
                </text:list-item>
              </text:list>
            </text:list-item>
          </text:list>
        </text:list-item>
      </text:list>
      <text:p text:style-name="P70">I dati ottenuti dal test forniscono le pre-condizioni del test n°002.18.</text:p>
      <text:p text:style-name="P43"/>
      <text:p text:style-name="P43"/>
      <text:h text:style-name="P123" text:outline-level="1"><text:bookmark-start text:name="__RefHeading__5305_1277996563"/><text:soft-page-break/><text:span text:style-name="T1">002.7. </text:span><text:span text:style-name="T2">Aggiunta di un documento allegato ad un Progetto</text:span><text:bookmark-end text:name="__RefHeading__5305_1277996563"/></text:h>
      <text:list xml:id="list36706674" text:continue-list="list36728131" text:style-name="WW8Num3">
        <text:list-item>
          <text:list>
            <text:list-item>
              <text:list>
                <text:list-item>
                  <text:p text:style-name="P102">Obbiettivi</text:p>
                </text:list-item>
              </text:list>
            </text:list-item>
          </text:list>
        </text:list-item>
      </text:list>
      <text:p text:style-name="P57">Verificare che un qualunque utente, avente accesso alla pagina di visualizzazione dei dettagli di un progetto, possa aggiungere un documento in allegato al dato progetto (al quale stanno collaborando o di cui sono creatori).</text:p>
      <text:p text:style-name="P1"/>
      <text:list xml:id="list36725542" text:continue-numbering="true" text:style-name="WW8Num3">
        <text:list-item>
          <text:list>
            <text:list-item>
              <text:list>
                <text:list-item>
                  <text:p text:style-name="P102">Pre-condizioni</text:p>
                </text:list-item>
              </text:list>
            </text:list-item>
          </text:list>
        </text:list-item>
      </text:list>
      <text:p text:style-name="P53">Registrazione e tipo d'utenza</text:p>
      <text:p text:style-name="P5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8">E' necessario, inoltre, essere creatore (o l'Amministratore capo del sistema) od un qualunque altro collaboratore al dato progetto per poterne effettuare la modifica.</text:p>
      <text:p text:style-name="P47"/>
      <text:p text:style-name="P53">Stato del sistema</text:p>
      <text:p text:style-name="P79">Dato il risultato ottenuto dal test n° 002.1, il corrente utente è creatore di un almeno un progetto pubblico.</text:p>
      <text:p text:style-name="P79">Non sono presenti documenti allegati a tale progetto.</text:p>
      <text:p text:style-name="P2"/>
      <text:list xml:id="list36705765" text:continue-numbering="true" text:style-name="WW8Num3">
        <text:list-item>
          <text:list>
            <text:list-item>
              <text:list>
                <text:list-item>
                  <text:p text:style-name="P102">Test</text:p>
                </text:list-item>
              </text:list>
            </text:list-item>
          </text:list>
        </text:list-item>
      </text:list>
      <text:p text:style-name="P85">1. Accedere al sito con le proprie credenziali.</text:p>
      <text:p text:style-name="P84"><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7"><text:span text:style-name="T4">3. In caso affermativo, verificare l'accesso alla sezione </text:span><text:span text:style-name="T5">Tutti i progetti</text:span><text:span text:style-name="T4">.</text:span></text:p>
      <text:p text:style-name="P83">4. In risposta affermativa al punto 3, verificare l'accesso ai dettagli del progetto di propria creazione o al quale si sta partecipando.</text:p>
      <text:p text:style-name="P37"><text:s/>5. Aggiungere un documento allegato al progetto selezionato.</text:p>
      <text:p text:style-name="P1"/>
      <text:list xml:id="list36713351" text:continue-numbering="true" text:style-name="WW8Num3">
        <text:list-item>
          <text:list>
            <text:list-item>
              <text:list>
                <text:list-item>
                  <text:p text:style-name="P102">Verifica del test</text:p>
                </text:list-item>
              </text:list>
            </text:list-item>
          </text:list>
        </text:list-item>
      </text:list>
      <text:p text:style-name="P82">1. Accesso effettuato: Sì[ ] No[]</text:p>
      <text:p text:style-name="P84"><text:span text:style-name="T3">2. Visualizzazione del pannello </text:span><text:span text:style-name="T6">Progetti </text:span><text:span text:style-name="T18">→</text:span><text:span text:style-name="T5"> Tutti i progetti</text:span><text:span text:style-name="T7">: Sì[ ] No[ ]</text:span></text:p>
      <text:p text:style-name="P84"><text:span text:style-name="T7">3. Permesso d'accesso alla sezione </text:span><text:span text:style-name="T5">Tutti i progetti</text:span><text:span text:style-name="T7">: Sì[ ] No[ ]</text:span></text:p>
      <text:p text:style-name="P79">4. Permesso d'accesso alla visualizzazione dei dettagli del progetto di propria creazione o al quale si sta collaborando: Sì[ ] No[ ]</text:p>
      <text:p text:style-name="P68"><text:span text:style-name="T7">5. Visibilità dei pulsanti </text:span><text:span text:style-name="T5">Modifica</text:span><text:span text:style-name="T7">, </text:span><text:span text:style-name="T5">Aggiungi/Elimina</text:span><text:span text:style-name="T7"> nel pannello del progetto correlato, </text:span><text:span text:style-name="T5">Gestisci utenti</text:span><text:span text:style-name="T7"> nel pannello dei partecipanti: Sì[ ] No[ ]</text:span></text:p>
      <text:p text:style-name="P68"><text:span text:style-name="T7">6. Nel momento di aggiunta di un documento allegato, verificare che il campo obbligatorio </text:span><text:span text:style-name="T5">Descrizione</text:span><text:span text:style-name="T7"> sia effettivamente tale: Sì[ ] No[ ]</text:span></text:p>
      <text:p text:style-name="P63">7. Dopo l'aggiunta del documento allegato, a seguito della quale verrà inviata una mail di notifica a tutti i collaboratori del progetto, verificare che il suddetto sia presente nella griglia dedicata nella pagina di dettaglio: Sì[ ] No[ ]</text:p>
      <text:p text:style-name="P1"/>
      <text:list xml:id="list36718772" text:continue-numbering="true" text:style-name="WW8Num3">
        <text:list-item>
          <text:list>
            <text:list-item>
              <text:list>
                <text:list-item>
                  <text:p text:style-name="P102">Post-condizione</text:p>
                </text:list-item>
              </text:list>
            </text:list-item>
          </text:list>
        </text:list-item>
      </text:list>
      <text:p text:style-name="P21">I dati ottenuti da tale test forniscono parte delle pre-condizioni del test n° 002.8.</text:p>
      <text:p text:style-name="P4"/>
      <text:p text:style-name="P4"/>
      <text:p text:style-name="P4"/>
      <text:p text:style-name="P4"/>
      <text:p text:style-name="P4"/>
      <text:p text:style-name="P4"/>
      <text:h text:style-name="P123" text:outline-level="1"><text:bookmark-start text:name="__RefHeading__5357_1277996563"/><text:soft-page-break/><text:span text:style-name="T1">002.8. </text:span><text:span text:style-name="T2">Rimozione di un documento allegato al Progetto</text:span><text:bookmark-end text:name="__RefHeading__5357_1277996563"/></text:h>
      <text:list xml:id="list36720623" text:continue-numbering="true" text:style-name="WW8Num3">
        <text:list-item>
          <text:list>
            <text:list-item>
              <text:list>
                <text:list-item>
                  <text:p text:style-name="P102">Obbiettivi</text:p>
                </text:list-item>
              </text:list>
            </text:list-item>
          </text:list>
        </text:list-item>
      </text:list>
      <text:p text:style-name="P57">Verificare che un qualunque utente, avente accesso alla pagina di visualizzazione dei dettagli di un progetto, possa rimuovere un documento in allegato al dato progetto (al quale stanno collaborando o di cui sono creatori) in base ai vincoli definiti.</text:p>
      <text:p text:style-name="P1"/>
      <text:list xml:id="list36729641" text:continue-numbering="true" text:style-name="WW8Num3">
        <text:list-item>
          <text:list>
            <text:list-item>
              <text:list>
                <text:list-item>
                  <text:p text:style-name="P102">Pre-condizioni</text:p>
                </text:list-item>
              </text:list>
            </text:list-item>
          </text:list>
        </text:list-item>
      </text:list>
      <text:p text:style-name="P18">Registrazione e tipo d'utenza</text:p>
      <text:p text:style-name="P23"><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4">In base al tipo d'utenza, la cancellazione di documenti allegati ad un progetto è regolata da una serie di vincoli imposti:</text:p>
      <table:table table:name="Tabella1" table:style-name="Tabella1">
        <table:table-column table:style-name="Tabella1.A"/>
        <table:table-column table:style-name="Tabella1.B"/>
        <table:table-row table:style-name="Tabella1.1">
          <table:table-cell table:style-name="Tabella1.A1" office:value-type="string">
            <text:p text:style-name="P90"/>
          </table:table-cell>
          <table:table-cell table:style-name="Tabella1.B1" office:value-type="string">
            <text:p text:style-name="P91">Vincoli</text:p>
          </table:table-cell>
        </table:table-row>
        <table:table-row table:style-name="Tabella1.1">
          <table:table-cell table:style-name="Tabella1.A2" office:value-type="string">
            <text:p text:style-name="P91">Amministratore</text:p>
          </table:table-cell>
          <table:table-cell table:style-name="Tabella1.B2" office:value-type="string">
            <text:p text:style-name="P92">Può cancellare tutti i file che sono stati caricati.</text:p>
          </table:table-cell>
        </table:table-row>
        <table:table-row table:style-name="Tabella1.1">
          <table:table-cell table:style-name="Tabella1.A2" office:value-type="string">
            <text:p text:style-name="P91">Creatore del progetto</text:p>
          </table:table-cell>
          <table:table-cell table:style-name="Tabella1.B2" office:value-type="string">
            <text:p text:style-name="P92">Può cancellare tutti i file che sono stati caricati.</text:p>
          </table:table-cell>
        </table:table-row>
        <table:table-row table:style-name="Tabella1.1">
          <table:table-cell table:style-name="Tabella1.A2" office:value-type="string">
            <text:p text:style-name="P91">Utente generico che ha caricato il proprio file</text:p>
          </table:table-cell>
          <table:table-cell table:style-name="Tabella1.B2" office:value-type="string">
            <text:p text:style-name="P92">Può cancellare solo il proprio file.</text:p>
          </table:table-cell>
        </table:table-row>
      </table:table>
      <text:p text:style-name="P11"/>
      <text:p text:style-name="P64">Stato del sistema</text:p>
      <text:p text:style-name="P63">Dato il risultato del test n° 002.7, il progetto selezionato ha un documento allegato.</text:p>
      <text:p text:style-name="P2"/>
      <text:list xml:id="list36730666" text:continue-numbering="true" text:style-name="WW8Num3">
        <text:list-item>
          <text:list>
            <text:list-item>
              <text:list>
                <text:list-item>
                  <text:p text:style-name="P102">Test</text:p>
                </text:list-item>
              </text:list>
            </text:list-item>
          </text:list>
        </text:list-item>
      </text:list>
      <text:p text:style-name="P85">1. Accedere al sito con le proprie credenziali.</text:p>
      <text:p text:style-name="P84"><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7"><text:span text:style-name="T4">3. In caso affermativo, verificare l'accesso alla sezione </text:span><text:span text:style-name="T5">Tutti i progetti</text:span><text:span text:style-name="T4">.</text:span></text:p>
      <text:p text:style-name="P83">4. In risposta affermativa al punto 3, verificare l'accesso ai dettagli del progetto di propria creazione o al quale si sta partecipando.</text:p>
      <text:p text:style-name="P37"><text:s/>5. Rimuovere un documento allegato al progetto selezionato.</text:p>
      <text:p text:style-name="P1"/>
      <text:list xml:id="list36706511" text:continue-numbering="true" text:style-name="WW8Num3">
        <text:list-item>
          <text:list>
            <text:list-item>
              <text:list>
                <text:list-item>
                  <text:p text:style-name="P102">Verifica del test</text:p>
                </text:list-item>
              </text:list>
            </text:list-item>
          </text:list>
        </text:list-item>
      </text:list>
      <text:p text:style-name="P46">-1. Accesso effettuato: Sì[ ] No[]</text:p>
      <text:p text:style-name="P84"><text:span text:style-name="T3">2. Visualizzazione del pannello </text:span><text:span text:style-name="T6">Progetti </text:span><text:span text:style-name="T18">→</text:span><text:span text:style-name="T5"> Tutti i progetti</text:span><text:span text:style-name="T7">: Sì[ ] No[ ]</text:span></text:p>
      <text:p text:style-name="P84"><text:span text:style-name="T7">3. Permesso d'accesso alla sezione </text:span><text:span text:style-name="T5">Tutti i progetti</text:span><text:span text:style-name="T7">: Sì[ ] No[ ]</text:span></text:p>
      <text:p text:style-name="P79">4. Permesso d'accesso alla visualizzazione dei dettagli del progetto di propria creazione o al quale si sta collaborando: Sì[ ] No[ ]</text:p>
      <text:p text:style-name="P54"><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54"><text:span text:style-name="T7">6. Verificare la visibilità del pulsante </text:span><text:span text:style-name="T5">Cancella</text:span><text:span text:style-name="T7"> nella griglia dei documenti allegati in base ai vincoli descritti nelle pre-condizioni: Sì[ ] No[ ]</text:span></text:p>
      <text:p text:style-name="P50">7. Verificare la corretta cancellazione del documento allegato: Sì[ ] No[ ]</text:p>
      <text:p text:style-name="P1"/>
      <text:list xml:id="list36734686" text:continue-numbering="true" text:style-name="WW8Num3">
        <text:list-item>
          <text:list>
            <text:list-item>
              <text:list>
                <text:list-item>
                  <text:p text:style-name="P102">Post-condizione</text:p>
                </text:list-item>
              </text:list>
            </text:list-item>
          </text:list>
        </text:list-item>
      </text:list>
      <text:p text:style-name="P32">I dati ottenuti dal test non forniscono pre-condizioni per test successivi.</text:p>
      <text:p text:style-name="P43"/>
      <text:p text:style-name="P43"/>
      <text:p text:style-name="P43"/>
      <text:p text:style-name="P43"/>
      <text:p text:style-name="P43"/>
      <text:h text:style-name="P123" text:outline-level="1"><text:bookmark-start text:name="__RefHeading__5466_1277996563"/><text:soft-page-break/><text:span text:style-name="T1">002.9. </text:span><text:span text:style-name="T2">Aggiunta di una Conversazione ad un Progetto</text:span><text:bookmark-end text:name="__RefHeading__5466_1277996563"/></text:h>
      <text:list xml:id="list36728813" text:continue-list="list36719836" text:style-name="WW8Num1">
        <text:list-item>
          <text:list>
            <text:list-item>
              <text:list>
                <text:list-item>
                  <text:p text:style-name="P103">Obbiettivi</text:p>
                </text:list-item>
              </text:list>
            </text:list-item>
          </text:list>
        </text:list-item>
      </text:list>
      <text:p text:style-name="P46">Verificare che il creatore del progetto in esame (o, eventualmente, l'Amministratore capo del sistema) o un utente che collabora al progetto in esame possa aggiungere una nuova conversazione.</text:p>
      <text:p text:style-name="P1"/>
      <text:list xml:id="list36722313" text:continue-numbering="true" text:style-name="WW8Num1">
        <text:list-item>
          <text:list>
            <text:list-item>
              <text:list>
                <text:list-item>
                  <text:p text:style-name="P103">Pre-condizioni</text:p>
                </text:list-item>
              </text:list>
            </text:list-item>
          </text:list>
        </text:list-item>
      </text:list>
      <text:p text:style-name="P77">Registrazione e tipo d'utenza</text:p>
      <text:p text:style-name="P8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8">E' necessario, inoltre, essere creatore (o l'Amministratore capo del sistema) o un collaboratore del del dato progetto per poterne effettuare la modifica.</text:p>
      <text:p text:style-name="P81"/>
      <text:p text:style-name="P77">Stato del sistema</text:p>
      <text:p text:style-name="P79">Dato il risultato ottenuto dal test n° 002.1, vi è almeno un progetto pubblico nel sistema. Dati i risultati del test n° 002.5, vi è almeno un collaboratore al progetto.</text:p>
      <text:p text:style-name="P2"/>
      <text:list xml:id="list36719374" text:continue-numbering="true" text:style-name="WW8Num1">
        <text:list-item>
          <text:list>
            <text:list-item>
              <text:list>
                <text:list-item>
                  <text:p text:style-name="P103">Test</text:p>
                </text:list-item>
              </text:list>
            </text:list-item>
          </text:list>
        </text:list-item>
      </text:list>
      <text:p text:style-name="P85">1. Accedere al sito con le proprie credenziali.</text:p>
      <text:p text:style-name="P84"><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7"><text:span text:style-name="T4">3. In caso affermativo, verificare l'accesso alla sezione </text:span><text:span text:style-name="T5">Tutti i progetti</text:span><text:span text:style-name="T4">.</text:span></text:p>
      <text:p text:style-name="P83">4. In risposta affermativa al punto 3, verificare l'accesso ai dettagli del progetto di propria creazione.</text:p>
      <text:p text:style-name="P37"><text:s/>5. Aggiungere una nuova conversazione.</text:p>
      <text:p text:style-name="P1"/>
      <text:list xml:id="list36735843" text:continue-numbering="true" text:style-name="WW8Num1">
        <text:list-item>
          <text:list>
            <text:list-item>
              <text:list>
                <text:list-item>
                  <text:p text:style-name="P103">Verifica del test</text:p>
                </text:list-item>
              </text:list>
            </text:list-item>
          </text:list>
        </text:list-item>
      </text:list>
      <text:p text:style-name="P82">1. Accesso effettuato: Sì[ ] No[]</text:p>
      <text:p text:style-name="P84"><text:span text:style-name="T3">2. Visualizzazione del pannello </text:span><text:span text:style-name="T6">Progetti </text:span><text:span text:style-name="T18">→</text:span><text:span text:style-name="T5"> Tutti i progetti</text:span><text:span text:style-name="T7">: Sì[ ] No[ ]</text:span></text:p>
      <text:p text:style-name="P84"><text:span text:style-name="T7">3. Permesso d'accesso alla sezione </text:span><text:span text:style-name="T5">Tutti i progetti</text:span><text:span text:style-name="T7">: Sì[ ] No[ ]</text:span></text:p>
      <text:p text:style-name="P79">4. Permesso d'accesso alla visualizzazione dei dettagli del progetto di propria creazione: Sì[ ] No[ ]</text:p>
      <text:p text:style-name="P84"><text:span text:style-name="T7">5. Visibilità del pulsante </text:span><text:span text:style-name="T5">Aggiungi conversazione</text:span><text:span text:style-name="T7"> nel pannello relativo: Sì[ ] No[ ]</text:span></text:p>
      <text:p text:style-name="P88"><text:tab/>6. Verificare re-indirizzamento alla pagina di creazione della conversazione : Sì[ ] No[ ]</text:p>
      <text:p text:style-name="P88"><text:tab/>7. Nel caso in cui si voglia aggiungere un allegato alla conversazione, verificare la visibilità del pulsante Aggiungi allegato. In caso contrario passare al punto n° 9 : Sì[ ] No[ ]</text:p>
      <text:p text:style-name="P88"><text:tab/>8. In risposta affermativa al punto 7, nel momento di aggiunta di un documento allegato, verificare che il campo obbligatorio <text:span text:style-name="T13">Descrizione</text:span> sia effettivamente tale: Sì[ ] No[ ]</text:p>
      <text:p text:style-name="P88"><text:tab/>9. Una volta salvata la conversazione, verificare il re-indirizzamento alla pagina di dettaglio del progetto in esame: Sì[ ] No[ ]</text:p>
      <text:p text:style-name="P88"><text:tab/>10. Verificare che la conversazione aggiunta sia presente nel pannello relativo: Sì[ ] No[ ]</text:p>
      <text:p text:style-name="P89"/>
      <text:list xml:id="list36727781" text:continue-numbering="true" text:style-name="WW8Num1">
        <text:list-item>
          <text:list>
            <text:list-item>
              <text:list>
                <text:list-item>
                  <text:p text:style-name="P103">Post-condizione</text:p>
                </text:list-item>
              </text:list>
            </text:list-item>
          </text:list>
        </text:list-item>
      </text:list>
      <text:p text:style-name="P49">I dati ottenuti dal test forniscono le pre-condizioni dei test n° 002.10, n° 002.12 e n° 002.14.</text:p>
      <text:h text:style-name="Heading_20_1" text:outline-level="1"><text:bookmark-start text:name="__RefHeading__15186_90996158"/><text:soft-page-break/><text:span text:style-name="T24">002.10. </text:span><text:span text:style-name="T25">Aggiunta di un documento allegato ad una Conversazione</text:span><text:bookmark-end text:name="__RefHeading__15186_90996158"/></text:h>
      <text:list xml:id="list36713552" text:continue-list="list36734686" text:style-name="WW8Num3">
        <text:list-item>
          <text:list>
            <text:list-item>
              <text:list>
                <text:list-item>
                  <text:p text:style-name="P102">Obbiettivi</text:p>
                </text:list-item>
              </text:list>
            </text:list-item>
          </text:list>
        </text:list-item>
      </text:list>
      <text:p text:style-name="P57">Verificare che un qualunque utente, avente accesso alla pagina di visualizzazione dei dettagli di un progetto, possa allegare un documento ad una conversazione del progetto in esame.</text:p>
      <text:p text:style-name="P1"/>
      <text:list xml:id="list36729336" text:continue-numbering="true" text:style-name="WW8Num3">
        <text:list-item>
          <text:list>
            <text:list-item>
              <text:list>
                <text:list-item>
                  <text:p text:style-name="P102">Pre-condizioni</text:p>
                </text:list-item>
              </text:list>
            </text:list-item>
          </text:list>
        </text:list-item>
      </text:list>
      <text:p text:style-name="P53">Registrazione e tipo d'utenza</text:p>
      <text:p text:style-name="P5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112">Tale permesso d'accesso consente, per vincoli imposti dal sistema, di poter visualizzare anche i dettagli di una conversazione del progetto, anche se non si è collaboratori.</text:p>
      <text:p text:style-name="P47"/>
      <text:p text:style-name="P53">Stato del sistema</text:p>
      <text:p text:style-name="P79">Dato il risultato ottenuto dal test n° 002.9, è presente almeno una conversazione nel progetto corrente.</text:p>
      <text:p text:style-name="P79">Non sono presenti documenti allegati a tale conversazione.</text:p>
      <text:p text:style-name="P2"/>
      <text:list xml:id="list36714042" text:continue-numbering="true" text:style-name="WW8Num3">
        <text:list-item>
          <text:list>
            <text:list-item>
              <text:list>
                <text:list-item>
                  <text:p text:style-name="P102">Test</text:p>
                </text:list-item>
              </text:list>
            </text:list-item>
          </text:list>
        </text:list-item>
      </text:list>
      <text:p text:style-name="P85">1. Accedere al sito con le proprie credenziali.</text:p>
      <text:p text:style-name="P84"><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7"><text:span text:style-name="T4">3. In caso affermativo, verificare l'accesso alla sezione </text:span><text:span text:style-name="T5">Tutti i progetti</text:span><text:span text:style-name="T4">.</text:span></text:p>
      <text:p text:style-name="P83">4. In risposta affermativa al punto 3, verificare l'accesso ai dettagli del progetto di propria creazione o al quale si sta partecipando.</text:p>
      <text:p text:style-name="P37"><text:s/>5. Verificare successivamente l'accesso ai dettagli di una conversazione.</text:p>
      <text:p text:style-name="P48">6. Allegare un documento alla conversazione.</text:p>
      <text:p text:style-name="P1"/>
      <text:list xml:id="list36727802" text:continue-numbering="true" text:style-name="WW8Num3">
        <text:list-item>
          <text:list>
            <text:list-item>
              <text:list>
                <text:list-item>
                  <text:p text:style-name="P102">Verifica del test</text:p>
                </text:list-item>
              </text:list>
            </text:list-item>
          </text:list>
        </text:list-item>
      </text:list>
      <text:p text:style-name="P82">1. Accesso effettuato: Sì[ ] No[ ]</text:p>
      <text:p text:style-name="P84"><text:span text:style-name="T3">2. Visualizzazione del pannello </text:span><text:span text:style-name="T6">Progetti </text:span><text:span text:style-name="T18">→</text:span><text:span text:style-name="T5"> Tutti i progetti</text:span><text:span text:style-name="T7">: Sì[ ] No[ ]</text:span></text:p>
      <text:p text:style-name="P84"><text:span text:style-name="T7">3. Permesso d'accesso alla sezione </text:span><text:span text:style-name="T5">Tutti i progetti</text:span><text:span text:style-name="T7">: Sì[ ] No[ ]</text:span></text:p>
      <text:p text:style-name="P79">4. Permesso d'accesso alla visualizzazione dei dettagli del progetto di propria creazione o al quale si sta collaborando: Sì[ ] No[ ]</text:p>
      <text:p text:style-name="P87"><text:span text:style-name="T7">5. Visibilità del pulsante </text:span><text:span text:style-name="T5">Visualizza</text:span><text:span text:style-name="T7"> di fianco alla conversazione in esame: Sì[ ] No[ ]</text:span></text:p>
      <text:p text:style-name="P86">6. Permesso d'accesso alla visualizzazione dei dettagli della conversazione: Sì[ ] No[ ]</text:p>
      <text:p text:style-name="P87"><text:span text:style-name="T7">7. Nel momento di aggiunta di un documento allegato, verificare che il campo obbligatorio </text:span><text:span text:style-name="T5">Descrizione</text:span><text:span text:style-name="T7"> sia effettivamente tale: Sì[ ] No[ ]</text:span></text:p>
      <text:p text:style-name="P86">8. Dopo l'aggiunta del documento allegato, verificare che il suddetto sia presente nella griglia dedicata nella pagina di dettaglio: Sì[ ] No[ ]</text:p>
      <text:p text:style-name="P1"/>
      <text:list xml:id="list36705437" text:continue-numbering="true" text:style-name="WW8Num3">
        <text:list-item>
          <text:list>
            <text:list-item>
              <text:list>
                <text:list-item>
                  <text:p text:style-name="P102">Post-condizione</text:p>
                </text:list-item>
              </text:list>
            </text:list-item>
          </text:list>
        </text:list-item>
      </text:list>
      <text:p text:style-name="P21">I dati ottenuti da tale test forniscono parte delle pre-condizioni del test n° 002.11.</text:p>
      <text:p text:style-name="P4"/>
      <text:p text:style-name="P4"/>
      <text:p text:style-name="P4"/>
      <text:h text:style-name="Heading_20_1" text:outline-level="1"><text:bookmark-start text:name="__RefHeading__5357_12779965631"/><text:soft-page-break/><text:span text:style-name="T24">002.11. </text:span><text:span text:style-name="T25">Rimozione di un documento allegato ad una Conversazione</text:span><text:bookmark-end text:name="__RefHeading__5357_12779965631"/></text:h>
      <text:list xml:id="list36735174" text:continue-numbering="true" text:style-name="WW8Num3">
        <text:list-item>
          <text:list>
            <text:list-item>
              <text:list>
                <text:list-item>
                  <text:p text:style-name="P102">Obbiettivi</text:p>
                </text:list-item>
              </text:list>
            </text:list-item>
          </text:list>
        </text:list-item>
      </text:list>
      <text:p text:style-name="P57">Verificare che un qualunque utente, avente accesso alla pagina di visualizzazione dei dettagli di un progetto, possa rimuovere un documento in allegato ad una conversazione del progetto (al quale stanno collaborando o di cui sono creatori) in base ai vincoli definiti.</text:p>
      <text:p text:style-name="P1"/>
      <text:list xml:id="list36716290" text:continue-numbering="true" text:style-name="WW8Num3">
        <text:list-item>
          <text:list>
            <text:list-item>
              <text:list>
                <text:list-item>
                  <text:p text:style-name="P102">Pre-condizioni</text:p>
                </text:list-item>
              </text:list>
            </text:list-item>
          </text:list>
        </text:list-item>
      </text:list>
      <text:p text:style-name="P18">Registrazione e tipo d'utenza</text:p>
      <text:p text:style-name="P23"><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 Tale permesso d'accesso consente, per vincoli imposti dal sistema, di poter visualizzare anche i dettagli di una conversazione del progetto, anche se non si è collaboratori.</text:span></text:p>
      <text:p text:style-name="P24">In base al tipo d'utenza, la cancellazione di documenti allegati ad una conversazione è regolata da una serie di vincoli imposti:</text:p>
      <table:table table:name="Tabella5" table:style-name="Tabella5">
        <table:table-column table:style-name="Tabella5.A"/>
        <table:table-column table:style-name="Tabella5.B"/>
        <table:table-row table:style-name="Tabella5.1">
          <table:table-cell table:style-name="Tabella5.A1" office:value-type="string">
            <text:p text:style-name="P90"/>
          </table:table-cell>
          <table:table-cell table:style-name="Tabella5.B1" office:value-type="string">
            <text:p text:style-name="P91">Vincoli</text:p>
          </table:table-cell>
        </table:table-row>
        <table:table-row table:style-name="Tabella5.1">
          <table:table-cell table:style-name="Tabella5.A2" office:value-type="string">
            <text:p text:style-name="P91">Amministratore</text:p>
          </table:table-cell>
          <table:table-cell table:style-name="Tabella5.B2" office:value-type="string">
            <text:p text:style-name="P92">Può cancellare tutti i file che sono stati caricati.</text:p>
          </table:table-cell>
        </table:table-row>
        <table:table-row table:style-name="Tabella5.1">
          <table:table-cell table:style-name="Tabella5.A2" office:value-type="string">
            <text:p text:style-name="P91">Creatore della conversazione</text:p>
          </table:table-cell>
          <table:table-cell table:style-name="Tabella5.B2" office:value-type="string">
            <text:p text:style-name="P92">Può cancellare tutti i file che sono stati caricati.</text:p>
          </table:table-cell>
        </table:table-row>
        <table:table-row table:style-name="Tabella5.1">
          <table:table-cell table:style-name="Tabella5.A2" office:value-type="string">
            <text:p text:style-name="P91">Utente generico che ha caricato il proprio file</text:p>
          </table:table-cell>
          <table:table-cell table:style-name="Tabella5.B2" office:value-type="string">
            <text:p text:style-name="P92">Può cancellare solo il proprio file.</text:p>
          </table:table-cell>
        </table:table-row>
      </table:table>
      <text:p text:style-name="P11"/>
      <text:p text:style-name="P64">Stato del sistema</text:p>
      <text:p text:style-name="P63">Dato il risultato del test n° 002.11, la conversazione selezionata ha un documento allegato.</text:p>
      <text:p text:style-name="P2"/>
      <text:list xml:id="list36736340" text:continue-numbering="true" text:style-name="WW8Num3">
        <text:list-item>
          <text:list>
            <text:list-item>
              <text:list>
                <text:list-item>
                  <text:p text:style-name="P102">Test</text:p>
                </text:list-item>
              </text:list>
            </text:list-item>
          </text:list>
        </text:list-item>
      </text:list>
      <text:p text:style-name="P85">1. Accedere al sito con le proprie credenziali.</text:p>
      <text:p text:style-name="P84"><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7"><text:span text:style-name="T4">3. In caso affermativo, verificare l'accesso alla sezione </text:span><text:span text:style-name="T5">Tutti i progetti</text:span><text:span text:style-name="T4">.</text:span></text:p>
      <text:p text:style-name="P83">4. In risposta affermativa al punto 3, verificare l'accesso ai dettagli del progetto di propria creazione o al quale si sta partecipando.</text:p>
      <text:p text:style-name="P37"><text:s/>5. Verificare successivamente l'accesso ai dettagli di una conversazione.</text:p>
      <text:p text:style-name="P48">6. Rimuovere un documento allegato alla conversazione.</text:p>
      <text:p text:style-name="P1"/>
      <text:list xml:id="list36705214" text:continue-numbering="true" text:style-name="WW8Num3">
        <text:list-item>
          <text:list>
            <text:list-item>
              <text:list>
                <text:list-item>
                  <text:p text:style-name="P102">Verifica del test</text:p>
                </text:list-item>
              </text:list>
            </text:list-item>
          </text:list>
        </text:list-item>
      </text:list>
      <text:p text:style-name="P85">1. Accesso effettuato: Sì[ ] No[ ]</text:p>
      <text:p text:style-name="P84"><text:span text:style-name="T3">2. Visualizzazione del pannello </text:span><text:span text:style-name="T6">Progetti </text:span><text:span text:style-name="T18">→</text:span><text:span text:style-name="T5"> Tutti i progetti</text:span><text:span text:style-name="T7">: Sì[ ] No[ ]</text:span></text:p>
      <text:p text:style-name="P84"><text:span text:style-name="T7">3. Permesso d'accesso alla sezione </text:span><text:span text:style-name="T5">Tutti i progetti</text:span><text:span text:style-name="T7">: Sì[ ] No[ ]</text:span></text:p>
      <text:p text:style-name="P79">4. Permesso d'accesso alla visualizzazione dei dettagli del progetto di propria creazione o al quale si sta collaborando: Sì[ ] No[ ]</text:p>
      <text:p text:style-name="P87"><text:span text:style-name="T7">5. Visibilità del pulsante </text:span><text:span text:style-name="T5">Visualizza</text:span><text:span text:style-name="T7"> di fianco alla conversazione in esame: Sì[ ] No[ ]</text:span></text:p>
      <text:p text:style-name="P95">6. Permesso d'accesso alla visualizzazione dei dettagli della conversazione: Sì[ ] No[ ]</text:p>
      <text:p text:style-name="P94"><text:span text:style-name="T7">7. Verificare la visibilità del pulsante </text:span><text:span text:style-name="T5">Cancella</text:span><text:span text:style-name="T7"> nella griglia dei documenti allegati in base ai vincoli descritti nelle pre-condizioni: Sì[ ] No[ ]</text:span></text:p>
      <text:p text:style-name="P95">8. Verificare la corretta cancellazione del documento allegato: Sì[ ] No[ ]</text:p>
      <text:p text:style-name="P1"><text:soft-page-break/></text:p>
      <text:list xml:id="list36708122" text:continue-numbering="true" text:style-name="WW8Num3">
        <text:list-item>
          <text:list>
            <text:list-item>
              <text:list>
                <text:list-item>
                  <text:p text:style-name="P102">Post-condizione</text:p>
                </text:list-item>
              </text:list>
            </text:list-item>
          </text:list>
        </text:list-item>
      </text:list>
      <text:p text:style-name="P32">I dati ottenuti dal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bookmark-start text:name="__RefHeading__15714_90996158"/><text:soft-page-break/><text:span text:style-name="T24">002.12. </text:span><text:span text:style-name="T25">Aggiunta di un commento ad una Conversazione</text:span><text:bookmark-end text:name="__RefHeading__15714_90996158"/></text:h>
      <text:list xml:id="list36735278" text:continue-numbering="true" text:style-name="WW8Num3">
        <text:list-item>
          <text:list>
            <text:list-item>
              <text:list>
                <text:list-item>
                  <text:p text:style-name="P102">Obbiettivi</text:p>
                </text:list-item>
              </text:list>
            </text:list-item>
          </text:list>
        </text:list-item>
      </text:list>
      <text:p text:style-name="P57">Verificare che un qualunque utente, avente accesso alla pagina di visualizzazione dei dettagli di un progetto, possa aggiungere un commento ad una conversazione del progetto in esame.</text:p>
      <text:p text:style-name="P1"/>
      <text:list xml:id="list36712122" text:continue-numbering="true" text:style-name="WW8Num3">
        <text:list-item>
          <text:list>
            <text:list-item>
              <text:list>
                <text:list-item>
                  <text:p text:style-name="P102">Pre-condizioni</text:p>
                </text:list-item>
              </text:list>
            </text:list-item>
          </text:list>
        </text:list-item>
      </text:list>
      <text:p text:style-name="P53">Registrazione e tipo d'utenza</text:p>
      <text:p text:style-name="P5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112">Tale permesso d'accesso consente, per vincoli imposti dal sistema, di poter visualizzare anche i dettagli di una conversazione del progetto, anche se non si è collaboratori.</text:p>
      <text:p text:style-name="P47"/>
      <text:p text:style-name="P53">Stato del sistema</text:p>
      <text:p text:style-name="P79">Dato il risultato ottenuto dal test n° 002.9, è presente almeno una conversazione nel progetto corrente.</text:p>
      <text:p text:style-name="P79">Non sono presenti commenti allegati a tale conversazione.</text:p>
      <text:p text:style-name="P2"/>
      <text:list xml:id="list36715070" text:continue-numbering="true" text:style-name="WW8Num3">
        <text:list-item>
          <text:list>
            <text:list-item>
              <text:list>
                <text:list-item>
                  <text:p text:style-name="P102">Test</text:p>
                </text:list-item>
              </text:list>
            </text:list-item>
          </text:list>
        </text:list-item>
      </text:list>
      <text:p text:style-name="P85">1. Accedere al sito con le proprie credenziali.</text:p>
      <text:p text:style-name="P84"><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7"><text:span text:style-name="T4">3. In caso affermativo, verificare l'accesso alla sezione </text:span><text:span text:style-name="T5">Tutti i progetti</text:span><text:span text:style-name="T4">.</text:span></text:p>
      <text:p text:style-name="P83">4. In risposta affermativa al punto 3, verificare l'accesso ai dettagli del progetto di propria creazione o al quale si sta partecipando.</text:p>
      <text:p text:style-name="P37"><text:s/>5. Verificare successivamente l'accesso ai dettagli di una conversazione.</text:p>
      <text:p text:style-name="P48">6. Aggiungere un commento.</text:p>
      <text:p text:style-name="P1"/>
      <text:list xml:id="list36728046" text:continue-numbering="true" text:style-name="WW8Num3">
        <text:list-item>
          <text:list>
            <text:list-item>
              <text:list>
                <text:list-item>
                  <text:p text:style-name="P102">Verifica del test</text:p>
                </text:list-item>
              </text:list>
            </text:list-item>
          </text:list>
        </text:list-item>
      </text:list>
      <text:p text:style-name="P82">1. Accesso effettuato: Sì[ ] No[ ]</text:p>
      <text:p text:style-name="P84"><text:span text:style-name="T3">2. Visualizzazione del pannello </text:span><text:span text:style-name="T6">Progetti </text:span><text:span text:style-name="T18">→</text:span><text:span text:style-name="T5"> Tutti i progetti</text:span><text:span text:style-name="T7">: Sì[ ] No[ ]</text:span></text:p>
      <text:p text:style-name="P84"><text:span text:style-name="T7">3. Permesso d'accesso alla sezione </text:span><text:span text:style-name="T5">Tutti i progetti</text:span><text:span text:style-name="T7">: Sì[ ] No[ ]</text:span></text:p>
      <text:p text:style-name="P79">4. Permesso d'accesso alla visualizzazione dei dettagli del progetto di propria creazione o al quale si sta collaborando: Sì[ ] No[ ]</text:p>
      <text:p text:style-name="P87"><text:span text:style-name="T7">5. Visibilità del pulsante </text:span><text:span text:style-name="T5">Visualizza</text:span><text:span text:style-name="T7"> di fianco alla conversazione in esame: Sì[ ] No[ ]</text:span></text:p>
      <text:p text:style-name="P86">6. Permesso d'accesso alla visualizzazione dei dettagli della conversazione: Sì[ ] No[ ]</text:p>
      <text:p text:style-name="P86">7. Visibilità del pulsante di aggiunta di un commento: Sì[ ] No[ ]</text:p>
      <text:p text:style-name="P86">8. Apertura della pop up per l'aggiunta del commento: Sì[ ] No[ ]</text:p>
      <text:p text:style-name="P86">9. Verificare che il campo obbligatorio Testo sia effettivamente tale e che il corpo del commento non possa contenere più di 2000 caratteri: Sì[ ] No[ ]</text:p>
      <text:p text:style-name="P1"/>
      <text:list xml:id="list36714521" text:continue-numbering="true" text:style-name="WW8Num3">
        <text:list-item>
          <text:list>
            <text:list-item>
              <text:list>
                <text:list-item>
                  <text:p text:style-name="P102">Post-condizione</text:p>
                </text:list-item>
              </text:list>
            </text:list-item>
          </text:list>
        </text:list-item>
      </text:list>
      <text:p text:style-name="P21">I dati ottenuti da tale test forniscono parte delle pre-condizioni del test n° 002.13.</text:p>
      <text:p text:style-name="P43"/>
      <text:p text:style-name="P43"/>
      <text:p text:style-name="P43"/>
      <text:h text:style-name="Heading_20_1" text:outline-level="1"><text:bookmark-start text:name="__RefHeading__15716_90996158"/><text:soft-page-break/><text:span text:style-name="T24">002.13. </text:span><text:span text:style-name="T25">Rimozione di un commento ad una Conversazione</text:span><text:bookmark-end text:name="__RefHeading__15716_90996158"/></text:h>
      <text:list xml:id="list36717591" text:continue-numbering="true" text:style-name="WW8Num3">
        <text:list-item>
          <text:list>
            <text:list-item>
              <text:list>
                <text:list-item>
                  <text:p text:style-name="P102">Obbiettivi</text:p>
                </text:list-item>
              </text:list>
            </text:list-item>
          </text:list>
        </text:list-item>
      </text:list>
      <text:p text:style-name="P57">Verificare che un qualunque utente, avente accesso alla pagina di visualizzazione dei dettagli di un progetto, possa rimuovere un commento ad una conversazione del progetto in esame in base ai vincoli imposti.</text:p>
      <text:p text:style-name="P1"/>
      <text:list xml:id="list36721179" text:continue-numbering="true" text:style-name="WW8Num3">
        <text:list-item>
          <text:list>
            <text:list-item>
              <text:list>
                <text:list-item>
                  <text:p text:style-name="P102">Pre-condizioni</text:p>
                </text:list-item>
              </text:list>
            </text:list-item>
          </text:list>
        </text:list-item>
      </text:list>
      <text:p text:style-name="P53">Registrazione e tipo d'utenza</text:p>
      <text:p text:style-name="P5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112">Tale permesso d'accesso consente, per vincoli imposti dal sistema, di poter visualizzare anche i dettagli di una conversazione del progetto, anche se non si è collaboratori.</text:p>
      <text:p text:style-name="P24">In base al tipo d'utenza, la cancellazione di commenti da una conversazione è regolata da una serie di vincoli imposti:</text:p>
      <table:table table:name="Tabella6" table:style-name="Tabella6">
        <table:table-column table:style-name="Tabella6.A"/>
        <table:table-column table:style-name="Tabella6.B"/>
        <table:table-row table:style-name="Tabella6.1">
          <table:table-cell table:style-name="Tabella6.A1" office:value-type="string">
            <text:p text:style-name="P90"/>
          </table:table-cell>
          <table:table-cell table:style-name="Tabella6.B1" office:value-type="string">
            <text:p text:style-name="P91">Vincoli</text:p>
          </table:table-cell>
        </table:table-row>
        <table:table-row table:style-name="Tabella6.1">
          <table:table-cell table:style-name="Tabella6.A2" office:value-type="string">
            <text:p text:style-name="P91">Amministratore</text:p>
          </table:table-cell>
          <table:table-cell table:style-name="Tabella6.B2" office:value-type="string">
            <text:p text:style-name="P92">Può cancellare tutti i commenti presenti.</text:p>
          </table:table-cell>
        </table:table-row>
        <table:table-row table:style-name="Tabella6.1">
          <table:table-cell table:style-name="Tabella6.A2" office:value-type="string">
            <text:p text:style-name="P91">Creatore del commento</text:p>
          </table:table-cell>
          <table:table-cell table:style-name="Tabella6.B2" office:value-type="string">
            <text:p text:style-name="P92">Può cancellare tutti i commenti presenti.</text:p>
          </table:table-cell>
        </table:table-row>
        <table:table-row table:style-name="Tabella6.1">
          <table:table-cell table:style-name="Tabella6.A2" office:value-type="string">
            <text:p text:style-name="P91">Utente generico che commentato</text:p>
          </table:table-cell>
          <table:table-cell table:style-name="Tabella6.B2" office:value-type="string">
            <text:p text:style-name="P92">Può cancellare solo il proprio commento.</text:p>
          </table:table-cell>
        </table:table-row>
      </table:table>
      <text:p text:style-name="P16"/>
      <text:p text:style-name="P53">Stato del sistema</text:p>
      <text:p text:style-name="P79">In base ai risultati del test n° 002.12, è presente almeno un commento nella conversazione presa in esame.</text:p>
      <text:p text:style-name="P2"/>
      <text:list xml:id="list36725451" text:continue-numbering="true" text:style-name="WW8Num3">
        <text:list-item>
          <text:list>
            <text:list-item>
              <text:list>
                <text:list-item>
                  <text:p text:style-name="P102">Test</text:p>
                </text:list-item>
              </text:list>
            </text:list-item>
          </text:list>
        </text:list-item>
      </text:list>
      <text:p text:style-name="P85">1. Accedere al sito con le proprie credenziali.</text:p>
      <text:p text:style-name="P84"><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7"><text:span text:style-name="T4">3. In caso affermativo, verificare l'accesso alla sezione </text:span><text:span text:style-name="T5">Tutti i progetti</text:span><text:span text:style-name="T4">.</text:span></text:p>
      <text:p text:style-name="P83">4. In risposta affermativa al punto 3, verificare l'accesso ai dettagli del progetto di propria creazione o al quale si sta partecipando.</text:p>
      <text:p text:style-name="P37"><text:s/>5. Verificare successivamente l'accesso ai dettagli di una conversazione.</text:p>
      <text:p text:style-name="P48">6. Rimuovere un commento.</text:p>
      <text:p text:style-name="P1"/>
      <text:list xml:id="list36720251" text:continue-numbering="true" text:style-name="WW8Num3">
        <text:list-item>
          <text:list>
            <text:list-item>
              <text:list>
                <text:list-item>
                  <text:p text:style-name="P102">Verifica del test</text:p>
                </text:list-item>
              </text:list>
            </text:list-item>
          </text:list>
        </text:list-item>
      </text:list>
      <text:p text:style-name="P82">1. Accesso effettuato: Sì[ ] No[ ]</text:p>
      <text:p text:style-name="P84"><text:span text:style-name="T3">2. Visualizzazione del pannello </text:span><text:span text:style-name="T6">Progetti </text:span><text:span text:style-name="T18">→</text:span><text:span text:style-name="T5"> Tutti i progetti</text:span><text:span text:style-name="T7">: Sì[ ] No[ ]</text:span></text:p>
      <text:p text:style-name="P84"><text:span text:style-name="T7">3. Permesso d'accesso alla sezione </text:span><text:span text:style-name="T5">Tutti i progetti</text:span><text:span text:style-name="T7">: Sì[ ] No[ ]</text:span></text:p>
      <text:p text:style-name="P79">4. Permesso d'accesso alla visualizzazione dei dettagli del progetto di propria creazione o al quale si sta collaborando: Sì[ ] No[ ]</text:p>
      <text:p text:style-name="P87"><text:span text:style-name="T7">5. Visibilità del pulsante </text:span><text:span text:style-name="T5">Visualizza</text:span><text:span text:style-name="T7"> di fianco alla conversazione in esame: Sì[ ] No[ ]</text:span></text:p>
      <text:p text:style-name="P86">6. Permesso d'accesso alla visualizzazione dei dettagli della conversazione: Sì[ ] No[ ]</text:p>
      <text:p text:style-name="P86">7. Visibilità del pulsante di cancellazione di un commento in base ai vincoli imposti dal sistema: Sì[ ] No[ ]</text:p>
      <text:p text:style-name="P86">8. Verificare che, una volta cancellato il commento selezionato, questo non appaia più nella lista dei commenti allegati alla conversazione in esame: Sì[ ] No[ ]</text:p>
      <text:p text:style-name="P1"><text:soft-page-break/></text:p>
      <text:list xml:id="list36735069" text:continue-numbering="true" text:style-name="WW8Num3">
        <text:list-item>
          <text:list>
            <text:list-item>
              <text:list>
                <text:list-item>
                  <text:p text:style-name="P102">Post-condizione</text:p>
                </text:list-item>
              </text:list>
            </text:list-item>
          </text:list>
        </text:list-item>
      </text:list>
      <text:p text:style-name="P21">I dati ottenuti da tale test non forniscono pre-condizioni per test successivi.</text:p>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123" text:outline-level="1"><text:bookmark-start text:name="__RefHeading__15966_90996158"/><text:soft-page-break/><text:span text:style-name="T1">002.14. </text:span><text:span text:style-name="T2">Rimozione di una Conversazione da un Progetto</text:span><text:bookmark-end text:name="__RefHeading__15966_90996158"/></text:h>
      <text:list xml:id="list36708697" text:continue-list="list36727781" text:style-name="WW8Num1">
        <text:list-item>
          <text:list>
            <text:list-item>
              <text:list>
                <text:list-item>
                  <text:p text:style-name="P103">Obbiettivi</text:p>
                </text:list-item>
              </text:list>
            </text:list-item>
          </text:list>
        </text:list-item>
      </text:list>
      <text:p text:style-name="P46">Verificare che il creatore del progetto in esame (o, eventualmente, l'Amministratore capo del sistema) o il creatore di una conversazione per poter procedere alla rimozione della tale.</text:p>
      <text:p text:style-name="P1"/>
      <text:list xml:id="list36735547" text:continue-numbering="true" text:style-name="WW8Num1">
        <text:list-item>
          <text:list>
            <text:list-item>
              <text:list>
                <text:list-item>
                  <text:p text:style-name="P103">Pre-condizioni</text:p>
                </text:list-item>
              </text:list>
            </text:list-item>
          </text:list>
        </text:list-item>
      </text:list>
      <text:p text:style-name="P77">Registrazione e tipo d'utenza</text:p>
      <text:p text:style-name="P8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8">E' necessario, inoltre, essere creatore (o l'Amministratore capo del sistema) o il creatore di una conversazione per poter procedere alla rimozione della tale.</text:p>
      <text:p text:style-name="P81"/>
      <text:p text:style-name="P77">Stato del sistema</text:p>
      <text:p text:style-name="P79">Dati i risultati del test n° 002.9, vi è una conversazione nel progetto in esame.</text:p>
      <text:p text:style-name="P2"/>
      <text:list xml:id="list36723972" text:continue-numbering="true" text:style-name="WW8Num1">
        <text:list-item>
          <text:list>
            <text:list-item>
              <text:list>
                <text:list-item>
                  <text:p text:style-name="P103">Test</text:p>
                </text:list-item>
              </text:list>
            </text:list-item>
          </text:list>
        </text:list-item>
      </text:list>
      <text:p text:style-name="P85">1. Accedere al sito con le proprie credenziali.</text:p>
      <text:p text:style-name="P84"><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7"><text:span text:style-name="T4">3. In caso affermativo, verificare l'accesso alla sezione </text:span><text:span text:style-name="T5">Tutti i progetti</text:span><text:span text:style-name="T4">.</text:span></text:p>
      <text:p text:style-name="P83">4. In risposta affermativa al punto 3, verificare l'accesso ai dettagli del progetto di propria creazione.</text:p>
      <text:p text:style-name="P37"><text:s/>5. Rimuovere una nuova conversazione.</text:p>
      <text:p text:style-name="P1"/>
      <text:list xml:id="list36733326" text:continue-numbering="true" text:style-name="WW8Num1">
        <text:list-item>
          <text:list>
            <text:list-item>
              <text:list>
                <text:list-item>
                  <text:p text:style-name="P103">Verifica del test</text:p>
                </text:list-item>
              </text:list>
            </text:list-item>
          </text:list>
        </text:list-item>
      </text:list>
      <text:p text:style-name="P82">1. Accesso effettuato: Sì[ ] No[]</text:p>
      <text:p text:style-name="P84"><text:span text:style-name="T3">2. Visualizzazione del pannello </text:span><text:span text:style-name="T6">Progetti </text:span><text:span text:style-name="T18">→</text:span><text:span text:style-name="T5"> Tutti i progetti</text:span><text:span text:style-name="T7">: Sì[ ] No[ ]</text:span></text:p>
      <text:p text:style-name="P84"><text:span text:style-name="T7">3. Permesso d'accesso alla sezione </text:span><text:span text:style-name="T5">Tutti i progetti</text:span><text:span text:style-name="T7">: Sì[ ] No[ ]</text:span></text:p>
      <text:p text:style-name="P79">4. Permesso d'accesso alla visualizzazione dei dettagli del progetto di propria creazione: Sì[ ] No[ ]</text:p>
      <text:p text:style-name="P84"><text:span text:style-name="T7">5. Visibilità del pulsante </text:span><text:span text:style-name="T5">Cancella</text:span><text:span text:style-name="T7"> accanto alla conversazione che si vuole rimuovere: Sì[ ] No[ ]</text:span></text:p>
      <text:p text:style-name="P88"><text:tab/>6. Una volta rimossa la conversazione, verificare che questa non sia più presente nella lista di quelle del progetto in esame : Sì[ ] No[ ]</text:p>
      <text:p text:style-name="P89"/>
      <text:list xml:id="list36711867" text:continue-numbering="true" text:style-name="WW8Num1">
        <text:list-item>
          <text:list>
            <text:list-item>
              <text:list>
                <text:list-item>
                  <text:p text:style-name="P103">Post-condizione</text:p>
                </text:list-item>
              </text:list>
            </text:list-item>
          </text:list>
        </text:list-item>
      </text:list>
      <text:p text:style-name="P49">I dati ottenuti dal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h text:style-name="P123" text:outline-level="1"><text:bookmark-start text:name="__RefHeading__16292_90996158"/><text:soft-page-break/><text:span text:style-name="T1">002.15. </text:span><text:span text:style-name="T2">Aggiunta di un Evento correlato ad un Progetto</text:span><text:bookmark-end text:name="__RefHeading__16292_90996158"/></text:h>
      <text:list xml:id="list36719234" text:continue-numbering="true" text:style-name="WW8Num1">
        <text:list-item>
          <text:list>
            <text:list-item>
              <text:list>
                <text:list-item>
                  <text:p text:style-name="P103">Obbiettivi</text:p>
                </text:list-item>
              </text:list>
            </text:list-item>
          </text:list>
        </text:list-item>
      </text:list>
      <text:p text:style-name="P46">Verificare che il creatore del progetto in esame (o, eventualmente, l'Amministratore capo del sistema) possa aggiungere un evento correlato ad esso, successivamente alla fase di creazione.</text:p>
      <text:p text:style-name="P1"/>
      <text:list xml:id="list36734014" text:continue-numbering="true" text:style-name="WW8Num1">
        <text:list-item>
          <text:list>
            <text:list-item>
              <text:list>
                <text:list-item>
                  <text:p text:style-name="P103">Pre-condizioni</text:p>
                </text:list-item>
              </text:list>
            </text:list-item>
          </text:list>
        </text:list-item>
      </text:list>
      <text:p text:style-name="P77">Registrazione e tipo d'utenza</text:p>
      <text:p text:style-name="P8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8">E' necessario, inoltre, essere creatore (o l'Amministratore capo del sistema) del dato progetto per poterne effettuare la modifica.</text:p>
      <text:p text:style-name="P81"/>
      <text:p text:style-name="P77">Stato del sistema</text:p>
      <text:p text:style-name="P79">Dato il risultato ottenuto dal test n° 002.1, il corrente utente è creatore di un almeno un progetto pubblico non correlato ad alcun progetto presente nel sistema.</text:p>
      <text:p text:style-name="P2"/>
      <text:list xml:id="list36735767" text:continue-numbering="true" text:style-name="WW8Num1">
        <text:list-item>
          <text:list>
            <text:list-item>
              <text:list>
                <text:list-item>
                  <text:p text:style-name="P103">Test</text:p>
                </text:list-item>
              </text:list>
            </text:list-item>
          </text:list>
        </text:list-item>
      </text:list>
      <text:p text:style-name="P85">1. Accedere al sito con le proprie credenziali.</text:p>
      <text:p text:style-name="P84"><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7"><text:span text:style-name="T4">3. In caso affermativo, verificare l'accesso alla sezione </text:span><text:span text:style-name="T5">Tutti i progetti</text:span><text:span text:style-name="T4">.</text:span></text:p>
      <text:p text:style-name="P83">4. In risposta affermativa al punto 3, verificare l'accesso ai dettagli del progetto di propria creazione.</text:p>
      <text:p text:style-name="P37"><text:s/>5. Aggiungere un evento correlato al progetto selezionato.</text:p>
      <text:p text:style-name="P1"/>
      <text:list xml:id="list36728272" text:continue-numbering="true" text:style-name="WW8Num1">
        <text:list-item>
          <text:list>
            <text:list-item>
              <text:list>
                <text:list-item>
                  <text:p text:style-name="P103">Verifica del test</text:p>
                </text:list-item>
              </text:list>
            </text:list-item>
          </text:list>
        </text:list-item>
      </text:list>
      <text:p text:style-name="P82">1. Accesso effettuato: Sì[ ] No[]</text:p>
      <text:p text:style-name="P84"><text:span text:style-name="T3">2. Visualizzazione del pannello </text:span><text:span text:style-name="T6">Progetti </text:span><text:span text:style-name="T18">→</text:span><text:span text:style-name="T5"> Tutti i progetti</text:span><text:span text:style-name="T7">: Sì[ ] No[ ]</text:span></text:p>
      <text:p text:style-name="P84"><text:span text:style-name="T7">3. Permesso d'accesso alla sezione </text:span><text:span text:style-name="T5">Tutti i progetti</text:span><text:span text:style-name="T7">: Sì[ ] No[ ]</text:span></text:p>
      <text:p text:style-name="P79">4. Permesso d'accesso alla visualizzazione dei dettagli del progetto di propria creazione: Sì[ ] No[ ]</text:p>
      <text:p text:style-name="P84"><text:span text:style-name="T7">5. Visibilità del pulsante </text:span><text:span text:style-name="T5">Aggiungi evento</text:span><text:span text:style-name="T7"> nel pannello relativo agli eventi correlati al progetto: Sì[ ] No[ ]</text:span></text:p>
      <text:p text:style-name="P88"><text:tab/>6. Verifica il re-indirizzamento alla pagina di creazione di un nuovo evento: Sì[ ] No[ ]</text:p>
      <text:p text:style-name="P88"><text:tab/>7. Verificare che i dati obbligatori (<text:span text:style-name="T13">Nome</text:span>, <text:span text:style-name="T13">Descrizione</text:span>, <text:span text:style-name="T13">Data</text:span>, <text:span text:style-name="T13">Ora</text:span>, <text:span text:style-name="T13">Durata</text:span> e <text:span text:style-name="T13">Luogo</text:span>) siano effettivamente tali : Sì[ ] No[ ]</text:p>
      <text:p text:style-name="P60"><text:span text:style-name="T7">8. Nel caso in cui la creazione del evento sia qui conclusa, verificare la visibilità del pulsante </text:span><text:span text:style-name="T5">Salva e Chiudi</text:span><text:span text:style-name="T7"> e passare al punto n° 11: Sì[ ] No[ ]</text:span></text:p>
      <text:p text:style-name="P60"><text:span text:style-name="T7">9. Nel caso in cui si vogliano invitare utenti a partecipare al progetto in creazione, verificare la visibilità del pulsante </text:span><text:span text:style-name="T5">Invita persone</text:span><text:span text:style-name="T7">: Sì[ ] No[ ]</text:span></text:p>
      <text:p text:style-name="P59">10. In risposta affermativa al punto n° 9, verificare il re-indirizzamento alla pagina di scelta degli utenti da invitare al progetto: Sì[ ] No[ ]</text:p>
      <text:p text:style-name="P84"><text:span text:style-name="T7">11. Una volta scelti gli utenti da invitare (ai quali verrà inviata una mail di partecipazione all'evento appena creato), si verifichi il cambiamento del pulsante </text:span><text:span text:style-name="T5">Aggiungi</text:span><text:span text:style-name="T7"> a </text:span><text:span text:style-name="T5">Rimuovi</text:span><text:span text:style-name="T7">: Sì[ ] No[ ]</text:span></text:p>
      <text:p text:style-name="P50">12. Re-indirizzamento alla pagina di dettaglio del progetto in esame: Sì[ ] No[ ]</text:p>
      <text:p text:style-name="P88"><text:tab/>13. Verificare che l'evento creato ora compaia nella lista degli eventi correlati al progetto: Sì[ ] No[ ]</text:p>
      <text:p text:style-name="P88"><text:soft-page-break/><text:tab/></text:p>
      <text:p text:style-name="P89"/>
      <text:list xml:id="list36726151" text:continue-numbering="true" text:style-name="WW8Num1">
        <text:list-item>
          <text:list>
            <text:list-item>
              <text:list>
                <text:list-item>
                  <text:p text:style-name="P103">Post-condizione</text:p>
                </text:list-item>
              </text:list>
            </text:list-item>
          </text:list>
        </text:list-item>
      </text:list>
      <text:p text:style-name="P49">I dati ottenuti dal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bookmark-start text:name="__RefHeading__16690_90996158"/><text:soft-page-break/><text:span text:style-name="T24">002.16. </text:span><text:span text:style-name="T25">Aggiunta di una Attività correlata ad un Progetto</text:span><text:bookmark-end text:name="__RefHeading__16690_90996158"/></text:h>
      <text:list xml:id="list36720056" text:continue-numbering="true" text:style-name="WW8Num1">
        <text:list-item>
          <text:list>
            <text:list-item>
              <text:list>
                <text:list-item>
                  <text:p text:style-name="P103">Obbiettivi</text:p>
                </text:list-item>
              </text:list>
            </text:list-item>
          </text:list>
        </text:list-item>
      </text:list>
      <text:p text:style-name="P46">Verificare che il creatore del progetto in esame (o, eventualmente, l'Amministratore capo del sistema) possa aggiungere una attività correlata ad esso, successivamente alla fase di creazione.</text:p>
      <text:p text:style-name="P1"/>
      <text:list xml:id="list36723299" text:continue-numbering="true" text:style-name="WW8Num1">
        <text:list-item>
          <text:list>
            <text:list-item>
              <text:list>
                <text:list-item>
                  <text:p text:style-name="P103">Pre-condizioni</text:p>
                </text:list-item>
              </text:list>
            </text:list-item>
          </text:list>
        </text:list-item>
      </text:list>
      <text:p text:style-name="P77">Registrazione e tipo d'utenza</text:p>
      <text:p text:style-name="P8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8">E' necessario, inoltre, essere creatore (o l'Amministratore capo del sistema) del dato progetto per poterne effettuare la modifica.</text:p>
      <text:p text:style-name="P81"/>
      <text:p text:style-name="P77">Stato del sistema</text:p>
      <text:p text:style-name="P79">Dato il risultato ottenuto dal test n° 002.1, il corrente utente è creatore di un almeno un progetto pubblico.</text:p>
      <text:p text:style-name="P2"/>
      <text:list xml:id="list36735791" text:continue-numbering="true" text:style-name="WW8Num1">
        <text:list-item>
          <text:list>
            <text:list-item>
              <text:list>
                <text:list-item>
                  <text:p text:style-name="P103">Test</text:p>
                </text:list-item>
              </text:list>
            </text:list-item>
          </text:list>
        </text:list-item>
      </text:list>
      <text:p text:style-name="P85">1. Accedere al sito con le proprie credenziali.</text:p>
      <text:p text:style-name="P84"><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7"><text:span text:style-name="T4">3. In caso affermativo, verificare l'accesso alla sezione </text:span><text:span text:style-name="T5">Tutti i progetti</text:span><text:span text:style-name="T4">.</text:span></text:p>
      <text:p text:style-name="P83">4. In risposta affermativa al punto 3, verificare l'accesso ai dettagli del progetto di propria creazione.</text:p>
      <text:p text:style-name="P37"><text:s/>5. Aggiungere una attività correlata al progetto selezionato.</text:p>
      <text:p text:style-name="P1"/>
      <text:list xml:id="list36716825" text:continue-numbering="true" text:style-name="WW8Num1">
        <text:list-item>
          <text:list>
            <text:list-item>
              <text:list>
                <text:list-item>
                  <text:p text:style-name="P103">Verifica del test</text:p>
                </text:list-item>
              </text:list>
            </text:list-item>
          </text:list>
        </text:list-item>
      </text:list>
      <text:p text:style-name="P82">1. Accesso effettuato: Sì[ ] No[]</text:p>
      <text:p text:style-name="P84"><text:span text:style-name="T3">2. Visualizzazione del pannello </text:span><text:span text:style-name="T6">Progetti </text:span><text:span text:style-name="T18">→</text:span><text:span text:style-name="T5"> Tutti i progetti</text:span><text:span text:style-name="T7">: Sì[ ] No[ ]</text:span></text:p>
      <text:p text:style-name="P84"><text:span text:style-name="T7">3. Permesso d'accesso alla sezione </text:span><text:span text:style-name="T5">Tutti i progetti</text:span><text:span text:style-name="T7">: Sì[ ] No[ ]</text:span></text:p>
      <text:p text:style-name="P79">4. Permesso d'accesso alla visualizzazione dei dettagli del progetto di propria creazione: Sì[ ] No[ ]</text:p>
      <text:p text:style-name="P84"><text:span text:style-name="T7">5. Visibilità del pulsante </text:span><text:span text:style-name="T5">Aggiungi evento</text:span><text:span text:style-name="T7"> nel pannello relativo agli eventi correlati al progetto: Sì[ ] No[ ]</text:span></text:p>
      <text:p text:style-name="P88"><text:tab/>6. Verifica il re-indirizzamento alla pagina di creazione di una nuova attività: Sì[ ] No[ ]</text:p>
      <text:p text:style-name="P88"><text:tab/>7. Verificare che i dati obbligatori <text:span text:style-name="T13">Nome attività</text:span> e <text:span text:style-name="T13">Descrizione </text:span>siano effettivamente tali nel caso in cui lo stato dell'attività sia settato a <text:span text:style-name="T13">Da pianificare</text:span>, <text:span text:style-name="T13">Sospesa</text:span> o <text:span text:style-name="T13">Terminata</text:span>. Nel caso in cui l'attività sia settata con stato I<text:span text:style-name="T13">n Corso</text:span>, verificare che anche il campo <text:span text:style-name="T13">Data inizio</text:span> sia obbligatorio: Sì[ ] No[ ]</text:p>
      <text:p text:style-name="P60"><text:span text:style-name="T7">8. Nel caso in cui la creazione del evento sia qui conclusa, verificare la visibilità del pulsante </text:span><text:span text:style-name="T5">Salva e Chiudi</text:span><text:span text:style-name="T7"> e passare al punto n° 11: Sì[ ] No[ ]</text:span></text:p>
      <text:p text:style-name="P60"><text:span text:style-name="T7">9. Nel caso in cui si vogliano invitare utenti a partecipare al progetto in creazione, verificare la visibilità del pulsante </text:span><text:span text:style-name="T5">Invita persone</text:span><text:span text:style-name="T7">: Sì[ ] No[ ]</text:span></text:p>
      <text:p text:style-name="P59">10. In risposta affermativa al punto n° 9, verificare il re-indirizzamento alla pagina di scelta degli utenti da invitare al progetto: Sì[ ] No[ ]</text:p>
      <text:p text:style-name="P84"><text:span text:style-name="T7">11. Una volta scelti gli utenti da invitare (ai quali verrà inviata una mail di partecipazione all'attività appena creata), si verifichi il cambiamento del pulsante </text:span><text:span text:style-name="T5">Aggiungi</text:span><text:span text:style-name="T7"> a </text:span><text:span text:style-name="T5">Rimuovi</text:span><text:span text:style-name="T7">: Sì[ ] No[ ]</text:span></text:p>
      <text:p text:style-name="P50">12. Re-indirizzamento alla pagina di dettaglio del progetto in esame: Sì[ ] No[ ]</text:p>
      <text:p text:style-name="P88"><text:soft-page-break/><text:tab/>13. Verificare che l'attività creata ora compaia nella lista degli eventi correlati al progetto: Sì[ ] No[ ]</text:p>
      <text:p text:style-name="P88"><text:tab/></text:p>
      <text:list xml:id="list36708450" text:continue-numbering="true" text:style-name="WW8Num1">
        <text:list-item>
          <text:list>
            <text:list-item>
              <text:list>
                <text:list-item>
                  <text:p text:style-name="P103">Post-condizione</text:p>
                </text:list-item>
              </text:list>
            </text:list-item>
          </text:list>
        </text:list-item>
      </text:list>
      <text:p text:style-name="P49">I dati ottenuti dal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23" text:outline-level="1"><text:bookmark-start text:name="__RefHeading__16692_90996158"/><text:soft-page-break/><text:span text:style-name="T1">002.17. </text:span><text:span text:style-name="T2">Modifica dei campi di un progetto</text:span><text:bookmark-end text:name="__RefHeading__16692_90996158"/></text:h>
      <text:list xml:id="list36712869" text:continue-numbering="true" text:style-name="WW8Num1">
        <text:list-item>
          <text:list>
            <text:list-item>
              <text:list>
                <text:list-item>
                  <text:p text:style-name="P103">Obbiettivi</text:p>
                </text:list-item>
              </text:list>
            </text:list-item>
          </text:list>
        </text:list-item>
      </text:list>
      <text:p text:style-name="P65">Verificare che il creatore di un progetto possa modificare i campi del proprio progetto in modo corretto, soddisfando i vincoli imposti per la compilazioni dei campi richiesti.</text:p>
      <text:p text:style-name="P1"/>
      <text:list xml:id="list36706812" text:continue-numbering="true" text:style-name="WW8Num1">
        <text:list-item>
          <text:list>
            <text:list-item>
              <text:list>
                <text:list-item>
                  <text:p text:style-name="P103">Pre-condizioni</text:p>
                </text:list-item>
              </text:list>
            </text:list-item>
          </text:list>
        </text:list-item>
      </text:list>
      <text:p text:style-name="P26">Registrazione e tipo d'utenza</text:p>
      <text:p text:style-name="P33"><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31">E' necessario, inoltre, che per modificare un dato progetto, l'utente corrente ne sia il creatore.</text:p>
      <text:p text:style-name="P28"/>
      <text:p text:style-name="P26">Stato del sistema</text:p>
      <text:p text:style-name="P34"><text:span text:style-name="T7">I dati ottenuti dal test n° 002.1 forniscono lo scenario del corrente test. Ciò significa che nella sezione </text:span><text:span text:style-name="T5">Tutti i progetti</text:span><text:span text:style-name="T7"> sarà visibile a tutti gli utenti un evento pubblico creato dall'utente corrente.</text:span></text:p>
      <text:p text:style-name="P2"/>
      <text:list xml:id="list367207201" text:continue-numbering="true" text:style-name="WW8Num1">
        <text:list-item>
          <text:list>
            <text:list-item>
              <text:list>
                <text:list-item>
                  <text:p text:style-name="P103">Test</text:p>
                </text:list-item>
              </text:list>
            </text:list-item>
          </text:list>
        </text:list-item>
      </text:list>
      <text:p text:style-name="P36">1. Accedere al sito con le proprie credenziali.</text:p>
      <text:p text:style-name="P40"><text:span text:style-name="T3">2. Verificare la visualizzazione del pannello </text:span><text:span text:style-name="T5">Progetti </text:span><text:span text:style-name="T18">→</text:span><text:span text:style-name="T5"> Tutti i progetti</text:span><text:span text:style-name="T4"> nella barra del menu.</text:span></text:p>
      <text:p text:style-name="P40"><text:span text:style-name="T4">3. In caso affermativo, verificare l'accesso alla sezione </text:span><text:span text:style-name="T5">Tutti i progetti</text:span><text:span text:style-name="T4">.</text:span></text:p>
      <text:p text:style-name="P37">4. In caso affermativo, verificare l'accesso ai dettagli del progetto di propria creazione.</text:p>
      <text:p text:style-name="P40"><text:span text:style-name="T4">5. Una volta certificata la corretta visualizzazione dei dettagli del progetto selezionato ed essersi assicurati della visibilità del pulsante </text:span><text:span text:style-name="T5">Modifica</text:span><text:span text:style-name="T4">, modificare tutti parametri del progetto, compresa la la visibilità (rendendo quindi il progetto privato).</text:span></text:p>
      <text:p text:style-name="P1"/>
      <text:list xml:id="list36721722" text:continue-numbering="true" text:style-name="WW8Num1">
        <text:list-item>
          <text:list>
            <text:list-item>
              <text:list>
                <text:list-item>
                  <text:p text:style-name="P103">Verifica del test</text:p>
                </text:list-item>
              </text:list>
            </text:list-item>
          </text:list>
        </text:list-item>
      </text:list>
      <text:p text:style-name="P82">1. Accesso effettuato: Sì[ ] No[ ]</text:p>
      <text:p text:style-name="P84"><text:span text:style-name="T3">2. Visualizzazione del pannello </text:span><text:span text:style-name="T6">Progetti </text:span><text:span text:style-name="T18">→</text:span><text:span text:style-name="T5"> Tutti i progetti</text:span><text:span text:style-name="T7">: Sì[ ] No[ ]</text:span></text:p>
      <text:p text:style-name="P84"><text:span text:style-name="T7">3. Permesso d'accesso alla sezione </text:span><text:span text:style-name="T5">Tutti i progetti</text:span><text:span text:style-name="T7">: Sì[ ] No[ ]</text:span></text:p>
      <text:p text:style-name="P79">4. Permesso d'accesso alla visualizzazione dei dettagli del progetto di propria creazione: Sì[ ] No[ ]</text:p>
      <text:p text:style-name="P76"><text:span text:style-name="T7"><text:s/>5. Visualizzazione del pulsante </text:span><text:span text:style-name="T5">Modifica</text:span><text:span text:style-name="T7">: Sì[ ] No[ ]</text:span></text:p>
      <text:p text:style-name="P54"><text:span text:style-name="T7">6. Verificare che i dati obbligatori (</text:span><text:span text:style-name="T5">Nome progetto</text:span><text:span text:style-name="T7">, </text:span><text:span text:style-name="T5">Descrizione</text:span><text:span text:style-name="T7">, </text:span><text:span text:style-name="T5">Data inizio</text:span><text:span text:style-name="T7"> e </text:span><text:span text:style-name="T5">Luogo</text:span><text:span text:style-name="T7">) siano effettivamente tali: Sì[ ] No[ ]</text:span></text:p>
      <text:p text:style-name="P50">7. Re-indirizzamento alla pagina di dettaglio dell'evento selezionato in seguito al salvataggio delle modifiche: Sì[ ] No[ ]</text:p>
      <text:p text:style-name="P1"/>
      <text:list xml:id="list36713724" text:continue-numbering="true" text:style-name="WW8Num1">
        <text:list-item>
          <text:list>
            <text:list-item>
              <text:list>
                <text:list-item>
                  <text:p text:style-name="P103">Post-condizione</text:p>
                </text:list-item>
              </text:list>
            </text:list-item>
          </text:list>
        </text:list-item>
      </text:list>
      <text:p text:style-name="P70">I dati ottenuti dal test forniscono parte delle pre-condizioni del test n° 002.18.</text:p>
      <text:p text:style-name="P43"/>
      <text:p text:style-name="P43"/>
      <text:p text:style-name="P43"/>
      <text:p text:style-name="P43"/>
      <text:p text:style-name="P43"/>
      <text:p text:style-name="P43"/>
      <text:h text:style-name="P123" text:outline-level="1"><text:bookmark-start text:name="__RefHeading__16694_90996158"/><text:soft-page-break/><text:span text:style-name="T1">002.18. </text:span><text:span text:style-name="T2">Rimozione partecipazione da un Progetto privato</text:span><text:bookmark-end text:name="__RefHeading__16694_90996158"/></text:h>
      <text:list xml:id="list36727218" text:continue-numbering="true" text:style-name="WW8Num1">
        <text:list-item>
          <text:list>
            <text:list-item>
              <text:list>
                <text:list-item>
                  <text:p text:style-name="P103">Obbiettivi</text:p>
                </text:list-item>
              </text:list>
            </text:list-item>
          </text:list>
        </text:list-item>
      </text:list>
      <text:p text:style-name="P68"><text:span text:style-name="T3">Verificare che, a seguito della rimozione di partecipazione da un progetto privato, l'utente (non creatore del dato evento e non in ruolo di amministratore capo del sistema) non possa più visualizzare tale evento nella sezione </text:span><text:span text:style-name="T6">Tutti i progetti</text:span><text:span text:style-name="T3"> né in </text:span><text:span text:style-name="T6">Progetti Personali</text:span><text:span text:style-name="T3">.</text:span></text:p>
      <text:p text:style-name="P1"/>
      <text:list xml:id="list36712785" text:continue-numbering="true" text:style-name="WW8Num1">
        <text:list-item>
          <text:list>
            <text:list-item>
              <text:list>
                <text:list-item>
                  <text:p text:style-name="P103">Pre-condizioni</text:p>
                </text:list-item>
              </text:list>
            </text:list-item>
          </text:list>
        </text:list-item>
      </text:list>
      <text:p text:style-name="P18">Registrazione e tipo d'utenza</text:p>
      <text:p text:style-name="P23"><text:span text:style-name="T3">E' necessario possedere un proprio account per poter accedere al sito e possedere un ruolo, ad esempio quello d'utente, che consenta l'accesso alla pagina </text:span><text:span text:style-name="T6">Tutti i progetti</text:span><text:span text:style-name="T8"> e, di conseguenza, alla visualizzazione dei dettagli di un qualsiasi progetto presente nella pagina.</text:span></text:p>
      <text:p text:style-name="P25">In base al tipo d'utenza, la visibilità degli eventi nella sezione Tutti i progetti è regolata da una serie di vincoli imposti:</text:p>
      <table:table table:name="Tabella2" table:style-name="Tabella2">
        <table:table-column table:style-name="Tabella2.A"/>
        <table:table-column table:style-name="Tabella2.B"/>
        <table:table-row table:style-name="Tabella2.1">
          <table:table-cell table:style-name="Tabella2.A1" office:value-type="string">
            <text:p text:style-name="P90"/>
          </table:table-cell>
          <table:table-cell table:style-name="Tabella2.B1" office:value-type="string">
            <text:p text:style-name="P91">Vincoli</text:p>
          </table:table-cell>
        </table:table-row>
        <table:table-row table:style-name="Tabella2.1">
          <table:table-cell table:style-name="Tabella2.A2" office:value-type="string">
            <text:p text:style-name="P91">Amministratore</text:p>
          </table:table-cell>
          <table:table-cell table:style-name="Tabella2.B2" office:value-type="string">
            <text:p text:style-name="P92">Vede i propri progetti, quelli a cui è registrato, quelli creati da altri utenti e tutti gli progetti pubblici e privati</text:p>
          </table:table-cell>
        </table:table-row>
        <table:table-row table:style-name="Tabella2.1">
          <table:table-cell table:style-name="Tabella2.A2" office:value-type="string">
            <text:p text:style-name="P91">Creatore di un evento</text:p>
          </table:table-cell>
          <table:table-cell table:style-name="Tabella2.B2" office:value-type="string">
            <text:p text:style-name="P92">Vede i propri progetti, quelli a cui è registrato e quelli pubblici</text:p>
          </table:table-cell>
        </table:table-row>
        <table:table-row table:style-name="Tabella2.1">
          <table:table-cell table:style-name="Tabella2.A2" office:value-type="string">
            <text:p text:style-name="P91">Utente</text:p>
          </table:table-cell>
          <table:table-cell table:style-name="Tabella2.B2" office:value-type="string">
            <text:p text:style-name="P92">Vede gli progetti pubblici e quelli a cui è registrato</text:p>
          </table:table-cell>
        </table:table-row>
      </table:table>
      <text:p text:style-name="P23"/>
      <text:p text:style-name="P1"/>
      <text:p text:style-name="P53">Stato del sistema</text:p>
      <text:p text:style-name="P50">Dal risultato dei test n° 002.6 e 002.17, l'utente corrente si è registrato ad un progetto pubblico, la cui visibilità è stata poi settata a privata.</text:p>
      <text:p text:style-name="P2"/>
      <text:list xml:id="list36710696" text:continue-numbering="true" text:style-name="WW8Num1">
        <text:list-item>
          <text:list>
            <text:list-item>
              <text:list>
                <text:list-item>
                  <text:p text:style-name="P103">Test</text:p>
                </text:list-item>
              </text:list>
            </text:list-item>
          </text:list>
        </text:list-item>
      </text:list>
      <text:p text:style-name="P27">-1. Accedere al sito con le proprie credenziali.</text:p>
      <text:p text:style-name="P40"><text:span text:style-name="T3">2. Verificare la visualizzazione del pannello </text:span><text:span text:style-name="T5">Progetti </text:span><text:span text:style-name="T18">→</text:span><text:span text:style-name="T5"> Tutti i progetti</text:span><text:span text:style-name="T4"> nella barra del menu.</text:span></text:p>
      <text:p text:style-name="P40"><text:span text:style-name="T4">3. In caso affermativo, verificare l'accesso alla sezione </text:span><text:span text:style-name="T5">Tutti i progetti</text:span><text:span text:style-name="T4">.</text:span></text:p>
      <text:p text:style-name="P29">4. In caso affermativo, rimuovere la propria partecipazione al progetto selezionato.</text:p>
      <text:p text:style-name="P1"/>
      <text:list xml:id="list36705725" text:continue-numbering="true" text:style-name="WW8Num1">
        <text:list-item>
          <text:list>
            <text:list-item>
              <text:list>
                <text:list-item>
                  <text:p text:style-name="P103">Verifica del test</text:p>
                </text:list-item>
              </text:list>
            </text:list-item>
          </text:list>
        </text:list-item>
      </text:list>
      <text:p text:style-name="P82">1. Accesso effettuato: Sì[ ] No[ ]</text:p>
      <text:p text:style-name="P84"><text:span text:style-name="T3">2. Visualizzazione del pannello </text:span><text:span text:style-name="T6">Progetti </text:span><text:span text:style-name="T18">→</text:span><text:span text:style-name="T5"> Tutti i progetti</text:span><text:span text:style-name="T7">: Sì[ ] No[ ]</text:span></text:p>
      <text:p text:style-name="P84"><text:span text:style-name="T7">3. Permesso d'accesso alla sezione </text:span><text:span text:style-name="T5">Tutti i progetti</text:span><text:span text:style-name="T7">: Sì[ ] No[ ]</text:span></text:p>
      <text:p text:style-name="P87"><text:span text:style-name="T7">4. Visibilità del pulsante </text:span><text:span text:style-name="T5">Sto partecipando</text:span><text:span text:style-name="T7">: Sì[ ] No[ ]</text:span></text:p>
      <text:p text:style-name="P87"><text:span text:style-name="T7">5. Verificare la visibilità del progetto privato nella pagina </text:span><text:span text:style-name="T5">Tutti i progetti</text:span><text:span text:style-name="T7"> in base ai vincoli d'utenza definiti nelle pre-condizioni : Sì[ ] No[ ]</text:span></text:p>
      <text:p text:style-name="P87"><text:span text:style-name="T7">6. Verificare che il progetto da cui è stata rimossa la partecipazione non sia più presente nella pagina </text:span><text:span text:style-name="T5">Progetti Personali</text:span><text:span text:style-name="T7">: Sì[ ] No[ ]</text:span></text:p>
      <text:p text:style-name="P1"/>
      <text:list xml:id="list36721443" text:continue-numbering="true" text:style-name="WW8Num1">
        <text:list-item>
          <text:list>
            <text:list-item>
              <text:list>
                <text:list-item>
                  <text:p text:style-name="P103">Post-condizione</text:p>
                </text:list-item>
              </text:list>
            </text:list-item>
          </text:list>
        </text:list-item>
      </text:list>
      <text:p text:style-name="P39">I dati ottenuti dal risultato non forniscono pre-condizioni per test successivi.</text:p>
      <text:p text:style-name="P70"/>
      <text:p text:style-name="P43"/>
      <text:p text:style-name="P43"/>
      <text:p text:style-name="P43"/>
      <text:h text:style-name="Heading_20_1" text:outline-level="1"><text:bookmark-start text:name="__RefHeading__16698_90996158"/><text:soft-page-break/><text:span text:style-name="T24">002.19. </text:span><text:span text:style-name="T25">Sospensione di un Progetto</text:span><text:bookmark-end text:name="__RefHeading__16698_90996158"/></text:h>
      <text:list xml:id="list36721462" text:continue-numbering="true" text:style-name="WW8Num1">
        <text:list-item>
          <text:list>
            <text:list-item>
              <text:list>
                <text:list-item>
                  <text:p text:style-name="P103">Obbiettivi</text:p>
                </text:list-item>
              </text:list>
            </text:list-item>
          </text:list>
        </text:list-item>
      </text:list>
      <text:p text:style-name="P16">Verificare che il creatore del progetto in esame (o, eventualmente, l'Amministratore capo del sistema) possa sospendere correttamente un proprio progetto.</text:p>
      <text:p text:style-name="P1"/>
      <text:list xml:id="list36709670" text:continue-numbering="true" text:style-name="WW8Num1">
        <text:list-item>
          <text:list>
            <text:list-item>
              <text:list>
                <text:list-item>
                  <text:p text:style-name="P103">Pre-condizioni</text:p>
                </text:list-item>
              </text:list>
            </text:list-item>
          </text:list>
        </text:list-item>
      </text:list>
      <text:p text:style-name="P18">Registrazione e tipo d'utenza</text:p>
      <text:p text:style-name="P8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8">E' necessario, inoltre, essere creatore (o l'Amministratore capo del sistema) del dato progetto per poterne effettuare la modifica.</text:p>
      <text:p text:style-name="P78">I collaboratori di un progetto, infatti, non possono accedere alla gestione di sospensione, ripresa o chiusura del suddetto per vincoli imposti dal sistema.</text:p>
      <text:p text:style-name="P15"/>
      <text:p text:style-name="P18">Stato del sistema</text:p>
      <text:p text:style-name="P20">Dal risultato del test n° 002.1, nel sistema è presente un progetto pubblico.</text:p>
      <text:p text:style-name="P2"/>
      <text:list xml:id="list36734986" text:continue-numbering="true" text:style-name="WW8Num1">
        <text:list-item>
          <text:list>
            <text:list-item>
              <text:list>
                <text:list-item>
                  <text:p text:style-name="P103">Test</text:p>
                </text:list-item>
              </text:list>
            </text:list-item>
          </text:list>
        </text:list-item>
      </text:list>
      <text:p text:style-name="P85">1. Accedere al sito con le proprie credenziali.</text:p>
      <text:p text:style-name="P84"><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7"><text:span text:style-name="T4">3. In caso affermativo, verificare l'accesso alla sezione </text:span><text:span text:style-name="T5">Tutti i progetti</text:span><text:span text:style-name="T4">.</text:span></text:p>
      <text:p text:style-name="P83">4. In risposta affermativa al punto 3, verificare l'accesso ai dettagli del progetto di propria creazione.</text:p>
      <text:p text:style-name="P93">5. In risposta affermativa al punto 4, verificare di poter vedere il pannello di <text:span text:style-name="T13">Gestione progetto</text:span> con i relativi pulsanti <text:span text:style-name="T13">Sospendi il progetto</text:span> e <text:span text:style-name="T13">Chiudi il progetto</text:span>.</text:p>
      <text:p text:style-name="P93">6. Sospendere il progetto preso in esame.</text:p>
      <text:p text:style-name="P1"/>
      <text:list xml:id="list36710330" text:continue-numbering="true" text:style-name="WW8Num1">
        <text:list-item>
          <text:list>
            <text:list-item>
              <text:list>
                <text:list-item>
                  <text:p text:style-name="P103">Verifica del test</text:p>
                </text:list-item>
              </text:list>
            </text:list-item>
          </text:list>
        </text:list-item>
      </text:list>
      <text:p text:style-name="P82">1. Accesso effettuato: Sì[ ] No[]</text:p>
      <text:p text:style-name="P84"><text:span text:style-name="T3">2. Visualizzazione del pannello </text:span><text:span text:style-name="T6">Progetti </text:span><text:span text:style-name="T18">→</text:span><text:span text:style-name="T5"> Tutti i progetti</text:span><text:span text:style-name="T7">: Sì[ ] No[ ]</text:span></text:p>
      <text:p text:style-name="P84"><text:span text:style-name="T7">3. Permesso d'accesso alla sezione </text:span><text:span text:style-name="T5">Tutti i progetti</text:span><text:span text:style-name="T7">: Sì[ ] No[ ]</text:span></text:p>
      <text:p text:style-name="P79">4. Permesso d'accesso alla visualizzazione dei dettagli del progetto di propria creazione: Sì[ ] No[ ]</text:p>
      <text:p text:style-name="P79">5. Visibilità del pannello <text:span text:style-name="T13">Gestione progetto</text:span> con i relativi pulsanti <text:span text:style-name="T13">Sospendi il progetto</text:span> e <text:span text:style-name="T13">Chiudi il progetto</text:span>: <text:s/>Sì[ ] No[ ]</text:p>
      <text:p text:style-name="P88"><text:tab/>6. Verificare che, una volta cliccato il pulsante <text:span text:style-name="T13">Sospendi il progetto</text:span>, appaia la schermata di richiesta password per confermare la sospensione del progetto in esame: Sì[ ] No[ ]</text:p>
      <text:p text:style-name="P88"><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non siano più visibili e/o siano disabilitati: Sì[ ] No[ ]</text:p>
      <text:p text:style-name="P88"><text:tab/>8. Verificare che lo stato del progetto in esame sia passato da <text:span text:style-name="T13">Aperto</text:span> a <text:span text:style-name="T13">Sospeso</text:span>: Sì[ ] No[ ]</text:p>
      <text:p text:style-name="P88"><text:tab/>9. Una volta reindirizzati nuovamente alla pagina <text:span text:style-name="T13">Tutti i progetti</text:span>, verificare che il progetto appena sospeso sia ancora visibile con stato settato a <text:span text:style-name="T13">Sospeso</text:span>: Sì[ ] No[ ]</text:p>
      <text:p text:style-name="P88"><text:tab/></text:p>
      <text:p text:style-name="P1"/>
      <text:list xml:id="list36714572" text:continue-numbering="true" text:style-name="WW8Num1">
        <text:list-item>
          <text:list>
            <text:list-item>
              <text:list>
                <text:list-item>
                  <text:p text:style-name="P103"><text:soft-page-break/>Post-condizione</text:p>
                </text:list-item>
              </text:list>
            </text:list-item>
          </text:list>
        </text:list-item>
      </text:list>
      <text:p text:style-name="P70">I dati ottenuti dal risultato forniscono parte delle pre-condizioni per il test n° 0002.20.</text:p>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p text:style-name="P56"/>
      <text:p text:style-name="P56"/>
      <text:p text:style-name="P56"/>
      <text:p text:style-name="P56"/>
      <text:h text:style-name="Heading_20_1" text:outline-level="1"><text:bookmark-start text:name="__RefHeading__16700_90996158"/><text:soft-page-break/><text:span text:style-name="T24">002.20. </text:span><text:span text:style-name="T25">Riprendere un Progetto sospeso</text:span><text:bookmark-end text:name="__RefHeading__16700_90996158"/></text:h>
      <text:list xml:id="list36707749" text:continue-numbering="true" text:style-name="WW8Num1">
        <text:list-item>
          <text:list>
            <text:list-item>
              <text:list>
                <text:list-item>
                  <text:p text:style-name="P103">Obbiettivi</text:p>
                </text:list-item>
              </text:list>
            </text:list-item>
          </text:list>
        </text:list-item>
      </text:list>
      <text:p text:style-name="P16">Verificare che il creatore del progetto in esame (o, eventualmente, l'Amministratore capo del sistema) possa riprendere correttamente un proprio progetto sospeso.</text:p>
      <text:p text:style-name="P1"/>
      <text:list xml:id="list36714148" text:continue-numbering="true" text:style-name="WW8Num1">
        <text:list-item>
          <text:list>
            <text:list-item>
              <text:list>
                <text:list-item>
                  <text:p text:style-name="P103">Pre-condizioni</text:p>
                </text:list-item>
              </text:list>
            </text:list-item>
          </text:list>
        </text:list-item>
      </text:list>
      <text:p text:style-name="P18">Registrazione e tipo d'utenza</text:p>
      <text:p text:style-name="P8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8">E' necessario, inoltre, essere creatore (o l'Amministratore capo del sistema) del dato progetto per poterne effettuare la modifica.</text:p>
      <text:p text:style-name="P78">I collaboratori di un progetto, infatti, non possono accedere alla gestione di sospensione, ripresa o chiusura del suddetto per vincoli imposti dal sistema.</text:p>
      <text:p text:style-name="P15"/>
      <text:p text:style-name="P18">Stato del sistema</text:p>
      <text:p text:style-name="P20">Dal risultato del test n° 002.19, nel sistema è presente un progetto pubblico sospeso.</text:p>
      <text:p text:style-name="P2"/>
      <text:list xml:id="list36709892" text:continue-numbering="true" text:style-name="WW8Num1">
        <text:list-item>
          <text:list>
            <text:list-item>
              <text:list>
                <text:list-item>
                  <text:p text:style-name="P103">Test</text:p>
                </text:list-item>
              </text:list>
            </text:list-item>
          </text:list>
        </text:list-item>
      </text:list>
      <text:p text:style-name="P85">1. Accedere al sito con le proprie credenziali.</text:p>
      <text:p text:style-name="P84"><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7"><text:span text:style-name="T4">3. In caso affermativo, verificare l'accesso alla sezione </text:span><text:span text:style-name="T5">Tutti i progetti</text:span><text:span text:style-name="T4">.</text:span></text:p>
      <text:p text:style-name="P83">4. In risposta affermativa al punto 3, verificare l'accesso ai dettagli del progetto di propria creazione.</text:p>
      <text:p text:style-name="P93">5. In risposta affermativa al punto 4, verificare di poter vedere il pannello di <text:span text:style-name="T13">Gestione progetto</text:span> con i relativi pulsanti <text:span text:style-name="T13">Riprendi il progetto</text:span> e <text:span text:style-name="T13">Chiudi il progetto</text:span>.</text:p>
      <text:p text:style-name="P93">6. Riprendere il progetto preso in esame.</text:p>
      <text:p text:style-name="P1"/>
      <text:list xml:id="list36710528" text:continue-numbering="true" text:style-name="WW8Num1">
        <text:list-item>
          <text:list>
            <text:list-item>
              <text:list>
                <text:list-item>
                  <text:p text:style-name="P103">Verifica del test</text:p>
                </text:list-item>
              </text:list>
            </text:list-item>
          </text:list>
        </text:list-item>
      </text:list>
      <text:p text:style-name="P82">1. Accesso effettuato: Sì[ ] No[]</text:p>
      <text:p text:style-name="P84"><text:span text:style-name="T3">2. Visualizzazione del pannello </text:span><text:span text:style-name="T6">Progetti </text:span><text:span text:style-name="T18">→</text:span><text:span text:style-name="T5"> Tutti i progetti</text:span><text:span text:style-name="T7">: Sì[ ] No[ ]</text:span></text:p>
      <text:p text:style-name="P84"><text:span text:style-name="T7">3. Permesso d'accesso alla sezione </text:span><text:span text:style-name="T5">Tutti i progetti</text:span><text:span text:style-name="T7">: Sì[ ] No[ ]</text:span></text:p>
      <text:p text:style-name="P79">4. Permesso d'accesso alla visualizzazione dei dettagli del progetto di propria creazione: Sì[ ] No[ ]</text:p>
      <text:p text:style-name="P79">5. Visibilità del pannello <text:span text:style-name="T13">Gestione progetto</text:span> con i relativi pulsanti <text:span text:style-name="T13">Riprendi il progetto</text:span> e <text:span text:style-name="T13">Chiudi il progetto</text:span>: <text:s/>Sì[ ] No[ ]</text:p>
      <text:p text:style-name="P79">6. Verificare che, una volta cliccato il pulsante <text:span text:style-name="T13">Riprendi il progetto</text:span>, appaia la schermata di richiesta password per confermare la sospensione del progetto in esame: Sì[ ] No[ ]</text:p>
      <text:p text:style-name="P88"><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siano nuovamente visibili e/o abilitati: Sì[ ] No[ ]</text:p>
      <text:p text:style-name="P88"><text:tab/>8. Verificare che lo stato del progetto in esame sia passato da <text:span text:style-name="T13">Sospeso</text:span> ad <text:span text:style-name="T13">Aperto</text:span>: Sì[ ] No[ ]</text:p>
      <text:p text:style-name="P88"><text:tab/>9. Una volta reindirizzati nuovamente alla pagina <text:span text:style-name="T13">Tutti i progetti</text:span>, verificare che il progetto appena ripreso sia ancora visibile con stato settato ad <text:span text:style-name="T13">Aperto</text:span>: Sì[ ] No[ ]</text:p>
      <text:p text:style-name="P88"><text:tab/></text:p>
      <text:p text:style-name="P1"/>
      <text:list xml:id="list36728876" text:continue-numbering="true" text:style-name="WW8Num1">
        <text:list-item>
          <text:list>
            <text:list-item>
              <text:list>
                <text:list-item>
                  <text:p text:style-name="P103"><text:soft-page-break/>Post-condizione</text:p>
                </text:list-item>
              </text:list>
            </text:list-item>
          </text:list>
        </text:list-item>
      </text:list>
      <text:p text:style-name="P70">I dati ottenuti dal risultato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bookmark-start text:name="__RefHeading__16702_90996158"/><text:soft-page-break/><text:span text:style-name="T24">002.21. </text:span><text:span text:style-name="T25">Chiusura di un Progetto</text:span><text:bookmark-end text:name="__RefHeading__16702_90996158"/></text:h>
      <text:list xml:id="list36710658" text:continue-numbering="true" text:style-name="WW8Num1">
        <text:list-item>
          <text:list>
            <text:list-item>
              <text:list>
                <text:list-item>
                  <text:p text:style-name="P103">Obbiettivi</text:p>
                </text:list-item>
              </text:list>
            </text:list-item>
          </text:list>
        </text:list-item>
      </text:list>
      <text:p text:style-name="P16">Verificare che il creatore del progetto in esame (o, eventualmente, l'Amministratore capo del sistema) possa chiudere correttamente un proprio progetto.</text:p>
      <text:p text:style-name="P1"/>
      <text:list xml:id="list36706162" text:continue-numbering="true" text:style-name="WW8Num1">
        <text:list-item>
          <text:list>
            <text:list-item>
              <text:list>
                <text:list-item>
                  <text:p text:style-name="P103">Pre-condizioni</text:p>
                </text:list-item>
              </text:list>
            </text:list-item>
          </text:list>
        </text:list-item>
      </text:list>
      <text:p text:style-name="P18">Registrazione e tipo d'utenza</text:p>
      <text:p text:style-name="P8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8">E' necessario, inoltre, essere creatore (o l'Amministratore capo del sistema) del dato progetto per poterne effettuare la modifica.</text:p>
      <text:p text:style-name="P78">I collaboratori di un progetto, infatti, non possono accedere alla gestione di sospensione, ripresa o chiusura del suddetto per vincoli imposti dal sistema.</text:p>
      <text:p text:style-name="P15"/>
      <text:p text:style-name="P18">Stato del sistema</text:p>
      <text:p text:style-name="P20">Dal risultato del test n° 002.1, nel sistema è presente un progetto pubblico.</text:p>
      <text:p text:style-name="P2"/>
      <text:list xml:id="list36726806" text:continue-numbering="true" text:style-name="WW8Num1">
        <text:list-item>
          <text:list>
            <text:list-item>
              <text:list>
                <text:list-item>
                  <text:p text:style-name="P103">Test</text:p>
                </text:list-item>
              </text:list>
            </text:list-item>
          </text:list>
        </text:list-item>
      </text:list>
      <text:p text:style-name="P85">1. Accedere al sito con le proprie credenziali.</text:p>
      <text:p text:style-name="P84"><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7"><text:span text:style-name="T4">3. In caso affermativo, verificare l'accesso alla sezione </text:span><text:span text:style-name="T5">Tutti i progetti</text:span><text:span text:style-name="T4">.</text:span></text:p>
      <text:p text:style-name="P83">4. In risposta affermativa al punto 3, verificare l'accesso ai dettagli del progetto di propria creazione.</text:p>
      <text:p text:style-name="P93">5. In risposta affermativa al punto 4, verificare di poter vedere il pannello di <text:span text:style-name="T13">Gestione progetto</text:span> con i relativi pulsanti <text:span text:style-name="T13">Sospendi il progetto</text:span> e <text:span text:style-name="T13">Chiudi il progetto</text:span>.</text:p>
      <text:p text:style-name="P93">6. Riprendere il progetto preso in esame.</text:p>
      <text:p text:style-name="P1"/>
      <text:list xml:id="list36712004" text:continue-numbering="true" text:style-name="WW8Num1">
        <text:list-item>
          <text:list>
            <text:list-item>
              <text:list>
                <text:list-item>
                  <text:p text:style-name="P103">Verifica del test</text:p>
                </text:list-item>
              </text:list>
            </text:list-item>
          </text:list>
        </text:list-item>
      </text:list>
      <text:p text:style-name="P82">1. Accesso effettuato: Sì[ ] No[]</text:p>
      <text:p text:style-name="P84"><text:span text:style-name="T3">2. Visualizzazione del pannello </text:span><text:span text:style-name="T6">Progetti </text:span><text:span text:style-name="T18">→</text:span><text:span text:style-name="T5"> Tutti i progetti</text:span><text:span text:style-name="T7">: Sì[ ] No[ ]</text:span></text:p>
      <text:p text:style-name="P84"><text:span text:style-name="T7">3. Permesso d'accesso alla sezione </text:span><text:span text:style-name="T5">Tutti i progetti</text:span><text:span text:style-name="T7">: Sì[ ] No[ ]</text:span></text:p>
      <text:p text:style-name="P79">4. Permesso d'accesso alla visualizzazione dei dettagli del progetto di propria creazione: Sì[ ] No[ ]</text:p>
      <text:p text:style-name="P79">5. Visibilità del pannello <text:span text:style-name="T13">Gestione progetto</text:span> con i relativi pulsanti <text:span text:style-name="T13">Sospendi il progetto</text:span> e <text:span text:style-name="T13">Chiudi il progetto</text:span>: <text:s/>Sì[ ] No[ ]</text:p>
      <text:p text:style-name="P79">6. Verificare che, una volta cliccato il pulsante <text:span text:style-name="T13">Chiudi il progetto</text:span>, appaia la schermata di richiesta password per confermare la sospensione del progetto in esame: Sì[ ] No[ ]</text:p>
      <text:p text:style-name="P88"><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siano nuovamente visibili e/o abilitati: Sì[ ] No[ ]</text:p>
      <text:p text:style-name="P88"><text:tab/>8. Verificare che i pulsanti <text:span text:style-name="T13">Sospendi il progetto</text:span> e <text:span text:style-name="T13">Chiudi il progetto</text:span> siano disabilitati, in quanto, per vincoli di sistema, un progetto chiuso non può più essere ripreso: Sì[ ] No[ ]</text:p>
      <text:p text:style-name="P88"><text:tab/>9. Verificare che lo stato del progetto in esame sia passato da <text:span text:style-name="T13">Aperto</text:span> a <text:span text:style-name="T13">Chiuso</text:span>: Sì[ ] No[ ]</text:p>
      <text:p text:style-name="P88"><text:tab/>10. Una volta reindirizzati nuovamente alla pagina <text:span text:style-name="T13">Tutti i progetti</text:span>, verificare che il <text:soft-page-break/>progetto appena chiuso sia ancora visibile con stato settato ad <text:span text:style-name="T13">Chiuso </text:span>nel caso in cui l'utente che sta verificando il processo sia il creatore del progetto: Sì[ ] No[ ]</text:p>
      <text:p text:style-name="P1"/>
      <text:list xml:id="list36720543" text:continue-numbering="true" text:style-name="WW8Num1">
        <text:list-item>
          <text:list>
            <text:list-item>
              <text:list>
                <text:list-item>
                  <text:p text:style-name="P103">Post-condizione</text:p>
                </text:list-item>
              </text:list>
            </text:list-item>
          </text:list>
        </text:list-item>
      </text:list>
      <text:p text:style-name="P70">I dati ottenuti dal risultato non forniscono pre-condizioni per test successivi.</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123" text:outline-level="1"><text:bookmark-start text:name="__RefHeading__16696_90996158"/><text:soft-page-break/><text:span text:style-name="T1">002.22. </text:span><text:span text:style-name="T2">Cancellazione di un progetto</text:span><text:bookmark-end text:name="__RefHeading__16696_90996158"/></text:h>
      <text:list xml:id="list36731734" text:continue-numbering="true" text:style-name="WW8Num1">
        <text:list-item>
          <text:list>
            <text:list-item>
              <text:list>
                <text:list-item>
                  <text:p text:style-name="P103">Obbiettivi</text:p>
                </text:list-item>
              </text:list>
            </text:list-item>
          </text:list>
        </text:list-item>
      </text:list>
      <text:p text:style-name="P69"><text:span text:style-name="T3">Verificare la corretta cancellazione di un progetto nella sezione </text:span><text:span text:style-name="T6">Gestione Peogetti</text:span><text:span text:style-name="T3"> del pannello amministrativo.</text:span></text:p>
      <text:p text:style-name="P1"/>
      <text:list xml:id="list36718233" text:continue-numbering="true" text:style-name="WW8Num1">
        <text:list-item>
          <text:list>
            <text:list-item>
              <text:list>
                <text:list-item>
                  <text:p text:style-name="P103">Pre-condizioni</text:p>
                </text:list-item>
              </text:list>
            </text:list-item>
          </text:list>
        </text:list-item>
      </text:list>
      <text:p text:style-name="P26">Registrazione e tipo d'utenza</text:p>
      <text:p text:style-name="P33"><text:span text:style-name="T3">E' necessario </text:span><text:span text:style-name="T8">essere l'Amministratore capo del sistema, l'unico utente che può visionare il pannello d'amministrazione ed accedere, quindi, alla sezione </text:span><text:span text:style-name="T6">Gestisci Progetti</text:span><text:span text:style-name="T8"> per la visione dei report e la cancellazione degli eventi presenti nel sistema.</text:span></text:p>
      <text:p text:style-name="P1"/>
      <text:p text:style-name="P64">Stato del sistema</text:p>
      <text:p text:style-name="P62">I dati ottenuti dal test n° 002.1 forniscono lo scenario del sistema per tale test.</text:p>
      <text:p text:style-name="P2"/>
      <text:list xml:id="list36716690" text:continue-numbering="true" text:style-name="WW8Num1">
        <text:list-item>
          <text:list>
            <text:list-item>
              <text:list>
                <text:list-item>
                  <text:p text:style-name="P103">Test</text:p>
                </text:list-item>
              </text:list>
            </text:list-item>
          </text:list>
        </text:list-item>
      </text:list>
      <text:p text:style-name="P16">1. Accedere al sito con le proprie credenziali.</text:p>
      <text:p text:style-name="P23"><text:span text:style-name="T3">2. Verificare la visualizzazione del pannello </text:span><text:span text:style-name="T6">Amministrazione </text:span><text:span text:style-name="T18">→</text:span><text:span text:style-name="T5"> Progetti </text:span><text:span text:style-name="T18">→ </text:span><text:span text:style-name="T5">Gestisci Progetti</text:span><text:span text:style-name="T4"> nella barra del menu.</text:span></text:p>
      <text:p text:style-name="P23"><text:span text:style-name="T4">- In caso affermativo, verificare di poter visualizzare correttamente la pagina </text:span><text:span text:style-name="T5">Gestisci Progetti</text:span><text:span text:style-name="T4">.</text:span></text:p>
      <text:p text:style-name="P17">- Cancellare un progetto.</text:p>
      <text:p text:style-name="P1"/>
      <text:list xml:id="list36711063" text:continue-numbering="true" text:style-name="WW8Num1">
        <text:list-item>
          <text:list>
            <text:list-item>
              <text:list>
                <text:list-item>
                  <text:p text:style-name="P103">Verifica del test</text:p>
                </text:list-item>
              </text:list>
            </text:list-item>
          </text:list>
        </text:list-item>
      </text:list>
      <text:p text:style-name="P27">1. Accesso effettuato: Sì[ ] No[]</text:p>
      <text:p text:style-name="P33"><text:span text:style-name="T3">2. Visualizzazione del pannello <text:s/></text:span><text:span text:style-name="T6">Amministrazione </text:span><text:span text:style-name="T18">→</text:span><text:span text:style-name="T5"> Progetti </text:span><text:span text:style-name="T18">→ </text:span><text:span text:style-name="T5">Gestisci Progetti</text:span><text:span text:style-name="T7">: Sì[ ] No[ ]</text:span></text:p>
      <text:p text:style-name="P33"><text:span text:style-name="T7">3. Permesso d'accesso alla sezione </text:span><text:span text:style-name="T5">Gestisci Progetti</text:span><text:span text:style-name="T7">: Sì[ ] No[ ]</text:span></text:p>
      <text:p text:style-name="P30">4. Corretta cancellazione dell'evento: Sì[ ] No[ ]</text:p>
      <text:p text:style-name="P33"><text:span text:style-name="T7">5. Dopo avere effettuato la cancellazione, verificare che il progetto non sia più presente nella sezione </text:span><text:span text:style-name="T5">Tutti i progetti</text:span><text:span text:style-name="T7"> del pannello </text:span><text:span text:style-name="T5">Progetti</text:span><text:span text:style-name="T7">: Sì[ ] No[ ]</text:span></text:p>
      <text:p text:style-name="P30">6. A seguito della cancellazione verificare la presenza di una mail inviata all'owner del progetto in esame accedendo alla sezione <text:span text:style-name="T13">Amministrazione </text:span><text:span text:style-name="T15">→</text:span><text:span text:style-name="T13"> Gestisci Servizio E-mail</text:span>: Sì[ ] No[ ]</text:p>
      <text:p text:style-name="P1"/>
      <text:list xml:id="list36725553" text:continue-numbering="true" text:style-name="WW8Num1">
        <text:list-item>
          <text:list>
            <text:list-item>
              <text:list>
                <text:list-item>
                  <text:p text:style-name="P103">Post-condizione</text:p>
                </text:list-item>
              </text:list>
            </text:list-item>
          </text:list>
        </text:list-item>
      </text:list>
      <text:p text:style-name="P70">I dati ottenuti dal risultato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4"><text:soft-page-break/><text:span text:style-name="T28">003 G</text:span><text:span text:style-name="T29">ESTIONE EVENTI</text:span></text:p>
      <text:p text:style-name="P14"/>
      <text:table-of-content text:style-name="Sect1" text:name="Indice generale3">
        <text:table-of-content-source text:outline-level="10" text:index-scope="chapter">
          <text:index-title-template text:style-name="Contents_20_Heading">Indice casi d'uso</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3_Head">
            <text:p text:style-name="Contents_20_Heading">Indice casi d'uso</text:p>
          </text:index-title>
        </text:index-body>
      </text:table-of-content>
      <text:list xml:id="list1825501395229530409" text:style-name="L7">
        <text:list-item>
          <text:list>
            <text:list-item>
              <text:list>
                <text:list-item>
                  <text:list>
                    <text:list-item>
                      <text:p text:style-name="P117"><text:span text:style-name="T9">003.1. Creazione Evento pubblico con permesso d'accesso.............................................</text:span><text:span text:style-name="T9"><text:bookmark-ref text:reference-format="page" text:ref-name="__RefHeading__17480_90996158">56</text:bookmark-ref></text:span></text:p>
                    </text:list-item>
                  </text:list>
                </text:list-item>
              </text:list>
            </text:list-item>
            <text:list-item>
              <text:p text:style-name="P118">003.2. Creazione Evento senza permesso d'accesso.........................................................<text:bookmark-ref text:reference-format="page" text:ref-name="__RefHeading__17482_90996158">57</text:bookmark-ref></text:p>
            </text:list-item>
            <text:list-item>
              <text:p text:style-name="P118">003.3. Aggiunta di un documento allegato ad un Evento.................................................<text:bookmark-ref text:reference-format="page" text:ref-name="__RefHeading__17484_90996158">58</text:bookmark-ref></text:p>
            </text:list-item>
            <text:list-item>
              <text:p text:style-name="P118">003.4.Rimozione di un documento allegato ad un Evento...............................................<text:bookmark-ref text:reference-format="page" text:ref-name="__RefHeading__17486_90996158">59</text:bookmark-ref></text:p>
            </text:list-item>
            <text:list-item>
              <text:p text:style-name="P118">003.5. Partecipazione ad un Evento pubblico..................................................................<text:bookmark-ref text:reference-format="page" text:ref-name="__RefHeading__17490_90996158">60</text:bookmark-ref></text:p>
            </text:list-item>
            <text:list-item>
              <text:p text:style-name="P118">003.6. Modifica dei campi di un Evento..........................................................................<text:bookmark-ref text:reference-format="page" text:ref-name="__RefHeading__17488_90996158">61</text:bookmark-ref></text:p>
            </text:list-item>
            <text:list-item>
              <text:p text:style-name="P118">003.7. Aggiunta di un progetto correlato ad un Evento...................................................<text:bookmark-ref text:reference-format="page" text:ref-name="__RefHeading__17582_90996158">62</text:bookmark-ref></text:p>
            </text:list-item>
            <text:list-item>
              <text:p text:style-name="P118">003.8. Rimozione di un progetto correlato ad un Evento................................................<text:bookmark-ref text:reference-format="page" text:ref-name="__RefHeading__17584_90996158">63</text:bookmark-ref></text:p>
            </text:list-item>
            <text:list-item>
              <text:p text:style-name="P118">003.9. Rimozione partecipazione ad un Evento privato..................................................<text:bookmark-ref text:reference-format="page" text:ref-name="__RefHeading__17586_90996158">64</text:bookmark-ref></text:p>
            </text:list-item>
            <text:list-item>
              <text:p text:style-name="P118">003.10. Cancellazione di un Evento..............................................................................<text:bookmark-ref text:reference-format="page" text:ref-name="__RefHeading__17588_90996158">65</text:bookmark-ref></text:p>
            </text:list-item>
          </text:list>
        </text:list-item>
      </text:list>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P123" text:outline-level="1"><text:bookmark-start text:name="__RefHeading__17480_90996158"/><text:soft-page-break/><text:span text:style-name="T1">003.1. </text:span><text:span text:style-name="T2">Creazione Evento pubblico con permesso d'accesso</text:span><text:bookmark-end text:name="__RefHeading__17480_90996158"/></text:h>
      <text:list xml:id="list36706839" text:continue-list="list36714900" text:style-name="WW8Num2">
        <text:list-item>
          <text:list>
            <text:list-item>
              <text:list>
                <text:list-item>
                  <text:p text:style-name="P101">Obbiettivi</text:p>
                </text:list-item>
              </text:list>
            </text:list-item>
          </text:list>
        </text:list-item>
      </text:list>
      <text:p text:style-name="P3"><text:tab/><text:tab/>Verificare la corretta creazione di un evento, soddisfando la compilazione di tutti i <text:tab/><text:tab/>campi richiesti per tale operazione.</text:p>
      <text:p text:style-name="P1"/>
      <text:list xml:id="list36717889" text:continue-numbering="true" text:style-name="WW8Num2">
        <text:list-item>
          <text:list>
            <text:list-item>
              <text:list>
                <text:list-item>
                  <text:p text:style-name="P101">Pre-condizioni</text:p>
                </text:list-item>
              </text:list>
            </text:list-item>
          </text:list>
        </text:list-item>
      </text:list>
      <text:p text:style-name="P26">Registrazione e tipo d'utenza</text:p>
      <text:p text:style-name="P27">E' necessario possedere un proprio account per poter accedere al sito e possedere un ruolo, ad esempio quello di socio, che conceda il permesso d'accesso alla pagina dedicata alla creazione di un evento.</text:p>
      <text:p text:style-name="P15"/>
      <text:p text:style-name="P18">Stato del sistema</text:p>
      <text:p text:style-name="P20">L'utente corrente non ha creato alcun evento e non partecipa ad eventi creati da altri utenti del sistema.</text:p>
      <text:p text:style-name="P2"/>
      <text:list xml:id="list36716148" text:continue-numbering="true" text:style-name="WW8Num2">
        <text:list-item>
          <text:list>
            <text:list-item>
              <text:list>
                <text:list-item>
                  <text:p text:style-name="P101">Test</text:p>
                </text:list-item>
              </text:list>
            </text:list-item>
          </text:list>
        </text:list-item>
      </text:list>
      <text:p text:style-name="P36">1. Accedere al sito con le proprie credenziali.</text:p>
      <text:p text:style-name="P40"><text:span text:style-name="T3">2. Verificare la visualizzazione del pannello </text:span><text:span text:style-name="T6">Eventi </text:span><text:span text:style-name="T18">→</text:span><text:span text:style-name="T5"> Crea un Evento</text:span><text:span text:style-name="T4"> nella barra del menu.</text:span></text:p>
      <text:p text:style-name="P40"><text:span text:style-name="T4">3. In caso affermativo, verificare l'accesso alla sezione </text:span><text:span text:style-name="T5">Crea un Evento</text:span><text:span text:style-name="T4">.</text:span></text:p>
      <text:p text:style-name="P37">4. In caso affermativo, creare un evento compilando correttamente il form presente. </text:p>
      <text:p text:style-name="P1"/>
      <text:list xml:id="list36725816" text:continue-numbering="true" text:style-name="WW8Num2">
        <text:list-item>
          <text:list>
            <text:list-item>
              <text:list>
                <text:list-item>
                  <text:p text:style-name="P101">Verifica del test</text:p>
                </text:list-item>
              </text:list>
            </text:list-item>
          </text:list>
        </text:list-item>
      </text:list>
      <text:p text:style-name="P36">1. Accesso effettuato: Sì[ ] No[ ]</text:p>
      <text:p text:style-name="P40"><text:span text:style-name="T3">2. Visualizzazione del pannello <text:s/></text:span><text:span text:style-name="T6">Eventi </text:span><text:span text:style-name="T18">→</text:span><text:span text:style-name="T5"> Crea un Evento</text:span><text:span text:style-name="T7">: Sì[ ] No[ ]</text:span></text:p>
      <text:p text:style-name="P40"><text:span text:style-name="T7">3. Permesso d'accesso al pannello </text:span><text:span text:style-name="T5">Crea un Evento</text:span><text:span text:style-name="T7">: Sì[ ] No[ ]</text:span></text:p>
      <text:p text:style-name="P40"><text:span text:style-name="T7">4. Verificare che i dati obbligatori (</text:span><text:span text:style-name="T5">Nome</text:span><text:span text:style-name="T7">, </text:span><text:span text:style-name="T5">Descrizione</text:span><text:span text:style-name="T7">, </text:span><text:span text:style-name="T5">Data</text:span><text:span text:style-name="T7">, </text:span><text:span text:style-name="T5">Ora</text:span><text:span text:style-name="T7">, </text:span><text:span text:style-name="T5">Durata</text:span><text:span text:style-name="T7"> e </text:span><text:span text:style-name="T5">Luogo</text:span><text:span text:style-name="T7">) siano effettivamente tali: Sì[ ] No[ ]</text:span></text:p>
      <text:p text:style-name="P40"><text:span text:style-name="T7">5. Nel caso in cui la creazione del evento sia qui conclusa, verificare la visibilità del pulsante </text:span><text:span text:style-name="T5">Salva e Chiudi</text:span><text:span text:style-name="T7"> e passare al punto n° 9: Sì[ ] No[ ]</text:span></text:p>
      <text:p text:style-name="P33"><text:span text:style-name="T7">6. Nel caso in cui si vogliano invitare utenti a partecipare al progetto in creazione, verificare la visibilità del pulsante </text:span><text:span text:style-name="T5">Invita persone</text:span><text:span text:style-name="T7">: Sì[ ] No[ ]</text:span></text:p>
      <text:p text:style-name="P38">7. In risposta affermativa al punto n° 6, verificare il re-indirizzamento alla pagina di scelta degli utenti da invitare al progetto: Sì[ ] No[ ]</text:p>
      <text:p text:style-name="P33"><text:span text:style-name="T7">8. Una volta scelti gli utenti da invitare (ai quali verrà inviata una mail di partecipazione all'evento appena creato), si verifichi il cambiamento del pulsante </text:span><text:span text:style-name="T5">Aggiungi</text:span><text:span text:style-name="T7"> a </text:span><text:span text:style-name="T5">Rimuovi</text:span><text:span text:style-name="T7">: Sì[ ] No[ ]</text:span></text:p>
      <text:p text:style-name="P40"><text:span text:style-name="T7">9. Re-indirizzamento alla pagina </text:span><text:span text:style-name="T5">Calendario Eventi</text:span><text:span text:style-name="T7"> in seguito al salvataggio dell'evento appena creato (evento che scatena inoltre l'invio di una mail a tutti gli utenti del sito nel caso di evento pubblico o ai soli partecipanti se privato): Sì[ ] No[ ]</text:span></text:p>
      <text:p text:style-name="P40"><text:span text:style-name="T7">10. Verifica della presenza dell'evento creato nella pagina </text:span><text:span text:style-name="T5">Calendario Eventi</text:span><text:span text:style-name="T7">: Sì[ ] No[ ]</text:span></text:p>
      <text:p text:style-name="P1"/>
      <text:list xml:id="list36731531" text:continue-numbering="true" text:style-name="WW8Num2">
        <text:list-item>
          <text:list>
            <text:list-item>
              <text:list>
                <text:list-item>
                  <text:p text:style-name="P101">Post-condizione</text:p>
                </text:list-item>
              </text:list>
            </text:list-item>
          </text:list>
        </text:list-item>
      </text:list>
      <text:p text:style-name="P19">I dati ottenuti da tale test forniscono parte delle pre-condizioni dei casi di test n° 003.3, n° 003.5, n° 003.6, n°7 e n°003.10.</text:p>
      <text:p text:style-name="P6"/>
      <text:p text:style-name="P13"/>
      <text:p text:style-name="P13"/>
      <text:p text:style-name="P13"/>
      <text:h text:style-name="Heading_20_1" text:outline-level="1"><text:bookmark-start text:name="__RefHeading__17482_90996158"/><text:soft-page-break/><text:span text:style-name="T24">003.2. </text:span><text:span text:style-name="T25">Creazione Evento senza permesso d'accesso</text:span><text:bookmark-end text:name="__RefHeading__17482_90996158"/></text:h>
      <text:list xml:id="list36711848" text:continue-list="list36735069" text:style-name="WW8Num3">
        <text:list-item>
          <text:list>
            <text:list-item>
              <text:list>
                <text:list-item>
                  <text:p text:style-name="P102">Obbiettivi</text:p>
                </text:list-item>
              </text:list>
            </text:list-item>
          </text:list>
        </text:list-item>
      </text:list>
      <text:p text:style-name="P27">Verificare che un utente non avente i permessi d'accesso alla creazione di un evento, non possa effettivamente accedere alla suddetta pagina.</text:p>
      <text:p text:style-name="P1"/>
      <text:list xml:id="list36719427" text:continue-numbering="true" text:style-name="WW8Num3">
        <text:list-item>
          <text:list>
            <text:list-item>
              <text:list>
                <text:list-item>
                  <text:p text:style-name="P102">Pre-condizioni</text:p>
                </text:list-item>
              </text:list>
            </text:list-item>
          </text:list>
        </text:list-item>
      </text:list>
      <text:p text:style-name="P18">Registrazione e tipo d'utenza</text:p>
      <text:p text:style-name="P16">E' necessario possedere un proprio account per poter accedere al sito e possedere un ruolo, ad esempio quello di collaboratore, che neghi il permesso d'accesso alla pagina dedicata alla creazione di un evento.</text:p>
      <text:p text:style-name="P15"/>
      <text:p text:style-name="P18">Stato del sistema</text:p>
      <text:p text:style-name="P20">L'utente corrente non ha creato alcun evento e non partecipa ad eventi creati da altri utenti del sistema.</text:p>
      <text:p text:style-name="P2"/>
      <text:list xml:id="list36717066" text:continue-numbering="true" text:style-name="WW8Num3">
        <text:list-item>
          <text:list>
            <text:list-item>
              <text:list>
                <text:list-item>
                  <text:p text:style-name="P102">Test</text:p>
                </text:list-item>
              </text:list>
            </text:list-item>
          </text:list>
        </text:list-item>
      </text:list>
      <text:p text:style-name="P36">1. Accedere al sito con le proprie credenziali.</text:p>
      <text:p text:style-name="P40"><text:span text:style-name="T3">2. Verificare la visualizzazione del pannello </text:span><text:span text:style-name="T6">Eventi </text:span><text:span text:style-name="T18">→</text:span><text:span text:style-name="T5"> Crea un Evento</text:span><text:span text:style-name="T4"> nella barra del menu.</text:span></text:p>
      <text:p text:style-name="P40"><text:span text:style-name="T4">3. In caso negativo, verificare l'accesso alla sezione </text:span><text:span text:style-name="T5">Calendario Eventi</text:span><text:span text:style-name="T4">.</text:span></text:p>
      <text:p text:style-name="P40"><text:span text:style-name="T4">4. In caso affermativo, verificare la visualizzazione del pulsante </text:span><text:span text:style-name="T5">Crea un Evento</text:span><text:span text:style-name="T4">. </text:span></text:p>
      <text:p text:style-name="P37">5. In caso affermativo, verificare l'impossibilità di visualizzazione della pagina re-indirizzata dal pulsante per mancanza di permesso d'accesso.</text:p>
      <text:p text:style-name="P1"/>
      <text:list xml:id="list36721052" text:continue-numbering="true" text:style-name="WW8Num3">
        <text:list-item>
          <text:list>
            <text:list-item>
              <text:list>
                <text:list-item>
                  <text:p text:style-name="P102">Verifica del test</text:p>
                </text:list-item>
              </text:list>
            </text:list-item>
          </text:list>
        </text:list-item>
      </text:list>
      <text:p text:style-name="P57">1. Accesso effettuato: Sì[ ] No[ ]</text:p>
      <text:p text:style-name="P60"><text:span text:style-name="T3">2. Visualizzazione del pannello <text:s/></text:span><text:span text:style-name="T6">Eventi </text:span><text:span text:style-name="T18">→</text:span><text:span text:style-name="T5"> Crea un Evento</text:span><text:span text:style-name="T7">: Sì[ ] No[ ]</text:span></text:p>
      <text:p text:style-name="P60"><text:span text:style-name="T7">3. Permesso d'accesso alla sezione </text:span><text:span text:style-name="T5">Calendario Eventi</text:span><text:span text:style-name="T7">: Sì[ ] No[ ]</text:span></text:p>
      <text:p text:style-name="P60"><text:span text:style-name="T7">4. Visualizzazione del pulsante </text:span><text:span text:style-name="T5">Crea un Evento</text:span><text:span text:style-name="T7">: Sì[ ] No[ ]</text:span></text:p>
      <text:p text:style-name="P59">5. Permesso d'accesso alla pagina dedicata alla creazione di un evento: Sì[ ] No[ ]</text:p>
      <text:p text:style-name="P1"/>
      <text:list xml:id="list36724523" text:continue-numbering="true" text:style-name="WW8Num3">
        <text:list-item>
          <text:list>
            <text:list-item>
              <text:list>
                <text:list-item>
                  <text:p text:style-name="P102">Post-condizione</text:p>
                </text:list-item>
              </text:list>
            </text:list-item>
          </text:list>
        </text:list-item>
      </text:list>
      <text:p text:style-name="P61">I dati ottenuti dal test non forniscono pre-condizioni per test successiv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23" text:outline-level="1"><text:bookmark-start text:name="__RefHeading__17484_90996158"/><text:soft-page-break/><text:span text:style-name="T1">003.3. </text:span><text:span text:style-name="T2">Aggiunta di un documento allegato ad un evento</text:span><text:bookmark-end text:name="__RefHeading__17484_90996158"/></text:h>
      <text:list xml:id="list36731375" text:continue-numbering="true" text:style-name="WW8Num3">
        <text:list-item>
          <text:list>
            <text:list-item>
              <text:list>
                <text:list-item>
                  <text:p text:style-name="P102">Obbiettivi</text:p>
                </text:list-item>
              </text:list>
            </text:list-item>
          </text:list>
        </text:list-item>
      </text:list>
      <text:p text:style-name="P57">Verificare che un qualunque utente, avente accesso alla pagina di visualizzazione dei dettagli di un evento, possa aggiungere un documento in allegato al dato evento.</text:p>
      <text:p text:style-name="P1"/>
      <text:list xml:id="list36714183" text:continue-numbering="true" text:style-name="WW8Num3">
        <text:list-item>
          <text:list>
            <text:list-item>
              <text:list>
                <text:list-item>
                  <text:p text:style-name="P102">Pre-condizioni</text:p>
                </text:list-item>
              </text:list>
            </text:list-item>
          </text:list>
        </text:list-item>
      </text:list>
      <text:p text:style-name="P53">Registrazione e tipo d'utenza</text:p>
      <text:p text:style-name="P54"><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47"/>
      <text:p text:style-name="P53">Stato del sistema</text:p>
      <text:p text:style-name="P55"><text:span text:style-name="T7">E' presente almeno un evento nella sezione </text:span><text:span text:style-name="T5">Calendario Eventi</text:span><text:span text:style-name="T7">.</text:span></text:p>
      <text:p text:style-name="P2"/>
      <text:list xml:id="list36704904" text:continue-numbering="true" text:style-name="WW8Num3">
        <text:list-item>
          <text:list>
            <text:list-item>
              <text:list>
                <text:list-item>
                  <text:p text:style-name="P102">Test</text:p>
                </text:list-item>
              </text:list>
            </text:list-item>
          </text:list>
        </text:list-item>
      </text:list>
      <text:p text:style-name="P46">1. Accedere al sito con le proprie credenziali.</text:p>
      <text:p text:style-name="P54"><text:span text:style-name="T3">2. Verificare la visualizzazione del pannello </text:span><text:span text:style-name="T6">Eventi </text:span><text:span text:style-name="T18">→</text:span><text:span text:style-name="T5"> Calendario Eventi</text:span><text:span text:style-name="T4"> nella barra del menu.</text:span></text:p>
      <text:p text:style-name="P54"><text:span text:style-name="T4">3. In caso affermativo, verificare l'accesso alla sezione </text:span><text:span text:style-name="T5">Calendario Eventi</text:span><text:span text:style-name="T4">.</text:span></text:p>
      <text:p text:style-name="P48">4. In caso affermativo, verificare l'accesso ai dettagli di uno degli eventi presenti nella pagina corrente. </text:p>
      <text:p text:style-name="P48">5. Una volta certificata la corretta visualizzazione dei dettagli dell'evento selezionato, aggiungere un documento.</text:p>
      <text:p text:style-name="P1"/>
      <text:list xml:id="list36723549" text:continue-numbering="true" text:style-name="WW8Num3">
        <text:list-item>
          <text:list>
            <text:list-item>
              <text:list>
                <text:list-item>
                  <text:p text:style-name="P102">Verifica del test</text:p>
                </text:list-item>
              </text:list>
            </text:list-item>
          </text:list>
        </text:list-item>
      </text:list>
      <text:p text:style-name="P65">1. Accesso effettuato: Sì[ ] No[]</text:p>
      <text:p text:style-name="P68"><text:span text:style-name="T3">2. Visualizzazione del pannello <text:s/></text:span><text:span text:style-name="T6">Eventi </text:span><text:span text:style-name="T18">→</text:span><text:span text:style-name="T5"> Calendario Eventi</text:span><text:span text:style-name="T7">: Sì[ ] No[ ]</text:span></text:p>
      <text:p text:style-name="P68"><text:span text:style-name="T7">3. Permesso d'accesso alla sezione </text:span><text:span text:style-name="T5">Calendario Eventi</text:span><text:span text:style-name="T7">: Sì[ ] No[ ]</text:span></text:p>
      <text:p text:style-name="P63">4. Permesso d'accesso alla visualizzazione dei dettagli di un evento: Sì[ ] No[ ]</text:p>
      <text:p text:style-name="P68"><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68"><text:span text:style-name="T7">6. Nel momento di aggiunta di un documento allegato, verificare che il campo obbligatorio </text:span><text:span text:style-name="T5">Descrizione</text:span><text:span text:style-name="T7"> sia effettivamente tale: Sì[ ] No[ ]</text:span></text:p>
      <text:p text:style-name="P63">7. Dopo l'aggiunta del documento allegato, verificare che il suddetto sia presente nella griglia dedicata nella pagina di dettaglio: Sì[ ] No[ ]</text:p>
      <text:p text:style-name="P1"/>
      <text:list xml:id="list36729800" text:continue-numbering="true" text:style-name="WW8Num3">
        <text:list-item>
          <text:list>
            <text:list-item>
              <text:list>
                <text:list-item>
                  <text:p text:style-name="P102">Post-condizione</text:p>
                </text:list-item>
              </text:list>
            </text:list-item>
          </text:list>
        </text:list-item>
      </text:list>
      <text:p text:style-name="P21">I dati ottenuti da tale test forniscono parte delle pre-condizioni del test n° 003.4.</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23" text:outline-level="1"><text:bookmark-start text:name="__RefHeading__17486_90996158"/><text:soft-page-break/><text:span text:style-name="T1">003.4. </text:span><text:span text:style-name="T2">Rimozione di un documento allegato all'evento</text:span><text:bookmark-end text:name="__RefHeading__17486_90996158"/></text:h>
      <text:list xml:id="list36731969" text:continue-numbering="true" text:style-name="WW8Num3">
        <text:list-item>
          <text:list>
            <text:list-item>
              <text:list>
                <text:list-item>
                  <text:p text:style-name="P102">Obbiettivi</text:p>
                </text:list-item>
              </text:list>
            </text:list-item>
          </text:list>
        </text:list-item>
      </text:list>
      <text:p text:style-name="P65">Verificare la possibilità di rimuovere un documento allegato ad un evento in base ai vincoli imposti per la cancellazione degli allegati.</text:p>
      <text:p text:style-name="P1"/>
      <text:list xml:id="list36712029" text:continue-numbering="true" text:style-name="WW8Num3">
        <text:list-item>
          <text:list>
            <text:list-item>
              <text:list>
                <text:list-item>
                  <text:p text:style-name="P102">Pre-condizioni</text:p>
                </text:list-item>
              </text:list>
            </text:list-item>
          </text:list>
        </text:list-item>
      </text:list>
      <text:p text:style-name="P18">Registrazione e tipo d'utenza</text:p>
      <text:p text:style-name="P23"><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24">In base al tipo d'utenza, la cancellazione di documenti allegati ad un evento è regolata da una serie di vincoli imposti:</text:p>
      <table:table table:name="Tabella3" table:style-name="Tabella3">
        <table:table-column table:style-name="Tabella3.A"/>
        <table:table-column table:style-name="Tabella3.B"/>
        <table:table-row table:style-name="Tabella3.1">
          <table:table-cell table:style-name="Tabella3.A1" office:value-type="string">
            <text:p text:style-name="P90"/>
          </table:table-cell>
          <table:table-cell table:style-name="Tabella3.B1" office:value-type="string">
            <text:p text:style-name="P91">Vincoli</text:p>
          </table:table-cell>
        </table:table-row>
        <table:table-row table:style-name="Tabella3.1">
          <table:table-cell table:style-name="Tabella3.A2" office:value-type="string">
            <text:p text:style-name="P91">Amministratore</text:p>
          </table:table-cell>
          <table:table-cell table:style-name="Tabella3.B2" office:value-type="string">
            <text:p text:style-name="P92">Può cancellare tutti i file che sono stati caricati.</text:p>
          </table:table-cell>
        </table:table-row>
        <table:table-row table:style-name="Tabella3.1">
          <table:table-cell table:style-name="Tabella3.A2" office:value-type="string">
            <text:p text:style-name="P91">Creatore dell'evento</text:p>
          </table:table-cell>
          <table:table-cell table:style-name="Tabella3.B2" office:value-type="string">
            <text:p text:style-name="P92">Può cancellare tutti i file che sono stati caricati.</text:p>
          </table:table-cell>
        </table:table-row>
        <table:table-row table:style-name="Tabella3.1">
          <table:table-cell table:style-name="Tabella3.A2" office:value-type="string">
            <text:p text:style-name="P91">Utente generico che ha caricato il proprio file</text:p>
          </table:table-cell>
          <table:table-cell table:style-name="Tabella3.B2" office:value-type="string">
            <text:p text:style-name="P92">Può cancellare solo il proprio file.</text:p>
          </table:table-cell>
        </table:table-row>
      </table:table>
      <text:p text:style-name="P11"/>
      <text:p text:style-name="P64">Stato del sistema</text:p>
      <text:p text:style-name="P63">Dato il risultato del test n° 003.3, l'evento selezionato ha un documento allegato.</text:p>
      <text:p text:style-name="P2"/>
      <text:list xml:id="list36713320" text:continue-numbering="true" text:style-name="WW8Num3">
        <text:list-item>
          <text:list>
            <text:list-item>
              <text:list>
                <text:list-item>
                  <text:p text:style-name="P102">Test</text:p>
                </text:list-item>
              </text:list>
            </text:list-item>
          </text:list>
        </text:list-item>
      </text:list>
      <text:p text:style-name="P57">1. Accedere al sito con le proprie credenziali.</text:p>
      <text:p text:style-name="P60"><text:span text:style-name="T3">2. Verificare la visualizzazione del pannello </text:span><text:span text:style-name="T6">Eventi </text:span><text:span text:style-name="T18">→</text:span><text:span text:style-name="T5"> Calendario Eventi</text:span><text:span text:style-name="T4"> nella barra del menu.</text:span></text:p>
      <text:p text:style-name="P60"><text:span text:style-name="T4">3. In caso affermativo, verificare l'accesso alla sezione </text:span><text:span text:style-name="T5">Calendario Eventi</text:span><text:span text:style-name="T4">.</text:span></text:p>
      <text:p text:style-name="P58">4. In caso affermativo, verificare l'accesso ai dettagli di uno degli eventi presenti nella pagina corrente. </text:p>
      <text:p text:style-name="P58">5. Una volta certificata la corretta visualizzazione dei dettagli dell'evento selezionato, cancellare il documento allegato.</text:p>
      <text:p text:style-name="P1"/>
      <text:list xml:id="list36706402" text:continue-numbering="true" text:style-name="WW8Num3">
        <text:list-item>
          <text:list>
            <text:list-item>
              <text:list>
                <text:list-item>
                  <text:p text:style-name="P102">Verifica del test</text:p>
                </text:list-item>
              </text:list>
            </text:list-item>
          </text:list>
        </text:list-item>
      </text:list>
      <text:p text:style-name="P46">1. Accesso effettuato: Sì[ ] No[ ]</text:p>
      <text:p text:style-name="P54"><text:span text:style-name="T3">2. Visualizzazione del pannello <text:s/></text:span><text:span text:style-name="T6">Eventi </text:span><text:span text:style-name="T18">→</text:span><text:span text:style-name="T5"> Calendario Eventi</text:span><text:span text:style-name="T7">: Sì[ ] No[ ]</text:span></text:p>
      <text:p text:style-name="P54"><text:span text:style-name="T7">3. Permesso d'accesso alla sezione </text:span><text:span text:style-name="T5">Calendario Eventi</text:span><text:span text:style-name="T7">: Sì[ ] No[ ]</text:span></text:p>
      <text:p text:style-name="P50">4. Permesso d'accesso alla visualizzazione dei dettagli di un evento: Sì[ ] No[ ]</text:p>
      <text:p text:style-name="P54"><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54"><text:span text:style-name="T7">6. Verificare la visibilità del pulsante </text:span><text:span text:style-name="T5">Cancella</text:span><text:span text:style-name="T7"> nella griglia dei documenti allegati in base ai vincoli descritti nelle pre-condizioni: Sì[ ] No[ ]</text:span></text:p>
      <text:p text:style-name="P50">7. Verificare la corretta cancellazione del documento allegato: Sì[ ] No[ ]</text:p>
      <text:p text:style-name="P1"/>
      <text:list xml:id="list36731537" text:continue-numbering="true" text:style-name="WW8Num3">
        <text:list-item>
          <text:list>
            <text:list-item>
              <text:list>
                <text:list-item>
                  <text:p text:style-name="P102">Post-condizione</text:p>
                </text:list-item>
              </text:list>
            </text:list-item>
          </text:list>
        </text:list-item>
      </text:list>
      <text:p text:style-name="P32">I dati ottenuti dal test non forniscono pre-condizioni per test successivi.</text:p>
      <text:p text:style-name="P13"/>
      <text:p text:style-name="P12"/>
      <text:p text:style-name="P8"/>
      <text:p text:style-name="P8"/>
      <text:p text:style-name="P8"/>
      <text:p text:style-name="P8"/>
      <text:h text:style-name="P123" text:outline-level="1"><text:bookmark-start text:name="__RefHeading__17490_90996158"/><text:soft-page-break/><text:span text:style-name="T1">003.5. </text:span><text:span text:style-name="T2">Partecipazione ad un evento pubblico</text:span><text:bookmark-end text:name="__RefHeading__17490_90996158"/></text:h>
      <text:list xml:id="list36706408" text:continue-list="list36725553" text:style-name="WW8Num1">
        <text:list-item>
          <text:list>
            <text:list-item>
              <text:list>
                <text:list-item>
                  <text:p text:style-name="P103">Obbiettivi</text:p>
                </text:list-item>
              </text:list>
            </text:list-item>
          </text:list>
        </text:list-item>
      </text:list>
      <text:p text:style-name="P33"><text:span text:style-name="T3">Verificare che un qualunque utente, avente accesso alla pagina di visualizzazione dei di tutti gli eventi pubblici nella sezione </text:span><text:span text:style-name="T6">Calendario Eventi</text:span><text:span text:style-name="T3">, possa richiedere la propria partecipazione ad un uno degli eventi pubblici presenti.</text:span></text:p>
      <text:p text:style-name="P1"/>
      <text:list xml:id="list36719280" text:continue-numbering="true" text:style-name="WW8Num1">
        <text:list-item>
          <text:list>
            <text:list-item>
              <text:list>
                <text:list-item>
                  <text:p text:style-name="P103">Pre-condizioni</text:p>
                </text:list-item>
              </text:list>
            </text:list-item>
          </text:list>
        </text:list-item>
      </text:list>
      <text:p text:style-name="P72">Registrazione e tipo d'utenza</text:p>
      <text:p text:style-name="P76"><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73"/>
      <text:p text:style-name="P72">Stato del sistema</text:p>
      <text:p text:style-name="P76"><text:span text:style-name="T7">I dati ottenuti dal test n° 003.1 forniscono lo scenario del corrente test. Ciò significa che nella sezione </text:span><text:span text:style-name="T5">Calendario Eventi</text:span><text:span text:style-name="T7"> sarà visibile a tutti gli utenti almeno un evento pubblico.</text:span></text:p>
      <text:p text:style-name="P2"/>
      <text:list xml:id="list36717989" text:continue-numbering="true" text:style-name="WW8Num1">
        <text:list-item>
          <text:list>
            <text:list-item>
              <text:list>
                <text:list-item>
                  <text:p text:style-name="P103">Test</text:p>
                </text:list-item>
              </text:list>
            </text:list-item>
          </text:list>
        </text:list-item>
      </text:list>
      <text:p text:style-name="P74">1. Accedere al sito con le proprie credenziali.</text:p>
      <text:p text:style-name="P76"><text:span text:style-name="T3">2. Verificare la visualizzazione del pannello </text:span><text:span text:style-name="T6">Eventi </text:span><text:span text:style-name="T18">→</text:span><text:span text:style-name="T5"> Calendario Eventi</text:span><text:span text:style-name="T4"> nella barra del menu.</text:span></text:p>
      <text:p text:style-name="P76"><text:span text:style-name="T4">3. In caso affermativo, verificare l'accesso alla sezione </text:span><text:span text:style-name="T5">Calendario Eventi</text:span><text:span text:style-name="T4">.</text:span></text:p>
      <text:p text:style-name="P75">4. In caso affermativo, verificare l'accesso ai dettagli di uno degli eventi presenti nella pagina corrente. </text:p>
      <text:p text:style-name="P75">5. Una volta certificata la corretta visualizzazione dei dettagli dell'evento selezionato, aggiungere un documento.</text:p>
      <text:p text:style-name="P1"/>
      <text:list xml:id="list36716494" text:continue-numbering="true" text:style-name="WW8Num1">
        <text:list-item>
          <text:list>
            <text:list-item>
              <text:list>
                <text:list-item>
                  <text:p text:style-name="P103">Verifica del test</text:p>
                </text:list-item>
              </text:list>
            </text:list-item>
          </text:list>
        </text:list-item>
      </text:list>
      <text:p text:style-name="P36">1. Accesso effettuato: Sì[ ] No[ ]</text:p>
      <text:p text:style-name="P40"><text:span text:style-name="T3">2. Visualizzazione del pannello <text:s/></text:span><text:span text:style-name="T6">Eventi </text:span><text:span text:style-name="T18">→</text:span><text:span text:style-name="T5"> Calendario Eventi</text:span><text:span text:style-name="T7">: Sì[ ] No[ ]</text:span></text:p>
      <text:p text:style-name="P40"><text:span text:style-name="T7">3. Permesso d'accesso alla sezione </text:span><text:span text:style-name="T5">Calendario Eventi</text:span><text:span text:style-name="T7">: Sì[ ] No[ ]</text:span></text:p>
      <text:p text:style-name="P38">4. Permesso d'accesso alla visualizzazione dei dettagli un evento: Sì[ ] No[ ]</text:p>
      <text:p text:style-name="P40"><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40"><text:span text:style-name="T7">6. Visibilità del pulsante </text:span><text:span text:style-name="T5">Partecipa/Stai partecipando</text:span><text:span text:style-name="T7"> sia nella pagina </text:span><text:span text:style-name="T5">Calendario Eventi</text:span><text:span text:style-name="T7"> che nella pagina di dettaglio dell'evento che si sta visualizzando: Sì[ ] No[ ]</text:span></text:p>
      <text:p text:style-name="P38">7. Al momento della richiesta di partecipazione ad un evento, verificare l'arrivo di una mail che attesti la conferma di partecipazione: Sì[ ] No[ ]</text:p>
      <text:p text:style-name="P40"><text:span text:style-name="T7">8. Effettuata la richiesta partecipazione ad un evento, verificare il cambiamento del pulsante da </text:span><text:span text:style-name="T5">Partecipa</text:span><text:span text:style-name="T7"> a </text:span><text:span text:style-name="T5">Stai partecipando</text:span><text:span text:style-name="T7"> sia nella pagina </text:span><text:span text:style-name="T5">Calendario Eventi</text:span><text:span text:style-name="T7"> che nel dettaglio dell'evento a cui si sta partecipando: Sì[ ] No[ ]</text:span></text:p>
      <text:p text:style-name="P1"/>
      <text:list xml:id="list36728559" text:continue-numbering="true" text:style-name="WW8Num1">
        <text:list-item>
          <text:list>
            <text:list-item>
              <text:list>
                <text:list-item>
                  <text:p text:style-name="P103">Post-condizione</text:p>
                </text:list-item>
              </text:list>
            </text:list-item>
          </text:list>
        </text:list-item>
      </text:list>
      <text:p text:style-name="P70">I dati ottenuti dal test forniscono le pre-condizioni del test n°003.9.</text:p>
      <text:p text:style-name="P5"/>
      <text:p text:style-name="P5"/>
      <text:p text:style-name="P5"/>
      <text:p text:style-name="P5"/>
      <text:h text:style-name="P123" text:outline-level="1"><text:bookmark-start text:name="__RefHeading__17488_90996158"/><text:soft-page-break/><text:span text:style-name="T1">003.6. </text:span><text:span text:style-name="T2">Modifica dei campi di un evento</text:span><text:bookmark-end text:name="__RefHeading__17488_90996158"/></text:h>
      <text:list xml:id="list36711603" text:continue-numbering="true" text:style-name="WW8Num1">
        <text:list-item>
          <text:list>
            <text:list-item>
              <text:list>
                <text:list-item>
                  <text:p text:style-name="P103">Obbiettivi</text:p>
                </text:list-item>
              </text:list>
            </text:list-item>
          </text:list>
        </text:list-item>
      </text:list>
      <text:p text:style-name="P65">Verificare che il creatore di un evento possa modificare i campi del proprio evento in modo corretto, soddisfando i vincoli imposti per la compilazioni dei campi richiesti.</text:p>
      <text:p text:style-name="P1"/>
      <text:list xml:id="list36726305" text:continue-numbering="true" text:style-name="WW8Num1">
        <text:list-item>
          <text:list>
            <text:list-item>
              <text:list>
                <text:list-item>
                  <text:p text:style-name="P103">Pre-condizioni</text:p>
                </text:list-item>
              </text:list>
            </text:list-item>
          </text:list>
        </text:list-item>
      </text:list>
      <text:p text:style-name="P26">Registrazione e tipo d'utenza</text:p>
      <text:p text:style-name="P33"><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31">E' necessario, inoltre, che per modificare un dato evento, l'utente corrente ne sia il creatore.</text:p>
      <text:p text:style-name="P28"/>
      <text:p text:style-name="P26">Stato del sistema</text:p>
      <text:p text:style-name="P34"><text:span text:style-name="T7">I dati ottenuti dal test n° 001.1 forniscono lo scenario del corrente test. Ciò significa che nella sezione </text:span><text:span text:style-name="T5">Calendario Eventi</text:span><text:span text:style-name="T7"> sarà visibile a tutti gli utenti un evento pubblico creato dall'utente corrente.</text:span></text:p>
      <text:p text:style-name="P2"/>
      <text:list xml:id="list36709656" text:continue-numbering="true" text:style-name="WW8Num1">
        <text:list-item>
          <text:list>
            <text:list-item>
              <text:list>
                <text:list-item>
                  <text:p text:style-name="P103">Test</text:p>
                </text:list-item>
              </text:list>
            </text:list-item>
          </text:list>
        </text:list-item>
      </text:list>
      <text:p text:style-name="P36">1. Accedere al sito con le proprie credenziali.</text:p>
      <text:p text:style-name="P40"><text:span text:style-name="T3">2. Verificare la visualizzazione del pannello </text:span><text:span text:style-name="T6">Eventi </text:span><text:span text:style-name="T18">→</text:span><text:span text:style-name="T5"> Calendario Eventi</text:span><text:span text:style-name="T4"> nella barra del menu.</text:span></text:p>
      <text:p text:style-name="P40"><text:span text:style-name="T4">3. In caso affermativo, verificare l'accesso alla sezione </text:span><text:span text:style-name="T5">Calendario Eventi</text:span><text:span text:style-name="T4">.</text:span></text:p>
      <text:p text:style-name="P37">4. In caso affermativo, verificare l'accesso ai dettagli dell'evento di propria creazione.</text:p>
      <text:p text:style-name="P40"><text:span text:style-name="T4">5. Una volta certificata la corretta visualizzazione dei dettagli dell'evento selezionato ed essersi assicurati della visibilità del pulsante </text:span><text:span text:style-name="T5">Modifica</text:span><text:span text:style-name="T4">, modificare tutti parametri dell'evento, compresa la la visibilità (rendendo quindi l'evento privato).</text:span></text:p>
      <text:p text:style-name="P1"/>
      <text:list xml:id="list36707362" text:continue-numbering="true" text:style-name="WW8Num1">
        <text:list-item>
          <text:list>
            <text:list-item>
              <text:list>
                <text:list-item>
                  <text:p text:style-name="P103">Verifica del test</text:p>
                </text:list-item>
              </text:list>
            </text:list-item>
          </text:list>
        </text:list-item>
      </text:list>
      <text:p text:style-name="P74">1. Accesso effettuato: Sì[ ] No[ ]</text:p>
      <text:p text:style-name="P76"><text:span text:style-name="T3">2. Visualizzazione del pannello <text:s/></text:span><text:span text:style-name="T6">Eventi </text:span><text:span text:style-name="T18">→</text:span><text:span text:style-name="T5"> Calendario Eventi</text:span><text:span text:style-name="T7">: Sì[ ] No[ ]</text:span></text:p>
      <text:p text:style-name="P76"><text:span text:style-name="T7">3. Permesso d'accesso alla sezione </text:span><text:span text:style-name="T5">Calendario Eventi</text:span><text:span text:style-name="T7">: Sì[ ] No[ ]</text:span></text:p>
      <text:p text:style-name="P71">4. Permesso d'accesso alla visualizzazione dei dettagli dell'evento di propria creazione: Sì[ ] No[ ]</text:p>
      <text:p text:style-name="P76"><text:span text:style-name="T7">5. Visualizzazione del pulsante </text:span><text:span text:style-name="T5">Modifica</text:span><text:span text:style-name="T7">: Sì[ ] No[ ]</text:span></text:p>
      <text:p text:style-name="P76"><text:span text:style-name="T7">6. Verificare che i dati obbligatori (</text:span><text:span text:style-name="T5">Nome</text:span><text:span text:style-name="T7">, </text:span><text:span text:style-name="T5">Descrizione</text:span><text:span text:style-name="T7">, </text:span><text:span text:style-name="T5">Data</text:span><text:span text:style-name="T7">, </text:span><text:span text:style-name="T5">Ora</text:span><text:span text:style-name="T7">, </text:span><text:span text:style-name="T5">Durata</text:span><text:span text:style-name="T7"> e </text:span><text:span text:style-name="T5">Luogo</text:span><text:span text:style-name="T7">) siano effettivamente tali: Sì[ ] No[ ]</text:span></text:p>
      <text:p text:style-name="P71">7. Re-indirizzamento alla pagina di dettaglio dell'evento selezionato in seguito al salvataggio delle modifiche: Sì[ ] No[ ]</text:p>
      <text:p text:style-name="P1"/>
      <text:list xml:id="list36731444" text:continue-numbering="true" text:style-name="WW8Num1">
        <text:list-item>
          <text:list>
            <text:list-item>
              <text:list>
                <text:list-item>
                  <text:p text:style-name="P103">Post-condizione</text:p>
                </text:list-item>
              </text:list>
            </text:list-item>
          </text:list>
        </text:list-item>
      </text:list>
      <text:p text:style-name="P70">I dati ottenuti dal test forniscono parte delle pre-condizioni del test n° 001.9.</text:p>
      <text:p text:style-name="P4"/>
      <text:p text:style-name="P4"/>
      <text:p text:style-name="P4"/>
      <text:p text:style-name="P4"/>
      <text:p text:style-name="P4"/>
      <text:p text:style-name="P4"/>
      <text:p text:style-name="P4"/>
      <text:p text:style-name="P4"/>
      <text:h text:style-name="P123" text:outline-level="1"><text:bookmark-start text:name="__RefHeading__17582_90996158"/><text:soft-page-break/><text:span text:style-name="T1">003.7. </text:span><text:span text:style-name="T2">Aggiunta di un progetto correlato ad un Evento</text:span><text:bookmark-end text:name="__RefHeading__17582_90996158"/></text:h>
      <text:list xml:id="list36714916" text:continue-numbering="true" text:style-name="WW8Num1">
        <text:list-item>
          <text:list>
            <text:list-item>
              <text:list>
                <text:list-item>
                  <text:p text:style-name="P103">Obbiettivi</text:p>
                </text:list-item>
              </text:list>
            </text:list-item>
          </text:list>
        </text:list-item>
      </text:list>
      <text:p text:style-name="P46">Verificare che il creatore dell'evento in esame (o, eventualmente, l'Amministratore capo del sistema) possa aggiungere un progetto correlato ad esso, successivamente alla fase di creazione.</text:p>
      <text:p text:style-name="P1"/>
      <text:list xml:id="list36717787" text:continue-numbering="true" text:style-name="WW8Num1">
        <text:list-item>
          <text:list>
            <text:list-item>
              <text:list>
                <text:list-item>
                  <text:p text:style-name="P103">Pre-condizioni</text:p>
                </text:list-item>
              </text:list>
            </text:list-item>
          </text:list>
        </text:list-item>
      </text:list>
      <text:p text:style-name="P77">Registrazione e tipo d'utenza</text:p>
      <text:p text:style-name="P84"><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78">E' necessario, inoltre, essere creatore (o l'Amministratore capo del sistema) del dato evento per poterne effettuare la modifica.</text:p>
      <text:p text:style-name="P81"/>
      <text:p text:style-name="P77">Stato del sistema</text:p>
      <text:p text:style-name="P80">Dato il risultato ottenuto dal test n° 001.1, il corrente utente è creatore di un almeno un evento pubblico non correlato ad alcun progetto presente nel sistema.</text:p>
      <text:p text:style-name="P80">Nel sistema è inoltre presente almeno un progetto affinché si possa procedere con la modifica dell'evento dato.</text:p>
      <text:p text:style-name="P2"/>
      <text:list xml:id="list36733775" text:continue-numbering="true" text:style-name="WW8Num1">
        <text:list-item>
          <text:list>
            <text:list-item>
              <text:list>
                <text:list-item>
                  <text:p text:style-name="P103">Test</text:p>
                </text:list-item>
              </text:list>
            </text:list-item>
          </text:list>
        </text:list-item>
      </text:list>
      <text:p text:style-name="P85">1. Accedere al sito con le proprie credenziali.</text:p>
      <text:p text:style-name="P84"><text:span text:style-name="T3">2. Verificare la visualizzazione del pannello </text:span><text:span text:style-name="T6">Eventi </text:span><text:span text:style-name="T18">→</text:span><text:span text:style-name="T5"> Calendario Eventi</text:span><text:span text:style-name="T4"> nella barra del menu.</text:span></text:p>
      <text:p text:style-name="P87"><text:span text:style-name="T4">3. In caso affermativo, verificare l'accesso alla sezione </text:span><text:span text:style-name="T5">Calendario Eventi</text:span><text:span text:style-name="T4">.</text:span></text:p>
      <text:p text:style-name="P83">4. In caso affermativo, verificare l'accesso ai dettagli dell'evento di propria creazione.</text:p>
      <text:p text:style-name="P37"><text:s/>5. Aggiungere un progetto correlato all'evento selezionato.</text:p>
      <text:p text:style-name="P37"/>
      <text:p text:style-name="P1"/>
      <text:list xml:id="list36712855" text:continue-numbering="true" text:style-name="WW8Num1">
        <text:list-item>
          <text:list>
            <text:list-item>
              <text:list>
                <text:list-item>
                  <text:p text:style-name="P103">Verifica del test</text:p>
                </text:list-item>
              </text:list>
            </text:list-item>
          </text:list>
        </text:list-item>
      </text:list>
      <text:p text:style-name="P82">1. Accesso effettuato: Sì[ ] No[]</text:p>
      <text:p text:style-name="P84"><text:span text:style-name="T3">2. Visualizzazione del pannello <text:s/></text:span><text:span text:style-name="T6">Eventi </text:span><text:span text:style-name="T18">→</text:span><text:span text:style-name="T5"> Calendario Eventi</text:span><text:span text:style-name="T7">: Sì[ ] No[ ]</text:span></text:p>
      <text:p text:style-name="P84"><text:span text:style-name="T7">3. Permesso d'accesso alla sezione </text:span><text:span text:style-name="T5">Calendario Eventi</text:span><text:span text:style-name="T7">: Sì[ ] No[ ]</text:span></text:p>
      <text:p text:style-name="P79">4. Permesso d'accesso alla visualizzazione dei dettagli dell'evento di propria creazione: Sì[ ] No[ ]</text:p>
      <text:p text:style-name="P84"><text:span text:style-name="T7">5. Visibilità del pulsante </text:span><text:span text:style-name="T5">Aggiungi</text:span><text:span text:style-name="T7"> nel pannello relativo al progetto correlato all'evento: Sì[ ] No[ ]</text:span></text:p>
      <text:p text:style-name="P97">6. Presenza di un progetto da correlare : Sì[ ] No[ ]</text:p>
      <text:p text:style-name="P51">7. Verifica della presenza del progetto correlato aggiunto nel relativo pannello all'interno della pagina di dettaglio dell'evento: Sì[ ] No[ ]</text:p>
      <text:p text:style-name="P89"/>
      <text:list xml:id="list36736007" text:continue-numbering="true" text:style-name="WW8Num1">
        <text:list-item>
          <text:list>
            <text:list-item>
              <text:list>
                <text:list-item>
                  <text:p text:style-name="P103">Post-condizione</text:p>
                </text:list-item>
              </text:list>
            </text:list-item>
          </text:list>
        </text:list-item>
      </text:list>
      <text:p text:style-name="P49">I dati ottenuti dal test forniscono le pre-condizioni del test n° 001.8.</text:p>
      <text:p text:style-name="P7"/>
      <text:p text:style-name="P7"/>
      <text:p text:style-name="P7"/>
      <text:p text:style-name="P7"/>
      <text:p text:style-name="P7"/>
      <text:p text:style-name="P7"/>
      <text:p text:style-name="P7"><text:soft-page-break/></text:p>
      <text:h text:style-name="P123" text:outline-level="1"><text:bookmark-start text:name="__RefHeading__17584_90996158"/><text:span text:style-name="T1">003.8. </text:span><text:span text:style-name="T2">Rimozione di un progetto correlato ad un Evento</text:span><text:bookmark-end text:name="__RefHeading__17584_90996158"/></text:h>
      <text:list xml:id="list36709970" text:continue-numbering="true" text:style-name="WW8Num1">
        <text:list-item>
          <text:list>
            <text:list-item>
              <text:list>
                <text:list-item>
                  <text:p text:style-name="P103">Obbiettivi</text:p>
                </text:list-item>
              </text:list>
            </text:list-item>
          </text:list>
        </text:list-item>
      </text:list>
      <text:p text:style-name="P16">Verificare che il creatore dell'evento in esame (o, eventualmente, l'Amministratore capo del sistema) possa eliminare con successo il progetto correlato all'evento.</text:p>
      <text:p text:style-name="P1"/>
      <text:list xml:id="list36736598" text:continue-numbering="true" text:style-name="WW8Num1">
        <text:list-item>
          <text:list>
            <text:list-item>
              <text:list>
                <text:list-item>
                  <text:p text:style-name="P103">Pre-condizioni</text:p>
                </text:list-item>
              </text:list>
            </text:list-item>
          </text:list>
        </text:list-item>
      </text:list>
      <text:p text:style-name="P18">Registrazione e tipo d'utenza</text:p>
      <text:p text:style-name="P84"><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78">E' necessario, inoltre, essere creatore (o l'Amministratore capo del sistema) del dato evento per poterne effettuare la modifica.</text:p>
      <text:p text:style-name="P15"/>
      <text:p text:style-name="P18">Stato del sistema</text:p>
      <text:p text:style-name="P20">Dal risultato del test n° 001.7, l'evento in esame ha un progetto correlato.</text:p>
      <text:p text:style-name="P2"/>
      <text:list xml:id="list36722320" text:continue-numbering="true" text:style-name="WW8Num1">
        <text:list-item>
          <text:list>
            <text:list-item>
              <text:list>
                <text:list-item>
                  <text:p text:style-name="P103">Test</text:p>
                </text:list-item>
              </text:list>
            </text:list-item>
          </text:list>
        </text:list-item>
      </text:list>
      <text:p text:style-name="P27">1. Accedere al sito con le proprie credenziali.</text:p>
      <text:p text:style-name="P33"><text:span text:style-name="T3">2. Verificare la visualizzazione del pannello </text:span><text:span text:style-name="T6">Eventi </text:span><text:span text:style-name="T18">→</text:span><text:span text:style-name="T5"> Calendario Eventi</text:span><text:span text:style-name="T4"> nella barra del menu.</text:span></text:p>
      <text:p text:style-name="P33"><text:span text:style-name="T4">3. In caso affermativo, verificare l'accesso alla sezione </text:span><text:span text:style-name="T5">Calendario Eventi</text:span><text:span text:style-name="T4">.</text:span></text:p>
      <text:p text:style-name="P37">4. In caso affermativo, verificare l'accesso ai dettagli dell'evento di propria creazione.</text:p>
      <text:p text:style-name="P37">5. Rimuovere il progetto correlato all'evento selezionato.</text:p>
      <text:p text:style-name="P1"/>
      <text:list xml:id="list36720205" text:continue-numbering="true" text:style-name="WW8Num1">
        <text:list-item>
          <text:list>
            <text:list-item>
              <text:list>
                <text:list-item>
                  <text:p text:style-name="P103">Verifica del test</text:p>
                </text:list-item>
              </text:list>
            </text:list-item>
          </text:list>
        </text:list-item>
      </text:list>
      <text:p text:style-name="P74">1. Accesso effettuato: Sì[ ] No[]</text:p>
      <text:p text:style-name="P76"><text:span text:style-name="T3">2. Visualizzazione del pannello <text:s/></text:span><text:span text:style-name="T6">Eventi </text:span><text:span text:style-name="T18">→</text:span><text:span text:style-name="T5"> Calendario Eventi</text:span><text:span text:style-name="T7">: Sì[ ] No[ ]</text:span></text:p>
      <text:p text:style-name="P76"><text:span text:style-name="T7">3. Permesso d'accesso alla sezione </text:span><text:span text:style-name="T5">Calendario Eventi</text:span><text:span text:style-name="T7">: Sì[ ] No[ ]</text:span></text:p>
      <text:p text:style-name="P71">4. Permesso d'accesso alla visualizzazione dei dettagli dell'evento in esame: Sì[ ] No[ ]</text:p>
      <text:p text:style-name="P42"><text:tab/><text:tab/>5. Presenza di un progetto correlato : Sì[ ] No[ ]</text:p>
      <text:p text:style-name="P76"><text:span text:style-name="T7">6. Visibilità del pulsante </text:span><text:span text:style-name="T5">Elimina</text:span><text:span text:style-name="T7"> nel pannello del progetto correlato all'evento in esame: Sì[ ] No[ ]</text:span></text:p>
      <text:p text:style-name="P71">7. Verifica dell'assenza del progetto correlato nel relativo pannello all'interno della pagina di dettaglio dell'evento: Sì[ ] No[ ]</text:p>
      <text:p text:style-name="P1"/>
      <text:list xml:id="list36717132" text:continue-numbering="true" text:style-name="WW8Num1">
        <text:list-item>
          <text:list>
            <text:list-item>
              <text:list>
                <text:list-item>
                  <text:p text:style-name="P103">Post-condizione</text:p>
                </text:list-item>
              </text:list>
            </text:list-item>
          </text:list>
        </text:list-item>
      </text:list>
      <text:p text:style-name="P70">I dati ottenuti dal risultato non forniscono pre-condizioni per test successivi.</text:p>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start text:name="__RefHeading__17586_90996158"/><text:soft-page-break/><text:span text:style-name="T24">003.9. </text:span><text:span text:style-name="T25">Rimozione partecipazione da un Evento privato</text:span><text:bookmark-end text:name="__RefHeading__17586_90996158"/></text:h>
      <text:list xml:id="list36712286" text:continue-numbering="true" text:style-name="WW8Num1">
        <text:list-item>
          <text:list>
            <text:list-item>
              <text:list>
                <text:list-item>
                  <text:p text:style-name="P103">Obbiettivi</text:p>
                </text:list-item>
              </text:list>
            </text:list-item>
          </text:list>
        </text:list-item>
      </text:list>
      <text:p text:style-name="P68"><text:span text:style-name="T3">Verificare che, a seguito della rimozione di partecipazione da un evento privato, l'utente (non creatore del dato evento e non in ruolo di amministratore capo del sistema) non possa più visualizzare tale evento nella sezione </text:span><text:span text:style-name="T6">Calendario Eventi</text:span><text:span text:style-name="T3"> né in </text:span><text:span text:style-name="T6">Eventi Personali</text:span><text:span text:style-name="T3">.</text:span></text:p>
      <text:p text:style-name="P1"/>
      <text:list xml:id="list36715768" text:continue-numbering="true" text:style-name="WW8Num1">
        <text:list-item>
          <text:list>
            <text:list-item>
              <text:list>
                <text:list-item>
                  <text:p text:style-name="P103">Pre-condizioni</text:p>
                </text:list-item>
              </text:list>
            </text:list-item>
          </text:list>
        </text:list-item>
      </text:list>
      <text:p text:style-name="P18">Registrazione e tipo d'utenza</text:p>
      <text:p text:style-name="P23"><text:span text:style-name="T3">E' necessario possedere un proprio account per poter accedere al sito e possedere un ruolo, ad esempio quello d'utente, che consenta l'accesso alla pagina </text:span><text:span text:style-name="T6">Calendario Eventi</text:span><text:span text:style-name="T8"> e, di conseguenza, alla visualizzazione dei dettagli di un qualsiasi evento presente nella pagina.</text:span></text:p>
      <text:p text:style-name="P25">In base al tipo d'utenza, la visibilità degli eventi nella sezione Calendario Eventi è regolata da una serie di vincoli imposti:</text:p>
      <table:table table:name="Tabella4" table:style-name="Tabella4">
        <table:table-column table:style-name="Tabella4.A"/>
        <table:table-column table:style-name="Tabella4.B"/>
        <table:table-row table:style-name="Tabella4.1">
          <table:table-cell table:style-name="Tabella4.A1" office:value-type="string">
            <text:p text:style-name="P90"/>
          </table:table-cell>
          <table:table-cell table:style-name="Tabella4.B1" office:value-type="string">
            <text:p text:style-name="P91">Vincoli</text:p>
          </table:table-cell>
        </table:table-row>
        <table:table-row table:style-name="Tabella4.1">
          <table:table-cell table:style-name="Tabella4.A2" office:value-type="string">
            <text:p text:style-name="P91">Amministratore</text:p>
          </table:table-cell>
          <table:table-cell table:style-name="Tabella4.B2" office:value-type="string">
            <text:p text:style-name="P92">Vede i propri eventi, quelli a cui è registrato, quelli creati da altri utenti e tutti gli eventi pubblici e privati</text:p>
          </table:table-cell>
        </table:table-row>
        <table:table-row table:style-name="Tabella4.1">
          <table:table-cell table:style-name="Tabella4.A2" office:value-type="string">
            <text:p text:style-name="P91">Creatore di un evento</text:p>
          </table:table-cell>
          <table:table-cell table:style-name="Tabella4.B2" office:value-type="string">
            <text:p text:style-name="P92">Vede i propri eventi, quelli a cui è registrato e quelli pubblici</text:p>
          </table:table-cell>
        </table:table-row>
        <table:table-row table:style-name="Tabella4.1">
          <table:table-cell table:style-name="Tabella4.A2" office:value-type="string">
            <text:p text:style-name="P91">Utente</text:p>
          </table:table-cell>
          <table:table-cell table:style-name="Tabella4.B2" office:value-type="string">
            <text:p text:style-name="P92">Vede gli eventi pubblici e quelli a cui è registrato</text:p>
          </table:table-cell>
        </table:table-row>
      </table:table>
      <text:p text:style-name="P16"/>
      <text:p text:style-name="P53">Stato del sistema</text:p>
      <text:p text:style-name="P52">Dal risultato dei test n° 001.5 e 001.6, l'utente corrente si è registrato ad un evento pubblico, la cui visibilità è stata poi settata a privata.</text:p>
      <text:p text:style-name="P2"/>
      <text:list xml:id="list36718064" text:continue-numbering="true" text:style-name="WW8Num1">
        <text:list-item>
          <text:list>
            <text:list-item>
              <text:list>
                <text:list-item>
                  <text:p text:style-name="P103">Test</text:p>
                </text:list-item>
              </text:list>
            </text:list-item>
          </text:list>
        </text:list-item>
      </text:list>
      <text:p text:style-name="P27">1. Accedere al sito con le proprie credenziali.</text:p>
      <text:p text:style-name="P33"><text:span text:style-name="T3">2. Verificare la visualizzazione del pannello </text:span><text:span text:style-name="T6">Eventi </text:span><text:span text:style-name="T18">→</text:span><text:span text:style-name="T5"> Calendario Eventi</text:span><text:span text:style-name="T4"> nella barra del menu.</text:span></text:p>
      <text:p text:style-name="P33"><text:span text:style-name="T4">3. In caso affermativo, verificare l'accesso alla sezione </text:span><text:span text:style-name="T5">Calendario Eventi</text:span><text:span text:style-name="T4">.</text:span></text:p>
      <text:p text:style-name="P29">4. In caso affermativo, rimuovere la propria partecipazione dall'evento privato a cui si è iscritti.</text:p>
      <text:p text:style-name="P1"/>
      <text:list xml:id="list36717868" text:continue-numbering="true" text:style-name="WW8Num1">
        <text:list-item>
          <text:list>
            <text:list-item>
              <text:list>
                <text:list-item>
                  <text:p text:style-name="P103">Verifica del test</text:p>
                </text:list-item>
              </text:list>
            </text:list-item>
          </text:list>
        </text:list-item>
      </text:list>
      <text:p text:style-name="P16">1. Accesso effettuato: Sì[ ] No[ ]</text:p>
      <text:p text:style-name="P23"><text:span text:style-name="T3">2. Visualizzazione del pannello <text:s/></text:span><text:span text:style-name="T6">Eventi </text:span><text:span text:style-name="T18">→</text:span><text:span text:style-name="T5"> Calendario Eventi</text:span><text:span text:style-name="T7">: Sì[ ] No[ ]</text:span></text:p>
      <text:p text:style-name="P23"><text:span text:style-name="T7">3. Permesso d'accesso alla sezione </text:span><text:span text:style-name="T5">Calendario Eventi</text:span><text:span text:style-name="T7">: Sì[ ] No[ ]</text:span></text:p>
      <text:p text:style-name="P23"><text:span text:style-name="T7">4. Visibilità del pulsante </text:span><text:span text:style-name="T5">Sto partecipando</text:span><text:span text:style-name="T7">: Sì[ ] No[ ]</text:span></text:p>
      <text:p text:style-name="P19">5. Ricezione dell'e-mail di conferma di rimozione della propria partecipazione al dato evento: Sì[ ] No[ ]</text:p>
      <text:p text:style-name="P23"><text:span text:style-name="T7">6. Verificare la visibilità dell'evento privato nella pagina </text:span><text:span text:style-name="T5">Calendario Eventi</text:span><text:span text:style-name="T7"> in base ai vincoli d'utenza definiti nelle pre-condizioni : Sì[ ] No[ ]</text:span></text:p>
      <text:p text:style-name="P23"><text:span text:style-name="T7">7. Verificare che l'evento da cui è stata rimossa la partecipazione non sia più presente nella pagina </text:span><text:span text:style-name="T5">Eventi Personali</text:span><text:span text:style-name="T7">: Sì[ ] No[ ]</text:span></text:p>
      <text:p text:style-name="P1"/>
      <text:list xml:id="list36711110" text:continue-numbering="true" text:style-name="WW8Num1">
        <text:list-item>
          <text:list>
            <text:list-item>
              <text:list>
                <text:list-item>
                  <text:p text:style-name="P103">Post-condizione</text:p>
                </text:list-item>
              </text:list>
            </text:list-item>
          </text:list>
        </text:list-item>
      </text:list>
      <text:p text:style-name="P39">I dati ottenuti dal risultato non forniscono pre-condizioni per test successivi.</text:p>
      <text:h text:style-name="P123" text:outline-level="1"><text:bookmark-start text:name="__RefHeading__17588_90996158"/><text:soft-page-break/><text:span text:style-name="T1">003.10. </text:span><text:span text:style-name="T2">Cancellazione di un Evento</text:span><text:bookmark-end text:name="__RefHeading__17588_90996158"/></text:h>
      <text:list xml:id="list36731648" text:continue-numbering="true" text:style-name="WW8Num1">
        <text:list-item>
          <text:list>
            <text:list-item>
              <text:list>
                <text:list-item>
                  <text:p text:style-name="P103">Obbiettivi</text:p>
                </text:list-item>
              </text:list>
            </text:list-item>
          </text:list>
        </text:list-item>
      </text:list>
      <text:p text:style-name="P23"><text:span text:style-name="T3">Verificare la corretta cancellazione di un evento nella sezione </text:span><text:span text:style-name="T6">Gestione Eventi</text:span><text:span text:style-name="T3"> del pannello amministrativo.</text:span></text:p>
      <text:p text:style-name="P1"/>
      <text:list xml:id="list36718193" text:continue-numbering="true" text:style-name="WW8Num1">
        <text:list-item>
          <text:list>
            <text:list-item>
              <text:list>
                <text:list-item>
                  <text:p text:style-name="P103">Pre-condizioni</text:p>
                </text:list-item>
              </text:list>
            </text:list-item>
          </text:list>
        </text:list-item>
      </text:list>
      <text:p text:style-name="P64">Registrazione e tipo d'utenza</text:p>
      <text:p text:style-name="P68"><text:span text:style-name="T3">E' necessario </text:span><text:span text:style-name="T8">essere l'Amministratore capo del sistema, l'unico utente che può visionare il pannello d'amministrazione ed accedere, quindi, alla sezione </text:span><text:span text:style-name="T6">Gestisci Eventi</text:span><text:span text:style-name="T8"> per la visione dei report e la cancellazione degli eventi presenti nel sistema.</text:span></text:p>
      <text:p text:style-name="P66"/>
      <text:p text:style-name="P64">Stato del sistema</text:p>
      <text:p text:style-name="P62">I dati ottenuti dal test n° 003.1 forniscono lo scenario del sistema per tale test.</text:p>
      <text:p text:style-name="P2"/>
      <text:list xml:id="list36713011" text:continue-numbering="true" text:style-name="WW8Num1">
        <text:list-item>
          <text:list>
            <text:list-item>
              <text:list>
                <text:list-item>
                  <text:p text:style-name="P103">Test</text:p>
                </text:list-item>
              </text:list>
            </text:list-item>
          </text:list>
        </text:list-item>
      </text:list>
      <text:p text:style-name="P65">1. Accedere al sito con le proprie credenziali.</text:p>
      <text:p text:style-name="P68"><text:span text:style-name="T3">2. Verificare la visualizzazione del pannello </text:span><text:span text:style-name="T6">Amministrazione </text:span><text:span text:style-name="T18">→</text:span><text:span text:style-name="T5"> Gestisci Eventi</text:span><text:span text:style-name="T4"> nella barra del menu.</text:span></text:p>
      <text:p text:style-name="P68"><text:span text:style-name="T4">3. In caso affermativo, verificare di poter visualizzare correttamente la pagina </text:span><text:span text:style-name="T5">Gestisci Eventi</text:span><text:span text:style-name="T4">.</text:span></text:p>
      <text:p text:style-name="P67">4. Cancellare un evento.</text:p>
      <text:p text:style-name="P1"/>
      <text:list xml:id="list36715869" text:continue-numbering="true" text:style-name="WW8Num1">
        <text:list-item>
          <text:list>
            <text:list-item>
              <text:list>
                <text:list-item>
                  <text:p text:style-name="P103">Verifica del test</text:p>
                </text:list-item>
              </text:list>
            </text:list-item>
          </text:list>
        </text:list-item>
      </text:list>
      <text:p text:style-name="P65">1. Accesso effettuato: Sì[ ] No[]</text:p>
      <text:p text:style-name="P68"><text:span text:style-name="T3">2. Visualizzazione del pannello <text:s/></text:span><text:span text:style-name="T6">Amministrazione </text:span><text:span text:style-name="T18">→</text:span><text:span text:style-name="T5"> Gestisci Eventi</text:span><text:span text:style-name="T7">: Sì[ ] No[ ]</text:span></text:p>
      <text:p text:style-name="P68"><text:span text:style-name="T7">3. Permesso d'accesso alla sezione </text:span><text:span text:style-name="T5">Gestisci Eventi</text:span><text:span text:style-name="T7">: Sì[ ] No[ ]</text:span></text:p>
      <text:p text:style-name="P63">4. Corretta cancellazione dell'evento: Sì[ ] No[ ]</text:p>
      <text:p text:style-name="P68"><text:span text:style-name="T7">5. Dopo avere effettuato la cancellazione, verificare che l'evento non sia più presente nella sezione </text:span><text:span text:style-name="T5">Calendario Eventi</text:span><text:span text:style-name="T7"> del pannello </text:span><text:span text:style-name="T5">Eventi</text:span><text:span text:style-name="T7">: Sì[ ] No[ ]</text:span></text:p>
      <text:p text:style-name="P30"><text:span text:style-name="T7">6. A seguito della cancellazione verificare la presenza di una mail inviata all'owner dell'evento accedendo alla sezione </text:span><text:span text:style-name="T13">Amministrazione </text:span><text:span text:style-name="T15">→</text:span><text:span text:style-name="T13"> Gestisci Servizio E-mail</text:span><text:span text:style-name="T7">: Sì[ ] No[ ]</text:span></text:p>
      <text:p text:style-name="P1"/>
      <text:list xml:id="list36718217" text:continue-numbering="true" text:style-name="WW8Num1">
        <text:list-item>
          <text:list>
            <text:list-item>
              <text:list>
                <text:list-item>
                  <text:p text:style-name="P103">Post-condizione</text:p>
                </text:list-item>
              </text:list>
            </text:list-item>
          </text:list>
        </text:list-item>
      </text:list>
      <text:p text:style-name="P49">I dati ottenuti dal risultato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21"><text:soft-page-break/>004 GESTIONE ATTIVIT<text:span text:style-name="T30">À</text:span></text:p>
      <text:p text:style-name="P121"><text:span text:style-name="T30"/></text:p>
      <text:table-of-content text:style-name="Sect2" text:name="Indice generale4">
        <text:table-of-content-source text:outline-level="1" text:index-scope="chapter">
          <text:index-title-template text:style-name="Contents_20_Heading">Indice dei casi d'uso</text:index-title-template>
          <text:table-of-content-entry-template text:outline-level="1" text:style-name="Contents_20_1">
            <text:index-entry-chapter/>
            <text:index-entry-tab-stop style:type="left" style:position="0cm" style:leader-char=" "/>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4_Head">
            <text:p text:style-name="Contents_20_Heading">Indice dei casi d'uso</text:p>
          </text:index-title>
          <text:list xml:id="list1658993744580971080" text:style-name="L8">
            <text:list-item>
              <text:list>
                <text:list-item>
                  <text:p text:style-name="P122">004.1. Creazione di una attività con permesso d'accesso</text:p>
                </text:list-item>
                <text:list-item>
                  <text:p text:style-name="P122">004.2. Creazione di una attività senza permesso d'accesso</text:p>
                </text:list-item>
                <text:list-item>
                  <text:p text:style-name="P122">004.3. Creazione di una attività con stato già prefissato</text:p>
                </text:list-item>
                <text:list-item>
                  <text:p text:style-name="P122">004.4. Aggiunta di Collaboratori ad un'Attività già creata</text:p>
                </text:list-item>
                <text:list-item>
                  <text:p text:style-name="P122">004.5 Accettazione di una richiesta di collaborazione</text:p>
                </text:list-item>
                <text:list-item>
                  <text:p text:style-name="P122">004.6. Rifiuto di una richiesta di collaborazione</text:p>
                </text:list-item>
                <text:list-item>
                  <text:p text:style-name="P122">004.7. Aggiunta di un progetto correlato ad un'Attività</text:p>
                </text:list-item>
                <text:list-item>
                  <text:p text:style-name="P122">004.8. Rimozione di un progetto correlato ad un'Attività</text:p>
                </text:list-item>
                <text:list-item>
                  <text:p text:style-name="P122">004.9. Modifica dei campi di una Attività</text:p>
                </text:list-item>
                <text:list-item>
                  <text:p text:style-name="P122">004.10. Esportazione in CSV di una Attività</text:p>
                </text:list-item>
                <text:list-item>
                  <text:p text:style-name="P122">004.11. Cancellazione di una Attività</text:p>
                </text:list-item>
              </text:list>
            </text:list-item>
          </text:list>
          <text:p text:style-name="Contents_20_1"/>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Mangal1" svg:font-family="Mangal"/>
    <style:font-face style:name="OpenSymbol" svg:font-family="OpenSymbol"/>
    <style:font-face style:name="OpenSymbol1" svg:font-family="OpenSymbol, 'Arial Unicode MS'"/>
    <style:font-face style:name="Times New Roman1" svg:font-family="'Times New Roman'" style:font-family-generic="roman"/>
    <style:font-face style:name="Mangal2" svg:font-family="Mangal" style:font-pitch="variable"/>
    <style:font-face style:name="SimSun1" svg:font-family="SimSu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1" style:display-name="Contents 1" style:family="paragraph" style:parent-style-name="Text_20_body">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101cm" fo:line-height="150%" style:register-true="true" fo:text-indent="0cm" style:auto-text-indent="tru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WW8Num2z2" style:family="text">
      <style:text-properties style:font-name="Symbol" style:font-name-complex="OpenSymbol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2" style:family="text">
      <style:text-properties style:font-name="Symbol" style:font-name-complex="OpenSymbol1"/>
    </style:style>
    <style:style style:name="WW8Num1z2" style:family="text">
      <style:text-properties style:font-name="Symbol" style:font-name-complex="OpenSymbol1"/>
    </style:style>
    <text:outline-style style:name="Outline">
      <text:outline-level-style text:level="1" text:style-name="Page_20_Number"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1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6T16:08:26.19</meta:creation-date>
    <dc:date>2014-08-26T16:56:38.45</dc:date>
    <meta:editing-duration>P1DT14H8M30S</meta:editing-duration>
    <meta:editing-cycles>69</meta:editing-cycles>
    <meta:generator>OpenOffice.org/3.4.1$Win32 OpenOffice.org_project/341m1$Build-9593</meta:generator>
    <meta:document-statistic meta:table-count="6" meta:image-count="0" meta:object-count="0" meta:page-count="66" meta:paragraph-count="1489" meta:word-count="18477" meta:character-count="118515"/>
  </office:meta>
</office:document-meta>
</file>